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93.66pt"/>
    </style:style>
    <style:style style:name="co12" style:family="table-column">
      <style:table-column-properties fo:break-before="auto" style:column-width="84.36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53.49pt"/>
    </style:style>
    <style:style style:name="co17" style:family="table-column">
      <style:table-column-properties fo:break-before="auto" style:column-width="118.35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55.05pt"/>
    </style:style>
    <style:style style:name="co20" style:family="table-column">
      <style:table-column-properties fo:break-before="auto" style:column-width="57.34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112.9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dtm_check" table:style-name="ta1">
        <office:forms form:automatic-focus="false" form:apply-design-mode="false"/>
        <table:shapes>
          <draw:frame draw:z-index="0" draw:style-name="gr1" draw:text-style-name="P1" svg:width="453.51pt" svg:height="255.09pt" svg:x="2805.82pt" svg:y="1274.31pt">
            <loext:p draw:notify-on-update-of-ranges="edtm_check.V1:edtm_check.V192 edtm_check.U1:edtm_check.U1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9pt" svg:height="254.41pt" svg:x="3790.91pt" svg:y="1259.94pt">
            <loext:p draw:notify-on-update-of-ranges="edtm_check.V55:edtm_check.V192 edtm_check.U55:edtm_check.U1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784.99pt" svg:y="1545.19pt">
            <loext:p draw:notify-on-update-of-ranges="edtm_check.V2:edtm_check.V54 edtm_check.U2:edtm_check.U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286.12pt" svg:y="1272.78pt">
            <loext:p draw:notify-on-update-of-ranges="edtm_check.N1:edtm_check.N54 edtm_check.Y1:edtm_check.Y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779.38pt" svg:y="1271.17pt">
            <loext:p draw:notify-on-update-of-ranges="edtm_check.M55:edtm_check.M192 edtm_check.Y55:edtm_check.Y19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776.07pt" svg:y="1546.38pt">
            <loext:p draw:notify-on-update-of-ranges="edtm_check.I55:edtm_check.I192 edtm_check.Y55:edtm_check.Y1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4712.26pt" svg:y="1172.81pt">
            <loext:p draw:notify-on-update-of-ranges="edtm_check.N55:edtm_check.N192 edtm_check.Y55:edtm_check.Y1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278.36pt" svg:y="1273.61pt">
            <loext:p draw:notify-on-update-of-ranges="edtm_check.M1:edtm_check.M54 edtm_check.Y1:edtm_check.Y5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4280.83pt" svg:y="1559.2pt">
            <loext:p draw:notify-on-update-of-ranges="edtm_check.I1:edtm_check.I54 edtm_check.Y1:edtm_check.Y5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56.84pt" svg:y="3.23pt">
            <loext:p draw:notify-on-update-of-ranges="edtm_check.N39:edtm_check.N46 edtm_check.Y39:edtm_check.Y4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2465.83pt" svg:y="273.6pt">
            <loext:p draw:notify-on-update-of-ranges="edtm_check.M39:edtm_check.M46 edtm_check.Y39:edtm_check.Y4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83.01pt" svg:y="551.2pt">
            <loext:p draw:notify-on-update-of-ranges="edtm_check.I39:edtm_check.I46 edtm_check.N39:edtm_check.N4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453.51pt" svg:height="255.09pt" svg:x="2496.13pt" svg:y="835.23pt">
            <loext:p draw:notify-on-update-of-ranges="edtm_check.I39:edtm_check.I46 edtm_check.M39:edtm_check.M4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3" draw:style-name="gr1" draw:text-style-name="P1" svg:width="453.51pt" svg:height="255.09pt" svg:x="1959.9pt" svg:y="11.23pt">
            <loext:p draw:notify-on-update-of-ranges="edtm_check.N31:edtm_check.N36 edtm_check.Y31:edtm_check.Y3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59.05pt" svg:y="279.21pt">
            <loext:p draw:notify-on-update-of-ranges="edtm_check.M31:edtm_check.M36 edtm_check.Y31:edtm_check.Y3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64.75pt" svg:y="550.4pt">
            <loext:p draw:notify-on-update-of-ranges="edtm_check.I31:edtm_check.I36 edtm_check.N31:edtm_check.N3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3.51pt" svg:height="255.09pt" svg:x="1982.78pt" svg:y="838.4pt">
            <loext:p draw:notify-on-update-of-ranges="edtm_check.I31:edtm_check.I36 edtm_check.M31:edtm_check.M3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3.51pt" svg:height="255.09pt" svg:x="2964.36pt" svg:y="12.81pt">
            <loext:p draw:notify-on-update-of-ranges="edtm_check.N47:edtm_check.N54 edtm_check.Y47:edtm_check.Y5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453.51pt" svg:height="255.09pt" svg:x="2972.52pt" svg:y="561.6pt">
            <loext:p draw:notify-on-update-of-ranges="edtm_check.I47:edtm_check.I54 edtm_check.N47:edtm_check.N5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453.51pt" svg:height="255.09pt" svg:x="2970.91pt" svg:y="844.02pt">
            <loext:p draw:notify-on-update-of-ranges="edtm_check.I47:edtm_check.I54 edtm_check.M47:edtm_check.M54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453.51pt" svg:height="255.09pt" svg:x="3453.08pt" svg:y="292pt">
            <loext:p draw:notify-on-update-of-ranges="edtm_check.M2:edtm_check.M13 edtm_check.Y2:edtm_check.Y1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1" draw:style-name="gr1" draw:text-style-name="P1" svg:width="453.51pt" svg:height="255.09pt" svg:x="2964.39pt" svg:y="307.22pt">
            <loext:p draw:notify-on-update-of-ranges="edtm_check.M47:edtm_check.M54 edtm_check.Y47:edtm_check.Y54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2" draw:style-name="gr1" draw:text-style-name="P1" svg:width="453.51pt" svg:height="255.09pt" svg:x="3449.03pt" svg:y="1.62pt">
            <loext:p draw:notify-on-update-of-ranges="edtm_check.N2:edtm_check.N13 edtm_check.Y2:edtm_check.Y13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draw:text-style-name="P1" svg:width="453.51pt" svg:height="255.09pt" svg:x="3471.08pt" svg:y="583.99pt">
            <loext:p draw:notify-on-update-of-ranges="edtm_check.I2:edtm_check.I13 edtm_check.N2:edtm_check.N13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1" draw:text-style-name="P1" svg:width="453.51pt" svg:height="255.09pt" svg:x="3475.19pt" svg:y="896.83pt">
            <loext:p draw:notify-on-update-of-ranges="edtm_check.I2:edtm_check.I13 edtm_check.M2:edtm_check.M1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1" draw:text-style-name="P1" svg:width="453.51pt" svg:height="255.09pt" svg:x="3926.24pt" svg:y="303.19pt">
            <loext:p draw:notify-on-update-of-ranges="edtm_check.M14:edtm_check.M22 edtm_check.Y14:edtm_check.Y22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453.51pt" svg:height="255.09pt" svg:x="3922.19pt" svg:y="12.81pt">
            <loext:p draw:notify-on-update-of-ranges="edtm_check.N14:edtm_check.N22 edtm_check.Y14:edtm_check.Y22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1" draw:text-style-name="P1" svg:width="453.51pt" svg:height="255.09pt" svg:x="3949.97pt" svg:y="625.61pt">
            <loext:p draw:notify-on-update-of-ranges="edtm_check.I14:edtm_check.I22 edtm_check.N14:edtm_check.N22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28" draw:style-name="gr1" draw:text-style-name="P1" svg:width="453.51pt" svg:height="255.09pt" svg:x="3948.35pt" svg:y="908.02pt">
            <loext:p draw:notify-on-update-of-ranges="edtm_check.I14:edtm_check.I22 edtm_check.M14:edtm_check.M2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9" draw:style-name="gr1" draw:text-style-name="P1" svg:width="453.51pt" svg:height="255.09pt" svg:x="4437.1pt" svg:y="303.19pt">
            <loext:p draw:notify-on-update-of-ranges="edtm_check.M24:edtm_check.M30 edtm_check.Y24:edtm_check.Y30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30" draw:style-name="gr1" draw:text-style-name="P1" svg:width="453.51pt" svg:height="255.09pt" svg:x="4433.05pt" svg:y="12.81pt">
            <loext:p draw:notify-on-update-of-ranges="edtm_check.N24:edtm_check.N30 edtm_check.Y24:edtm_check.Y30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31" draw:style-name="gr1" draw:text-style-name="P1" svg:width="453.51pt" svg:height="255.09pt" svg:x="4460.83pt" svg:y="625.61pt">
            <loext:p draw:notify-on-update-of-ranges="edtm_check.I24:edtm_check.I30 edtm_check.N24:edtm_check.N3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2" draw:style-name="gr1" draw:text-style-name="P1" svg:width="453.51pt" svg:height="255.09pt" svg:x="4459.21pt" svg:y="908.02pt">
            <loext:p draw:notify-on-update-of-ranges="edtm_check.I24:edtm_check.I30 edtm_check.M24:edtm_check.M3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6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Beam</text:p>
          </table:table-cell>
          <table:table-cell office:value-type="string" calcext:value-type="string">
            <text:p>P_SHMS</text:p>
          </table:table-cell>
          <table:table-cell office:value-type="string" calcext:value-type="string">
            <text:p>Theta_SHMS</text:p>
          </table:table-cell>
          <table:table-cell office:value-type="string" calcext:value-type="string">
            <text:p>P_HMS</text:p>
          </table:table-cell>
          <table:table-cell office:value-type="string" calcext:value-type="string">
            <text:p>Theta_HM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PS5</text:p>
          </table:table-cell>
          <table:table-cell office:value-type="string" calcext:value-type="string">
            <text:p>HMS_Rate_(kHz)</text:p>
          </table:table-cell>
          <table:table-cell office:value-type="string" calcext:value-type="string">
            <text:p>SHMS_Rate_(kHz)</text:p>
          </table:table-cell>
          <table:table-cell office:value-type="string" calcext:value-type="string">
            <text:p>Coin_Rate_(kHz)</text:p>
          </table:table-cell>
          <table:table-cell office:value-type="string" calcext:value-type="string">
            <text:p>Charge_(mC)</text:p>
          </table:table-cell>
          <table:table-cell office:value-type="string" calcext:value-type="string">
            <text:p>Raw_HMS</text:p>
          </table:table-cell>
          <table:table-cell office:value-type="string" calcext:value-type="string">
            <text:p>Raw_SHMS</text:p>
          </table:table-cell>
          <table:table-cell office:value-type="string" calcext:value-type="string">
            <text:p>Raw_Coin</text:p>
          </table:table-cell>
          <table:table-cell office:value-type="string" calcext:value-type="string">
            <text:p>SHMS_Hadron_Tracking</text:p>
          </table:table-cell>
          <table:table-cell office:value-type="string" calcext:value-type="string">
            <text:p>EDTM</text:p>
          </table:table-cell>
          <table:table-cell office:value-type="string" calcext:value-type="string">
            <text:p>HMS Time</text:p>
          </table:table-cell>
          <table:table-cell office:value-type="string" calcext:value-type="string">
            <text:p>SHMS Tim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TM rate</text:p>
          </table:table-cell>
          <table:table-cell office:value-type="string" calcext:value-type="string">
            <text:p>EDTM rate diff from10</text:p>
          </table:table-cell>
          <table:table-cell office:value-type="string" calcext:value-type="string">
            <text:p>Diff Count</text:p>
          </table:table-cell>
          <table:table-cell office:value-type="string" calcext:value-type="string">
            <text:p>Diff %</text:p>
          </table:table-cell>
          <table:table-cell office:value-type="string" calcext:value-type="string">
            <text:p>Num run type</text:p>
          </table:table-cell>
          <table:table-cell table:number-columns-repeated="23"/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69.165" calcext:value-type="float">
            <text:p>69.16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2.092" calcext:value-type="float">
            <text:p>82.092</text:p>
          </table:table-cell>
          <table:table-cell table:number-columns-repeated="2" office:value-type="float" office:value="1094.459" calcext:value-type="float">
            <text:p>1094.459</text:p>
          </table:table-cell>
          <table:table-cell office:value-type="float" office:value="40.687" calcext:value-type="float">
            <text:p>40.687</text:p>
          </table:table-cell>
          <table:table-cell office:value-type="string" calcext:value-type="string">
            <text:p>740k</text:p>
          </table:table-cell>
          <table:table-cell table:number-columns-repeated="2" office:value-type="string" calcext:value-type="string">
            <text:p>626k</text:p>
          </table:table-cell>
          <table:table-cell office:value-type="float" office:value="0.902" calcext:value-type="float">
            <text:p>0.902</text:p>
          </table:table-cell>
          <table:table-cell office:value-type="float" office:value="7029" calcext:value-type="float">
            <text:p>7029</text:p>
          </table:table-cell>
          <table:table-cell office:value-type="float" office:value="588.261" calcext:value-type="float">
            <text:p>588.261</text:p>
          </table:table-cell>
          <table:table-cell office:value-type="float" office:value="585.976" calcext:value-type="float">
            <text:p>585.976</text:p>
          </table:table-cell>
          <table:table-cell/>
          <table:table-cell table:formula="of:=[.U2]/[.W2]" office:value-type="float" office:value="11.995371824102" calcext:value-type="float">
            <text:p>11.995371824102</text:p>
          </table:table-cell>
          <table:table-cell table:formula="of:=ABS([.Y2]-10)" office:value-type="float" office:value="1.99537182410201" calcext:value-type="float">
            <text:p>1.99537182410201</text:p>
          </table:table-cell>
          <table:table-cell table:formula="of:=COUNTIF([.Z$1:.Z$1048576];&quot;&gt;1&quot;)" office:value-type="float" office:value="39" calcext:value-type="float">
            <text:p>39</text:p>
          </table:table-cell>
          <table:table-cell table:formula="of:=[.AA2]/[.AC2]*100" office:value-type="float" office:value="21.0810810810811" calcext:value-type="float">
            <text:p>21.0810810810811</text:p>
          </table:table-cell>
          <table:table-cell table:formula="of:=COUNT([.Z$1:.Z$1048576])" office:value-type="float" office:value="185" calcext:value-type="float">
            <text:p>185</text:p>
          </table:table-cell>
          <table:table-cell table:number-columns-repeated="23"/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54.198" calcext:value-type="float">
            <text:p>54.1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4.976" calcext:value-type="float">
            <text:p>64.976</text:p>
          </table:table-cell>
          <table:table-cell table:number-columns-repeated="2" office:value-type="float" office:value="883.492" calcext:value-type="float">
            <text:p>883.492</text:p>
          </table:table-cell>
          <table:table-cell office:value-type="float" office:value="33.107" calcext:value-type="float">
            <text:p>33.107</text:p>
          </table:table-cell>
          <table:table-cell office:value-type="string" calcext:value-type="string">
            <text:p>611k</text:p>
          </table:table-cell>
          <table:table-cell table:number-columns-repeated="2" office:value-type="string" calcext:value-type="string">
            <text:p>527k</text:p>
          </table:table-cell>
          <table:table-cell office:value-type="float" office:value="0.925" calcext:value-type="float">
            <text:p>0.925</text:p>
          </table:table-cell>
          <table:table-cell office:value-type="float" office:value="7146" calcext:value-type="float">
            <text:p>7146</text:p>
          </table:table-cell>
          <table:table-cell table:number-columns-repeated="2" office:value-type="float" office:value="610.846" calcext:value-type="float">
            <text:p>610.846</text:p>
          </table:table-cell>
          <table:table-cell/>
          <table:table-cell table:formula="of:=[.U3]/[.W3]" office:value-type="float" office:value="11.698529580287" calcext:value-type="float">
            <text:p>11.698529580287</text:p>
          </table:table-cell>
          <table:table-cell table:formula="of:=ABS([.Y3]-10)" office:value-type="float" office:value="1.69852958028701" calcext:value-type="float">
            <text:p>1.69852958028701</text:p>
          </table:table-cell>
          <table:table-cell table:formula="of:=COUNTIF([.Z$1:.Z$1048576];&quot;&gt;3&quot;)" office:value-type="float" office:value="13" calcext:value-type="float">
            <text:p>13</text:p>
          </table:table-cell>
          <table:table-cell table:formula="of:=[.AA3]/[.AC3]*100" office:value-type="float" office:value="7.02702702702703" calcext:value-type="float">
            <text:p>7.02702702702703</text:p>
          </table:table-cell>
          <table:table-cell table:formula="of:=COUNT([.Z$1:.Z$1048576])" office:value-type="float" office:value="185" calcext:value-type="float">
            <text:p>185</text:p>
          </table:table-cell>
          <table:table-cell table:number-columns-repeated="23"/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37.793" calcext:value-type="float">
            <text:p>37.79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47.026" calcext:value-type="float">
            <text:p>47.026</text:p>
          </table:table-cell>
          <table:table-cell table:number-columns-repeated="2" office:value-type="float" office:value="651.633" calcext:value-type="float">
            <text:p>651.633</text:p>
          </table:table-cell>
          <table:table-cell office:value-type="float" office:value="23.033" calcext:value-type="float">
            <text:p>23.033</text:p>
          </table:table-cell>
          <table:table-cell office:value-type="string" calcext:value-type="string">
            <text:p>429k</text:p>
          </table:table-cell>
          <table:table-cell table:number-columns-repeated="2" office:value-type="string" calcext:value-type="string">
            <text:p>753k</text:p>
          </table:table-cell>
          <table:table-cell office:value-type="float" office:value="0.932" calcext:value-type="float">
            <text:p>0.932</text:p>
          </table:table-cell>
          <table:table-cell office:value-type="float" office:value="7562" calcext:value-type="float">
            <text:p>7562</text:p>
          </table:table-cell>
          <table:table-cell table:number-columns-repeated="2" office:value-type="float" office:value="609.665" calcext:value-type="float">
            <text:p>609.665</text:p>
          </table:table-cell>
          <table:table-cell/>
          <table:table-cell table:formula="of:=[.U4]/[.W4]" office:value-type="float" office:value="12.4035330878433" calcext:value-type="float">
            <text:p>12.4035330878433</text:p>
          </table:table-cell>
          <table:table-cell table:formula="of:=ABS([.Y4]-10)" office:value-type="float" office:value="2.40353308784332" calcext:value-type="float">
            <text:p>2.40353308784332</text:p>
          </table:table-cell>
          <table:table-cell table:formula="of:=COUNTIF([.Z$1:.Z$1048576];&quot;&gt;5&quot;)" office:value-type="float" office:value="10" calcext:value-type="float">
            <text:p>10</text:p>
          </table:table-cell>
          <table:table-cell table:formula="of:=[.AA4]/[.AC4]*100" office:value-type="float" office:value="5.40540540540541" calcext:value-type="float">
            <text:p>5.40540540540541</text:p>
          </table:table-cell>
          <table:table-cell table:formula="of:=COUNT([.Z$1:.Z$1048576])" office:value-type="float" office:value="185" calcext:value-type="float">
            <text:p>185</text:p>
          </table:table-cell>
          <table:table-cell table:number-columns-repeated="23"/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24.382" calcext:value-type="float">
            <text:p>24.3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9.64" calcext:value-type="float">
            <text:p>29.64</text:p>
          </table:table-cell>
          <table:table-cell table:number-columns-repeated="2" office:value-type="float" office:value="421.044" calcext:value-type="float">
            <text:p>421.044</text:p>
          </table:table-cell>
          <table:table-cell office:value-type="float" office:value="14.621" calcext:value-type="float">
            <text:p>14.621</text:p>
          </table:table-cell>
          <table:table-cell office:value-type="string" calcext:value-type="string">
            <text:p>539k</text:p>
          </table:table-cell>
          <table:table-cell table:number-columns-repeated="2" office:value-type="string" calcext:value-type="string">
            <text:p>492k</text:p>
          </table:table-cell>
          <table:table-cell office:value-type="float" office:value="0.959" calcext:value-type="float">
            <text:p>0.959</text:p>
          </table:table-cell>
          <table:table-cell office:value-type="float" office:value="6724" calcext:value-type="float">
            <text:p>6724</text:p>
          </table:table-cell>
          <table:table-cell table:number-columns-repeated="2" office:value-type="float" office:value="599.676" calcext:value-type="float">
            <text:p>599.676</text:p>
          </table:table-cell>
          <table:table-cell/>
          <table:table-cell table:formula="of:=[.U5]/[.W5]" office:value-type="float" office:value="11.2127215362963" calcext:value-type="float">
            <text:p>11.2127215362963</text:p>
          </table:table-cell>
          <table:table-cell table:formula="of:=ABS([.Y5]-10)" office:value-type="float" office:value="1.21272153629627" calcext:value-type="float">
            <text:p>1.21272153629627</text:p>
          </table:table-cell>
          <table:table-cell table:formula="of:=COUNTIFS([.Z2:.Z192];&quot;&gt;1&quot;;[.A2:.A192];&quot;&lt;12100&quot;)" office:value-type="float" office:value="3" calcext:value-type="float">
            <text:p>3</text:p>
          </table:table-cell>
          <table:table-cell table:formula="of:=[.AA5]/[.AC5]*100" office:value-type="float" office:value="2.27272727272727" calcext:value-type="float">
            <text:p>2.27272727272727</text:p>
          </table:table-cell>
          <table:table-cell table:formula="of:=COUNT([.Z55:.Z192])"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1.602" calcext:value-type="float">
            <text:p>11.6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4.428" calcext:value-type="float">
            <text:p>14.428</text:p>
          </table:table-cell>
          <table:table-cell table:number-columns-repeated="2" office:value-type="float" office:value="206.685" calcext:value-type="float">
            <text:p>206.685</text:p>
          </table:table-cell>
          <table:table-cell office:value-type="float" office:value="6.983" calcext:value-type="float">
            <text:p>6.983</text:p>
          </table:table-cell>
          <table:table-cell office:value-type="string" calcext:value-type="string">
            <text:p>263k</text:p>
          </table:table-cell>
          <table:table-cell table:number-columns-repeated="2" office:value-type="string" calcext:value-type="string">
            <text:p>242k</text:p>
          </table:table-cell>
          <table:table-cell office:value-type="float" office:value="0.967" calcext:value-type="float">
            <text:p>0.967</text:p>
          </table:table-cell>
          <table:table-cell office:value-type="float" office:value="6525" calcext:value-type="float">
            <text:p>6525</text:p>
          </table:table-cell>
          <table:table-cell table:number-columns-repeated="2" office:value-type="float" office:value="601.862" calcext:value-type="float">
            <text:p>601.862</text:p>
          </table:table-cell>
          <table:table-cell/>
          <table:table-cell table:formula="of:=[.U6]/[.W6]" office:value-type="float" office:value="10.841355659603" calcext:value-type="float">
            <text:p>10.841355659603</text:p>
          </table:table-cell>
          <table:table-cell table:formula="of:=ABS([.Y6]-10)" office:value-type="float" office:value="0.841355659603032" calcext:value-type="float">
            <text:p>0.841355659603032</text:p>
          </table:table-cell>
          <table:table-cell table:style-name="ce1" table:formula="of:=COUNTIFS([.Z2:.Z192];&quot;&gt;3&quot;;[.A2:.A192];&quot;&lt;12100&quot;)" office:value-type="float" office:value="1" calcext:value-type="float">
            <text:p>1</text:p>
          </table:table-cell>
          <table:table-cell table:formula="of:=[.AA6]/[.AC6]*100" office:value-type="float" office:value="0.757575757575758" calcext:value-type="float">
            <text:p>0.757575757575758</text:p>
          </table:table-cell>
          <table:table-cell table:formula="of:=COUNT([.Z55:.Z193])"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3.936" calcext:value-type="float">
            <text:p>13.9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1.383" calcext:value-type="float">
            <text:p>21.383</text:p>
          </table:table-cell>
          <table:table-cell table:number-columns-repeated="2" office:value-type="float" office:value="305.936" calcext:value-type="float">
            <text:p>305.936</text:p>
          </table:table-cell>
          <table:table-cell office:value-type="float" office:value="10.148" calcext:value-type="float">
            <text:p>10.148</text:p>
          </table:table-cell>
          <table:table-cell office:value-type="string" calcext:value-type="string">
            <text:p>380k</text:p>
          </table:table-cell>
          <table:table-cell table:number-columns-repeated="2" office:value-type="string" calcext:value-type="string">
            <text:p>348k</text:p>
          </table:table-cell>
          <table:table-cell office:value-type="float" office:value="0.963" calcext:value-type="float">
            <text:p>0.963</text:p>
          </table:table-cell>
          <table:table-cell office:value-type="float" office:value="7919" calcext:value-type="float">
            <text:p>7919</text:p>
          </table:table-cell>
          <table:table-cell table:number-columns-repeated="2" office:value-type="float" office:value="735.62" calcext:value-type="float">
            <text:p>735.62</text:p>
          </table:table-cell>
          <table:table-cell/>
          <table:table-cell table:formula="of:=[.U7]/[.W7]" office:value-type="float" office:value="10.765068921454" calcext:value-type="float">
            <text:p>10.765068921454</text:p>
          </table:table-cell>
          <table:table-cell table:formula="of:=ABS([.Y7]-10)" office:value-type="float" office:value="0.765068921454011" calcext:value-type="float">
            <text:p>0.765068921454011</text:p>
          </table:table-cell>
          <table:table-cell table:style-name="ce1" table:formula="of:=COUNTIFS([.Z3:.Z193];&quot;&gt;5&quot;;[.A3:.A193];&quot;&lt;12100&quot;)" office:value-type="float" office:value="1" calcext:value-type="float">
            <text:p>1</text:p>
          </table:table-cell>
          <table:table-cell table:formula="of:=[.AA7]/[.AC7]*100" office:value-type="float" office:value="0.757575757575758" calcext:value-type="float">
            <text:p>0.757575757575758</text:p>
          </table:table-cell>
          <table:table-cell table:formula="of:=COUNT([.Z55:.Z194])"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7.685" calcext:value-type="float">
            <text:p>7.68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9.742" calcext:value-type="float">
            <text:p>9.742</text:p>
          </table:table-cell>
          <table:table-cell table:number-columns-repeated="2" office:value-type="float" office:value="138.953" calcext:value-type="float">
            <text:p>138.953</text:p>
          </table:table-cell>
          <table:table-cell office:value-type="float" office:value="4.611" calcext:value-type="float">
            <text:p>4.611</text:p>
          </table:table-cell>
          <table:table-cell office:value-type="string" calcext:value-type="string">
            <text:p>177k</text:p>
          </table:table-cell>
          <table:table-cell table:number-columns-repeated="2" office:value-type="string" calcext:value-type="string">
            <text:p>163k</text:p>
          </table:table-cell>
          <table:table-cell office:value-type="float" office:value="0.963" calcext:value-type="float">
            <text:p>0.963</text:p>
          </table:table-cell>
          <table:table-cell office:value-type="float" office:value="6461" calcext:value-type="float">
            <text:p>6461</text:p>
          </table:table-cell>
          <table:table-cell table:number-columns-repeated="2" office:value-type="float" office:value="600.012" calcext:value-type="float">
            <text:p>600.012</text:p>
          </table:table-cell>
          <table:table-cell/>
          <table:table-cell table:formula="of:=[.U8]/[.W8]" office:value-type="float" office:value="10.7681179709739" calcext:value-type="float">
            <text:p>10.7681179709739</text:p>
          </table:table-cell>
          <table:table-cell table:formula="of:=ABS([.Y8]-10)" office:value-type="float" office:value="0.768117970973915" calcext:value-type="float">
            <text:p>0.768117970973915</text:p>
          </table:table-cell>
          <table:table-cell office:value-type="float" office:value="12078" calcext:value-type="float">
            <text:p>12078</text:p>
          </table:table-cell>
          <table:table-cell table:formula="of:=[.AA8]/[.AC8]*100" office:value-type="float" office:value="22788.679245283" calcext:value-type="float">
            <text:p>22788.679245283</text:p>
          </table:table-cell>
          <table:table-cell table:formula="of:=COUNT([.Z2:.Z54])" office:value-type="float" office:value="53" calcext:value-type="float">
            <text:p>53</text:p>
          </table:table-cell>
          <table:table-cell table:number-columns-repeated="23"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4.764" calcext:value-type="float">
            <text:p>4.7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.211" calcext:value-type="float">
            <text:p>6.211</text:p>
          </table:table-cell>
          <table:table-cell table:number-columns-repeated="2" office:value-type="float" office:value="91.953" calcext:value-type="float">
            <text:p>91.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1k</text:p>
          </table:table-cell>
          <table:table-cell table:number-columns-repeated="2" office:value-type="string" calcext:value-type="string">
            <text:p>419k</text:p>
          </table:table-cell>
          <table:table-cell office:value-type="float" office:value="0.973" calcext:value-type="float">
            <text:p>0.973</text:p>
          </table:table-cell>
          <table:table-cell office:value-type="float" office:value="6830" calcext:value-type="float">
            <text:p>6830</text:p>
          </table:table-cell>
          <table:table-cell table:number-columns-repeated="2" office:value-type="float" office:value="618.304" calcext:value-type="float">
            <text:p>618.304</text:p>
          </table:table-cell>
          <table:table-cell/>
          <table:table-cell table:formula="of:=[.U9]/[.W9]" office:value-type="float" office:value="11.0463461339406" calcext:value-type="float">
            <text:p>11.0463461339406</text:p>
          </table:table-cell>
          <table:table-cell table:formula="of:=ABS([.Y9]-10)" office:value-type="float" office:value="1.04634613394059" calcext:value-type="float">
            <text:p>1.04634613394059</text:p>
          </table:table-cell>
          <table:table-cell table:style-name="ce1" table:formula="of:=COUNTIFS([.Z5:.Z195];&quot;&gt;3&quot;;[.A5:.A195];&quot;&gt;12100&quot;)" office:value-type="float" office:value="12" calcext:value-type="float">
            <text:p>12</text:p>
          </table:table-cell>
          <table:table-cell table:formula="of:=[.AA9]/[.AC9]*100" office:value-type="float" office:value="22.6415094339623" calcext:value-type="float">
            <text:p>22.6415094339623</text:p>
          </table:table-cell>
          <table:table-cell table:formula="of:=COUNT([.Z2:.Z54])" office:value-type="float" office:value="53" calcext:value-type="float">
            <text:p>53</text:p>
          </table:table-cell>
          <table:table-cell table:number-columns-repeated="23"/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2.831" calcext:value-type="float">
            <text:p>2.8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77k</text:p>
          </table:table-cell>
          <table:table-cell table:number-columns-repeated="2" office:value-type="string" calcext:value-type="string">
            <text:p>536k</text:p>
          </table:table-cell>
          <table:table-cell office:value-type="float" office:value="0.976" calcext:value-type="float">
            <text:p>0.976</text:p>
          </table:table-cell>
          <table:table-cell office:value-type="float" office:value="7170" calcext:value-type="float">
            <text:p>7170</text:p>
          </table:table-cell>
          <table:table-cell table:number-columns-repeated="2" office:value-type="float" office:value="662.527" calcext:value-type="float">
            <text:p>662.527</text:p>
          </table:table-cell>
          <table:table-cell/>
          <table:table-cell table:formula="of:=[.U10]/[.W10]" office:value-type="float" office:value="10.8222004537174" calcext:value-type="float">
            <text:p>10.8222004537174</text:p>
          </table:table-cell>
          <table:table-cell table:formula="of:=ABS([.Y10]-10)" office:value-type="float" office:value="0.822200453717358" calcext:value-type="float">
            <text:p>0.822200453717358</text:p>
          </table:table-cell>
          <table:table-cell table:style-name="ce1" table:formula="of:=COUNTIFS([.Z6:.Z196];&quot;&gt;5&quot;;[.A6:.A196];&quot;&gt;12100&quot;)" office:value-type="float" office:value="9" calcext:value-type="float">
            <text:p>9</text:p>
          </table:table-cell>
          <table:table-cell table:formula="of:=[.AA10]/[.AC10]*100" office:value-type="float" office:value="16.9811320754717" calcext:value-type="float">
            <text:p>16.9811320754717</text:p>
          </table:table-cell>
          <table:table-cell table:formula="of:=COUNT([.Z2:.Z54])" office:value-type="float" office:value="53" calcext:value-type="float">
            <text:p>53</text:p>
          </table:table-cell>
          <table:table-cell table:number-columns-repeated="2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1.608" calcext:value-type="float">
            <text:p>11.60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4.335" calcext:value-type="float">
            <text:p>14.335</text:p>
          </table:table-cell>
          <table:table-cell table:number-columns-repeated="2" office:value-type="float" office:value="207.625" calcext:value-type="float">
            <text:p>207.625</text:p>
          </table:table-cell>
          <table:table-cell office:value-type="float" office:value="7.735" calcext:value-type="float">
            <text:p>7.735</text:p>
          </table:table-cell>
          <table:table-cell office:value-type="string" calcext:value-type="string">
            <text:p>562k</text:p>
          </table:table-cell>
          <table:table-cell table:number-columns-repeated="2" office:value-type="string" calcext:value-type="string">
            <text:p>538k</text:p>
          </table:table-cell>
          <table:table-cell office:value-type="float" office:value="0.972" calcext:value-type="float">
            <text:p>0.972</text:p>
          </table:table-cell>
          <table:table-cell office:value-type="float" office:value="7088" calcext:value-type="float">
            <text:p>7088</text:p>
          </table:table-cell>
          <table:table-cell table:number-columns-repeated="2" office:value-type="float" office:value="666.337" calcext:value-type="float">
            <text:p>666.337</text:p>
          </table:table-cell>
          <table:table-cell/>
          <table:table-cell table:formula="of:=[.U11]/[.W11]" office:value-type="float" office:value="10.6372601251319" calcext:value-type="float">
            <text:p>10.6372601251319</text:p>
          </table:table-cell>
          <table:table-cell table:formula="of:=ABS([.Y11]-10)" office:value-type="float" office:value="0.637260125131878" calcext:value-type="float">
            <text:p>0.637260125131878</text:p>
          </table:table-cell>
          <table:table-cell table:number-columns-repeated="26"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43.889" calcext:value-type="float">
            <text:p>43.8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9.49" calcext:value-type="float">
            <text:p>79.49</text:p>
          </table:table-cell>
          <table:table-cell table:number-columns-repeated="2" office:value-type="float" office:value="1061.108" calcext:value-type="float">
            <text:p>1061.108</text:p>
          </table:table-cell>
          <table:table-cell office:value-type="float" office:value="25.799" calcext:value-type="float">
            <text:p>25.799</text:p>
          </table:table-cell>
          <table:table-cell office:value-type="string" calcext:value-type="string">
            <text:p>477k</text:p>
          </table:table-cell>
          <table:table-cell table:number-columns-repeated="2" office:value-type="string" calcext:value-type="string">
            <text:p>402k</text:p>
          </table:table-cell>
          <table:table-cell office:value-type="float" office:value="0.898" calcext:value-type="float">
            <text:p>0.898</text:p>
          </table:table-cell>
          <table:table-cell office:value-type="float" office:value="6680" calcext:value-type="float">
            <text:p>6680</text:p>
          </table:table-cell>
          <table:table-cell table:number-columns-repeated="2" office:value-type="float" office:value="590.429" calcext:value-type="float">
            <text:p>590.429</text:p>
          </table:table-cell>
          <table:table-cell/>
          <table:table-cell table:formula="of:=[.U12]/[.W12]" office:value-type="float" office:value="11.3138074179961" calcext:value-type="float">
            <text:p>11.3138074179961</text:p>
          </table:table-cell>
          <table:table-cell table:formula="of:=ABS([.Y12]-10)" office:value-type="float" office:value="1.31380741799607" calcext:value-type="float">
            <text:p>1.31380741799607</text:p>
          </table:table-cell>
          <table:table-cell table:number-columns-repeated="26"/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68.077" calcext:value-type="float">
            <text:p>68.07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1.6" calcext:value-type="float">
            <text:p>81.6</text:p>
          </table:table-cell>
          <table:table-cell table:number-columns-repeated="2" office:value-type="float" office:value="1087.852" calcext:value-type="float">
            <text:p>1087.852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479k</text:p>
          </table:table-cell>
          <table:table-cell table:number-columns-repeated="2" office:value-type="string" calcext:value-type="string">
            <text:p>405k</text:p>
          </table:table-cell>
          <table:table-cell office:value-type="float" office:value="0.888" calcext:value-type="float">
            <text:p>0.888</text:p>
          </table:table-cell>
          <table:table-cell office:value-type="float" office:value="4468" calcext:value-type="float">
            <text:p>4468</text:p>
          </table:table-cell>
          <table:table-cell office:value-type="float" office:value="384.276" calcext:value-type="float">
            <text:p>384.276</text:p>
          </table:table-cell>
          <table:table-cell office:value-type="float" office:value="381.51" calcext:value-type="float">
            <text:p>381.51</text:p>
          </table:table-cell>
          <table:table-cell/>
          <table:table-cell table:formula="of:=[.U13]/[.W13]" office:value-type="float" office:value="11.7113575004587" calcext:value-type="float">
            <text:p>11.7113575004587</text:p>
          </table:table-cell>
          <table:table-cell table:formula="of:=ABS([.Y13]-10)" office:value-type="float" office:value="1.7113575004587" calcext:value-type="float">
            <text:p>1.7113575004587</text:p>
          </table:table-cell>
          <table:table-cell table:number-columns-repeated="26"/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56.285" calcext:value-type="float">
            <text:p>56.2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5.129" calcext:value-type="float">
            <text:p>15.129</text:p>
          </table:table-cell>
          <table:table-cell table:number-columns-repeated="2" office:value-type="float" office:value="212.313" calcext:value-type="float">
            <text:p>212.313</text:p>
          </table:table-cell>
          <table:table-cell office:value-type="float" office:value="84.323" calcext:value-type="float">
            <text:p>84.323</text:p>
          </table:table-cell>
          <table:table-cell office:value-type="string" calcext:value-type="string">
            <text:p>1146k</text:p>
          </table:table-cell>
          <table:table-cell table:number-columns-repeated="2" office:value-type="string" calcext:value-type="string">
            <text:p>1062k</text:p>
          </table:table-cell>
          <table:table-cell office:value-type="float" office:value="0.956" calcext:value-type="float">
            <text:p>0.956</text:p>
          </table:table-cell>
          <table:table-cell office:value-type="float" office:value="16416" calcext:value-type="float">
            <text:p>16416</text:p>
          </table:table-cell>
          <table:table-cell table:number-columns-repeated="2" office:value-type="float" office:value="1501.338" calcext:value-type="float">
            <text:p>1501.338</text:p>
          </table:table-cell>
          <table:table-cell/>
          <table:table-cell table:formula="of:=[.U14]/[.W14]" office:value-type="float" office:value="10.9342466519864" calcext:value-type="float">
            <text:p>10.9342466519864</text:p>
          </table:table-cell>
          <table:table-cell table:formula="of:=ABS([.Y14]-10)" office:value-type="float" office:value="0.934246651986429" calcext:value-type="float">
            <text:p>0.934246651986429</text:p>
          </table:table-cell>
          <table:table-cell table:number-columns-repeated="26"/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44.701" calcext:value-type="float">
            <text:p>44.7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.088" calcext:value-type="float">
            <text:p>12.088</text:p>
          </table:table-cell>
          <table:table-cell table:number-columns-repeated="2" office:value-type="float" office:value="169.847" calcext:value-type="float">
            <text:p>169.847</text:p>
          </table:table-cell>
          <table:table-cell office:value-type="float" office:value="65.982" calcext:value-type="float">
            <text:p>65.982</text:p>
          </table:table-cell>
          <table:table-cell office:value-type="string" calcext:value-type="string">
            <text:p>898k</text:p>
          </table:table-cell>
          <table:table-cell table:number-columns-repeated="2" office:value-type="string" calcext:value-type="string">
            <text:p>833k</text:p>
          </table:table-cell>
          <table:table-cell office:value-type="float" office:value="0.966" calcext:value-type="float">
            <text:p>0.966</text:p>
          </table:table-cell>
          <table:table-cell office:value-type="float" office:value="16057" calcext:value-type="float">
            <text:p>16057</text:p>
          </table:table-cell>
          <table:table-cell table:number-columns-repeated="2" office:value-type="float" office:value="1479.579" calcext:value-type="float">
            <text:p>1479.579</text:p>
          </table:table-cell>
          <table:table-cell/>
          <table:table-cell table:formula="of:=[.U15]/[.W15]" office:value-type="float" office:value="10.8524113954037" calcext:value-type="float">
            <text:p>10.8524113954037</text:p>
          </table:table-cell>
          <table:table-cell table:formula="of:=ABS([.Y15]-10)" office:value-type="float" office:value="0.852411395403692" calcext:value-type="float">
            <text:p>0.852411395403692</text:p>
          </table:table-cell>
          <table:table-cell table:number-columns-repeated="26"/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38.994" calcext:value-type="float">
            <text:p>38.99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9.003" calcext:value-type="float">
            <text:p>9.003</text:p>
          </table:table-cell>
          <table:table-cell table:number-columns-repeated="2" office:value-type="float" office:value="127.582" calcext:value-type="float">
            <text:p>127.582</text:p>
          </table:table-cell>
          <table:table-cell office:value-type="float" office:value="49.43" calcext:value-type="float">
            <text:p>49.43</text:p>
          </table:table-cell>
          <table:table-cell office:value-type="string" calcext:value-type="string">
            <text:p>1268k</text:p>
          </table:table-cell>
          <table:table-cell table:number-columns-repeated="2" office:value-type="string" calcext:value-type="string">
            <text:p>1254k</text:p>
          </table:table-cell>
          <table:table-cell office:value-type="float" office:value="0.958" calcext:value-type="float">
            <text:p>0.958</text:p>
          </table:table-cell>
          <table:table-cell office:value-type="float" office:value="13447" calcext:value-type="float">
            <text:p>13447</text:p>
          </table:table-cell>
          <table:table-cell table:number-columns-repeated="2" office:value-type="float" office:value="1267.628" calcext:value-type="float">
            <text:p>1267.628</text:p>
          </table:table-cell>
          <table:table-cell/>
          <table:table-cell table:formula="of:=[.U16]/[.W16]" office:value-type="float" office:value="10.6080017165919" calcext:value-type="float">
            <text:p>10.6080017165919</text:p>
          </table:table-cell>
          <table:table-cell table:formula="of:=ABS([.Y16]-10)" office:value-type="float" office:value="0.608001716591934" calcext:value-type="float">
            <text:p>0.608001716591934</text:p>
          </table:table-cell>
          <table:table-cell table:number-columns-repeated="26"/>
        </table:table-row>
        <table:table-row table:style-name="ro1">
          <table:table-cell office:value-type="float" office:value="12148" calcext:value-type="float">
            <text:p>12148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24.36" calcext:value-type="float">
            <text:p>24.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.609" calcext:value-type="float">
            <text:p>5.609</text:p>
          </table:table-cell>
          <table:table-cell table:number-columns-repeated="2" office:value-type="float" office:value="80.032" calcext:value-type="float">
            <text:p>80.032</text:p>
          </table:table-cell>
          <table:table-cell office:value-type="float" office:value="29.74" calcext:value-type="float">
            <text:p>29.74</text:p>
          </table:table-cell>
          <table:table-cell office:value-type="string" calcext:value-type="string">
            <text:p>1367k</text:p>
          </table:table-cell>
          <table:table-cell table:number-columns-repeated="2" office:value-type="string" calcext:value-type="string">
            <text:p>1500k</text:p>
          </table:table-cell>
          <table:table-cell office:value-type="float" office:value="0.961" calcext:value-type="float">
            <text:p>0.961</text:p>
          </table:table-cell>
          <table:table-cell office:value-type="float" office:value="13148" calcext:value-type="float">
            <text:p>13148</text:p>
          </table:table-cell>
          <table:table-cell office:value-type="float" office:value="1220.846" calcext:value-type="float">
            <text:p>1220.846</text:p>
          </table:table-cell>
          <table:table-cell office:value-type="float" office:value="1218.515" calcext:value-type="float">
            <text:p>1218.515</text:p>
          </table:table-cell>
          <table:table-cell/>
          <table:table-cell table:formula="of:=[.U17]/[.W17]" office:value-type="float" office:value="10.7901831327476" calcext:value-type="float">
            <text:p>10.7901831327476</text:p>
          </table:table-cell>
          <table:table-cell table:formula="of:=ABS([.Y17]-10)" office:value-type="float" office:value="0.790183132747647" calcext:value-type="float">
            <text:p>0.790183132747647</text:p>
          </table:table-cell>
          <table:table-cell table:number-columns-repeated="26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7.411" calcext:value-type="float">
            <text:p>17.4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.047" calcext:value-type="float">
            <text:p>4.047</text:p>
          </table:table-cell>
          <table:table-cell table:number-columns-repeated="2" office:value-type="float" office:value="57.632" calcext:value-type="float">
            <text:p>57.632</text:p>
          </table:table-cell>
          <table:table-cell office:value-type="float" office:value="21.689" calcext:value-type="float">
            <text:p>21.689</text:p>
          </table:table-cell>
          <table:table-cell office:value-type="string" calcext:value-type="string">
            <text:p>1008k</text:p>
          </table:table-cell>
          <table:table-cell table:number-columns-repeated="2" office:value-type="string" calcext:value-type="string">
            <text:p>1105k</text:p>
          </table:table-cell>
          <table:table-cell office:value-type="float" office:value="0.963" calcext:value-type="float">
            <text:p>0.963</text:p>
          </table:table-cell>
          <table:table-cell office:value-type="float" office:value="13368" calcext:value-type="float">
            <text:p>13368</text:p>
          </table:table-cell>
          <table:table-cell table:number-columns-repeated="2" office:value-type="float" office:value="1245.722" calcext:value-type="float">
            <text:p>1245.722</text:p>
          </table:table-cell>
          <table:table-cell/>
          <table:table-cell table:formula="of:=[.U18]/[.W18]" office:value-type="float" office:value="10.7311262063285" calcext:value-type="float">
            <text:p>10.7311262063285</text:p>
          </table:table-cell>
          <table:table-cell table:formula="of:=ABS([.Y18]-10)" office:value-type="float" office:value="0.73112620632854" calcext:value-type="float">
            <text:p>0.73112620632854</text:p>
          </table:table-cell>
          <table:table-cell table:number-columns-repeated="26"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1.579" calcext:value-type="float">
            <text:p>11.5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.697" calcext:value-type="float">
            <text:p>2.697</text:p>
          </table:table-cell>
          <table:table-cell table:number-columns-repeated="2" office:value-type="float" office:value="38.475" calcext:value-type="float">
            <text:p>38.475</text:p>
          </table:table-cell>
          <table:table-cell office:value-type="float" office:value="15.195" calcext:value-type="float">
            <text:p>15.195</text:p>
          </table:table-cell>
          <table:table-cell office:value-type="string" calcext:value-type="string">
            <text:p>1180k</text:p>
          </table:table-cell>
          <table:table-cell table:number-columns-repeated="2" office:value-type="string" calcext:value-type="string">
            <text:p>1530k</text:p>
          </table:table-cell>
          <table:table-cell office:value-type="float" office:value="0.959" calcext:value-type="float">
            <text:p>0.959</text:p>
          </table:table-cell>
          <table:table-cell office:value-type="float" office:value="13891" calcext:value-type="float">
            <text:p>13891</text:p>
          </table:table-cell>
          <table:table-cell table:number-columns-repeated="2" office:value-type="float" office:value="1312.248" calcext:value-type="float">
            <text:p>1312.248</text:p>
          </table:table-cell>
          <table:table-cell/>
          <table:table-cell table:formula="of:=[.U19]/[.W19]" office:value-type="float" office:value="10.5856514927056" calcext:value-type="float">
            <text:p>10.5856514927056</text:p>
          </table:table-cell>
          <table:table-cell table:formula="of:=ABS([.Y19]-10)" office:value-type="float" office:value="0.585651492705647" calcext:value-type="float">
            <text:p>0.585651492705647</text:p>
          </table:table-cell>
          <table:table-cell table:number-columns-repeated="26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7.544" calcext:value-type="float">
            <text:p>7.5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798" calcext:value-type="float">
            <text:p>1.798</text:p>
          </table:table-cell>
          <table:table-cell table:number-columns-repeated="2" office:value-type="float" office:value="25.689" calcext:value-type="float">
            <text:p>25.689</text:p>
          </table:table-cell>
          <table:table-cell office:value-type="float" office:value="9.848" calcext:value-type="float">
            <text:p>9.848</text:p>
          </table:table-cell>
          <table:table-cell office:value-type="string" calcext:value-type="string">
            <text:p>1160k</text:p>
          </table:table-cell>
          <table:table-cell table:number-columns-repeated="2" office:value-type="string" calcext:value-type="string">
            <text:p>1004k</text:p>
          </table:table-cell>
          <table:table-cell office:value-type="float" office:value="0.967" calcext:value-type="float">
            <text:p>0.967</text:p>
          </table:table-cell>
          <table:table-cell office:value-type="float" office:value="13359" calcext:value-type="float">
            <text:p>13359</text:p>
          </table:table-cell>
          <table:table-cell table:number-columns-repeated="2" office:value-type="float" office:value="1309.272" calcext:value-type="float">
            <text:p>1309.272</text:p>
          </table:table-cell>
          <table:table-cell/>
          <table:table-cell table:formula="of:=[.U20]/[.W20]" office:value-type="float" office:value="10.2033801990725" calcext:value-type="float">
            <text:p>10.2033801990725</text:p>
          </table:table-cell>
          <table:table-cell table:formula="of:=ABS([.Y20]-10)" office:value-type="float" office:value="0.203380199072463" calcext:value-type="float">
            <text:p>0.203380199072463</text:p>
          </table:table-cell>
          <table:table-cell table:number-columns-repeated="26"/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4.746" calcext:value-type="float">
            <text:p>4.7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446k</text:p>
          </table:table-cell>
          <table:table-cell table:number-columns-repeated="2" office:value-type="string" calcext:value-type="string">
            <text:p>1217k</text:p>
          </table:table-cell>
          <table:table-cell office:value-type="float" office:value="0.962" calcext:value-type="float">
            <text:p>0.962</text:p>
          </table:table-cell>
          <table:table-cell office:value-type="float" office:value="12841" calcext:value-type="float">
            <text:p>12841</text:p>
          </table:table-cell>
          <table:table-cell table:number-columns-repeated="2" office:value-type="float" office:value="1287.177" calcext:value-type="float">
            <text:p>1287.177</text:p>
          </table:table-cell>
          <table:table-cell/>
          <table:table-cell table:formula="of:=[.U21]/[.W21]" office:value-type="float" office:value="9.97609497372933" calcext:value-type="float">
            <text:p>9.97609497372933</text:p>
          </table:table-cell>
          <table:table-cell table:formula="of:=ABS([.Y21]-10)" office:value-type="float" office:value="0.0239050262706684" calcext:value-type="float">
            <text:p>0.023905026270668</text:p>
          </table:table-cell>
          <table:table-cell table:number-columns-repeated="26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2.539" calcext:value-type="float">
            <text:p>2.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29k</text:p>
          </table:table-cell>
          <table:table-cell table:number-columns-repeated="2" office:value-type="string" calcext:value-type="string">
            <text:p>1309k</text:p>
          </table:table-cell>
          <table:table-cell office:value-type="float" office:value="0.961" calcext:value-type="float">
            <text:p>0.961</text:p>
          </table:table-cell>
          <table:table-cell office:value-type="float" office:value="13866" calcext:value-type="float">
            <text:p>13866</text:p>
          </table:table-cell>
          <table:table-cell office:value-type="float" office:value="1389.958" calcext:value-type="float">
            <text:p>1389.958</text:p>
          </table:table-cell>
          <table:table-cell office:value-type="float" office:value="1387.958" calcext:value-type="float">
            <text:p>1387.958</text:p>
          </table:table-cell>
          <table:table-cell/>
          <table:table-cell table:formula="of:=[.U22]/[.W22]" office:value-type="float" office:value="9.99021584226612" calcext:value-type="float">
            <text:p>9.99021584226612</text:p>
          </table:table-cell>
          <table:table-cell table:formula="of:=ABS([.Y22]-10)" office:value-type="float" office:value="0.00978415773388086" calcext:value-type="float">
            <text:p>0.009784157733881</text:p>
          </table:table-cell>
          <table:table-cell table:number-columns-repeated="26"/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Dummy10cm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39.239" calcext:value-type="float">
            <text:p>39.2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6.714" calcext:value-type="float">
            <text:p>16.714</text:p>
          </table:table-cell>
          <table:table-cell table:number-columns-repeated="2" office:value-type="float" office:value="250.902" calcext:value-type="float">
            <text:p>250.902</text:p>
          </table:table-cell>
          <table:table-cell office:value-type="float" office:value="24.303" calcext:value-type="float">
            <text:p>24.303</text:p>
          </table:table-cell>
          <table:table-cell office:value-type="string" calcext:value-type="string">
            <text:p>611k</text:p>
          </table:table-cell>
          <table:table-cell table:number-columns-repeated="2" office:value-type="string" calcext:value-type="string">
            <text:p>607k</text:p>
          </table:table-cell>
          <table:table-cell office:value-type="float" office:value="0.952" calcext:value-type="float">
            <text:p>0.952</text:p>
          </table:table-cell>
          <table:table-cell office:value-type="float" office:value="391" calcext:value-type="float">
            <text:p>391</text:p>
          </table:table-cell>
          <table:table-cell office:value-type="float" office:value="619.362" calcext:value-type="float">
            <text:p>619.362</text:p>
          </table:table-cell>
          <table:table-cell office:value-type="float" office:value="621.362" calcext:value-type="float">
            <text:p>621.362</text:p>
          </table:table-cell>
          <table:table-cell/>
          <table:table-cell table:formula="of:=[.U23]/[.W23]" office:value-type="float" office:value="0.629262812981805" calcext:value-type="float">
            <text:p>0.629262812981805</text:p>
          </table:table-cell>
          <table:table-cell table:formula="of:=ABS([.Y23]-10)" office:value-type="float" office:value="9.3707371870182" calcext:value-type="float">
            <text:p>9.3707371870182</text:p>
          </table:table-cell>
          <table:table-cell table:number-columns-repeated="25"/>
          <table:table-cell table:style-name="ce2"/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39.111" calcext:value-type="float">
            <text:p>39.1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98.252" calcext:value-type="float">
            <text:p>98.252</text:p>
          </table:table-cell>
          <table:table-cell table:number-columns-repeated="2" office:value-type="float" office:value="1237.968" calcext:value-type="float">
            <text:p>1237.968</text:p>
          </table:table-cell>
          <table:table-cell office:value-type="float" office:value="25.399" calcext:value-type="float">
            <text:p>25.399</text:p>
          </table:table-cell>
          <table:table-cell office:value-type="string" calcext:value-type="string">
            <text:p>495k</text:p>
          </table:table-cell>
          <table:table-cell table:number-columns-repeated="2" office:value-type="string" calcext:value-type="string">
            <text:p>784k</text:p>
          </table:table-cell>
          <table:table-cell office:value-type="float" office:value="0.902" calcext:value-type="float">
            <text:p>0.902</text:p>
          </table:table-cell>
          <table:table-cell office:value-type="float" office:value="8697" calcext:value-type="float">
            <text:p>8697</text:p>
          </table:table-cell>
          <table:table-cell table:number-columns-repeated="2" office:value-type="float" office:value="649.396" calcext:value-type="float">
            <text:p>649.396</text:p>
          </table:table-cell>
          <table:table-cell/>
          <table:table-cell table:formula="of:=[.U24]/[.W24]" office:value-type="float" office:value="13.3924446716641" calcext:value-type="float">
            <text:p>13.3924446716641</text:p>
          </table:table-cell>
          <table:table-cell table:formula="of:=ABS([.Y24]-10)" office:value-type="float" office:value="3.39244467166413" calcext:value-type="float">
            <text:p>3.39244467166413</text:p>
          </table:table-cell>
          <table:table-cell table:number-columns-repeated="26"/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24.385" calcext:value-type="float">
            <text:p>24.3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1.403" calcext:value-type="float">
            <text:p>61.403</text:p>
          </table:table-cell>
          <table:table-cell table:number-columns-repeated="2" office:value-type="float" office:value="811.587" calcext:value-type="float">
            <text:p>811.587</text:p>
          </table:table-cell>
          <table:table-cell office:value-type="float" office:value="15.698" calcext:value-type="float">
            <text:p>15.698</text:p>
          </table:table-cell>
          <table:table-cell office:value-type="string" calcext:value-type="string">
            <text:p>608k</text:p>
          </table:table-cell>
          <table:table-cell table:number-columns-repeated="2" office:value-type="string" calcext:value-type="string">
            <text:p>510k</text:p>
          </table:table-cell>
          <table:table-cell office:value-type="float" office:value="0.939" calcext:value-type="float">
            <text:p>0.939</text:p>
          </table:table-cell>
          <table:table-cell office:value-type="float" office:value="7685" calcext:value-type="float">
            <text:p>7685</text:p>
          </table:table-cell>
          <table:table-cell table:number-columns-repeated="2" office:value-type="float" office:value="643.736" calcext:value-type="float">
            <text:p>643.736</text:p>
          </table:table-cell>
          <table:table-cell/>
          <table:table-cell table:formula="of:=[.U25]/[.W25]" office:value-type="float" office:value="11.9381237028844" calcext:value-type="float">
            <text:p>11.9381237028844</text:p>
          </table:table-cell>
          <table:table-cell table:formula="of:=ABS([.Y25]-10)" office:value-type="float" office:value="1.93812370288441" calcext:value-type="float">
            <text:p>1.93812370288441</text:p>
          </table:table-cell>
          <table:table-cell table:number-columns-repeated="26"/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7.447" calcext:value-type="float">
            <text:p>17.4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4.041" calcext:value-type="float">
            <text:p>44.041</text:p>
          </table:table-cell>
          <table:table-cell table:number-columns-repeated="2" office:value-type="float" office:value="597.334" calcext:value-type="float">
            <text:p>597.334</text:p>
          </table:table-cell>
          <table:table-cell office:value-type="float" office:value="10.129" calcext:value-type="float">
            <text:p>10.129</text:p>
          </table:table-cell>
          <table:table-cell office:value-type="string" calcext:value-type="string">
            <text:p>775k</text:p>
          </table:table-cell>
          <table:table-cell table:number-columns-repeated="2" office:value-type="string" calcext:value-type="string">
            <text:p>676k</text:p>
          </table:table-cell>
          <table:table-cell office:value-type="float" office:value="0.961" calcext:value-type="float">
            <text:p>0.961</text:p>
          </table:table-cell>
          <table:table-cell office:value-type="float" office:value="6510" calcext:value-type="float">
            <text:p>6510</text:p>
          </table:table-cell>
          <table:table-cell table:number-columns-repeated="2" office:value-type="float" office:value="580.521" calcext:value-type="float">
            <text:p>580.521</text:p>
          </table:table-cell>
          <table:table-cell/>
          <table:table-cell table:formula="of:=[.U26]/[.W26]" office:value-type="float" office:value="11.2140646074819" calcext:value-type="float">
            <text:p>11.2140646074819</text:p>
          </table:table-cell>
          <table:table-cell table:formula="of:=ABS([.Y26]-10)" office:value-type="float" office:value="1.2140646074819" calcext:value-type="float">
            <text:p>1.2140646074819</text:p>
          </table:table-cell>
          <table:table-cell table:number-columns-repeated="26"/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11.586" calcext:value-type="float">
            <text:p>11.5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9.604" calcext:value-type="float">
            <text:p>29.604</text:p>
          </table:table-cell>
          <table:table-cell table:number-columns-repeated="2" office:value-type="float" office:value="408.071" calcext:value-type="float">
            <text:p>408.071</text:p>
          </table:table-cell>
          <table:table-cell office:value-type="float" office:value="7.538" calcext:value-type="float">
            <text:p>7.538</text:p>
          </table:table-cell>
          <table:table-cell office:value-type="string" calcext:value-type="string">
            <text:p>584k</text:p>
          </table:table-cell>
          <table:table-cell table:number-columns-repeated="2" office:value-type="string" calcext:value-type="string">
            <text:p>518k</text:p>
          </table:table-cell>
          <table:table-cell office:value-type="float" office:value="0.965" calcext:value-type="float">
            <text:p>0.965</text:p>
          </table:table-cell>
          <table:table-cell office:value-type="float" office:value="7212" calcext:value-type="float">
            <text:p>7212</text:p>
          </table:table-cell>
          <table:table-cell table:number-columns-repeated="2" office:value-type="float" office:value="650.615" calcext:value-type="float">
            <text:p>650.615</text:p>
          </table:table-cell>
          <table:table-cell/>
          <table:table-cell table:formula="of:=[.U27]/[.W27]" office:value-type="float" office:value="11.0848965978344" calcext:value-type="float">
            <text:p>11.0848965978344</text:p>
          </table:table-cell>
          <table:table-cell table:formula="of:=ABS([.Y27]-10)" office:value-type="float" office:value="1.08489659783436" calcext:value-type="float">
            <text:p>1.08489659783436</text:p>
          </table:table-cell>
          <table:table-cell table:number-columns-repeated="26"/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7.655" calcext:value-type="float">
            <text:p>7.6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.845" calcext:value-type="float">
            <text:p>19.845</text:p>
          </table:table-cell>
          <table:table-cell table:number-columns-repeated="2" office:value-type="float" office:value="275.814" calcext:value-type="float">
            <text:p>275.814</text:p>
          </table:table-cell>
          <table:table-cell office:value-type="float" office:value="4.749" calcext:value-type="float">
            <text:p>4.749</text:p>
          </table:table-cell>
          <table:table-cell office:value-type="string" calcext:value-type="string">
            <text:p>724k</text:p>
          </table:table-cell>
          <table:table-cell table:number-columns-repeated="2" office:value-type="string" calcext:value-type="string">
            <text:p>666k</text:p>
          </table:table-cell>
          <table:table-cell office:value-type="float" office:value="0.969" calcext:value-type="float">
            <text:p>0.969</text:p>
          </table:table-cell>
          <table:table-cell office:value-type="float" office:value="13018" calcext:value-type="float">
            <text:p>13018</text:p>
          </table:table-cell>
          <table:table-cell table:number-columns-repeated="2" office:value-type="float" office:value="620.344" calcext:value-type="float">
            <text:p>620.344</text:p>
          </table:table-cell>
          <table:table-cell/>
          <table:table-cell table:formula="of:=[.U28]/[.W28]" office:value-type="float" office:value="20.9851308306359" calcext:value-type="float">
            <text:p>20.9851308306359</text:p>
          </table:table-cell>
          <table:table-cell table:formula="of:=ABS([.Y28]-10)" office:value-type="float" office:value="10.9851308306359" calcext:value-type="float">
            <text:p>10.9851308306359</text:p>
          </table:table-cell>
          <table:table-cell table:number-columns-repeated="26"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4.742" calcext:value-type="float">
            <text:p>4.74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78k</text:p>
          </table:table-cell>
          <table:table-cell table:number-columns-repeated="2" office:value-type="string" calcext:value-type="string">
            <text:p>887k</text:p>
          </table:table-cell>
          <table:table-cell office:value-type="float" office:value="0.973" calcext:value-type="float">
            <text:p>0.973</text:p>
          </table:table-cell>
          <table:table-cell office:value-type="float" office:value="7581" calcext:value-type="float">
            <text:p>7581</text:p>
          </table:table-cell>
          <table:table-cell office:value-type="float" office:value="654.481" calcext:value-type="float">
            <text:p>654.481</text:p>
          </table:table-cell>
          <table:table-cell office:value-type="float" office:value="656.481" calcext:value-type="float">
            <text:p>656.481</text:p>
          </table:table-cell>
          <table:table-cell/>
          <table:table-cell table:formula="of:=[.U29]/[.W29]" office:value-type="float" office:value="11.5479351268354" calcext:value-type="float">
            <text:p>11.5479351268354</text:p>
          </table:table-cell>
          <table:table-cell table:formula="of:=ABS([.Y29]-10)" office:value-type="float" office:value="1.54793512683535" calcext:value-type="float">
            <text:p>1.54793512683535</text:p>
          </table:table-cell>
          <table:table-cell table:number-columns-repeated="26"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7.505" calcext:value-type="float">
            <text:p>7.505</text:p>
          </table:table-cell>
          <table:table-cell office:value-type="float" office:value="4.1" calcext:value-type="float">
            <text:p>4.1</text:p>
          </table:table-cell>
          <table:table-cell office:value-type="float" office:value="-12.505" calcext:value-type="float">
            <text:p>-12.505</text:p>
          </table:table-cell>
          <table:table-cell office:value-type="float" office:value="2.816" calcext:value-type="float">
            <text:p>2.8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02k</text:p>
          </table:table-cell>
          <table:table-cell table:number-columns-repeated="2" office:value-type="string" calcext:value-type="string">
            <text:p>495k</text:p>
          </table:table-cell>
          <table:table-cell office:value-type="float" office:value="0.972" calcext:value-type="float">
            <text:p>0.972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605.275" calcext:value-type="float">
            <text:p>605.275</text:p>
          </table:table-cell>
          <table:table-cell/>
          <table:table-cell table:formula="of:=[.U30]/[.W30]" office:value-type="float" office:value="10.7389203254719" calcext:value-type="float">
            <text:p>10.7389203254719</text:p>
          </table:table-cell>
          <table:table-cell table:formula="of:=ABS([.Y30]-10)" office:value-type="float" office:value="0.738920325471893" calcext:value-type="float">
            <text:p>0.738920325471893</text:p>
          </table:table-cell>
          <table:table-cell table:number-columns-repeated="26"/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52.078" calcext:value-type="float">
            <text:p>52.0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8.674" calcext:value-type="float">
            <text:p>108.674</text:p>
          </table:table-cell>
          <table:table-cell table:number-columns-repeated="2" office:value-type="float" office:value="785.877" calcext:value-type="float">
            <text:p>785.877</text:p>
          </table:table-cell>
          <table:table-cell office:value-type="float" office:value="32.737" calcext:value-type="float">
            <text:p>32.737</text:p>
          </table:table-cell>
          <table:table-cell office:value-type="string" calcext:value-type="string">
            <text:p>513k</text:p>
          </table:table-cell>
          <table:table-cell table:number-columns-repeated="2" office:value-type="string" calcext:value-type="string">
            <text:p>-478554k</text:p>
          </table:table-cell>
          <table:table-cell office:value-type="float" office:value="0.936" calcext:value-type="float">
            <text:p>0.936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629.033" calcext:value-type="float">
            <text:p>629.033</text:p>
          </table:table-cell>
          <table:table-cell/>
          <table:table-cell table:formula="of:=[.U31]/[.W31]" office:value-type="float" office:value="1.05558849853664" calcext:value-type="float">
            <text:p>1.05558849853664</text:p>
          </table:table-cell>
          <table:table-cell table:formula="of:=ABS([.Y31]-10)" office:value-type="float" office:value="8.94441150146336" calcext:value-type="float">
            <text:p>8.94441150146336</text:p>
          </table:table-cell>
          <table:table-cell table:number-columns-repeated="26"/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23.366" calcext:value-type="float">
            <text:p>23.36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9.883" calcext:value-type="float">
            <text:p>49.883</text:p>
          </table:table-cell>
          <table:table-cell table:number-columns-repeated="2" office:value-type="float" office:value="374.862" calcext:value-type="float">
            <text:p>374.862</text:p>
          </table:table-cell>
          <table:table-cell office:value-type="float" office:value="15.314" calcext:value-type="float">
            <text:p>15.314</text:p>
          </table:table-cell>
          <table:table-cell office:value-type="string" calcext:value-type="string">
            <text:p>246k</text:p>
          </table:table-cell>
          <table:table-cell table:number-columns-repeated="2" office:value-type="string" calcext:value-type="string">
            <text:p>-238398k</text:p>
          </table:table-cell>
          <table:table-cell office:value-type="float" office:value="0.967" calcext:value-type="float">
            <text:p>0.967</text:p>
          </table:table-cell>
          <table:table-cell office:value-type="float" office:value="607" calcext:value-type="float">
            <text:p>607</text:p>
          </table:table-cell>
          <table:table-cell office:value-type="float" office:value="655.802" calcext:value-type="float">
            <text:p>655.802</text:p>
          </table:table-cell>
          <table:table-cell office:value-type="float" office:value="660.861" calcext:value-type="float">
            <text:p>660.861</text:p>
          </table:table-cell>
          <table:table-cell/>
          <table:table-cell table:formula="of:=[.U32]/[.W32]" office:value-type="float" office:value="0.918498746332436" calcext:value-type="float">
            <text:p>0.918498746332436</text:p>
          </table:table-cell>
          <table:table-cell table:formula="of:=ABS([.Y32]-10)" office:value-type="float" office:value="9.08150125366756" calcext:value-type="float">
            <text:p>9.08150125366756</text:p>
          </table:table-cell>
          <table:table-cell table:number-columns-repeated="26"/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9.64" calcext:value-type="float">
            <text:p>9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.147" calcext:value-type="float">
            <text:p>20.147</text:p>
          </table:table-cell>
          <table:table-cell table:number-columns-repeated="2" office:value-type="float" office:value="153.708" calcext:value-type="float">
            <text:p>153.708</text:p>
          </table:table-cell>
          <table:table-cell office:value-type="float" office:value="5.912" calcext:value-type="float">
            <text:p>5.912</text:p>
          </table:table-cell>
          <table:table-cell office:value-type="string" calcext:value-type="string">
            <text:p>96k</text:p>
          </table:table-cell>
          <table:table-cell table:number-columns-repeated="2" office:value-type="string" calcext:value-type="string">
            <text:p>184k</text:p>
          </table:table-cell>
          <table:table-cell office:value-type="float" office:value="0.977" calcext:value-type="float">
            <text:p>0.977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13.295" calcext:value-type="float">
            <text:p>613.295</text:p>
          </table:table-cell>
          <table:table-cell/>
          <table:table-cell table:formula="of:=[.U33]/[.W33]" office:value-type="float" office:value="0.93918913410349" calcext:value-type="float">
            <text:p>0.93918913410349</text:p>
          </table:table-cell>
          <table:table-cell table:formula="of:=ABS([.Y33]-10)" office:value-type="float" office:value="9.06081086589651" calcext:value-type="float">
            <text:p>9.06081086589651</text:p>
          </table:table-cell>
          <table:table-cell table:number-columns-repeated="26"/>
        </table:table-row>
        <table:table-row table:style-name="ro1">
          <table:table-cell office:value-type="float" office:value="12172" calcext:value-type="float">
            <text:p>12172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17.455" calcext:value-type="float">
            <text:p>17.4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6.131" calcext:value-type="float">
            <text:p>36.131</text:p>
          </table:table-cell>
          <table:table-cell table:number-columns-repeated="2" office:value-type="float" office:value="273.945" calcext:value-type="float">
            <text:p>273.945</text:p>
          </table:table-cell>
          <table:table-cell office:value-type="float" office:value="9.921" calcext:value-type="float">
            <text:p>9.921</text:p>
          </table:table-cell>
          <table:table-cell office:value-type="string" calcext:value-type="string">
            <text:p>159k</text:p>
          </table:table-cell>
          <table:table-cell table:number-columns-repeated="2" office:value-type="string" calcext:value-type="string">
            <text:p>304k</text:p>
          </table:table-cell>
          <table:table-cell office:value-type="float" office:value="0.965" calcext:value-type="float">
            <text:p>0.965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568.349" calcext:value-type="float">
            <text:p>568.349</text:p>
          </table:table-cell>
          <table:table-cell/>
          <table:table-cell table:formula="of:=[.U34]/[.W34]" office:value-type="float" office:value="0.994107493811021" calcext:value-type="float">
            <text:p>0.994107493811021</text:p>
          </table:table-cell>
          <table:table-cell table:formula="of:=ABS([.Y34]-10)" office:value-type="float" office:value="9.00589250618898" calcext:value-type="float">
            <text:p>9.00589250618898</text:p>
          </table:table-cell>
          <table:table-cell table:number-columns-repeated="26"/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4.413" calcext:value-type="float">
            <text:p>4.4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.743" calcext:value-type="float">
            <text:p>10.743</text:p>
          </table:table-cell>
          <table:table-cell table:number-columns-repeated="2" office:value-type="float" office:value="82.145" calcext:value-type="float">
            <text:p>82.145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356k</text:p>
          </table:table-cell>
          <table:table-cell table:number-columns-repeated="2" office:value-type="string" calcext:value-type="string">
            <text:p>-45892k</text:p>
          </table:table-cell>
          <table:table-cell office:value-type="float" office:value="0.979" calcext:value-type="float">
            <text:p>0.979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644.109" calcext:value-type="float">
            <text:p>644.109</text:p>
          </table:table-cell>
          <table:table-cell/>
          <table:table-cell table:formula="of:=[.U35]/[.W35]" office:value-type="float" office:value="11.4763184492066" calcext:value-type="float">
            <text:p>11.4763184492066</text:p>
          </table:table-cell>
          <table:table-cell table:formula="of:=ABS([.Y35]-10)" office:value-type="float" office:value="1.47631844920658" calcext:value-type="float">
            <text:p>1.47631844920658</text:p>
          </table:table-cell>
          <table:table-cell table:number-columns-repeated="26"/>
        </table:table-row>
        <table:table-row table:style-name="ro1">
          <table:table-cell office:value-type="float" office:value="12175" calcext:value-type="float">
            <text:p>12175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D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17.473" calcext:value-type="float">
            <text:p>17.4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6.375" calcext:value-type="float">
            <text:p>36.375</text:p>
          </table:table-cell>
          <table:table-cell table:number-columns-repeated="2" office:value-type="float" office:value="274.067" calcext:value-type="float">
            <text:p>274.067</text:p>
          </table:table-cell>
          <table:table-cell office:value-type="float" office:value="10.143" calcext:value-type="float">
            <text:p>10.143</text:p>
          </table:table-cell>
          <table:table-cell office:value-type="string" calcext:value-type="string">
            <text:p>640k</text:p>
          </table:table-cell>
          <table:table-cell table:number-columns-repeated="2" office:value-type="string" calcext:value-type="string">
            <text:p>-159096k</text:p>
          </table:table-cell>
          <table:table-cell office:value-type="float" office:value="0.973" calcext:value-type="float">
            <text:p>0.973</text:p>
          </table:table-cell>
          <table:table-cell office:value-type="float" office:value="6890" calcext:value-type="float">
            <text:p>6890</text:p>
          </table:table-cell>
          <table:table-cell table:number-columns-repeated="2" office:value-type="float" office:value="580.498" calcext:value-type="float">
            <text:p>580.498</text:p>
          </table:table-cell>
          <table:table-cell/>
          <table:table-cell table:formula="of:=[.U36]/[.W36]" office:value-type="float" office:value="11.8691192734514" calcext:value-type="float">
            <text:p>11.8691192734514</text:p>
          </table:table-cell>
          <table:table-cell table:formula="of:=ABS([.Y36]-10)" office:value-type="float" office:value="1.86911927345142" calcext:value-type="float">
            <text:p>1.86911927345142</text:p>
          </table:table-cell>
          <table:table-cell table:number-columns-repeated="26"/>
        </table:table-row>
        <table:table-row table:style-name="ro1">
          <table:table-cell office:value-type="float" office:value="12178" calcext:value-type="float">
            <text:p>12178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Dummy10cm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36.614" calcext:value-type="float">
            <text:p>36.6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.875" calcext:value-type="float">
            <text:p>13.875</text:p>
          </table:table-cell>
          <table:table-cell table:number-columns-repeated="2" office:value-type="float" office:value="111.184" calcext:value-type="float">
            <text:p>111.184</text:p>
          </table:table-cell>
          <table:table-cell office:value-type="float" office:value="25.618" calcext:value-type="float">
            <text:p>25.618</text:p>
          </table:table-cell>
          <table:table-cell office:value-type="string" calcext:value-type="string">
            <text:p>539k</text:p>
          </table:table-cell>
          <table:table-cell table:number-columns-repeated="2" office:value-type="string" calcext:value-type="string">
            <text:p>-73381k</text:p>
          </table:table-cell>
          <table:table-cell office:value-type="float" office:value="0.968" calcext:value-type="float">
            <text:p>0.968</text:p>
          </table:table-cell>
          <table:table-cell office:value-type="float" office:value="8078" calcext:value-type="float">
            <text:p>8078</text:p>
          </table:table-cell>
          <table:table-cell table:number-columns-repeated="2" office:value-type="float" office:value="700.618" calcext:value-type="float">
            <text:p>700.618</text:p>
          </table:table-cell>
          <table:table-cell/>
          <table:table-cell table:formula="of:=[.U37]/[.W37]" office:value-type="float" office:value="11.5298208153373" calcext:value-type="float">
            <text:p>11.5298208153373</text:p>
          </table:table-cell>
          <table:table-cell table:formula="of:=ABS([.Y37]-10)" office:value-type="float" office:value="1.52982081533732" calcext:value-type="float">
            <text:p>1.52982081533732</text:p>
          </table:table-cell>
          <table:table-cell table:number-columns-repeated="26"/>
        </table:table-row>
        <table:table-row table:style-name="ro1">
          <table:table-cell office:value-type="float" office:value="12179" calcext:value-type="float">
            <text:p>12179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Dummy10cm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39.273" calcext:value-type="float">
            <text:p>39.2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4.042" calcext:value-type="float">
            <text:p>14.042</text:p>
          </table:table-cell>
          <table:table-cell table:number-columns-repeated="2" office:value-type="float" office:value="112.62" calcext:value-type="float">
            <text:p>112.62</text:p>
          </table:table-cell>
          <table:table-cell office:value-type="float" office:value="22.588" calcext:value-type="float">
            <text:p>22.588</text:p>
          </table:table-cell>
          <table:table-cell office:value-type="string" calcext:value-type="string">
            <text:p>473k</text:p>
          </table:table-cell>
          <table:table-cell table:number-columns-repeated="2" office:value-type="string" calcext:value-type="string">
            <text:p>-64547k</text:p>
          </table:table-cell>
          <table:table-cell office:value-type="float" office:value="0.963" calcext:value-type="float">
            <text:p>0.963</text:p>
          </table:table-cell>
          <table:table-cell office:value-type="float" office:value="6684" calcext:value-type="float">
            <text:p>6684</text:p>
          </table:table-cell>
          <table:table-cell office:value-type="float" office:value="575.146" calcext:value-type="float">
            <text:p>575.146</text:p>
          </table:table-cell>
          <table:table-cell office:value-type="float" office:value="573.145" calcext:value-type="float">
            <text:p>573.145</text:p>
          </table:table-cell>
          <table:table-cell/>
          <table:table-cell table:formula="of:=[.U38]/[.W38]" office:value-type="float" office:value="11.6619703565415" calcext:value-type="float">
            <text:p>11.6619703565415</text:p>
          </table:table-cell>
          <table:table-cell table:formula="of:=ABS([.Y38]-10)" office:value-type="float" office:value="1.66197035654154" calcext:value-type="float">
            <text:p>1.66197035654154</text:p>
          </table:table-cell>
          <table:table-cell table:number-columns-repeated="26"/>
        </table:table-row>
        <table:table-row table:style-name="ro1">
          <table:table-cell office:value-type="float" office:value="12181" calcext:value-type="float">
            <text:p>1218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64.481" calcext:value-type="float">
            <text:p>64.4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.72" calcext:value-type="float">
            <text:p>12.72</text:p>
          </table:table-cell>
          <table:table-cell table:number-columns-repeated="2" office:value-type="float" office:value="97.138" calcext:value-type="float">
            <text:p>97.138</text:p>
          </table:table-cell>
          <table:table-cell office:value-type="float" office:value="81.101" calcext:value-type="float">
            <text:p>81.101</text:p>
          </table:table-cell>
          <table:table-cell office:value-type="string" calcext:value-type="string">
            <text:p>907k</text:p>
          </table:table-cell>
          <table:table-cell table:number-columns-repeated="2" office:value-type="string" calcext:value-type="string">
            <text:p>913k</text:p>
          </table:table-cell>
          <table:table-cell office:value-type="float" office:value="0.97" calcext:value-type="float">
            <text:p>0.97</text:p>
          </table:table-cell>
          <table:table-cell office:value-type="float" office:value="7426" calcext:value-type="float">
            <text:p>7426</text:p>
          </table:table-cell>
          <table:table-cell office:value-type="float" office:value="1258.827" calcext:value-type="float">
            <text:p>1258.827</text:p>
          </table:table-cell>
          <table:table-cell office:value-type="float" office:value="1260.827" calcext:value-type="float">
            <text:p>1260.827</text:p>
          </table:table-cell>
          <table:table-cell/>
          <table:table-cell table:formula="of:=[.U39]/[.W39]" office:value-type="float" office:value="5.88978503791559" calcext:value-type="float">
            <text:p>5.88978503791559</text:p>
          </table:table-cell>
          <table:table-cell table:formula="of:=ABS([.Y39]-10)" office:value-type="float" office:value="4.11021496208441" calcext:value-type="float">
            <text:p>4.11021496208441</text:p>
          </table:table-cell>
          <table:table-cell table:number-columns-repeated="26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47.749" calcext:value-type="float">
            <text:p>47.74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.116" calcext:value-type="float">
            <text:p>10.116</text:p>
          </table:table-cell>
          <table:table-cell table:number-columns-repeated="2" office:value-type="float" office:value="77.317" calcext:value-type="float">
            <text:p>77.317</text:p>
          </table:table-cell>
          <table:table-cell office:value-type="float" office:value="63.017" calcext:value-type="float">
            <text:p>63.017</text:p>
          </table:table-cell>
          <table:table-cell office:value-type="string" calcext:value-type="string">
            <text:p>1330k</text:p>
          </table:table-cell>
          <table:table-cell table:number-columns-repeated="2" office:value-type="string" calcext:value-type="string">
            <text:p>1406k</text:p>
          </table:table-cell>
          <table:table-cell office:value-type="float" office:value="0.963" calcext:value-type="float">
            <text:p>0.963</text:p>
          </table:table-cell>
          <table:table-cell office:value-type="float" office:value="14779" calcext:value-type="float">
            <text:p>14779</text:p>
          </table:table-cell>
          <table:table-cell table:number-columns-repeated="2" office:value-type="float" office:value="1321.372" calcext:value-type="float">
            <text:p>1321.372</text:p>
          </table:table-cell>
          <table:table-cell/>
          <table:table-cell table:formula="of:=[.U40]/[.W40]" office:value-type="float" office:value="11.1845869293431" calcext:value-type="float">
            <text:p>11.1845869293431</text:p>
          </table:table-cell>
          <table:table-cell table:formula="of:=ABS([.Y40]-10)" office:value-type="float" office:value="1.18458692934314" calcext:value-type="float">
            <text:p>1.18458692934314</text:p>
          </table:table-cell>
          <table:table-cell table:number-columns-repeated="26"/>
        </table:table-row>
        <table:table-row table:style-name="ro1">
          <table:table-cell office:value-type="float" office:value="12185" calcext:value-type="float">
            <text:p>12185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38.731" calcext:value-type="float">
            <text:p>38.7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.406" calcext:value-type="float">
            <text:p>7.406</text:p>
          </table:table-cell>
          <table:table-cell table:number-columns-repeated="2" office:value-type="float" office:value="56.456" calcext:value-type="float">
            <text:p>56.456</text:p>
          </table:table-cell>
          <table:table-cell office:value-type="float" office:value="46.617" calcext:value-type="float">
            <text:p>46.617</text:p>
          </table:table-cell>
          <table:table-cell office:value-type="string" calcext:value-type="string">
            <text:p>990k</text:p>
          </table:table-cell>
          <table:table-cell table:number-columns-repeated="2" office:value-type="string" calcext:value-type="string">
            <text:p>1045k</text:p>
          </table:table-cell>
          <table:table-cell office:value-type="float" office:value="0.969" calcext:value-type="float">
            <text:p>0.969</text:p>
          </table:table-cell>
          <table:table-cell office:value-type="float" office:value="13625" calcext:value-type="float">
            <text:p>13625</text:p>
          </table:table-cell>
          <table:table-cell table:number-columns-repeated="2" office:value-type="float" office:value="1203.615" calcext:value-type="float">
            <text:p>1203.615</text:p>
          </table:table-cell>
          <table:table-cell/>
          <table:table-cell table:formula="of:=[.U41]/[.W41]" office:value-type="float" office:value="11.3200649709417" calcext:value-type="float">
            <text:p>11.3200649709417</text:p>
          </table:table-cell>
          <table:table-cell table:formula="of:=ABS([.Y41]-10)" office:value-type="float" office:value="1.3200649709417" calcext:value-type="float">
            <text:p>1.3200649709417</text:p>
          </table:table-cell>
          <table:table-cell table:number-columns-repeated="26"/>
        </table:table-row>
        <table:table-row table:style-name="ro1">
          <table:table-cell office:value-type="float" office:value="12186" calcext:value-type="float">
            <text:p>12186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24.201" calcext:value-type="float">
            <text:p>24.2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.621" calcext:value-type="float">
            <text:p>4.621</text:p>
          </table:table-cell>
          <table:table-cell table:number-columns-repeated="2" office:value-type="float" office:value="35.327" calcext:value-type="float">
            <text:p>35.327</text:p>
          </table:table-cell>
          <table:table-cell office:value-type="float" office:value="29.156" calcext:value-type="float">
            <text:p>29.156</text:p>
          </table:table-cell>
          <table:table-cell office:value-type="string" calcext:value-type="string">
            <text:p>1113k</text:p>
          </table:table-cell>
          <table:table-cell table:number-columns-repeated="2" office:value-type="string" calcext:value-type="string">
            <text:p>1290k</text:p>
          </table:table-cell>
          <table:table-cell office:value-type="float" office:value="0.963" calcext:value-type="float">
            <text:p>0.963</text:p>
          </table:table-cell>
          <table:table-cell office:value-type="float" office:value="13449" calcext:value-type="float">
            <text:p>13449</text:p>
          </table:table-cell>
          <table:table-cell table:number-columns-repeated="2" office:value-type="float" office:value="1204.751" calcext:value-type="float">
            <text:p>1204.751</text:p>
          </table:table-cell>
          <table:table-cell/>
          <table:table-cell table:formula="of:=[.U42]/[.W42]" office:value-type="float" office:value="11.1633026243597" calcext:value-type="float">
            <text:p>11.1633026243597</text:p>
          </table:table-cell>
          <table:table-cell table:formula="of:=ABS([.Y42]-10)" office:value-type="float" office:value="1.16330262435972" calcext:value-type="float">
            <text:p>1.16330262435972</text:p>
          </table:table-cell>
          <table:table-cell table:number-columns-repeated="26"/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17.356" calcext:value-type="float">
            <text:p>17.3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.319" calcext:value-type="float">
            <text:p>3.319</text:p>
          </table:table-cell>
          <table:table-cell table:number-columns-repeated="2" office:value-type="float" office:value="25.426" calcext:value-type="float">
            <text:p>25.426</text:p>
          </table:table-cell>
          <table:table-cell office:value-type="float" office:value="20.933" calcext:value-type="float">
            <text:p>20.933</text:p>
          </table:table-cell>
          <table:table-cell office:value-type="string" calcext:value-type="string">
            <text:p>1333k</text:p>
          </table:table-cell>
          <table:table-cell table:number-columns-repeated="2" office:value-type="string" calcext:value-type="string">
            <text:p>928k</text:p>
          </table:table-cell>
          <table:table-cell office:value-type="float" office:value="0.971" calcext:value-type="float">
            <text:p>0.971</text:p>
          </table:table-cell>
          <table:table-cell office:value-type="float" office:value="12922" calcext:value-type="float">
            <text:p>12922</text:p>
          </table:table-cell>
          <table:table-cell office:value-type="float" office:value="1206.118" calcext:value-type="float">
            <text:p>1206.118</text:p>
          </table:table-cell>
          <table:table-cell office:value-type="float" office:value="1204.937" calcext:value-type="float">
            <text:p>1204.937</text:p>
          </table:table-cell>
          <table:table-cell/>
          <table:table-cell table:formula="of:=[.U43]/[.W43]" office:value-type="float" office:value="10.7242121372321" calcext:value-type="float">
            <text:p>10.7242121372321</text:p>
          </table:table-cell>
          <table:table-cell table:formula="of:=ABS([.Y43]-10)" office:value-type="float" office:value="0.724212137232072" calcext:value-type="float">
            <text:p>0.724212137232072</text:p>
          </table:table-cell>
          <table:table-cell table:number-columns-repeated="26"/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9.554" calcext:value-type="float">
            <text:p>9.5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.845" calcext:value-type="float">
            <text:p>1.845</text:p>
          </table:table-cell>
          <table:table-cell table:number-columns-repeated="2" office:value-type="float" office:value="14.12" calcext:value-type="float">
            <text:p>14.12</text:p>
          </table:table-cell>
          <table:table-cell office:value-type="float" office:value="11.561" calcext:value-type="float">
            <text:p>11.561</text:p>
          </table:table-cell>
          <table:table-cell office:value-type="string" calcext:value-type="string">
            <text:p>744k</text:p>
          </table:table-cell>
          <table:table-cell table:number-columns-repeated="2" office:value-type="string" calcext:value-type="string">
            <text:p>1005k</text:p>
          </table:table-cell>
          <table:table-cell office:value-type="float" office:value="0.968" calcext:value-type="float">
            <text:p>0.968</text:p>
          </table:table-cell>
          <table:table-cell office:value-type="float" office:value="8832" calcext:value-type="float">
            <text:p>8832</text:p>
          </table:table-cell>
          <table:table-cell table:number-columns-repeated="2" office:value-type="float" office:value="1209.992" calcext:value-type="float">
            <text:p>1209.992</text:p>
          </table:table-cell>
          <table:table-cell/>
          <table:table-cell table:formula="of:=[.U44]/[.W44]" office:value-type="float" office:value="7.29922181303678" calcext:value-type="float">
            <text:p>7.29922181303678</text:p>
          </table:table-cell>
          <table:table-cell table:formula="of:=ABS([.Y44]-10)" office:value-type="float" office:value="2.70077818696322" calcext:value-type="float">
            <text:p>2.70077818696322</text:p>
          </table:table-cell>
          <table:table-cell table:number-columns-repeated="26"/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4.508" calcext:value-type="float">
            <text:p>4.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116k</text:p>
          </table:table-cell>
          <table:table-cell table:number-columns-repeated="2" office:value-type="string" calcext:value-type="string">
            <text:p>1702k</text:p>
          </table:table-cell>
          <table:table-cell office:value-type="float" office:value="0.966" calcext:value-type="float">
            <text:p>0.966</text:p>
          </table:table-cell>
          <table:table-cell office:value-type="float" office:value="12618" calcext:value-type="float">
            <text:p>12618</text:p>
          </table:table-cell>
          <table:table-cell table:number-columns-repeated="2" office:value-type="float" office:value="1264.335" calcext:value-type="float">
            <text:p>1264.335</text:p>
          </table:table-cell>
          <table:table-cell/>
          <table:table-cell table:formula="of:=[.U45]/[.W45]" office:value-type="float" office:value="9.97994993415511" calcext:value-type="float">
            <text:p>9.97994993415511</text:p>
          </table:table-cell>
          <table:table-cell table:formula="of:=ABS([.Y45]-10)" office:value-type="float" office:value="0.0200500658448917" calcext:value-type="float">
            <text:p>0.020050065844892</text:p>
          </table:table-cell>
          <table:table-cell table:number-columns-repeated="26"/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Carbon0p5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25.863" calcext:value-type="float">
            <text:p>25.86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.957" calcext:value-type="float">
            <text:p>9.957</text:p>
          </table:table-cell>
          <table:table-cell table:number-columns-repeated="2" office:value-type="float" office:value="75.493" calcext:value-type="float">
            <text:p>75.493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239k</text:p>
          </table:table-cell>
          <table:table-cell table:number-columns-repeated="2" office:value-type="string" calcext:value-type="string">
            <text:p>235k</text:p>
          </table:table-cell>
          <table:table-cell office:value-type="float" office:value="0.967" calcext:value-type="float">
            <text:p>0.967</text:p>
          </table:table-cell>
          <table:table-cell office:value-type="float" office:value="9315" calcext:value-type="float">
            <text:p>9315</text:p>
          </table:table-cell>
          <table:table-cell table:number-columns-repeated="2" office:value-type="float" office:value="816.995" calcext:value-type="float">
            <text:p>816.995</text:p>
          </table:table-cell>
          <table:table-cell/>
          <table:table-cell table:formula="of:=[.U46]/[.W46]" office:value-type="float" office:value="11.4015385651075" calcext:value-type="float">
            <text:p>11.4015385651075</text:p>
          </table:table-cell>
          <table:table-cell table:formula="of:=ABS([.Y46]-10)" office:value-type="float" office:value="1.4015385651075" calcext:value-type="float">
            <text:p>1.4015385651075</text:p>
          </table:table-cell>
          <table:table-cell table:number-columns-repeated="26"/>
        </table:table-row>
        <table:table-row table:style-name="ro1">
          <table:table-cell office:value-type="float" office:value="12192" calcext:value-type="float">
            <text:p>12192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59.935" calcext:value-type="float">
            <text:p>59.9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1.316" calcext:value-type="float">
            <text:p>61.316</text:p>
          </table:table-cell>
          <table:table-cell table:number-columns-repeated="2" office:value-type="float" office:value="465.501" calcext:value-type="float">
            <text:p>465.501</text:p>
          </table:table-cell>
          <table:table-cell office:value-type="float" office:value="44.062" calcext:value-type="float">
            <text:p>44.062</text:p>
          </table:table-cell>
          <table:table-cell office:value-type="string" calcext:value-type="string">
            <text:p>672k</text:p>
          </table:table-cell>
          <table:table-cell table:number-columns-repeated="2" office:value-type="string" calcext:value-type="string">
            <text:p>646k</text:p>
          </table:table-cell>
          <table:table-cell office:value-type="float" office:value="0.948" calcext:value-type="float">
            <text:p>0.948</text:p>
          </table:table-cell>
          <table:table-cell office:value-type="float" office:value="8913" calcext:value-type="float">
            <text:p>8913</text:p>
          </table:table-cell>
          <table:table-cell table:number-columns-repeated="2" office:value-type="float" office:value="736.365" calcext:value-type="float">
            <text:p>736.365</text:p>
          </table:table-cell>
          <table:table-cell/>
          <table:table-cell table:formula="of:=[.U47]/[.W47]" office:value-type="float" office:value="12.1040516591636" calcext:value-type="float">
            <text:p>12.1040516591636</text:p>
          </table:table-cell>
          <table:table-cell table:formula="of:=ABS([.Y47]-10)" office:value-type="float" office:value="2.10405165916359" calcext:value-type="float">
            <text:p>2.10405165916359</text:p>
          </table:table-cell>
          <table:table-cell table:number-columns-repeated="26"/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49.046" calcext:value-type="float">
            <text:p>49.04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51.042" calcext:value-type="float">
            <text:p>51.042</text:p>
          </table:table-cell>
          <table:table-cell table:number-columns-repeated="2" office:value-type="float" office:value="391.02" calcext:value-type="float">
            <text:p>391.02</text:p>
          </table:table-cell>
          <table:table-cell office:value-type="float" office:value="32.641" calcext:value-type="float">
            <text:p>32.641</text:p>
          </table:table-cell>
          <table:table-cell office:value-type="string" calcext:value-type="string">
            <text:p>503k</text:p>
          </table:table-cell>
          <table:table-cell table:number-columns-repeated="2" office:value-type="string" calcext:value-type="string">
            <text:p>488k</text:p>
          </table:table-cell>
          <table:table-cell office:value-type="float" office:value="0.943" calcext:value-type="float">
            <text:p>0.943</text:p>
          </table:table-cell>
          <table:table-cell office:value-type="float" office:value="8183" calcext:value-type="float">
            <text:p>8183</text:p>
          </table:table-cell>
          <table:table-cell table:number-columns-repeated="2" office:value-type="float" office:value="666.734" calcext:value-type="float">
            <text:p>666.734</text:p>
          </table:table-cell>
          <table:table-cell/>
          <table:table-cell table:formula="of:=[.U48]/[.W48]" office:value-type="float" office:value="12.2732604006995" calcext:value-type="float">
            <text:p>12.2732604006995</text:p>
          </table:table-cell>
          <table:table-cell table:formula="of:=ABS([.Y48]-10)" office:value-type="float" office:value="2.27326040069953" calcext:value-type="float">
            <text:p>2.27326040069953</text:p>
          </table:table-cell>
          <table:table-cell table:number-columns-repeated="26"/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39.016" calcext:value-type="float">
            <text:p>39.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9.488" calcext:value-type="float">
            <text:p>39.488</text:p>
          </table:table-cell>
          <table:table-cell table:number-columns-repeated="2" office:value-type="float" office:value="303.869" calcext:value-type="float">
            <text:p>303.869</text:p>
          </table:table-cell>
          <table:table-cell office:value-type="float" office:value="23.657" calcext:value-type="float">
            <text:p>23.657</text:p>
          </table:table-cell>
          <table:table-cell office:value-type="string" calcext:value-type="string">
            <text:p>726k</text:p>
          </table:table-cell>
          <table:table-cell table:number-columns-repeated="2" office:value-type="string" calcext:value-type="string">
            <text:p>717k</text:p>
          </table:table-cell>
          <table:table-cell office:value-type="float" office:value="0.964" calcext:value-type="float">
            <text:p>0.964</text:p>
          </table:table-cell>
          <table:table-cell office:value-type="float" office:value="14100" calcext:value-type="float">
            <text:p>14100</text:p>
          </table:table-cell>
          <table:table-cell table:number-columns-repeated="2" office:value-type="float" office:value="606.347" calcext:value-type="float">
            <text:p>606.347</text:p>
          </table:table-cell>
          <table:table-cell/>
          <table:table-cell table:formula="of:=[.U49]/[.W49]" office:value-type="float" office:value="23.2540113169522" calcext:value-type="float">
            <text:p>23.2540113169522</text:p>
          </table:table-cell>
          <table:table-cell table:formula="of:=ABS([.Y49]-10)" office:value-type="float" office:value="13.2540113169522" calcext:value-type="float">
            <text:p>13.2540113169522</text:p>
          </table:table-cell>
          <table:table-cell table:number-columns-repeated="26"/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23.537" calcext:value-type="float">
            <text:p>23.53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4.839" calcext:value-type="float">
            <text:p>24.839</text:p>
          </table:table-cell>
          <table:table-cell table:number-columns-repeated="2" office:value-type="float" office:value="191.278" calcext:value-type="float">
            <text:p>191.278</text:p>
          </table:table-cell>
          <table:table-cell office:value-type="float" office:value="15.069" calcext:value-type="float">
            <text:p>15.069</text:p>
          </table:table-cell>
          <table:table-cell office:value-type="string" calcext:value-type="string">
            <text:p>470k</text:p>
          </table:table-cell>
          <table:table-cell table:number-columns-repeated="2" office:value-type="string" calcext:value-type="string">
            <text:p>464k</text:p>
          </table:table-cell>
          <table:table-cell office:value-type="float" office:value="0.97" calcext:value-type="float">
            <text:p>0.97</text:p>
          </table:table-cell>
          <table:table-cell office:value-type="float" office:value="14766" calcext:value-type="float">
            <text:p>14766</text:p>
          </table:table-cell>
          <table:table-cell table:number-columns-repeated="2" office:value-type="float" office:value="640.784" calcext:value-type="float">
            <text:p>640.784</text:p>
          </table:table-cell>
          <table:table-cell/>
          <table:table-cell table:formula="of:=[.U50]/[.W50]" office:value-type="float" office:value="23.0436465329971" calcext:value-type="float">
            <text:p>23.0436465329971</text:p>
          </table:table-cell>
          <table:table-cell table:formula="of:=ABS([.Y50]-10)" office:value-type="float" office:value="13.0436465329971" calcext:value-type="float">
            <text:p>13.0436465329971</text:p>
          </table:table-cell>
          <table:table-cell table:number-columns-repeated="26"/>
        </table:table-row>
        <table:table-row table:style-name="ro1">
          <table:table-cell office:value-type="float" office:value="12196" calcext:value-type="float">
            <text:p>12196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11.969" calcext:value-type="float">
            <text:p>11.96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6.866" calcext:value-type="float">
            <text:p>16.866</text:p>
          </table:table-cell>
          <table:table-cell table:number-columns-repeated="2" office:value-type="float" office:value="132.345" calcext:value-type="float">
            <text:p>132.345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224k</text:p>
          </table:table-cell>
          <table:table-cell table:number-columns-repeated="2" office:value-type="string" calcext:value-type="string">
            <text:p>225k</text:p>
          </table:table-cell>
          <table:table-cell office:value-type="float" office:value="0.966" calcext:value-type="float">
            <text:p>0.966</text:p>
          </table:table-cell>
          <table:table-cell office:value-type="float" office:value="3742" calcext:value-type="float">
            <text:p>3742</text:p>
          </table:table-cell>
          <table:table-cell table:number-columns-repeated="2" office:value-type="float" office:value="617.339" calcext:value-type="float">
            <text:p>617.339</text:p>
          </table:table-cell>
          <table:table-cell/>
          <table:table-cell table:formula="of:=[.U51]/[.W51]" office:value-type="float" office:value="6.06149943548034" calcext:value-type="float">
            <text:p>6.06149943548034</text:p>
          </table:table-cell>
          <table:table-cell table:formula="of:=ABS([.Y51]-10)" office:value-type="float" office:value="3.93850056451966" calcext:value-type="float">
            <text:p>3.93850056451966</text:p>
          </table:table-cell>
          <table:table-cell table:number-columns-repeated="26"/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9.238" calcext:value-type="float">
            <text:p>9.2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9.78" calcext:value-type="float">
            <text:p>9.78</text:p>
          </table:table-cell>
          <table:table-cell table:number-columns-repeated="2" office:value-type="float" office:value="77.028" calcext:value-type="float">
            <text:p>77.028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629k</text:p>
          </table:table-cell>
          <table:table-cell table:number-columns-repeated="2" office:value-type="string" calcext:value-type="string">
            <text:p>685k</text:p>
          </table:table-cell>
          <table:table-cell office:value-type="float" office:value="0.97" calcext:value-type="float">
            <text:p>0.97</text:p>
          </table:table-cell>
          <table:table-cell office:value-type="float" office:value="6779" calcext:value-type="float">
            <text:p>6779</text:p>
          </table:table-cell>
          <table:table-cell table:number-columns-repeated="2" office:value-type="float" office:value="600.51" calcext:value-type="float">
            <text:p>600.51</text:p>
          </table:table-cell>
          <table:table-cell/>
          <table:table-cell table:formula="of:=[.U52]/[.W52]" office:value-type="float" office:value="11.2887379061131" calcext:value-type="float">
            <text:p>11.2887379061131</text:p>
          </table:table-cell>
          <table:table-cell table:formula="of:=ABS([.Y52]-10)" office:value-type="float" office:value="1.28873790611314" calcext:value-type="float">
            <text:p>1.28873790611314</text:p>
          </table:table-cell>
          <table:table-cell table:number-columns-repeated="26"/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4.738" calcext:value-type="float">
            <text:p>4.7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94k</text:p>
          </table:table-cell>
          <table:table-cell table:number-columns-repeated="2" office:value-type="string" calcext:value-type="string">
            <text:p>707k</text:p>
          </table:table-cell>
          <table:table-cell office:value-type="float" office:value="0.978" calcext:value-type="float">
            <text:p>0.978</text:p>
          </table:table-cell>
          <table:table-cell office:value-type="float" office:value="6775" calcext:value-type="float">
            <text:p>6775</text:p>
          </table:table-cell>
          <table:table-cell table:number-columns-repeated="2" office:value-type="float" office:value="600.16" calcext:value-type="float">
            <text:p>600.16</text:p>
          </table:table-cell>
          <table:table-cell/>
          <table:table-cell table:formula="of:=[.U53]/[.W53]" office:value-type="float" office:value="11.2886563583045" calcext:value-type="float">
            <text:p>11.2886563583045</text:p>
          </table:table-cell>
          <table:table-cell table:formula="of:=ABS([.Y53]-10)" office:value-type="float" office:value="1.28865635830445" calcext:value-type="float">
            <text:p>1.28865635830445</text:p>
          </table:table-cell>
          <table:table-cell table:number-columns-repeated="26"/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27" calcext:value-type="float">
            <text:p>5.27</text:p>
          </table:table-cell>
          <table:table-cell office:value-type="float" office:value="8.995" calcext:value-type="float">
            <text:p>8.995</text:p>
          </table:table-cell>
          <table:table-cell office:value-type="float" office:value="4.1" calcext:value-type="float">
            <text:p>4.1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60.924" calcext:value-type="float">
            <text:p>60.9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4.217" calcext:value-type="float">
            <text:p>64.217</text:p>
          </table:table-cell>
          <table:table-cell table:number-columns-repeated="2" office:value-type="float" office:value="492.561" calcext:value-type="float">
            <text:p>492.561</text:p>
          </table:table-cell>
          <table:table-cell office:value-type="float" office:value="48.284" calcext:value-type="float">
            <text:p>48.284</text:p>
          </table:table-cell>
          <table:table-cell office:value-type="string" calcext:value-type="string">
            <text:p>730k</text:p>
          </table:table-cell>
          <table:table-cell table:number-columns-repeated="2" office:value-type="string" calcext:value-type="string">
            <text:p>709k</text:p>
          </table:table-cell>
          <table:table-cell office:value-type="float" office:value="0.939" calcext:value-type="float">
            <text:p>0.939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93.406" calcext:value-type="float">
            <text:p>793.406</text:p>
          </table:table-cell>
          <table:table-cell/>
          <table:table-cell table:formula="of:=[.U54]/[.W54]" office:value-type="float" office:value="0.925125345661616" calcext:value-type="float">
            <text:p>0.925125345661616</text:p>
          </table:table-cell>
          <table:table-cell table:formula="of:=ABS([.Y54]-10)" office:value-type="float" office:value="9.07487465433838" calcext:value-type="float">
            <text:p>9.07487465433838</text:p>
          </table:table-cell>
          <table:table-cell table:number-columns-repeated="26"/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3.703" calcext:value-type="float">
            <text:p>53.70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.13" calcext:value-type="float">
            <text:p>85.13</text:p>
          </table:table-cell>
          <table:table-cell office:value-type="float" office:value="262.821" calcext:value-type="float">
            <text:p>262.821</text:p>
          </table:table-cell>
          <table:table-cell office:value-type="float" office:value="1.737" calcext:value-type="float">
            <text:p>1.737</text:p>
          </table:table-cell>
          <table:table-cell office:value-type="float" office:value="99.602" calcext:value-type="float">
            <text:p>99.602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2661k</text:p>
          </table:table-cell>
          <table:table-cell office:value-type="float" office:value="0.465" calcext:value-type="float">
            <text:p>0.465</text:p>
          </table:table-cell>
          <table:table-cell office:value-type="float" office:value="18292" calcext:value-type="float">
            <text:p>18292</text:p>
          </table:table-cell>
          <table:table-cell table:number-columns-repeated="2" office:value-type="float" office:value="1859.031" calcext:value-type="float">
            <text:p>1859.031</text:p>
          </table:table-cell>
          <table:table-cell/>
          <table:table-cell table:formula="of:=[.U55]/[.W55]" office:value-type="float" office:value="9.83953468231568" calcext:value-type="float">
            <text:p>9.83953468231568</text:p>
          </table:table-cell>
          <table:table-cell table:formula="of:=ABS([.Y55]-10)" office:value-type="float" office:value="0.16046531768432" calcext:value-type="float">
            <text:p>0.16046531768432</text:p>
          </table:table-cell>
          <table:table-cell table:number-columns-repeated="26"/>
        </table:table-row>
        <table:table-row table:style-name="ro1">
          <table:table-cell office:value-type="float" office:value="11884" calcext:value-type="float">
            <text:p>1188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4.559" calcext:value-type="float">
            <text:p>64.55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.14" calcext:value-type="float">
            <text:p>88.14</text:p>
          </table:table-cell>
          <table:table-cell office:value-type="float" office:value="270.801" calcext:value-type="float">
            <text:p>270.801</text:p>
          </table:table-cell>
          <table:table-cell office:value-type="float" office:value="1.814" calcext:value-type="float">
            <text:p>1.814</text:p>
          </table:table-cell>
          <table:table-cell office:value-type="float" office:value="100.756" calcext:value-type="float">
            <text:p>100.756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2728k</text:p>
          </table:table-cell>
          <table:table-cell office:value-type="float" office:value="0.462" calcext:value-type="float">
            <text:p>0.462</text:p>
          </table:table-cell>
          <table:table-cell office:value-type="float" office:value="15353" calcext:value-type="float">
            <text:p>15353</text:p>
          </table:table-cell>
          <table:table-cell table:number-columns-repeated="2" office:value-type="float" office:value="1561.416" calcext:value-type="float">
            <text:p>1561.416</text:p>
          </table:table-cell>
          <table:table-cell/>
          <table:table-cell table:formula="of:=[.U56]/[.W56]" office:value-type="float" office:value="9.8327415627866" calcext:value-type="float">
            <text:p>9.8327415627866</text:p>
          </table:table-cell>
          <table:table-cell table:formula="of:=ABS([.Y56]-10)" office:value-type="float" office:value="0.1672584372134" calcext:value-type="float">
            <text:p>0.1672584372134</text:p>
          </table:table-cell>
          <table:table-cell table:number-columns-repeated="26"/>
        </table:table-row>
        <table:table-row table:style-name="ro1">
          <table:table-cell office:value-type="float" office:value="11885" calcext:value-type="float">
            <text:p>1188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9.937" calcext:value-type="float">
            <text:p>59.93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6.83" calcext:value-type="float">
            <text:p>86.83</text:p>
          </table:table-cell>
          <table:table-cell office:value-type="float" office:value="265.645" calcext:value-type="float">
            <text:p>265.645</text:p>
          </table:table-cell>
          <table:table-cell office:value-type="float" office:value="1.78" calcext:value-type="float">
            <text:p>1.78</text:p>
          </table:table-cell>
          <table:table-cell office:value-type="float" office:value="99.795" calcext:value-type="float">
            <text:p>99.795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197k</text:p>
          </table:table-cell>
          <table:table-cell office:value-type="string" calcext:value-type="string">
            <text:p>2708k</text:p>
          </table:table-cell>
          <table:table-cell office:value-type="float" office:value="0.468" calcext:value-type="float">
            <text:p>0.468</text:p>
          </table:table-cell>
          <table:table-cell office:value-type="float" office:value="16379" calcext:value-type="float">
            <text:p>16379</text:p>
          </table:table-cell>
          <table:table-cell table:number-columns-repeated="2" office:value-type="float" office:value="1667.053" calcext:value-type="float">
            <text:p>1667.053</text:p>
          </table:table-cell>
          <table:table-cell/>
          <table:table-cell table:formula="of:=[.U57]/[.W57]" office:value-type="float" office:value="9.82512253659602" calcext:value-type="float">
            <text:p>9.82512253659602</text:p>
          </table:table-cell>
          <table:table-cell table:formula="of:=ABS([.Y57]-10)" office:value-type="float" office:value="0.174877463403984" calcext:value-type="float">
            <text:p>0.174877463403984</text:p>
          </table:table-cell>
          <table:table-cell table:number-columns-repeated="26"/>
        </table:table-row>
        <table:table-row table:style-name="ro1">
          <table:table-cell office:value-type="float" office:value="11886" calcext:value-type="float">
            <text:p>1188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1.669" calcext:value-type="float">
            <text:p>51.66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.821" calcext:value-type="float">
            <text:p>87.821</text:p>
          </table:table-cell>
          <table:table-cell office:value-type="float" office:value="268.21" calcext:value-type="float">
            <text:p>268.21</text:p>
          </table:table-cell>
          <table:table-cell office:value-type="float" office:value="1.808" calcext:value-type="float">
            <text:p>1.808</text:p>
          </table:table-cell>
          <table:table-cell office:value-type="float" office:value="76.744" calcext:value-type="float">
            <text:p>76.744</text:p>
          </table:table-cell>
          <table:table-cell office:value-type="string" calcext:value-type="string">
            <text:p>99k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2093k</text:p>
          </table:table-cell>
          <table:table-cell office:value-type="float" office:value="0.459" calcext:value-type="float">
            <text:p>0.459</text:p>
          </table:table-cell>
          <table:table-cell office:value-type="float" office:value="14665" calcext:value-type="float">
            <text:p>14665</text:p>
          </table:table-cell>
          <table:table-cell table:number-columns-repeated="2" office:value-type="float" office:value="1489.347" calcext:value-type="float">
            <text:p>1489.347</text:p>
          </table:table-cell>
          <table:table-cell/>
          <table:table-cell table:formula="of:=[.U58]/[.W58]" office:value-type="float" office:value="9.84659719998093" calcext:value-type="float">
            <text:p>9.84659719998093</text:p>
          </table:table-cell>
          <table:table-cell table:formula="of:=ABS([.Y58]-10)" office:value-type="float" office:value="0.153402800019069" calcext:value-type="float">
            <text:p>0.153402800019069</text:p>
          </table:table-cell>
          <table:table-cell table:number-columns-repeated="26"/>
        </table:table-row>
        <table:table-row table:style-name="ro1">
          <table:table-cell office:value-type="float" office:value="11887" calcext:value-type="float">
            <text:p>1188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0k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.292" calcext:value-type="float">
            <text:p>15.292</text:p>
          </table:table-cell>
          <table:table-cell/>
          <table:table-cell table:formula="of:=[.U59]/[.W59]" office:value-type="float" office:value="10.0052314935914" calcext:value-type="float">
            <text:p>10.0052314935914</text:p>
          </table:table-cell>
          <table:table-cell table:formula="of:=ABS([.Y59]-10)" office:value-type="float" office:value="0.00523149359142039" calcext:value-type="float">
            <text:p>0.00523149359142</text:p>
          </table:table-cell>
          <table:table-cell table:number-columns-repeated="26"/>
        </table:table-row>
        <table:table-row table:style-name="ro1">
          <table:table-cell office:value-type="float" office:value="11888" calcext:value-type="float">
            <text:p>1188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7.391" calcext:value-type="float">
            <text:p>67.39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.255" calcext:value-type="float">
            <text:p>89.255</text:p>
          </table:table-cell>
          <table:table-cell office:value-type="float" office:value="272.632" calcext:value-type="float">
            <text:p>272.632</text:p>
          </table:table-cell>
          <table:table-cell office:value-type="float" office:value="1.833" calcext:value-type="float">
            <text:p>1.833</text:p>
          </table:table-cell>
          <table:table-cell office:value-type="float" office:value="8.628" calcext:value-type="float">
            <text:p>8.628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235k</text:p>
          </table:table-cell>
          <table:table-cell office:value-type="float" office:value="0.767" calcext:value-type="float">
            <text:p>0.767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128.029" calcext:value-type="float">
            <text:p>128.029</text:p>
          </table:table-cell>
          <table:table-cell/>
          <table:table-cell table:formula="of:=[.U60]/[.W60]" office:value-type="float" office:value="8.51369611572378" calcext:value-type="float">
            <text:p>8.51369611572378</text:p>
          </table:table-cell>
          <table:table-cell table:formula="of:=ABS([.Y60]-10)" office:value-type="float" office:value="1.48630388427622" calcext:value-type="float">
            <text:p>1.48630388427622</text:p>
          </table:table-cell>
          <table:table-cell table:number-columns-repeated="26"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42.276" calcext:value-type="float">
            <text:p>42.27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.718" calcext:value-type="float">
            <text:p>80.718</text:p>
          </table:table-cell>
          <table:table-cell office:value-type="float" office:value="245.411" calcext:value-type="float">
            <text:p>245.411</text:p>
          </table:table-cell>
          <table:table-cell office:value-type="float" office:value="1.614" calcext:value-type="float">
            <text:p>1.614</text:p>
          </table:table-cell>
          <table:table-cell office:value-type="float" office:value="44.192" calcext:value-type="float">
            <text:p>44.192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1173k</text:p>
          </table:table-cell>
          <table:table-cell office:value-type="float" office:value="0.767" calcext:value-type="float">
            <text:p>0.767</text:p>
          </table:table-cell>
          <table:table-cell office:value-type="float" office:value="10353" calcext:value-type="float">
            <text:p>10353</text:p>
          </table:table-cell>
          <table:table-cell table:number-columns-repeated="2" office:value-type="float" office:value="1051.196" calcext:value-type="float">
            <text:p>1051.196</text:p>
          </table:table-cell>
          <table:table-cell/>
          <table:table-cell table:formula="of:=[.U61]/[.W61]" office:value-type="float" office:value="9.84878176857598" calcext:value-type="float">
            <text:p>9.84878176857598</text:p>
          </table:table-cell>
          <table:table-cell table:formula="of:=ABS([.Y61]-10)" office:value-type="float" office:value="0.151218231424016" calcext:value-type="float">
            <text:p>0.151218231424016</text:p>
          </table:table-cell>
          <table:table-cell table:number-columns-repeated="26"/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8.843" calcext:value-type="float">
            <text:p>58.84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663" calcext:value-type="float">
            <text:p>84.663</text:p>
          </table:table-cell>
          <table:table-cell office:value-type="float" office:value="257.308" calcext:value-type="float">
            <text:p>257.308</text:p>
          </table:table-cell>
          <table:table-cell office:value-type="float" office:value="1.702" calcext:value-type="float">
            <text:p>1.702</text:p>
          </table:table-cell>
          <table:table-cell office:value-type="float" office:value="33.826" calcext:value-type="float">
            <text:p>33.826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901k</text:p>
          </table:table-cell>
          <table:table-cell office:value-type="float" office:value="0.765" calcext:value-type="float">
            <text:p>0.765</text:p>
          </table:table-cell>
          <table:table-cell office:value-type="float" office:value="5674" calcext:value-type="float">
            <text:p>5674</text:p>
          </table:table-cell>
          <table:table-cell table:number-columns-repeated="2" office:value-type="float" office:value="575.558" calcext:value-type="float">
            <text:p>575.558</text:p>
          </table:table-cell>
          <table:table-cell/>
          <table:table-cell table:formula="of:=[.U62]/[.W62]" office:value-type="float" office:value="9.85825928924626" calcext:value-type="float">
            <text:p>9.85825928924626</text:p>
          </table:table-cell>
          <table:table-cell table:formula="of:=ABS([.Y62]-10)" office:value-type="float" office:value="0.141740710753737" calcext:value-type="float">
            <text:p>0.141740710753737</text:p>
          </table:table-cell>
          <table:table-cell table:number-columns-repeated="26"/>
        </table:table-row>
        <table:table-row table:style-name="ro1">
          <table:table-cell office:value-type="float" office:value="11891" calcext:value-type="float">
            <text:p>1189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4.749" calcext:value-type="float">
            <text:p>54.74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6.765" calcext:value-type="float">
            <text:p>86.765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.752" calcext:value-type="float">
            <text:p>1.752</text:p>
          </table:table-cell>
          <table:table-cell office:value-type="float" office:value="40.474" calcext:value-type="float">
            <text:p>40.474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1087k</text:p>
          </table:table-cell>
          <table:table-cell office:value-type="float" office:value="0.767" calcext:value-type="float">
            <text:p>0.767</text:p>
          </table:table-cell>
          <table:table-cell office:value-type="float" office:value="7281" calcext:value-type="float">
            <text:p>7281</text:p>
          </table:table-cell>
          <table:table-cell table:number-columns-repeated="2" office:value-type="float" office:value="740.768" calcext:value-type="float">
            <text:p>740.768</text:p>
          </table:table-cell>
          <table:table-cell/>
          <table:table-cell table:formula="of:=[.U63]/[.W63]" office:value-type="float" office:value="9.82898829323081" calcext:value-type="float">
            <text:p>9.82898829323081</text:p>
          </table:table-cell>
          <table:table-cell table:formula="of:=ABS([.Y63]-10)" office:value-type="float" office:value="0.171011706769191" calcext:value-type="float">
            <text:p>0.171011706769191</text:p>
          </table:table-cell>
          <table:table-cell table:number-columns-repeated="26"/>
        </table:table-row>
        <table:table-row table:style-name="ro1">
          <table:table-cell office:value-type="float" office:value="11892" calcext:value-type="float">
            <text:p>1189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9.846" calcext:value-type="float">
            <text:p>59.84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6.406" calcext:value-type="float">
            <text:p>86.406</text:p>
          </table:table-cell>
          <table:table-cell office:value-type="float" office:value="262.031" calcext:value-type="float">
            <text:p>262.031</text:p>
          </table:table-cell>
          <table:table-cell office:value-type="float" office:value="1.75" calcext:value-type="float">
            <text:p>1.75</text:p>
          </table:table-cell>
          <table:table-cell office:value-type="float" office:value="45.262" calcext:value-type="float">
            <text:p>45.262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89k</text:p>
          </table:table-cell>
          <table:table-cell office:value-type="string" calcext:value-type="string">
            <text:p>1220k</text:p>
          </table:table-cell>
          <table:table-cell office:value-type="float" office:value="0.763" calcext:value-type="float">
            <text:p>0.763</text:p>
          </table:table-cell>
          <table:table-cell office:value-type="float" office:value="7434" calcext:value-type="float">
            <text:p>7434</text:p>
          </table:table-cell>
          <table:table-cell table:number-columns-repeated="2" office:value-type="float" office:value="757.206" calcext:value-type="float">
            <text:p>757.206</text:p>
          </table:table-cell>
          <table:table-cell/>
          <table:table-cell table:formula="of:=[.U64]/[.W64]" office:value-type="float" office:value="9.81767180925666" calcext:value-type="float">
            <text:p>9.81767180925666</text:p>
          </table:table-cell>
          <table:table-cell table:formula="of:=ABS([.Y64]-10)" office:value-type="float" office:value="0.182328190743338" calcext:value-type="float">
            <text:p>0.182328190743338</text:p>
          </table:table-cell>
          <table:table-cell table:number-columns-repeated="26"/>
        </table:table-row>
        <table:table-row table:style-name="ro1">
          <table:table-cell office:value-type="float" office:value="11893" calcext:value-type="float">
            <text:p>1189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7.14" calcext:value-type="float">
            <text:p>57.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955" calcext:value-type="float">
            <text:p>84.955</text:p>
          </table:table-cell>
          <table:table-cell office:value-type="float" office:value="257.108" calcext:value-type="float">
            <text:p>257.108</text:p>
          </table:table-cell>
          <table:table-cell office:value-type="float" office:value="1.708" calcext:value-type="float">
            <text:p>1.708</text:p>
          </table:table-cell>
          <table:table-cell office:value-type="float" office:value="49.345" calcext:value-type="float">
            <text:p>49.345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1321k</text:p>
          </table:table-cell>
          <table:table-cell office:value-type="float" office:value="0.759" calcext:value-type="float">
            <text:p>0.759</text:p>
          </table:table-cell>
          <table:table-cell office:value-type="float" office:value="8526" calcext:value-type="float">
            <text:p>8526</text:p>
          </table:table-cell>
          <table:table-cell table:number-columns-repeated="2" office:value-type="float" office:value="865.134" calcext:value-type="float">
            <text:p>865.134</text:p>
          </table:table-cell>
          <table:table-cell/>
          <table:table-cell table:formula="of:=[.U65]/[.W65]" office:value-type="float" office:value="9.85512070962417" calcext:value-type="float">
            <text:p>9.85512070962417</text:p>
          </table:table-cell>
          <table:table-cell table:formula="of:=ABS([.Y65]-10)" office:value-type="float" office:value="0.144879290375826" calcext:value-type="float">
            <text:p>0.144879290375826</text:p>
          </table:table-cell>
          <table:table-cell table:number-columns-repeated="26"/>
        </table:table-row>
        <table:table-row table:style-name="ro1">
          <table:table-cell office:value-type="float" office:value="11894" calcext:value-type="float">
            <text:p>1189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6.012" calcext:value-type="float">
            <text:p>26.0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.99" calcext:value-type="float">
            <text:p>66.99</text:p>
          </table:table-cell>
          <table:table-cell office:value-type="float" office:value="200.358" calcext:value-type="float">
            <text:p>200.358</text:p>
          </table:table-cell>
          <table:table-cell office:value-type="float" office:value="1.235" calcext:value-type="float">
            <text:p>1.235</text:p>
          </table:table-cell>
          <table:table-cell office:value-type="float" office:value="16.422" calcext:value-type="float">
            <text:p>16.42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409k</text:p>
          </table:table-cell>
          <table:table-cell office:value-type="float" office:value="0.79" calcext:value-type="float">
            <text:p>0.79</text:p>
          </table:table-cell>
          <table:table-cell office:value-type="float" office:value="6337" calcext:value-type="float">
            <text:p>6337</text:p>
          </table:table-cell>
          <table:table-cell table:number-columns-repeated="2" office:value-type="float" office:value="640.986" calcext:value-type="float">
            <text:p>640.986</text:p>
          </table:table-cell>
          <table:table-cell/>
          <table:table-cell table:formula="of:=[.U66]/[.W66]" office:value-type="float" office:value="9.88633137073197" calcext:value-type="float">
            <text:p>9.88633137073197</text:p>
          </table:table-cell>
          <table:table-cell table:formula="of:=ABS([.Y66]-10)" office:value-type="float" office:value="0.113668629268034" calcext:value-type="float">
            <text:p>0.113668629268034</text:p>
          </table:table-cell>
          <table:table-cell table:number-columns-repeated="26"/>
        </table:table-row>
        <table:table-row table:style-name="ro1">
          <table:table-cell office:value-type="float" office:value="11895" calcext:value-type="float">
            <text:p>1189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669" calcext:value-type="float">
            <text:p>7.66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.217" calcext:value-type="float">
            <text:p>42.217</text:p>
          </table:table-cell>
          <table:table-cell office:value-type="float" office:value="121.99" calcext:value-type="float">
            <text:p>121.99</text:p>
          </table:table-cell>
          <table:table-cell office:value-type="float" office:value="0.56" calcext:value-type="float">
            <text:p>0.56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7k</text:p>
          </table:table-cell>
          <table:table-cell office:value-type="float" office:value="0.865" calcext:value-type="float">
            <text:p>0.865</text:p>
          </table:table-cell>
          <table:table-cell office:value-type="float" office:value="1217" calcext:value-type="float">
            <text:p>1217</text:p>
          </table:table-cell>
          <table:table-cell table:number-columns-repeated="2" office:value-type="float" office:value="122.314" calcext:value-type="float">
            <text:p>122.314</text:p>
          </table:table-cell>
          <table:table-cell/>
          <table:table-cell table:formula="of:=[.U67]/[.W67]" office:value-type="float" office:value="9.94980133100054" calcext:value-type="float">
            <text:p>9.94980133100054</text:p>
          </table:table-cell>
          <table:table-cell table:formula="of:=ABS([.Y67]-10)" office:value-type="float" office:value="0.0501986689994602" calcext:value-type="float">
            <text:p>0.05019866899946</text:p>
          </table:table-cell>
          <table:table-cell table:number-columns-repeated="26"/>
        </table:table-row>
        <table:table-row table:style-name="ro1">
          <table:table-cell office:value-type="float" office:value="11896" calcext:value-type="float">
            <text:p>118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3.431" calcext:value-type="float">
            <text:p>63.4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64" calcext:value-type="float">
            <text:p>84.64</text:p>
          </table:table-cell>
          <table:table-cell office:value-type="float" office:value="255.087" calcext:value-type="float">
            <text:p>255.087</text:p>
          </table:table-cell>
          <table:table-cell office:value-type="float" office:value="1.666" calcext:value-type="float">
            <text:p>1.666</text:p>
          </table:table-cell>
          <table:table-cell office:value-type="float" office:value="17.199" calcext:value-type="float">
            <text:p>17.19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452k</text:p>
          </table:table-cell>
          <table:table-cell office:value-type="float" office:value="0.773" calcext:value-type="float">
            <text:p>0.773</text:p>
          </table:table-cell>
          <table:table-cell office:value-type="float" office:value="2672" calcext:value-type="float">
            <text:p>2672</text:p>
          </table:table-cell>
          <table:table-cell table:number-columns-repeated="2" office:value-type="float" office:value="271.151" calcext:value-type="float">
            <text:p>271.151</text:p>
          </table:table-cell>
          <table:table-cell/>
          <table:table-cell table:formula="of:=[.U68]/[.W68]" office:value-type="float" office:value="9.85428783224108" calcext:value-type="float">
            <text:p>9.85428783224108</text:p>
          </table:table-cell>
          <table:table-cell table:formula="of:=ABS([.Y68]-10)" office:value-type="float" office:value="0.145712167758925" calcext:value-type="float">
            <text:p>0.145712167758925</text:p>
          </table:table-cell>
          <table:table-cell table:number-columns-repeated="26"/>
        </table:table-row>
        <table:table-row table:style-name="ro1">
          <table:table-cell office:value-type="float" office:value="11897" calcext:value-type="float">
            <text:p>1189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7.005" calcext:value-type="float">
            <text:p>67.00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.38" calcext:value-type="float">
            <text:p>89.38</text:p>
          </table:table-cell>
          <table:table-cell office:value-type="float" office:value="270.222" calcext:value-type="float">
            <text:p>270.222</text:p>
          </table:table-cell>
          <table:table-cell office:value-type="float" office:value="1.828" calcext:value-type="float">
            <text:p>1.828</text:p>
          </table:table-cell>
          <table:table-cell office:value-type="float" office:value="48.442" calcext:value-type="float">
            <text:p>48.442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95k</text:p>
          </table:table-cell>
          <table:table-cell office:value-type="string" calcext:value-type="string">
            <text:p>1321k</text:p>
          </table:table-cell>
          <table:table-cell office:value-type="float" office:value="0.755" calcext:value-type="float">
            <text:p>0.755</text:p>
          </table:table-cell>
          <table:table-cell office:value-type="float" office:value="7115" calcext:value-type="float">
            <text:p>7115</text:p>
          </table:table-cell>
          <table:table-cell table:number-columns-repeated="2" office:value-type="float" office:value="722.96" calcext:value-type="float">
            <text:p>722.96</text:p>
          </table:table-cell>
          <table:table-cell/>
          <table:table-cell table:formula="of:=[.U69]/[.W69]" office:value-type="float" office:value="9.84148500608609" calcext:value-type="float">
            <text:p>9.84148500608609</text:p>
          </table:table-cell>
          <table:table-cell table:formula="of:=ABS([.Y69]-10)" office:value-type="float" office:value="0.15851499391391" calcext:value-type="float">
            <text:p>0.15851499391391</text:p>
          </table:table-cell>
          <table:table-cell table:number-columns-repeated="26"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1.935" calcext:value-type="float">
            <text:p>51.93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.855" calcext:value-type="float">
            <text:p>81.855</text:p>
          </table:table-cell>
          <table:table-cell office:value-type="float" office:value="246.373" calcext:value-type="float">
            <text:p>246.373</text:p>
          </table:table-cell>
          <table:table-cell office:value-type="float" office:value="1.623" calcext:value-type="float">
            <text:p>1.623</text:p>
          </table:table-cell>
          <table:table-cell office:value-type="float" office:value="49.895" calcext:value-type="float">
            <text:p>49.895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1321k</text:p>
          </table:table-cell>
          <table:table-cell office:value-type="float" office:value="0.773" calcext:value-type="float">
            <text:p>0.773</text:p>
          </table:table-cell>
          <table:table-cell office:value-type="float" office:value="9490" calcext:value-type="float">
            <text:p>9490</text:p>
          </table:table-cell>
          <table:table-cell office:value-type="float" office:value="963.634" calcext:value-type="float">
            <text:p>963.634</text:p>
          </table:table-cell>
          <table:table-cell office:value-type="float" office:value="963.635" calcext:value-type="float">
            <text:p>963.635</text:p>
          </table:table-cell>
          <table:table-cell/>
          <table:table-cell table:formula="of:=[.U70]/[.W70]" office:value-type="float" office:value="9.84812714357615" calcext:value-type="float">
            <text:p>9.84812714357615</text:p>
          </table:table-cell>
          <table:table-cell table:formula="of:=ABS([.Y70]-10)" office:value-type="float" office:value="0.151872856423854" calcext:value-type="float">
            <text:p>0.151872856423854</text:p>
          </table:table-cell>
          <table:table-cell table:number-columns-repeated="26"/>
        </table:table-row>
        <table:table-row table:style-name="ro1">
          <table:table-cell office:value-type="float" office:value="11899" calcext:value-type="float">
            <text:p>118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3.726" calcext:value-type="float">
            <text:p>53.7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.042" calcext:value-type="float">
            <text:p>87.042</text:p>
          </table:table-cell>
          <table:table-cell office:value-type="float" office:value="262.414" calcext:value-type="float">
            <text:p>262.414</text:p>
          </table:table-cell>
          <table:table-cell office:value-type="float" office:value="1.765" calcext:value-type="float">
            <text:p>1.765</text:p>
          </table:table-cell>
          <table:table-cell office:value-type="float" office:value="26.881" calcext:value-type="float">
            <text:p>26.881</text:p>
          </table:table-cell>
          <table:table-cell office:value-type="string" calcext:value-type="string">
            <text:p>35k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729k</text:p>
          </table:table-cell>
          <table:table-cell office:value-type="float" office:value="0.762" calcext:value-type="float">
            <text:p>0.762</text:p>
          </table:table-cell>
          <table:table-cell office:value-type="float" office:value="4936" calcext:value-type="float">
            <text:p>4936</text:p>
          </table:table-cell>
          <table:table-cell table:number-columns-repeated="2" office:value-type="float" office:value="501.473" calcext:value-type="float">
            <text:p>501.473</text:p>
          </table:table-cell>
          <table:table-cell/>
          <table:table-cell table:formula="of:=[.U71]/[.W71]" office:value-type="float" office:value="9.84300251459201" calcext:value-type="float">
            <text:p>9.84300251459201</text:p>
          </table:table-cell>
          <table:table-cell table:formula="of:=ABS([.Y71]-10)" office:value-type="float" office:value="0.156997485407988" calcext:value-type="float">
            <text:p>0.156997485407988</text:p>
          </table:table-cell>
          <table:table-cell table:number-columns-repeated="26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8.226" calcext:value-type="float">
            <text:p>18.2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266.902" calcext:value-type="float">
            <text:p>266.902</text:p>
          </table:table-cell>
          <table:table-cell office:value-type="float" office:value="1.822" calcext:value-type="float">
            <text:p>1.822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80k</text:p>
          </table:table-cell>
          <table:table-cell office:value-type="float" office:value="0.74" calcext:value-type="float">
            <text:p>0.74</text:p>
          </table:table-cell>
          <table:table-cell office:value-type="float" office:value="1585" calcext:value-type="float">
            <text:p>1585</text:p>
          </table:table-cell>
          <table:table-cell office:value-type="float" office:value="159.815" calcext:value-type="float">
            <text:p>159.815</text:p>
          </table:table-cell>
          <table:table-cell office:value-type="float" office:value="159.816" calcext:value-type="float">
            <text:p>159.816</text:p>
          </table:table-cell>
          <table:table-cell/>
          <table:table-cell table:formula="of:=[.U72]/[.W72]" office:value-type="float" office:value="9.91765530359914" calcext:value-type="float">
            <text:p>9.91765530359914</text:p>
          </table:table-cell>
          <table:table-cell table:formula="of:=ABS([.Y72]-10)" office:value-type="float" office:value="0.0823446964008614" calcext:value-type="float">
            <text:p>0.082344696400861</text:p>
          </table:table-cell>
          <table:table-cell table:number-columns-repeated="26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1.096" calcext:value-type="float">
            <text:p>61.0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.561" calcext:value-type="float">
            <text:p>87.561</text:p>
          </table:table-cell>
          <table:table-cell office:value-type="float" office:value="263.842" calcext:value-type="float">
            <text:p>263.842</text:p>
          </table:table-cell>
          <table:table-cell office:value-type="float" office:value="1.777" calcext:value-type="float">
            <text:p>1.777</text:p>
          </table:table-cell>
          <table:table-cell office:value-type="float" office:value="34.201" calcext:value-type="float">
            <text:p>34.201</text:p>
          </table:table-cell>
          <table:table-cell office:value-type="string" calcext:value-type="string">
            <text:p>45k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928k</text:p>
          </table:table-cell>
          <table:table-cell office:value-type="float" office:value="0.758" calcext:value-type="float">
            <text:p>0.758</text:p>
          </table:table-cell>
          <table:table-cell office:value-type="float" office:value="5502" calcext:value-type="float">
            <text:p>5502</text:p>
          </table:table-cell>
          <table:table-cell table:number-columns-repeated="2" office:value-type="float" office:value="560.316" calcext:value-type="float">
            <text:p>560.316</text:p>
          </table:table-cell>
          <table:table-cell/>
          <table:table-cell table:formula="of:=[.U73]/[.W73]" office:value-type="float" office:value="9.81945901955325" calcext:value-type="float">
            <text:p>9.81945901955325</text:p>
          </table:table-cell>
          <table:table-cell table:formula="of:=ABS([.Y73]-10)" office:value-type="float" office:value="0.180540980446748" calcext:value-type="float">
            <text:p>0.180540980446748</text:p>
          </table:table-cell>
          <table:table-cell table:number-columns-repeated="26"/>
        </table:table-row>
        <table:table-row table:style-name="ro1">
          <table:table-cell office:value-type="float" office:value="11902" calcext:value-type="float">
            <text:p>119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8.192" calcext:value-type="float">
            <text:p>38.19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.053" calcext:value-type="float">
            <text:p>18.053</text:p>
          </table:table-cell>
          <table:table-cell office:value-type="float" office:value="36.193" calcext:value-type="float">
            <text:p>36.193</text:p>
          </table:table-cell>
          <table:table-cell office:value-type="float" office:value="0.083" calcext:value-type="float">
            <text:p>0.083</text:p>
          </table:table-cell>
          <table:table-cell office:value-type="float" office:value="26.697" calcext:value-type="float">
            <text:p>26.697</text:p>
          </table:table-cell>
          <table:table-cell table:number-columns-repeated="2" office:value-type="string" calcext:value-type="string">
            <text:p>12k</text:p>
          </table:table-cell>
          <table:table-cell office:value-type="string" calcext:value-type="string">
            <text:p>58k</text:p>
          </table:table-cell>
          <table:table-cell office:value-type="float" office:value="0.992" calcext:value-type="float">
            <text:p>0.992</text:p>
          </table:table-cell>
          <table:table-cell office:value-type="float" office:value="6954" calcext:value-type="float">
            <text:p>6954</text:p>
          </table:table-cell>
          <table:table-cell table:number-columns-repeated="2" office:value-type="float" office:value="699.034" calcext:value-type="float">
            <text:p>699.034</text:p>
          </table:table-cell>
          <table:table-cell/>
          <table:table-cell table:formula="of:=[.U74]/[.W74]" office:value-type="float" office:value="9.94801397356924" calcext:value-type="float">
            <text:p>9.94801397356924</text:p>
          </table:table-cell>
          <table:table-cell table:formula="of:=ABS([.Y74]-10)" office:value-type="float" office:value="0.0519860264307592" calcext:value-type="float">
            <text:p>0.051986026430759</text:p>
          </table:table-cell>
          <table:table-cell table:number-columns-repeated="26"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8.22" calcext:value-type="float">
            <text:p>38.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077" calcext:value-type="float">
            <text:p>18.077</text:p>
          </table:table-cell>
          <table:table-cell office:value-type="float" office:value="36.278" calcext:value-type="float">
            <text:p>36.278</text:p>
          </table:table-cell>
          <table:table-cell office:value-type="float" office:value="0.083" calcext:value-type="float">
            <text:p>0.083</text:p>
          </table:table-cell>
          <table:table-cell office:value-type="float" office:value="50.376" calcext:value-type="float">
            <text:p>50.376</text:p>
          </table:table-cell>
          <table:table-cell table:number-columns-repeated="2" office:value-type="string" calcext:value-type="string">
            <text:p>93k</text:p>
          </table:table-cell>
          <table:table-cell office:value-type="string" calcext:value-type="string">
            <text:p>109k</text:p>
          </table:table-cell>
          <table:table-cell office:value-type="float" office:value="0.991" calcext:value-type="float">
            <text:p>0.991</text:p>
          </table:table-cell>
          <table:table-cell office:value-type="float" office:value="13108" calcext:value-type="float">
            <text:p>13108</text:p>
          </table:table-cell>
          <table:table-cell table:number-columns-repeated="2" office:value-type="float" office:value="1318.068" calcext:value-type="float">
            <text:p>1318.068</text:p>
          </table:table-cell>
          <table:table-cell/>
          <table:table-cell table:formula="of:=[.U75]/[.W75]" office:value-type="float" office:value="9.94485868710871" calcext:value-type="float">
            <text:p>9.94485868710871</text:p>
          </table:table-cell>
          <table:table-cell table:formula="of:=ABS([.Y75]-10)" office:value-type="float" office:value="0.0551413128912923" calcext:value-type="float">
            <text:p>0.055141312891292</text:p>
          </table:table-cell>
          <table:table-cell table:number-columns-repeated="26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6.644" calcext:value-type="float">
            <text:p>66.64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8.714" calcext:value-type="float">
            <text:p>188.714</text:p>
          </table:table-cell>
          <table:table-cell office:value-type="float" office:value="517.8" calcext:value-type="float">
            <text:p>517.8</text:p>
          </table:table-cell>
          <table:table-cell office:value-type="float" office:value="6.88" calcext:value-type="float">
            <text:p>6.88</text:p>
          </table:table-cell>
          <table:table-cell office:value-type="float" office:value="36.754" calcext:value-type="float">
            <text:p>36.754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1265k</text:p>
          </table:table-cell>
          <table:table-cell office:value-type="float" office:value="0.546" calcext:value-type="float">
            <text:p>0.546</text:p>
          </table:table-cell>
          <table:table-cell office:value-type="float" office:value="5278" calcext:value-type="float">
            <text:p>5278</text:p>
          </table:table-cell>
          <table:table-cell table:number-columns-repeated="2" office:value-type="float" office:value="551.506" calcext:value-type="float">
            <text:p>551.506</text:p>
          </table:table-cell>
          <table:table-cell/>
          <table:table-cell table:formula="of:=[.U76]/[.W76]" office:value-type="float" office:value="9.57015880153616" calcext:value-type="float">
            <text:p>9.57015880153616</text:p>
          </table:table-cell>
          <table:table-cell table:formula="of:=ABS([.Y76]-10)" office:value-type="float" office:value="0.429841198463842" calcext:value-type="float">
            <text:p>0.429841198463842</text:p>
          </table:table-cell>
          <table:table-cell table:number-columns-repeated="26"/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48.829" calcext:value-type="float">
            <text:p>48.8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1.535" calcext:value-type="float">
            <text:p>181.535</text:p>
          </table:table-cell>
          <table:table-cell office:value-type="float" office:value="496.879" calcext:value-type="float">
            <text:p>496.879</text:p>
          </table:table-cell>
          <table:table-cell office:value-type="float" office:value="6.534" calcext:value-type="float">
            <text:p>6.534</text:p>
          </table:table-cell>
          <table:table-cell office:value-type="float" office:value="37.872" calcext:value-type="float">
            <text:p>37.872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288k</text:p>
          </table:table-cell>
          <table:table-cell office:value-type="float" office:value="0.556" calcext:value-type="float">
            <text:p>0.556</text:p>
          </table:table-cell>
          <table:table-cell office:value-type="float" office:value="7572" calcext:value-type="float">
            <text:p>7572</text:p>
          </table:table-cell>
          <table:table-cell table:number-columns-repeated="2" office:value-type="float" office:value="778.043" calcext:value-type="float">
            <text:p>778.043</text:p>
          </table:table-cell>
          <table:table-cell/>
          <table:table-cell table:formula="of:=[.U77]/[.W77]" office:value-type="float" office:value="9.73210992194519" calcext:value-type="float">
            <text:p>9.73210992194519</text:p>
          </table:table-cell>
          <table:table-cell table:formula="of:=ABS([.Y77]-10)" office:value-type="float" office:value="0.267890078054812" calcext:value-type="float">
            <text:p>0.267890078054812</text:p>
          </table:table-cell>
          <table:table-cell table:number-columns-repeated="26"/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6.88" calcext:value-type="float">
            <text:p>66.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9.789" calcext:value-type="float">
            <text:p>189.789</text:p>
          </table:table-cell>
          <table:table-cell office:value-type="float" office:value="519.241" calcext:value-type="float">
            <text:p>519.241</text:p>
          </table:table-cell>
          <table:table-cell office:value-type="float" office:value="6.985" calcext:value-type="float">
            <text:p>6.985</text:p>
          </table:table-cell>
          <table:table-cell office:value-type="float" office:value="8.544" calcext:value-type="float">
            <text:p>8.544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99k</text:p>
          </table:table-cell>
          <table:table-cell office:value-type="float" office:value="0.55" calcext:value-type="float">
            <text:p>0.55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127.753" calcext:value-type="float">
            <text:p>127.753</text:p>
          </table:table-cell>
          <table:table-cell/>
          <table:table-cell table:formula="of:=[.U78]/[.W78]" office:value-type="float" office:value="9.72971280517874" calcext:value-type="float">
            <text:p>9.72971280517874</text:p>
          </table:table-cell>
          <table:table-cell table:formula="of:=ABS([.Y78]-10)" office:value-type="float" office:value="0.270287194821258" calcext:value-type="float">
            <text:p>0.270287194821258</text:p>
          </table:table-cell>
          <table:table-cell table:number-columns-repeated="26"/>
        </table:table-row>
        <table:table-row table:style-name="ro1">
          <table:table-cell office:value-type="float" office:value="11916" calcext:value-type="float">
            <text:p>1191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6.686" calcext:value-type="float">
            <text:p>66.68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9.539" calcext:value-type="float">
            <text:p>189.539</text:p>
          </table:table-cell>
          <table:table-cell office:value-type="float" office:value="518.309" calcext:value-type="float">
            <text:p>518.309</text:p>
          </table:table-cell>
          <table:table-cell office:value-type="float" office:value="6.902" calcext:value-type="float">
            <text:p>6.902</text:p>
          </table:table-cell>
          <table:table-cell office:value-type="float" office:value="38.446" calcext:value-type="float">
            <text:p>38.446</text:p>
          </table:table-cell>
          <table:table-cell office:value-type="string" calcext:value-type="string">
            <text:p>107k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1326k</text:p>
          </table:table-cell>
          <table:table-cell office:value-type="float" office:value="0.538" calcext:value-type="float">
            <text:p>0.538</text:p>
          </table:table-cell>
          <table:table-cell office:value-type="float" office:value="5531" calcext:value-type="float">
            <text:p>5531</text:p>
          </table:table-cell>
          <table:table-cell table:number-columns-repeated="2" office:value-type="float" office:value="576.528" calcext:value-type="float">
            <text:p>576.528</text:p>
          </table:table-cell>
          <table:table-cell/>
          <table:table-cell table:formula="of:=[.U79]/[.W79]" office:value-type="float" office:value="9.59363638886576" calcext:value-type="float">
            <text:p>9.59363638886576</text:p>
          </table:table-cell>
          <table:table-cell table:formula="of:=ABS([.Y79]-10)" office:value-type="float" office:value="0.406363611134239" calcext:value-type="float">
            <text:p>0.406363611134239</text:p>
          </table:table-cell>
          <table:table-cell table:number-columns-repeated="26"/>
        </table:table-row>
        <table:table-row table:style-name="ro1">
          <table:table-cell office:value-type="float" office:value="11918" calcext:value-type="float">
            <text:p>1191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8.553" calcext:value-type="float">
            <text:p>38.55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499.048" calcext:value-type="float">
            <text:p>499.048</text:p>
          </table:table-cell>
          <table:table-cell office:value-type="float" office:value="6.6" calcext:value-type="float">
            <text:p>6.6</text:p>
          </table:table-cell>
          <table:table-cell office:value-type="float" office:value="38.636" calcext:value-type="float">
            <text:p>38.636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1329k</text:p>
          </table:table-cell>
          <table:table-cell office:value-type="float" office:value="0.555" calcext:value-type="float">
            <text:p>0.555</text:p>
          </table:table-cell>
          <table:table-cell office:value-type="float" office:value="9921" calcext:value-type="float">
            <text:p>9921</text:p>
          </table:table-cell>
          <table:table-cell table:number-columns-repeated="2" office:value-type="float" office:value="1008.367" calcext:value-type="float">
            <text:p>1008.367</text:p>
          </table:table-cell>
          <table:table-cell/>
          <table:table-cell table:formula="of:=[.U80]/[.W80]" office:value-type="float" office:value="9.83867976639458" calcext:value-type="float">
            <text:p>9.83867976639458</text:p>
          </table:table-cell>
          <table:table-cell table:formula="of:=ABS([.Y80]-10)" office:value-type="float" office:value="0.161320233605423" calcext:value-type="float">
            <text:p>0.161320233605423</text:p>
          </table:table-cell>
          <table:table-cell table:number-columns-repeated="26"/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6.197" calcext:value-type="float">
            <text:p>56.1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0.903" calcext:value-type="float">
            <text:p>180.903</text:p>
          </table:table-cell>
          <table:table-cell office:value-type="float" office:value="492.03" calcext:value-type="float">
            <text:p>492.03</text:p>
          </table:table-cell>
          <table:table-cell office:value-type="float" office:value="6.55" calcext:value-type="float">
            <text:p>6.55</text:p>
          </table:table-cell>
          <table:table-cell office:value-type="float" office:value="37.348" calcext:value-type="float">
            <text:p>37.348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1293k</text:p>
          </table:table-cell>
          <table:table-cell office:value-type="float" office:value="0.55" calcext:value-type="float">
            <text:p>0.55</text:p>
          </table:table-cell>
          <table:table-cell office:value-type="float" office:value="6588" calcext:value-type="float">
            <text:p>6588</text:p>
          </table:table-cell>
          <table:table-cell office:value-type="float" office:value="665.734" calcext:value-type="float">
            <text:p>665.734</text:p>
          </table:table-cell>
          <table:table-cell office:value-type="float" office:value="665.855" calcext:value-type="float">
            <text:p>665.855</text:p>
          </table:table-cell>
          <table:table-cell/>
          <table:table-cell table:formula="of:=[.U81]/[.W81]" office:value-type="float" office:value="9.89404600100623" calcext:value-type="float">
            <text:p>9.89404600100623</text:p>
          </table:table-cell>
          <table:table-cell table:formula="of:=ABS([.Y81]-10)" office:value-type="float" office:value="0.105953998993774" calcext:value-type="float">
            <text:p>0.105953998993774</text:p>
          </table:table-cell>
          <table:table-cell table:number-columns-repeated="26"/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3.622" calcext:value-type="float">
            <text:p>53.6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2.445" calcext:value-type="float">
            <text:p>182.445</text:p>
          </table:table-cell>
          <table:table-cell office:value-type="float" office:value="495.629" calcext:value-type="float">
            <text:p>495.629</text:p>
          </table:table-cell>
          <table:table-cell office:value-type="float" office:value="6.616" calcext:value-type="float">
            <text:p>6.616</text:p>
          </table:table-cell>
          <table:table-cell office:value-type="float" office:value="39.424" calcext:value-type="float">
            <text:p>39.424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366k</text:p>
          </table:table-cell>
          <table:table-cell office:value-type="float" office:value="0.548" calcext:value-type="float">
            <text:p>0.548</text:p>
          </table:table-cell>
          <table:table-cell office:value-type="float" office:value="7099" calcext:value-type="float">
            <text:p>7099</text:p>
          </table:table-cell>
          <table:table-cell office:value-type="float" office:value="736.968" calcext:value-type="float">
            <text:p>736.968</text:p>
          </table:table-cell>
          <table:table-cell office:value-type="float" office:value="736.977" calcext:value-type="float">
            <text:p>736.977</text:p>
          </table:table-cell>
          <table:table-cell/>
          <table:table-cell table:formula="of:=[.U82]/[.W82]" office:value-type="float" office:value="9.63259369016944" calcext:value-type="float">
            <text:p>9.63259369016944</text:p>
          </table:table-cell>
          <table:table-cell table:formula="of:=ABS([.Y82]-10)" office:value-type="float" office:value="0.367406309830564" calcext:value-type="float">
            <text:p>0.367406309830564</text:p>
          </table:table-cell>
          <table:table-cell table:number-columns-repeated="26"/>
        </table:table-row>
        <table:table-row table:style-name="ro1">
          <table:table-cell office:value-type="float" office:value="11922" calcext:value-type="float">
            <text:p>1192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43.329" calcext:value-type="float">
            <text:p>43.3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6.865" calcext:value-type="float">
            <text:p>186.865</text:p>
          </table:table-cell>
          <table:table-cell office:value-type="float" office:value="507.092" calcext:value-type="float">
            <text:p>507.092</text:p>
          </table:table-cell>
          <table:table-cell office:value-type="float" office:value="6.838" calcext:value-type="float">
            <text:p>6.838</text:p>
          </table:table-cell>
          <table:table-cell office:value-type="float" office:value="37.032" calcext:value-type="float">
            <text:p>37.032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1299k</text:p>
          </table:table-cell>
          <table:table-cell office:value-type="float" office:value="0.544" calcext:value-type="float">
            <text:p>0.544</text:p>
          </table:table-cell>
          <table:table-cell office:value-type="float" office:value="8393" calcext:value-type="float">
            <text:p>8393</text:p>
          </table:table-cell>
          <table:table-cell table:number-columns-repeated="2" office:value-type="float" office:value="858.818" calcext:value-type="float">
            <text:p>858.818</text:p>
          </table:table-cell>
          <table:table-cell/>
          <table:table-cell table:formula="of:=[.U83]/[.W83]" office:value-type="float" office:value="9.77273415321989" calcext:value-type="float">
            <text:p>9.77273415321989</text:p>
          </table:table-cell>
          <table:table-cell table:formula="of:=ABS([.Y83]-10)" office:value-type="float" office:value="0.22726584678011" calcext:value-type="float">
            <text:p>0.22726584678011</text:p>
          </table:table-cell>
          <table:table-cell table:number-columns-repeated="26"/>
        </table:table-row>
        <table:table-row table:style-name="ro1">
          <table:table-cell office:value-type="float" office:value="11928" calcext:value-type="float">
            <text:p>119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4.29" calcext:value-type="float">
            <text:p>24.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.858" calcext:value-type="float">
            <text:p>82.858</text:p>
          </table:table-cell>
          <table:table-cell office:value-type="float" office:value="211.744" calcext:value-type="float">
            <text:p>211.744</text:p>
          </table:table-cell>
          <table:table-cell office:value-type="float" office:value="1.358" calcext:value-type="float">
            <text:p>1.358</text:p>
          </table:table-cell>
          <table:table-cell office:value-type="float" office:value="81.946" calcext:value-type="float">
            <text:p>81.946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3959k</text:p>
          </table:table-cell>
          <table:table-cell office:value-type="float" office:value="0.903" calcext:value-type="float">
            <text:p>0.903</text:p>
          </table:table-cell>
          <table:table-cell table:number-columns-repeated="32"/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6.09" calcext:value-type="float">
            <text:p>26.0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361" calcext:value-type="float">
            <text:p>83.361</text:p>
          </table:table-cell>
          <table:table-cell office:value-type="float" office:value="212.598" calcext:value-type="float">
            <text:p>212.598</text:p>
          </table:table-cell>
          <table:table-cell office:value-type="float" office:value="1.365" calcext:value-type="float">
            <text:p>1.365</text:p>
          </table:table-cell>
          <table:table-cell office:value-type="float" office:value="92.436" calcext:value-type="float">
            <text:p>92.436</text:p>
          </table:table-cell>
          <table:table-cell office:value-type="string" calcext:value-type="string">
            <text:p>265k</text:p>
          </table:table-cell>
          <table:table-cell office:value-type="string" calcext:value-type="string">
            <text:p>338k</text:p>
          </table:table-cell>
          <table:table-cell office:value-type="string" calcext:value-type="string">
            <text:p>4461k</text:p>
          </table:table-cell>
          <table:table-cell office:value-type="float" office:value="0.903" calcext:value-type="float">
            <text:p>0.903</text:p>
          </table:table-cell>
          <table:table-cell table:number-columns-repeated="32"/>
        </table:table-row>
        <table:table-row table:style-name="ro1">
          <table:table-cell office:value-type="float" office:value="11934" calcext:value-type="float">
            <text:p>1193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5.282" calcext:value-type="float">
            <text:p>25.2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.168" calcext:value-type="float">
            <text:p>78.168</text:p>
          </table:table-cell>
          <table:table-cell office:value-type="float" office:value="201.695" calcext:value-type="float">
            <text:p>201.695</text:p>
          </table:table-cell>
          <table:table-cell office:value-type="float" office:value="1.238" calcext:value-type="float">
            <text:p>1.238</text:p>
          </table:table-cell>
          <table:table-cell office:value-type="float" office:value="51.361" calcext:value-type="float">
            <text:p>51.361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2363k</text:p>
          </table:table-cell>
          <table:table-cell office:value-type="float" office:value="0.909" calcext:value-type="float">
            <text:p>0.909</text:p>
          </table:table-cell>
          <table:table-cell table:number-columns-repeated="32"/>
        </table:table-row>
        <table:table-row table:style-name="ro1">
          <table:table-cell office:value-type="float" office:value="11938" calcext:value-type="float">
            <text:p>1193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5.482" calcext:value-type="float">
            <text:p>25.4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.319" calcext:value-type="float">
            <text:p>97.319</text:p>
          </table:table-cell>
          <table:table-cell office:value-type="float" office:value="246.876" calcext:value-type="float">
            <text:p>246.876</text:p>
          </table:table-cell>
          <table:table-cell office:value-type="float" office:value="4.7" calcext:value-type="float">
            <text:p>4.7</text:p>
          </table:table-cell>
          <table:table-cell office:value-type="float" office:value="2.135" calcext:value-type="float">
            <text:p>2.135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365k</text:p>
          </table:table-cell>
          <table:table-cell office:value-type="float" office:value="0.865" calcext:value-type="float">
            <text:p>0.865</text:p>
          </table:table-cell>
          <table:table-cell table:number-columns-repeated="32"/>
        </table:table-row>
        <table:table-row table:style-name="ro1">
          <table:table-cell office:value-type="float" office:value="11941" calcext:value-type="float">
            <text:p>119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1.002" calcext:value-type="float">
            <text:p>31.0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.366" calcext:value-type="float">
            <text:p>98.366</text:p>
          </table:table-cell>
          <table:table-cell office:value-type="float" office:value="249.421" calcext:value-type="float">
            <text:p>249.421</text:p>
          </table:table-cell>
          <table:table-cell office:value-type="float" office:value="4.722" calcext:value-type="float">
            <text:p>4.722</text:p>
          </table:table-cell>
          <table:table-cell office:value-type="float" office:value="109.118" calcext:value-type="float">
            <text:p>109.118</text:p>
          </table:table-cell>
          <table:table-cell office:value-type="string" calcext:value-type="string">
            <text:p>320k</text:p>
          </table:table-cell>
          <table:table-cell office:value-type="string" calcext:value-type="string">
            <text:p>405k</text:p>
          </table:table-cell>
          <table:table-cell office:value-type="string" calcext:value-type="string">
            <text:p>16300k</text:p>
          </table:table-cell>
          <table:table-cell office:value-type="float" office:value="0.877" calcext:value-type="float">
            <text:p>0.877</text:p>
          </table:table-cell>
          <table:table-cell table:number-columns-repeated="32"/>
        </table:table-row>
        <table:table-row table:style-name="ro1">
          <table:table-cell office:value-type="float" office:value="11942" calcext:value-type="float">
            <text:p>119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3.567" calcext:value-type="float">
            <text:p>33.56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.937" calcext:value-type="float">
            <text:p>100.937</text:p>
          </table:table-cell>
          <table:table-cell office:value-type="float" office:value="255.725" calcext:value-type="float">
            <text:p>255.725</text:p>
          </table:table-cell>
          <table:table-cell office:value-type="float" office:value="4.785" calcext:value-type="float">
            <text:p>4.785</text:p>
          </table:table-cell>
          <table:table-cell office:value-type="float" office:value="32.835" calcext:value-type="float">
            <text:p>32.835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122k</text:p>
          </table:table-cell>
          <table:table-cell office:value-type="string" calcext:value-type="string">
            <text:p>4683k</text:p>
          </table:table-cell>
          <table:table-cell office:value-type="float" office:value="0.875" calcext:value-type="float">
            <text:p>0.875</text:p>
          </table:table-cell>
          <table:table-cell table:number-columns-repeated="32"/>
        </table:table-row>
        <table:table-row table:style-name="ro1">
          <table:table-cell office:value-type="float" office:value="11943" calcext:value-type="float">
            <text:p>119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0.888" calcext:value-type="float">
            <text:p>30.8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6.613" calcext:value-type="float">
            <text:p>96.613</text:p>
          </table:table-cell>
          <table:table-cell office:value-type="float" office:value="248.528" calcext:value-type="float">
            <text:p>248.528</text:p>
          </table:table-cell>
          <table:table-cell office:value-type="float" office:value="1.797" calcext:value-type="float">
            <text:p>1.797</text:p>
          </table:table-cell>
          <table:table-cell office:value-type="float" office:value="84.341" calcext:value-type="float">
            <text:p>84.341</text:p>
          </table:table-cell>
          <table:table-cell office:value-type="string" calcext:value-type="string">
            <text:p>241k</text:p>
          </table:table-cell>
          <table:table-cell office:value-type="string" calcext:value-type="string">
            <text:p>310k</text:p>
          </table:table-cell>
          <table:table-cell office:value-type="string" calcext:value-type="string">
            <text:p>4591k</text:p>
          </table:table-cell>
          <table:table-cell office:value-type="float" office:value="0.875" calcext:value-type="float">
            <text:p>0.875</text:p>
          </table:table-cell>
          <table:table-cell office:value-type="float" office:value="26829" calcext:value-type="float">
            <text:p>26829</text:p>
          </table:table-cell>
          <table:table-cell table:number-columns-repeated="2" office:value-type="float" office:value="2734.35" calcext:value-type="float">
            <text:p>2734.35</text:p>
          </table:table-cell>
          <table:table-cell/>
          <table:table-cell table:formula="of:=[.U90]/[.W90]" office:value-type="float" office:value="9.81183827966427" calcext:value-type="float">
            <text:p>9.81183827966427</text:p>
          </table:table-cell>
          <table:table-cell table:formula="of:=ABS([.Y90]-10)" office:value-type="float" office:value="0.188161720335728" calcext:value-type="float">
            <text:p>0.188161720335728</text:p>
          </table:table-cell>
          <table:table-cell table:number-columns-repeated="26"/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3.502" calcext:value-type="float">
            <text:p>33.5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.163" calcext:value-type="float">
            <text:p>98.163</text:p>
          </table:table-cell>
          <table:table-cell office:value-type="float" office:value="252.319" calcext:value-type="float">
            <text:p>252.319</text:p>
          </table:table-cell>
          <table:table-cell office:value-type="float" office:value="1.834" calcext:value-type="float">
            <text:p>1.834</text:p>
          </table:table-cell>
          <table:table-cell office:value-type="float" office:value="9.844" calcext:value-type="float">
            <text:p>9.844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539k</text:p>
          </table:table-cell>
          <table:table-cell office:value-type="float" office:value="0.988" calcext:value-type="float">
            <text:p>0.988</text:p>
          </table:table-cell>
          <table:table-cell office:value-type="float" office:value="2804" calcext:value-type="float">
            <text:p>2804</text:p>
          </table:table-cell>
          <table:table-cell table:number-columns-repeated="2" office:value-type="float" office:value="293.826" calcext:value-type="float">
            <text:p>293.826</text:p>
          </table:table-cell>
          <table:table-cell/>
          <table:table-cell table:formula="of:=[.U91]/[.W91]" office:value-type="float" office:value="9.5430629011728" calcext:value-type="float">
            <text:p>9.5430629011728</text:p>
          </table:table-cell>
          <table:table-cell table:formula="of:=ABS([.Y91]-10)" office:value-type="float" office:value="0.456937098827197" calcext:value-type="float">
            <text:p>0.456937098827197</text:p>
          </table:table-cell>
          <table:table-cell table:number-columns-repeated="26"/>
        </table:table-row>
        <table:table-row table:style-name="ro1">
          <table:table-cell office:value-type="float" office:value="11947" calcext:value-type="float">
            <text:p>119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929" calcext:value-type="float">
            <text:p>21.9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49" calcext:value-type="float">
            <text:p>64.49</text:p>
          </table:table-cell>
          <table:table-cell office:value-type="float" office:value="391.704" calcext:value-type="float">
            <text:p>391.704</text:p>
          </table:table-cell>
          <table:table-cell office:value-type="float" office:value="1.825" calcext:value-type="float">
            <text:p>1.825</text:p>
          </table:table-cell>
          <table:table-cell office:value-type="float" office:value="32.316" calcext:value-type="float">
            <text:p>32.316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2689k</text:p>
          </table:table-cell>
          <table:table-cell office:value-type="float" office:value="0.812" calcext:value-type="float">
            <text:p>0.812</text:p>
          </table:table-cell>
          <table:table-cell office:value-type="float" office:value="14374" calcext:value-type="float">
            <text:p>14374</text:p>
          </table:table-cell>
          <table:table-cell table:number-columns-repeated="2" office:value-type="float" office:value="1473.616" calcext:value-type="float">
            <text:p>1473.616</text:p>
          </table:table-cell>
          <table:table-cell/>
          <table:table-cell table:formula="of:=[.U92]/[.W92]" office:value-type="float" office:value="9.75423719612165" calcext:value-type="float">
            <text:p>9.75423719612165</text:p>
          </table:table-cell>
          <table:table-cell table:formula="of:=ABS([.Y92]-10)" office:value-type="float" office:value="0.245762803878351" calcext:value-type="float">
            <text:p>0.245762803878351</text:p>
          </table:table-cell>
          <table:table-cell table:number-columns-repeated="26"/>
        </table:table-row>
        <table:table-row table:style-name="ro1">
          <table:table-cell office:value-type="float" office:value="11948" calcext:value-type="float">
            <text:p>119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893" calcext:value-type="float">
            <text:p>21.89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454" calcext:value-type="float">
            <text:p>64.454</text:p>
          </table:table-cell>
          <table:table-cell office:value-type="float" office:value="391.605" calcext:value-type="float">
            <text:p>391.605</text:p>
          </table:table-cell>
          <table:table-cell office:value-type="float" office:value="1.825" calcext:value-type="float">
            <text:p>1.825</text:p>
          </table:table-cell>
          <table:table-cell office:value-type="float" office:value="3.226" calcext:value-type="float">
            <text:p>3.226</text:p>
          </table:table-cell>
          <table:table-cell office:value-type="string" calcext:value-type="string">
            <text:p>19k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269k</text:p>
          </table:table-cell>
          <table:table-cell office:value-type="float" office:value="0.81" calcext:value-type="float">
            <text:p>0.81</text:p>
          </table:table-cell>
          <table:table-cell office:value-type="float" office:value="1087" calcext:value-type="float">
            <text:p>1087</text:p>
          </table:table-cell>
          <table:table-cell table:number-columns-repeated="2" office:value-type="float" office:value="147.341" calcext:value-type="float">
            <text:p>147.341</text:p>
          </table:table-cell>
          <table:table-cell/>
          <table:table-cell table:formula="of:=[.U93]/[.W93]" office:value-type="float" office:value="7.37744416014551" calcext:value-type="float">
            <text:p>7.37744416014551</text:p>
          </table:table-cell>
          <table:table-cell table:formula="of:=ABS([.Y93]-10)" office:value-type="float" office:value="2.62255583985449" calcext:value-type="float">
            <text:p>2.62255583985449</text:p>
          </table:table-cell>
          <table:table-cell table:number-columns-repeated="26"/>
        </table:table-row>
        <table:table-row table:style-name="ro1">
          <table:table-cell office:value-type="float" office:value="11949" calcext:value-type="float">
            <text:p>1194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673" calcext:value-type="float">
            <text:p>21.67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426" calcext:value-type="float">
            <text:p>64.426</text:p>
          </table:table-cell>
          <table:table-cell office:value-type="float" office:value="391.514" calcext:value-type="float">
            <text:p>391.514</text:p>
          </table:table-cell>
          <table:table-cell office:value-type="float" office:value="1.825" calcext:value-type="float">
            <text:p>1.825</text:p>
          </table:table-cell>
          <table:table-cell office:value-type="float" office:value="31.688" calcext:value-type="float">
            <text:p>31.688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2645k</text:p>
          </table:table-cell>
          <table:table-cell office:value-type="float" office:value="0.812" calcext:value-type="float">
            <text:p>0.812</text:p>
          </table:table-cell>
          <table:table-cell office:value-type="float" office:value="14245" calcext:value-type="float">
            <text:p>14245</text:p>
          </table:table-cell>
          <table:table-cell table:number-columns-repeated="2" office:value-type="float" office:value="1462.411" calcext:value-type="float">
            <text:p>1462.411</text:p>
          </table:table-cell>
          <table:table-cell/>
          <table:table-cell table:formula="of:=[.U94]/[.W94]" office:value-type="float" office:value="9.7407637114327" calcext:value-type="float">
            <text:p>9.7407637114327</text:p>
          </table:table-cell>
          <table:table-cell table:formula="of:=ABS([.Y94]-10)" office:value-type="float" office:value="0.259236288567305" calcext:value-type="float">
            <text:p>0.259236288567305</text:p>
          </table:table-cell>
          <table:table-cell table:number-columns-repeated="26"/>
        </table:table-row>
        <table:table-row table:style-name="ro1">
          <table:table-cell office:value-type="float" office:value="11950" calcext:value-type="float">
            <text:p>1195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9.703" calcext:value-type="float">
            <text:p>19.7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077" calcext:value-type="float">
            <text:p>64.077</text:p>
          </table:table-cell>
          <table:table-cell office:value-type="float" office:value="389.838" calcext:value-type="float">
            <text:p>389.838</text:p>
          </table:table-cell>
          <table:table-cell office:value-type="float" office:value="1.811" calcext:value-type="float">
            <text:p>1.811</text:p>
          </table:table-cell>
          <table:table-cell office:value-type="float" office:value="29.679" calcext:value-type="float">
            <text:p>29.679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2468k</text:p>
          </table:table-cell>
          <table:table-cell office:value-type="float" office:value="0.813" calcext:value-type="float">
            <text:p>0.813</text:p>
          </table:table-cell>
          <table:table-cell office:value-type="float" office:value="14789" calcext:value-type="float">
            <text:p>14789</text:p>
          </table:table-cell>
          <table:table-cell table:number-columns-repeated="2" office:value-type="float" office:value="1510.678" calcext:value-type="float">
            <text:p>1510.678</text:p>
          </table:table-cell>
          <table:table-cell/>
          <table:table-cell table:formula="of:=[.U95]/[.W95]" office:value-type="float" office:value="9.78964412005735" calcext:value-type="float">
            <text:p>9.78964412005735</text:p>
          </table:table-cell>
          <table:table-cell table:formula="of:=ABS([.Y95]-10)" office:value-type="float" office:value="0.210355879942648" calcext:value-type="float">
            <text:p>0.210355879942648</text:p>
          </table:table-cell>
          <table:table-cell table:number-columns-repeated="26"/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799" calcext:value-type="float">
            <text:p>21.79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406" calcext:value-type="float">
            <text:p>64.406</text:p>
          </table:table-cell>
          <table:table-cell office:value-type="float" office:value="391.03" calcext:value-type="float">
            <text:p>391.03</text:p>
          </table:table-cell>
          <table:table-cell office:value-type="float" office:value="1.824" calcext:value-type="float">
            <text:p>1.824</text:p>
          </table:table-cell>
          <table:table-cell office:value-type="float" office:value="31.851" calcext:value-type="float">
            <text:p>31.851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2665k</text:p>
          </table:table-cell>
          <table:table-cell office:value-type="float" office:value="0.816" calcext:value-type="float">
            <text:p>0.816</text:p>
          </table:table-cell>
          <table:table-cell office:value-type="float" office:value="14292" calcext:value-type="float">
            <text:p>14292</text:p>
          </table:table-cell>
          <table:table-cell table:number-columns-repeated="2" office:value-type="float" office:value="1461.127" calcext:value-type="float">
            <text:p>1461.127</text:p>
          </table:table-cell>
          <table:table-cell/>
          <table:table-cell table:formula="of:=[.U96]/[.W96]" office:value-type="float" office:value="9.78149058911375" calcext:value-type="float">
            <text:p>9.78149058911375</text:p>
          </table:table-cell>
          <table:table-cell table:formula="of:=ABS([.Y96]-10)" office:value-type="float" office:value="0.218509410886254" calcext:value-type="float">
            <text:p>0.218509410886254</text:p>
          </table:table-cell>
          <table:table-cell table:number-columns-repeated="26"/>
        </table:table-row>
        <table:table-row table:style-name="ro1">
          <table:table-cell office:value-type="float" office:value="11952" calcext:value-type="float">
            <text:p>119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991" calcext:value-type="float">
            <text:p>63.991</text:p>
          </table:table-cell>
          <table:table-cell office:value-type="float" office:value="388.497" calcext:value-type="float">
            <text:p>388.497</text:p>
          </table:table-cell>
          <table:table-cell office:value-type="float" office:value="1.805" calcext:value-type="float">
            <text:p>1.805</text:p>
          </table:table-cell>
          <table:table-cell office:value-type="float" office:value="32.239" calcext:value-type="float">
            <text:p>32.239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2680k</text:p>
          </table:table-cell>
          <table:table-cell office:value-type="float" office:value="0.816" calcext:value-type="float">
            <text:p>0.816</text:p>
          </table:table-cell>
          <table:table-cell office:value-type="float" office:value="15890" calcext:value-type="float">
            <text:p>15890</text:p>
          </table:table-cell>
          <table:table-cell table:number-columns-repeated="2" office:value-type="float" office:value="1622.596" calcext:value-type="float">
            <text:p>1622.596</text:p>
          </table:table-cell>
          <table:table-cell/>
          <table:table-cell table:formula="of:=[.U97]/[.W97]" office:value-type="float" office:value="9.7929490766648" calcext:value-type="float">
            <text:p>9.7929490766648</text:p>
          </table:table-cell>
          <table:table-cell table:formula="of:=ABS([.Y97]-10)" office:value-type="float" office:value="0.207050923335199" calcext:value-type="float">
            <text:p>0.207050923335199</text:p>
          </table:table-cell>
          <table:table-cell table:number-columns-repeated="26"/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832" calcext:value-type="float">
            <text:p>21.8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561" calcext:value-type="float">
            <text:p>64.561</text:p>
          </table:table-cell>
          <table:table-cell office:value-type="float" office:value="391.362" calcext:value-type="float">
            <text:p>391.362</text:p>
          </table:table-cell>
          <table:table-cell office:value-type="float" office:value="1.828" calcext:value-type="float">
            <text:p>1.828</text:p>
          </table:table-cell>
          <table:table-cell office:value-type="float" office:value="32.01" calcext:value-type="float">
            <text:p>32.01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2680k</text:p>
          </table:table-cell>
          <table:table-cell office:value-type="float" office:value="0.813" calcext:value-type="float">
            <text:p>0.813</text:p>
          </table:table-cell>
          <table:table-cell office:value-type="float" office:value="14343" calcext:value-type="float">
            <text:p>14343</text:p>
          </table:table-cell>
          <table:table-cell table:number-columns-repeated="2" office:value-type="float" office:value="1466.192" calcext:value-type="float">
            <text:p>1466.192</text:p>
          </table:table-cell>
          <table:table-cell/>
          <table:table-cell table:formula="of:=[.U98]/[.W98]" office:value-type="float" office:value="9.78248414941563" calcext:value-type="float">
            <text:p>9.78248414941563</text:p>
          </table:table-cell>
          <table:table-cell table:formula="of:=ABS([.Y98]-10)" office:value-type="float" office:value="0.217515850584371" calcext:value-type="float">
            <text:p>0.217515850584371</text:p>
          </table:table-cell>
          <table:table-cell table:number-columns-repeated="26"/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378" calcext:value-type="float">
            <text:p>21.37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float" office:value="389.557" calcext:value-type="float">
            <text:p>389.557</text:p>
          </table:table-cell>
          <table:table-cell office:value-type="float" office:value="1.814" calcext:value-type="float">
            <text:p>1.814</text:p>
          </table:table-cell>
          <table:table-cell office:value-type="float" office:value="39.521" calcext:value-type="float">
            <text:p>39.521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173k</text:p>
          </table:table-cell>
          <table:table-cell office:value-type="string" calcext:value-type="string">
            <text:p>3308k</text:p>
          </table:table-cell>
          <table:table-cell office:value-type="float" office:value="0.812" calcext:value-type="float">
            <text:p>0.812</text:p>
          </table:table-cell>
          <table:table-cell office:value-type="float" office:value="18119" calcext:value-type="float">
            <text:p>18119</text:p>
          </table:table-cell>
          <table:table-cell table:number-columns-repeated="2" office:value-type="float" office:value="1849.309" calcext:value-type="float">
            <text:p>1849.309</text:p>
          </table:table-cell>
          <table:table-cell/>
          <table:table-cell table:formula="of:=[.U99]/[.W99]" office:value-type="float" office:value="9.79771363249733" calcext:value-type="float">
            <text:p>9.79771363249733</text:p>
          </table:table-cell>
          <table:table-cell table:formula="of:=ABS([.Y99]-10)" office:value-type="float" office:value="0.202286367502673" calcext:value-type="float">
            <text:p>0.202286367502673</text:p>
          </table:table-cell>
          <table:table-cell table:number-columns-repeated="26"/>
        </table:table-row>
        <table:table-row table:style-name="ro1">
          <table:table-cell office:value-type="float" office:value="11958" calcext:value-type="float">
            <text:p>119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668" calcext:value-type="float">
            <text:p>21.6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484" calcext:value-type="float">
            <text:p>64.484</text:p>
          </table:table-cell>
          <table:table-cell office:value-type="float" office:value="389.488" calcext:value-type="float">
            <text:p>389.488</text:p>
          </table:table-cell>
          <table:table-cell office:value-type="float" office:value="1.817" calcext:value-type="float">
            <text:p>1.817</text:p>
          </table:table-cell>
          <table:table-cell office:value-type="float" office:value="2.266" calcext:value-type="float">
            <text:p>2.266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90k</text:p>
          </table:table-cell>
          <table:table-cell office:value-type="float" office:value="0.82" calcext:value-type="float">
            <text:p>0.82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104.561" calcext:value-type="float">
            <text:p>104.561</text:p>
          </table:table-cell>
          <table:table-cell/>
          <table:table-cell table:formula="of:=[.U100]/[.W100]" office:value-type="float" office:value="9.21949866585056" calcext:value-type="float">
            <text:p>9.21949866585056</text:p>
          </table:table-cell>
          <table:table-cell table:formula="of:=ABS([.Y100]-10)" office:value-type="float" office:value="0.780501334149445" calcext:value-type="float">
            <text:p>0.780501334149445</text:p>
          </table:table-cell>
          <table:table-cell table:number-columns-repeated="26"/>
        </table:table-row>
        <table:table-row table:style-name="ro1">
          <table:table-cell office:value-type="float" office:value="11959" calcext:value-type="float">
            <text:p>1195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9.749" calcext:value-type="float">
            <text:p>19.74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887" calcext:value-type="float">
            <text:p>63.887</text:p>
          </table:table-cell>
          <table:table-cell office:value-type="float" office:value="386.655" calcext:value-type="float">
            <text:p>386.655</text:p>
          </table:table-cell>
          <table:table-cell office:value-type="float" office:value="1.8" calcext:value-type="float">
            <text:p>1.8</text:p>
          </table:table-cell>
          <table:table-cell office:value-type="float" office:value="26.252" calcext:value-type="float">
            <text:p>26.252</text:p>
          </table:table-cell>
          <table:table-cell office:value-type="string" calcext:value-type="string">
            <text:p>152k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2201k</text:p>
          </table:table-cell>
          <table:table-cell office:value-type="float" office:value="0.817" calcext:value-type="float">
            <text:p>0.817</text:p>
          </table:table-cell>
          <table:table-cell office:value-type="float" office:value="13088" calcext:value-type="float">
            <text:p>13088</text:p>
          </table:table-cell>
          <table:table-cell office:value-type="float" office:value="1332.42" calcext:value-type="float">
            <text:p>1332.42</text:p>
          </table:table-cell>
          <table:table-cell office:value-type="float" office:value="1332.421" calcext:value-type="float">
            <text:p>1332.421</text:p>
          </table:table-cell>
          <table:table-cell/>
          <table:table-cell table:formula="of:=[.U101]/[.W101]" office:value-type="float" office:value="9.82272119697903" calcext:value-type="float">
            <text:p>9.82272119697903</text:p>
          </table:table-cell>
          <table:table-cell table:formula="of:=ABS([.Y101]-10)" office:value-type="float" office:value="0.177278803020968" calcext:value-type="float">
            <text:p>0.177278803020968</text:p>
          </table:table-cell>
          <table:table-cell table:number-columns-repeated="26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724" calcext:value-type="float">
            <text:p>21.72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717" calcext:value-type="float">
            <text:p>64.717</text:p>
          </table:table-cell>
          <table:table-cell office:value-type="float" office:value="390.898" calcext:value-type="float">
            <text:p>390.898</text:p>
          </table:table-cell>
          <table:table-cell office:value-type="float" office:value="1.829" calcext:value-type="float">
            <text:p>1.829</text:p>
          </table:table-cell>
          <table:table-cell office:value-type="float" office:value="32.069" calcext:value-type="float">
            <text:p>32.069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2700k</text:p>
          </table:table-cell>
          <table:table-cell office:value-type="float" office:value="0.816" calcext:value-type="float">
            <text:p>0.816</text:p>
          </table:table-cell>
          <table:table-cell office:value-type="float" office:value="14431" calcext:value-type="float">
            <text:p>14431</text:p>
          </table:table-cell>
          <table:table-cell table:number-columns-repeated="2" office:value-type="float" office:value="1476.226" calcext:value-type="float">
            <text:p>1476.226</text:p>
          </table:table-cell>
          <table:table-cell/>
          <table:table-cell table:formula="of:=[.U102]/[.W102]" office:value-type="float" office:value="9.77560346451018" calcext:value-type="float">
            <text:p>9.77560346451018</text:p>
          </table:table-cell>
          <table:table-cell table:formula="of:=ABS([.Y102]-10)" office:value-type="float" office:value="0.224396535489824" calcext:value-type="float">
            <text:p>0.224396535489824</text:p>
          </table:table-cell>
          <table:table-cell table:number-columns-repeated="26"/>
        </table:table-row>
        <table:table-row table:style-name="ro1">
          <table:table-cell office:value-type="float" office:value="11961" calcext:value-type="float">
            <text:p>119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8.19" calcext:value-type="float">
            <text:p>18.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126" calcext:value-type="float">
            <text:p>64.126</text:p>
          </table:table-cell>
          <table:table-cell office:value-type="float" office:value="386.623" calcext:value-type="float">
            <text:p>386.623</text:p>
          </table:table-cell>
          <table:table-cell office:value-type="float" office:value="1.801" calcext:value-type="float">
            <text:p>1.801</text:p>
          </table:table-cell>
          <table:table-cell office:value-type="float" office:value="32.629" calcext:value-type="float">
            <text:p>32.629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2731k</text:p>
          </table:table-cell>
          <table:table-cell office:value-type="float" office:value="0.817" calcext:value-type="float">
            <text:p>0.817</text:p>
          </table:table-cell>
          <table:table-cell office:value-type="float" office:value="17696" calcext:value-type="float">
            <text:p>17696</text:p>
          </table:table-cell>
          <table:table-cell office:value-type="float" office:value="1802.332" calcext:value-type="float">
            <text:p>1802.332</text:p>
          </table:table-cell>
          <table:table-cell office:value-type="float" office:value="1802.384" calcext:value-type="float">
            <text:p>1802.384</text:p>
          </table:table-cell>
          <table:table-cell/>
          <table:table-cell table:formula="of:=[.U103]/[.W103]" office:value-type="float" office:value="9.81810757308099" calcext:value-type="float">
            <text:p>9.81810757308099</text:p>
          </table:table-cell>
          <table:table-cell table:formula="of:=ABS([.Y103]-10)" office:value-type="float" office:value="0.181892426919013" calcext:value-type="float">
            <text:p>0.181892426919013</text:p>
          </table:table-cell>
          <table:table-cell table:number-columns-repeated="26"/>
        </table:table-row>
        <table:table-row table:style-name="ro1">
          <table:table-cell office:value-type="float" office:value="11962" calcext:value-type="float">
            <text:p>119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9.716" calcext:value-type="float">
            <text:p>19.7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21" calcext:value-type="float">
            <text:p>64.21</text:p>
          </table:table-cell>
          <table:table-cell office:value-type="float" office:value="387.018" calcext:value-type="float">
            <text:p>387.018</text:p>
          </table:table-cell>
          <table:table-cell office:value-type="float" office:value="1.808" calcext:value-type="float">
            <text:p>1.808</text:p>
          </table:table-cell>
          <table:table-cell office:value-type="float" office:value="32.232" calcext:value-type="float">
            <text:p>32.232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714k</text:p>
          </table:table-cell>
          <table:table-cell office:value-type="float" office:value="0.815" calcext:value-type="float">
            <text:p>0.815</text:p>
          </table:table-cell>
          <table:table-cell office:value-type="float" office:value="16063" calcext:value-type="float">
            <text:p>16063</text:p>
          </table:table-cell>
          <table:table-cell table:number-columns-repeated="2" office:value-type="float" office:value="1638.864" calcext:value-type="float">
            <text:p>1638.864</text:p>
          </table:table-cell>
          <table:table-cell/>
          <table:table-cell table:formula="of:=[.U104]/[.W104]" office:value-type="float" office:value="9.801301389255" calcext:value-type="float">
            <text:p>9.801301389255</text:p>
          </table:table-cell>
          <table:table-cell table:formula="of:=ABS([.Y104]-10)" office:value-type="float" office:value="0.198698610745003" calcext:value-type="float">
            <text:p>0.198698610745003</text:p>
          </table:table-cell>
          <table:table-cell table:number-columns-repeated="26"/>
        </table:table-row>
        <table:table-row table:style-name="ro1">
          <table:table-cell office:value-type="float" office:value="11963" calcext:value-type="float">
            <text:p>119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6.411" calcext:value-type="float">
            <text:p>16.4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18" calcext:value-type="float">
            <text:p>64.18</text:p>
          </table:table-cell>
          <table:table-cell office:value-type="float" office:value="386.704" calcext:value-type="float">
            <text:p>386.704</text:p>
          </table:table-cell>
          <table:table-cell office:value-type="float" office:value="1.802" calcext:value-type="float">
            <text:p>1.802</text:p>
          </table:table-cell>
          <table:table-cell office:value-type="float" office:value="24.762" calcext:value-type="float">
            <text:p>24.762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2077k</text:p>
          </table:table-cell>
          <table:table-cell office:value-type="float" office:value="0.816" calcext:value-type="float">
            <text:p>0.816</text:p>
          </table:table-cell>
          <table:table-cell office:value-type="float" office:value="14925" calcext:value-type="float">
            <text:p>14925</text:p>
          </table:table-cell>
          <table:table-cell table:number-columns-repeated="2" office:value-type="float" office:value="1521.373" calcext:value-type="float">
            <text:p>1521.373</text:p>
          </table:table-cell>
          <table:table-cell/>
          <table:table-cell table:formula="of:=[.U105]/[.W105]" office:value-type="float" office:value="9.81021748118311" calcext:value-type="float">
            <text:p>9.81021748118311</text:p>
          </table:table-cell>
          <table:table-cell table:formula="of:=ABS([.Y105]-10)" office:value-type="float" office:value="0.189782518816886" calcext:value-type="float">
            <text:p>0.189782518816886</text:p>
          </table:table-cell>
          <table:table-cell table:number-columns-repeated="26"/>
        </table:table-row>
        <table:table-row table:style-name="ro1">
          <table:table-cell office:value-type="float" office:value="11965" calcext:value-type="float">
            <text:p>119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0.436" calcext:value-type="float">
            <text:p>20.4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031" calcext:value-type="float">
            <text:p>64.031</text:p>
          </table:table-cell>
          <table:table-cell office:value-type="float" office:value="387.788" calcext:value-type="float">
            <text:p>387.788</text:p>
          </table:table-cell>
          <table:table-cell office:value-type="float" office:value="1.803" calcext:value-type="float">
            <text:p>1.803</text:p>
          </table:table-cell>
          <table:table-cell office:value-type="float" office:value="33.542" calcext:value-type="float">
            <text:p>33.542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2807k</text:p>
          </table:table-cell>
          <table:table-cell office:value-type="float" office:value="0.817" calcext:value-type="float">
            <text:p>0.817</text:p>
          </table:table-cell>
          <table:table-cell office:value-type="float" office:value="16071" calcext:value-type="float">
            <text:p>16071</text:p>
          </table:table-cell>
          <table:table-cell table:number-columns-repeated="2" office:value-type="float" office:value="1644.363" calcext:value-type="float">
            <text:p>1644.363</text:p>
          </table:table-cell>
          <table:table-cell/>
          <table:table-cell table:formula="of:=[.U106]/[.W106]" office:value-type="float" office:value="9.77338945232896" calcext:value-type="float">
            <text:p>9.77338945232896</text:p>
          </table:table-cell>
          <table:table-cell table:formula="of:=ABS([.Y106]-10)" office:value-type="float" office:value="0.226610547671044" calcext:value-type="float">
            <text:p>0.226610547671044</text:p>
          </table:table-cell>
          <table:table-cell table:number-columns-repeated="26"/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0.756" calcext:value-type="float">
            <text:p>20.7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095" calcext:value-type="float">
            <text:p>64.095</text:p>
          </table:table-cell>
          <table:table-cell office:value-type="float" office:value="387.889" calcext:value-type="float">
            <text:p>387.889</text:p>
          </table:table-cell>
          <table:table-cell office:value-type="float" office:value="1.801" calcext:value-type="float">
            <text:p>1.801</text:p>
          </table:table-cell>
          <table:table-cell office:value-type="float" office:value="33.549" calcext:value-type="float">
            <text:p>33.549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2802k</text:p>
          </table:table-cell>
          <table:table-cell office:value-type="float" office:value="0.818" calcext:value-type="float">
            <text:p>0.818</text:p>
          </table:table-cell>
          <table:table-cell office:value-type="float" office:value="15818" calcext:value-type="float">
            <text:p>15818</text:p>
          </table:table-cell>
          <table:table-cell table:number-columns-repeated="2" office:value-type="float" office:value="1618.88" calcext:value-type="float">
            <text:p>1618.88</text:p>
          </table:table-cell>
          <table:table-cell/>
          <table:table-cell table:formula="of:=[.U107]/[.W107]" office:value-type="float" office:value="9.77095275746195" calcext:value-type="float">
            <text:p>9.77095275746195</text:p>
          </table:table-cell>
          <table:table-cell table:formula="of:=ABS([.Y107]-10)" office:value-type="float" office:value="0.229047242538051" calcext:value-type="float">
            <text:p>0.229047242538051</text:p>
          </table:table-cell>
          <table:table-cell table:number-columns-repeated="26"/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9.422" calcext:value-type="float">
            <text:p>19.4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063" calcext:value-type="float">
            <text:p>64.063</text:p>
          </table:table-cell>
          <table:table-cell office:value-type="float" office:value="387.508" calcext:value-type="float">
            <text:p>387.508</text:p>
          </table:table-cell>
          <table:table-cell office:value-type="float" office:value="1.804" calcext:value-type="float">
            <text:p>1.804</text:p>
          </table:table-cell>
          <table:table-cell office:value-type="float" office:value="32.184" calcext:value-type="float">
            <text:p>32.184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2699k</text:p>
          </table:table-cell>
          <table:table-cell office:value-type="float" office:value="0.819" calcext:value-type="float">
            <text:p>0.819</text:p>
          </table:table-cell>
          <table:table-cell office:value-type="float" office:value="16299" calcext:value-type="float">
            <text:p>16299</text:p>
          </table:table-cell>
          <table:table-cell office:value-type="float" office:value="1662.533" calcext:value-type="float">
            <text:p>1662.533</text:p>
          </table:table-cell>
          <table:table-cell office:value-type="float" office:value="1662.554" calcext:value-type="float">
            <text:p>1662.554</text:p>
          </table:table-cell>
          <table:table-cell/>
          <table:table-cell table:formula="of:=[.U108]/[.W108]" office:value-type="float" office:value="9.80359134199551" calcext:value-type="float">
            <text:p>9.80359134199551</text:p>
          </table:table-cell>
          <table:table-cell table:formula="of:=ABS([.Y108]-10)" office:value-type="float" office:value="0.196408658004492" calcext:value-type="float">
            <text:p>0.196408658004492</text:p>
          </table:table-cell>
          <table:table-cell table:number-columns-repeated="26"/>
        </table:table-row>
        <table:table-row table:style-name="ro1">
          <table:table-cell office:value-type="float" office:value="11968" calcext:value-type="float">
            <text:p>119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119" calcext:value-type="float">
            <text:p>21.1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33" calcext:value-type="float">
            <text:p>64.33</text:p>
          </table:table-cell>
          <table:table-cell office:value-type="float" office:value="388.431" calcext:value-type="float">
            <text:p>388.431</text:p>
          </table:table-cell>
          <table:table-cell office:value-type="float" office:value="1.811" calcext:value-type="float">
            <text:p>1.811</text:p>
          </table:table-cell>
          <table:table-cell office:value-type="float" office:value="32.012" calcext:value-type="float">
            <text:p>32.012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2686k</text:p>
          </table:table-cell>
          <table:table-cell office:value-type="float" office:value="0.816" calcext:value-type="float">
            <text:p>0.816</text:p>
          </table:table-cell>
          <table:table-cell office:value-type="float" office:value="14885" calcext:value-type="float">
            <text:p>14885</text:p>
          </table:table-cell>
          <table:table-cell office:value-type="float" office:value="1516.627" calcext:value-type="float">
            <text:p>1516.627</text:p>
          </table:table-cell>
          <table:table-cell office:value-type="float" office:value="1516.686" calcext:value-type="float">
            <text:p>1516.686</text:p>
          </table:table-cell>
          <table:table-cell/>
          <table:table-cell table:formula="of:=[.U109]/[.W109]" office:value-type="float" office:value="9.81416061069991" calcext:value-type="float">
            <text:p>9.81416061069991</text:p>
          </table:table-cell>
          <table:table-cell table:formula="of:=ABS([.Y109]-10)" office:value-type="float" office:value="0.185839389300092" calcext:value-type="float">
            <text:p>0.185839389300092</text:p>
          </table:table-cell>
          <table:table-cell table:number-columns-repeated="26"/>
        </table:table-row>
        <table:table-row table:style-name="ro1">
          <table:table-cell office:value-type="float" office:value="11969" calcext:value-type="float">
            <text:p>1196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5.636" calcext:value-type="float">
            <text:p>25.6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545" calcext:value-type="float">
            <text:p>17.545</text:p>
          </table:table-cell>
          <table:table-cell office:value-type="float" office:value="77.507" calcext:value-type="float">
            <text:p>77.507</text:p>
          </table:table-cell>
          <table:table-cell office:value-type="float" office:value="0.137" calcext:value-type="float">
            <text:p>0.137</text:p>
          </table:table-cell>
          <table:table-cell office:value-type="float" office:value="4.558" calcext:value-type="float">
            <text:p>4.558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8k</text:p>
          </table:table-cell>
          <table:table-cell office:value-type="float" office:value="0.969" calcext:value-type="float">
            <text:p>0.969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178.941" calcext:value-type="float">
            <text:p>178.941</text:p>
          </table:table-cell>
          <table:table-cell/>
          <table:table-cell table:formula="of:=[.U110]/[.W110]" office:value-type="float" office:value="9.91388222933816" calcext:value-type="float">
            <text:p>9.91388222933816</text:p>
          </table:table-cell>
          <table:table-cell table:formula="of:=ABS([.Y110]-10)" office:value-type="float" office:value="0.0861177706618381" calcext:value-type="float">
            <text:p>0.086117770661838</text:p>
          </table:table-cell>
          <table:table-cell table:number-columns-repeated="26"/>
        </table:table-row>
        <table:table-row table:style-name="ro1">
          <table:table-cell office:value-type="float" office:value="11970" calcext:value-type="float">
            <text:p>119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1.686" calcext:value-type="float">
            <text:p>31.68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569" calcext:value-type="float">
            <text:p>17.569</text:p>
          </table:table-cell>
          <table:table-cell office:value-type="float" office:value="77.659" calcext:value-type="float">
            <text:p>77.659</text:p>
          </table:table-cell>
          <table:table-cell office:value-type="float" office:value="0.137" calcext:value-type="float">
            <text:p>0.137</text:p>
          </table:table-cell>
          <table:table-cell office:value-type="float" office:value="57.593" calcext:value-type="float">
            <text:p>57.593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220k</text:p>
          </table:table-cell>
          <table:table-cell office:value-type="float" office:value="0.978" calcext:value-type="float">
            <text:p>0.978</text:p>
          </table:table-cell>
          <table:table-cell office:value-type="float" office:value="18093" calcext:value-type="float">
            <text:p>18093</text:p>
          </table:table-cell>
          <table:table-cell table:number-columns-repeated="2" office:value-type="float" office:value="1821.932" calcext:value-type="float">
            <text:p>1821.932</text:p>
          </table:table-cell>
          <table:table-cell/>
          <table:table-cell table:formula="of:=[.U111]/[.W111]" office:value-type="float" office:value="9.93066700623294" calcext:value-type="float">
            <text:p>9.93066700623294</text:p>
          </table:table-cell>
          <table:table-cell table:formula="of:=ABS([.Y111]-10)" office:value-type="float" office:value="0.0693329937670555" calcext:value-type="float">
            <text:p>0.069332993767056</text:p>
          </table:table-cell>
          <table:table-cell table:number-columns-repeated="26"/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40.608" calcext:value-type="float">
            <text:p>40.6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.516" calcext:value-type="float">
            <text:p>56.516</text:p>
          </table:table-cell>
          <table:table-cell office:value-type="float" office:value="385.733" calcext:value-type="float">
            <text:p>385.733</text:p>
          </table:table-cell>
          <table:table-cell office:value-type="float" office:value="1.642" calcext:value-type="float">
            <text:p>1.642</text:p>
          </table:table-cell>
          <table:table-cell office:value-type="float" office:value="19.963" calcext:value-type="float">
            <text:p>19.963</text:p>
          </table:table-cell>
          <table:table-cell office:value-type="string" calcext:value-type="string">
            <text:p>54k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807k</text:p>
          </table:table-cell>
          <table:table-cell office:value-type="float" office:value="0.978" calcext:value-type="float">
            <text:p>0.978</text:p>
          </table:table-cell>
          <table:table-cell office:value-type="float" office:value="4812" calcext:value-type="float">
            <text:p>4812</text:p>
          </table:table-cell>
          <table:table-cell table:number-columns-repeated="2" office:value-type="float" office:value="491.605" calcext:value-type="float">
            <text:p>491.605</text:p>
          </table:table-cell>
          <table:table-cell/>
          <table:table-cell table:formula="of:=[.U112]/[.W112]" office:value-type="float" office:value="9.78834633496405" calcext:value-type="float">
            <text:p>9.78834633496405</text:p>
          </table:table-cell>
          <table:table-cell table:formula="of:=ABS([.Y112]-10)" office:value-type="float" office:value="0.211653665035953" calcext:value-type="float">
            <text:p>0.211653665035953</text:p>
          </table:table-cell>
          <table:table-cell table:number-columns-repeated="26"/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7.873" calcext:value-type="float">
            <text:p>27.87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.35</text:p>
          </table:table-cell>
          <table:table-cell office:value-type="float" office:value="283.478" calcext:value-type="float">
            <text:p>283.478</text:p>
          </table:table-cell>
          <table:table-cell office:value-type="float" office:value="0.929" calcext:value-type="float">
            <text:p>0.929</text:p>
          </table:table-cell>
          <table:table-cell office:value-type="float" office:value="82.905" calcext:value-type="float">
            <text:p>82.905</text:p>
          </table:table-cell>
          <table:table-cell office:value-type="string" calcext:value-type="string">
            <text:p>226k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2546k</text:p>
          </table:table-cell>
          <table:table-cell office:value-type="float" office:value="0.985" calcext:value-type="float">
            <text:p>0.985</text:p>
          </table:table-cell>
          <table:table-cell office:value-type="float" office:value="29281" calcext:value-type="float">
            <text:p>29281</text:p>
          </table:table-cell>
          <table:table-cell table:number-columns-repeated="2" office:value-type="float" office:value="2979.261" calcext:value-type="float">
            <text:p>2979.261</text:p>
          </table:table-cell>
          <table:table-cell/>
          <table:table-cell table:formula="of:=[.U113]/[.W113]" office:value-type="float" office:value="9.8282762067506" calcext:value-type="float">
            <text:p>9.8282762067506</text:p>
          </table:table-cell>
          <table:table-cell table:formula="of:=ABS([.Y113]-10)" office:value-type="float" office:value="0.1717237932494" calcext:value-type="float">
            <text:p>0.1717237932494</text:p>
          </table:table-cell>
          <table:table-cell table:number-columns-repeated="26"/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035" calcext:value-type="float">
            <text:p>21.0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162" calcext:value-type="float">
            <text:p>39.162</text:p>
          </table:table-cell>
          <table:table-cell office:value-type="float" office:value="261.211" calcext:value-type="float">
            <text:p>261.211</text:p>
          </table:table-cell>
          <table:table-cell office:value-type="float" office:value="0.839" calcext:value-type="float">
            <text:p>0.839</text:p>
          </table:table-cell>
          <table:table-cell office:value-type="float" office:value="3.341" calcext:value-type="float">
            <text:p>3.341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01k</text:p>
          </table:table-cell>
          <table:table-cell office:value-type="float" office:value="0.847" calcext:value-type="float">
            <text:p>0.847</text:p>
          </table:table-cell>
          <table:table-cell office:value-type="float" office:value="1577" calcext:value-type="float">
            <text:p>1577</text:p>
          </table:table-cell>
          <table:table-cell table:number-columns-repeated="2" office:value-type="float" office:value="159.852" calcext:value-type="float">
            <text:p>159.852</text:p>
          </table:table-cell>
          <table:table-cell/>
          <table:table-cell table:formula="of:=[.U114]/[.W114]" office:value-type="float" office:value="9.86537547231189" calcext:value-type="float">
            <text:p>9.86537547231189</text:p>
          </table:table-cell>
          <table:table-cell table:formula="of:=ABS([.Y114]-10)" office:value-type="float" office:value="0.134624527688112" calcext:value-type="float">
            <text:p>0.134624527688112</text:p>
          </table:table-cell>
          <table:table-cell table:number-columns-repeated="26"/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7.391" calcext:value-type="float">
            <text:p>27.39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982" calcext:value-type="float">
            <text:p>41.982</text:p>
          </table:table-cell>
          <table:table-cell office:value-type="float" office:value="280.509" calcext:value-type="float">
            <text:p>280.509</text:p>
          </table:table-cell>
          <table:table-cell office:value-type="float" office:value="0.918" calcext:value-type="float">
            <text:p>0.918</text:p>
          </table:table-cell>
          <table:table-cell office:value-type="float" office:value="84.262" calcext:value-type="float">
            <text:p>84.262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192k</text:p>
          </table:table-cell>
          <table:table-cell office:value-type="string" calcext:value-type="string">
            <text:p>2581k</text:p>
          </table:table-cell>
          <table:table-cell office:value-type="float" office:value="0.984" calcext:value-type="float">
            <text:p>0.984</text:p>
          </table:table-cell>
          <table:table-cell office:value-type="float" office:value="30336" calcext:value-type="float">
            <text:p>30336</text:p>
          </table:table-cell>
          <table:table-cell table:number-columns-repeated="2" office:value-type="float" office:value="3082.539" calcext:value-type="float">
            <text:p>3082.539</text:p>
          </table:table-cell>
          <table:table-cell/>
          <table:table-cell table:formula="of:=[.U115]/[.W115]" office:value-type="float" office:value="9.84123801839977" calcext:value-type="float">
            <text:p>9.84123801839977</text:p>
          </table:table-cell>
          <table:table-cell table:formula="of:=ABS([.Y115]-10)" office:value-type="float" office:value="0.158761981600234" calcext:value-type="float">
            <text:p>0.158761981600234</text:p>
          </table:table-cell>
          <table:table-cell table:number-columns-repeated="26"/>
        </table:table-row>
        <table:table-row table:style-name="ro1">
          <table:table-cell office:value-type="float" office:value="11975" calcext:value-type="float">
            <text:p>1197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9.96" calcext:value-type="float">
            <text:p>29.9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.682" calcext:value-type="float">
            <text:p>42.682</text:p>
          </table:table-cell>
          <table:table-cell office:value-type="float" office:value="285.04" calcext:value-type="float">
            <text:p>285.04</text:p>
          </table:table-cell>
          <table:table-cell office:value-type="float" office:value="0.939" calcext:value-type="float">
            <text:p>0.939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229k</text:p>
          </table:table-cell>
          <table:table-cell office:value-type="string" calcext:value-type="string">
            <text:p>191k</text:p>
          </table:table-cell>
          <table:table-cell office:value-type="string" calcext:value-type="string">
            <text:p>2581k</text:p>
          </table:table-cell>
          <table:table-cell office:value-type="float" office:value="0.985" calcext:value-type="float">
            <text:p>0.985</text:p>
          </table:table-cell>
          <table:table-cell office:value-type="float" office:value="27526" calcext:value-type="float">
            <text:p>27526</text:p>
          </table:table-cell>
          <table:table-cell table:number-columns-repeated="2" office:value-type="float" office:value="2799.969" calcext:value-type="float">
            <text:p>2799.969</text:p>
          </table:table-cell>
          <table:table-cell/>
          <table:table-cell table:formula="of:=[.U116]/[.W116]" office:value-type="float" office:value="9.83082312697033" calcext:value-type="float">
            <text:p>9.83082312697033</text:p>
          </table:table-cell>
          <table:table-cell table:formula="of:=ABS([.Y116]-10)" office:value-type="float" office:value="0.169176873029667" calcext:value-type="float">
            <text:p>0.169176873029667</text:p>
          </table:table-cell>
          <table:table-cell table:number-columns-repeated="26"/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9.931" calcext:value-type="float">
            <text:p>29.9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.697" calcext:value-type="float">
            <text:p>42.697</text:p>
          </table:table-cell>
          <table:table-cell office:value-type="float" office:value="284.9" calcext:value-type="float">
            <text:p>284.9</text:p>
          </table:table-cell>
          <table:table-cell office:value-type="float" office:value="0.939" calcext:value-type="float">
            <text:p>0.939</text:p>
          </table:table-cell>
          <table:table-cell office:value-type="float" office:value="83.884" calcext:value-type="float">
            <text:p>83.884</text:p>
          </table:table-cell>
          <table:table-cell office:value-type="string" calcext:value-type="string">
            <text:p>229k</text:p>
          </table:table-cell>
          <table:table-cell office:value-type="string" calcext:value-type="string">
            <text:p>191k</text:p>
          </table:table-cell>
          <table:table-cell office:value-type="string" calcext:value-type="string">
            <text:p>2584k</text:p>
          </table:table-cell>
          <table:table-cell office:value-type="float" office:value="0.984" calcext:value-type="float">
            <text:p>0.984</text:p>
          </table:table-cell>
          <table:table-cell office:value-type="float" office:value="27583" calcext:value-type="float">
            <text:p>27583</text:p>
          </table:table-cell>
          <table:table-cell table:number-columns-repeated="2" office:value-type="float" office:value="2803.925" calcext:value-type="float">
            <text:p>2803.925</text:p>
          </table:table-cell>
          <table:table-cell/>
          <table:table-cell table:formula="of:=[.U117]/[.W117]" office:value-type="float" office:value="9.83728166766229" calcext:value-type="float">
            <text:p>9.83728166766229</text:p>
          </table:table-cell>
          <table:table-cell table:formula="of:=ABS([.Y117]-10)" office:value-type="float" office:value="0.162718332337706" calcext:value-type="float">
            <text:p>0.162718332337706</text:p>
          </table:table-cell>
          <table:table-cell table:number-columns-repeated="26"/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65" calcext:value-type="float">
            <text:p>8.26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6.776" calcext:value-type="float">
            <text:p>26.77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.674" calcext:value-type="float">
            <text:p>42.674</text:p>
          </table:table-cell>
          <table:table-cell office:value-type="float" office:value="284.547" calcext:value-type="float">
            <text:p>284.547</text:p>
          </table:table-cell>
          <table:table-cell office:value-type="float" office:value="0.935" calcext:value-type="float">
            <text:p>0.935</text:p>
          </table:table-cell>
          <table:table-cell office:value-type="float" office:value="31.432" calcext:value-type="float">
            <text:p>31.432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72k</text:p>
          </table:table-cell>
          <table:table-cell office:value-type="string" calcext:value-type="string">
            <text:p>965k</text:p>
          </table:table-cell>
          <table:table-cell office:value-type="float" office:value="0.984" calcext:value-type="float">
            <text:p>0.984</text:p>
          </table:table-cell>
          <table:table-cell office:value-type="float" office:value="11604" calcext:value-type="float">
            <text:p>11604</text:p>
          </table:table-cell>
          <table:table-cell table:number-columns-repeated="2" office:value-type="float" office:value="1177.015" calcext:value-type="float">
            <text:p>1177.015</text:p>
          </table:table-cell>
          <table:table-cell/>
          <table:table-cell table:formula="of:=[.U118]/[.W118]" office:value-type="float" office:value="9.8588378227975" calcext:value-type="float">
            <text:p>9.8588378227975</text:p>
          </table:table-cell>
          <table:table-cell table:formula="of:=ABS([.Y118]-10)" office:value-type="float" office:value="0.141162177202501" calcext:value-type="float">
            <text:p>0.141162177202501</text:p>
          </table:table-cell>
          <table:table-cell table:number-columns-repeated="26"/>
        </table:table-row>
        <table:table-row table:style-name="ro1">
          <table:table-cell office:value-type="float" office:value="11978" calcext:value-type="float">
            <text:p>1197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3.644" calcext:value-type="float">
            <text:p>13.64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05" calcext:value-type="float">
            <text:p>20.05</text:p>
          </table:table-cell>
          <table:table-cell office:value-type="float" office:value="308.257" calcext:value-type="float">
            <text:p>308.257</text:p>
          </table:table-cell>
          <table:table-cell office:value-type="float" office:value="0.467" calcext:value-type="float">
            <text:p>0.467</text:p>
          </table:table-cell>
          <table:table-cell office:value-type="float" office:value="44.069" calcext:value-type="float">
            <text:p>44.069</text:p>
          </table:table-cell>
          <table:table-cell office:value-type="string" calcext:value-type="string">
            <text:p>243k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1458k</text:p>
          </table:table-cell>
          <table:table-cell office:value-type="float" office:value="0.986" calcext:value-type="float">
            <text:p>0.986</text:p>
          </table:table-cell>
          <table:table-cell office:value-type="float" office:value="31804" calcext:value-type="float">
            <text:p>31804</text:p>
          </table:table-cell>
          <table:table-cell table:number-columns-repeated="2" office:value-type="float" office:value="3234.937" calcext:value-type="float">
            <text:p>3234.937</text:p>
          </table:table-cell>
          <table:table-cell/>
          <table:table-cell table:formula="of:=[.U119]/[.W119]" office:value-type="float" office:value="9.83141248191232" calcext:value-type="float">
            <text:p>9.83141248191232</text:p>
          </table:table-cell>
          <table:table-cell table:formula="of:=ABS([.Y119]-10)" office:value-type="float" office:value="0.168587518087678" calcext:value-type="float">
            <text:p>0.168587518087678</text:p>
          </table:table-cell>
          <table:table-cell table:number-columns-repeated="26"/>
        </table:table-row>
        <table:table-row table:style-name="ro1">
          <table:table-cell office:value-type="float" office:value="11979" calcext:value-type="float">
            <text:p>1197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4.214" calcext:value-type="float">
            <text:p>14.2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141" calcext:value-type="float">
            <text:p>20.141</text:p>
          </table:table-cell>
          <table:table-cell office:value-type="float" office:value="309.947" calcext:value-type="float">
            <text:p>309.947</text:p>
          </table:table-cell>
          <table:table-cell office:value-type="float" office:value="0.47" calcext:value-type="float">
            <text:p>0.47</text:p>
          </table:table-cell>
          <table:table-cell office:value-type="float" office:value="2.083" calcext:value-type="float">
            <text:p>2.083</text:p>
          </table:table-cell>
          <table:table-cell table:number-columns-repeated="2" office:value-type="string" calcext:value-type="string">
            <text:p>11k</text:p>
          </table:table-cell>
          <table:table-cell office:value-type="string" calcext:value-type="string">
            <text:p>69k</text:p>
          </table:table-cell>
          <table:table-cell office:value-type="float" office:value="0.837" calcext:value-type="float">
            <text:p>0.837</text:p>
          </table:table-cell>
          <table:table-cell office:value-type="float" office:value="1442" calcext:value-type="float">
            <text:p>1442</text:p>
          </table:table-cell>
          <table:table-cell office:value-type="float" office:value="146.551" calcext:value-type="float">
            <text:p>146.551</text:p>
          </table:table-cell>
          <table:table-cell office:value-type="float" office:value="146.567" calcext:value-type="float">
            <text:p>146.567</text:p>
          </table:table-cell>
          <table:table-cell/>
          <table:table-cell table:formula="of:=[.U120]/[.W120]" office:value-type="float" office:value="9.8385038924178" calcext:value-type="float">
            <text:p>9.8385038924178</text:p>
          </table:table-cell>
          <table:table-cell table:formula="of:=ABS([.Y120]-10)" office:value-type="float" office:value="0.161496107582199" calcext:value-type="float">
            <text:p>0.161496107582199</text:p>
          </table:table-cell>
          <table:table-cell table:number-columns-repeated="26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018" calcext:value-type="float">
            <text:p>20.018</text:p>
          </table:table-cell>
          <table:table-cell office:value-type="float" office:value="307.813" calcext:value-type="float">
            <text:p>307.813</text:p>
          </table:table-cell>
          <table:table-cell office:value-type="float" office:value="0.465" calcext:value-type="float">
            <text:p>0.465</text:p>
          </table:table-cell>
          <table:table-cell office:value-type="float" office:value="46.598" calcext:value-type="float">
            <text:p>46.598</text:p>
          </table:table-cell>
          <table:table-cell office:value-type="string" calcext:value-type="string">
            <text:p>257k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1537k</text:p>
          </table:table-cell>
          <table:table-cell office:value-type="float" office:value="0.837" calcext:value-type="float">
            <text:p>0.837</text:p>
          </table:table-cell>
          <table:table-cell office:value-type="float" office:value="35584" calcext:value-type="float">
            <text:p>35584</text:p>
          </table:table-cell>
          <table:table-cell table:number-columns-repeated="2" office:value-type="float" office:value="3616.161" calcext:value-type="float">
            <text:p>3616.161</text:p>
          </table:table-cell>
          <table:table-cell/>
          <table:table-cell table:formula="of:=[.U121]/[.W121]" office:value-type="float" office:value="9.8402698331186" calcext:value-type="float">
            <text:p>9.8402698331186</text:p>
          </table:table-cell>
          <table:table-cell table:formula="of:=ABS([.Y121]-10)" office:value-type="float" office:value="0.159730166881397" calcext:value-type="float">
            <text:p>0.159730166881397</text:p>
          </table:table-cell>
          <table:table-cell table:number-columns-repeated="26"/>
        </table:table-row>
        <table:table-row table:style-name="ro1">
          <table:table-cell office:value-type="float" office:value="11981" calcext:value-type="float">
            <text:p>1198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0.095" calcext:value-type="float">
            <text:p>10.09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025" calcext:value-type="float">
            <text:p>20.025</text:p>
          </table:table-cell>
          <table:table-cell office:value-type="float" office:value="308.028" calcext:value-type="float">
            <text:p>308.028</text:p>
          </table:table-cell>
          <table:table-cell office:value-type="float" office:value="0.467" calcext:value-type="float">
            <text:p>0.467</text:p>
          </table:table-cell>
          <table:table-cell office:value-type="float" office:value="16.166" calcext:value-type="float">
            <text:p>16.166</text:p>
          </table:table-cell>
          <table:table-cell office:value-type="string" calcext:value-type="string">
            <text:p>89k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539k</text:p>
          </table:table-cell>
          <table:table-cell office:value-type="float" office:value="0.835" calcext:value-type="float">
            <text:p>0.835</text:p>
          </table:table-cell>
          <table:table-cell office:value-type="float" office:value="16058" calcext:value-type="float">
            <text:p>16058</text:p>
          </table:table-cell>
          <table:table-cell table:number-columns-repeated="2" office:value-type="float" office:value="1627.324" calcext:value-type="float">
            <text:p>1627.324</text:p>
          </table:table-cell>
          <table:table-cell/>
          <table:table-cell table:formula="of:=[.U122]/[.W122]" office:value-type="float" office:value="9.86773377643297" calcext:value-type="float">
            <text:p>9.86773377643297</text:p>
          </table:table-cell>
          <table:table-cell table:formula="of:=ABS([.Y122]-10)" office:value-type="float" office:value="0.132266223567035" calcext:value-type="float">
            <text:p>0.132266223567035</text:p>
          </table:table-cell>
          <table:table-cell table:number-columns-repeated="26"/>
        </table:table-row>
        <table:table-row table:style-name="ro1">
          <table:table-cell office:value-type="float" office:value="11982" calcext:value-type="float">
            <text:p>1198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748" calcext:value-type="float">
            <text:p>6.7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052" calcext:value-type="float">
            <text:p>19.052</text:p>
          </table:table-cell>
          <table:table-cell office:value-type="float" office:value="293.459" calcext:value-type="float">
            <text:p>293.459</text:p>
          </table:table-cell>
          <table:table-cell office:value-type="float" office:value="0.436" calcext:value-type="float">
            <text:p>0.436</text:p>
          </table:table-cell>
          <table:table-cell office:value-type="float" office:value="20.637" calcext:value-type="float">
            <text:p>20.637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686k</text:p>
          </table:table-cell>
          <table:table-cell office:value-type="float" office:value="0.84" calcext:value-type="float">
            <text:p>0.84</text:p>
          </table:table-cell>
          <table:table-cell office:value-type="float" office:value="31674" calcext:value-type="float">
            <text:p>31674</text:p>
          </table:table-cell>
          <table:table-cell office:value-type="float" office:value="3198.369" calcext:value-type="float">
            <text:p>3198.369</text:p>
          </table:table-cell>
          <table:table-cell office:value-type="float" office:value="3198.381" calcext:value-type="float">
            <text:p>3198.381</text:p>
          </table:table-cell>
          <table:table-cell/>
          <table:table-cell table:formula="of:=[.U123]/[.W123]" office:value-type="float" office:value="9.90313536755002" calcext:value-type="float">
            <text:p>9.90313536755002</text:p>
          </table:table-cell>
          <table:table-cell table:formula="of:=ABS([.Y123]-10)" office:value-type="float" office:value="0.0968646324499805" calcext:value-type="float">
            <text:p>0.096864632449981</text:p>
          </table:table-cell>
          <table:table-cell table:number-columns-repeated="26"/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3.848" calcext:value-type="float">
            <text:p>13.8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922" calcext:value-type="float">
            <text:p>19.922</text:p>
          </table:table-cell>
          <table:table-cell office:value-type="float" office:value="307.291" calcext:value-type="float">
            <text:p>307.291</text:p>
          </table:table-cell>
          <table:table-cell office:value-type="float" office:value="0.465" calcext:value-type="float">
            <text:p>0.465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306k</text:p>
          </table:table-cell>
          <table:table-cell office:value-type="float" office:value="0.835" calcext:value-type="float">
            <text:p>0.835</text:p>
          </table:table-cell>
          <table:table-cell office:value-type="float" office:value="6583" calcext:value-type="float">
            <text:p>6583</text:p>
          </table:table-cell>
          <table:table-cell table:number-columns-repeated="2" office:value-type="float" office:value="669.676" calcext:value-type="float">
            <text:p>669.676</text:p>
          </table:table-cell>
          <table:table-cell/>
          <table:table-cell table:formula="of:=[.U124]/[.W124]" office:value-type="float" office:value="9.83012680759054" calcext:value-type="float">
            <text:p>9.83012680759054</text:p>
          </table:table-cell>
          <table:table-cell table:formula="of:=ABS([.Y124]-10)" office:value-type="float" office:value="0.169873192409465" calcext:value-type="float">
            <text:p>0.169873192409465</text:p>
          </table:table-cell>
          <table:table-cell table:number-columns-repeated="26"/>
        </table:table-row>
        <table:table-row table:style-name="ro1">
          <table:table-cell office:value-type="float" office:value="11984" calcext:value-type="float">
            <text:p>1198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2.218" calcext:value-type="float">
            <text:p>12.2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409" calcext:value-type="float">
            <text:p>19.409</text:p>
          </table:table-cell>
          <table:table-cell office:value-type="float" office:value="299.353" calcext:value-type="float">
            <text:p>299.353</text:p>
          </table:table-cell>
          <table:table-cell office:value-type="float" office:value="0.448" calcext:value-type="float">
            <text:p>0.448</text:p>
          </table:table-cell>
          <table:table-cell office:value-type="float" office:value="12.507" calcext:value-type="float">
            <text:p>12.507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410k</text:p>
          </table:table-cell>
          <table:table-cell office:value-type="float" office:value="0.842" calcext:value-type="float">
            <text:p>0.842</text:p>
          </table:table-cell>
          <table:table-cell office:value-type="float" office:value="10148" calcext:value-type="float">
            <text:p>10148</text:p>
          </table:table-cell>
          <table:table-cell table:number-columns-repeated="2" office:value-type="float" office:value="1030.693" calcext:value-type="float">
            <text:p>1030.693</text:p>
          </table:table-cell>
          <table:table-cell/>
          <table:table-cell table:formula="of:=[.U125]/[.W125]" office:value-type="float" office:value="9.84580277541421" calcext:value-type="float">
            <text:p>9.84580277541421</text:p>
          </table:table-cell>
          <table:table-cell table:formula="of:=ABS([.Y125]-10)" office:value-type="float" office:value="0.154197224585788" calcext:value-type="float">
            <text:p>0.154197224585788</text:p>
          </table:table-cell>
          <table:table-cell table:number-columns-repeated="26"/>
        </table:table-row>
        <table:table-row table:style-name="ro1">
          <table:table-cell office:value-type="float" office:value="11985" calcext:value-type="float">
            <text:p>1198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0.615" calcext:value-type="float">
            <text:p>10.6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581" calcext:value-type="float">
            <text:p>19.581</text:p>
          </table:table-cell>
          <table:table-cell office:value-type="float" office:value="302.18" calcext:value-type="float">
            <text:p>302.18</text:p>
          </table:table-cell>
          <table:table-cell office:value-type="float" office:value="0.45" calcext:value-type="float">
            <text:p>0.45</text:p>
          </table:table-cell>
          <table:table-cell office:value-type="float" office:value="38.643" calcext:value-type="float">
            <text:p>38.643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1267k</text:p>
          </table:table-cell>
          <table:table-cell office:value-type="float" office:value="0.839" calcext:value-type="float">
            <text:p>0.839</text:p>
          </table:table-cell>
          <table:table-cell office:value-type="float" office:value="36427" calcext:value-type="float">
            <text:p>36427</text:p>
          </table:table-cell>
          <table:table-cell table:number-columns-repeated="2" office:value-type="float" office:value="3694.523" calcext:value-type="float">
            <text:p>3694.523</text:p>
          </table:table-cell>
          <table:table-cell/>
          <table:table-cell table:formula="of:=[.U126]/[.W126]" office:value-type="float" office:value="9.85973020062401" calcext:value-type="float">
            <text:p>9.85973020062401</text:p>
          </table:table-cell>
          <table:table-cell table:formula="of:=ABS([.Y126]-10)" office:value-type="float" office:value="0.140269799375995" calcext:value-type="float">
            <text:p>0.140269799375995</text:p>
          </table:table-cell>
          <table:table-cell table:number-columns-repeated="26"/>
        </table:table-row>
        <table:table-row table:style-name="ro1">
          <table:table-cell office:value-type="float" office:value="11986" calcext:value-type="float">
            <text:p>1198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544" calcext:value-type="float">
            <text:p>6.54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862" calcext:value-type="float">
            <text:p>19.862</text:p>
          </table:table-cell>
          <table:table-cell office:value-type="float" office:value="306.816" calcext:value-type="float">
            <text:p>306.816</text:p>
          </table:table-cell>
          <table:table-cell office:value-type="float" office:value="0.461" calcext:value-type="float">
            <text:p>0.461</text:p>
          </table:table-cell>
          <table:table-cell office:value-type="float" office:value="9.122" calcext:value-type="float">
            <text:p>9.12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307k</text:p>
          </table:table-cell>
          <table:table-cell office:value-type="float" office:value="0.84" calcext:value-type="float">
            <text:p>0.84</text:p>
          </table:table-cell>
          <table:table-cell office:value-type="float" office:value="14506" calcext:value-type="float">
            <text:p>14506</text:p>
          </table:table-cell>
          <table:table-cell office:value-type="float" office:value="1464.341" calcext:value-type="float">
            <text:p>1464.341</text:p>
          </table:table-cell>
          <table:table-cell office:value-type="float" office:value="1464.36" calcext:value-type="float">
            <text:p>1464.36</text:p>
          </table:table-cell>
          <table:table-cell/>
          <table:table-cell table:formula="of:=[.U127]/[.W127]" office:value-type="float" office:value="9.9060340353465" calcext:value-type="float">
            <text:p>9.9060340353465</text:p>
          </table:table-cell>
          <table:table-cell table:formula="of:=ABS([.Y127]-10)" office:value-type="float" office:value="0.0939659646534992" calcext:value-type="float">
            <text:p>0.093965964653499</text:p>
          </table:table-cell>
          <table:table-cell table:number-columns-repeated="26"/>
        </table:table-row>
        <table:table-row table:style-name="ro1">
          <table:table-cell office:value-type="float" office:value="11987" calcext:value-type="float">
            <text:p>1198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3.075" calcext:value-type="float">
            <text:p>13.07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743" calcext:value-type="float">
            <text:p>19.743</text:p>
          </table:table-cell>
          <table:table-cell office:value-type="float" office:value="304.521" calcext:value-type="float">
            <text:p>304.521</text:p>
          </table:table-cell>
          <table:table-cell office:value-type="float" office:value="0.456" calcext:value-type="float">
            <text:p>0.456</text:p>
          </table:table-cell>
          <table:table-cell office:value-type="float" office:value="45.327" calcext:value-type="float">
            <text:p>45.327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241k</text:p>
          </table:table-cell>
          <table:table-cell office:value-type="string" calcext:value-type="string">
            <text:p>1483k</text:p>
          </table:table-cell>
          <table:table-cell office:value-type="float" office:value="0.837" calcext:value-type="float">
            <text:p>0.837</text:p>
          </table:table-cell>
          <table:table-cell office:value-type="float" office:value="34224" calcext:value-type="float">
            <text:p>34224</text:p>
          </table:table-cell>
          <table:table-cell table:number-columns-repeated="2" office:value-type="float" office:value="3479.995" calcext:value-type="float">
            <text:p>3479.995</text:p>
          </table:table-cell>
          <table:table-cell/>
          <table:table-cell table:formula="of:=[.U128]/[.W128]" office:value-type="float" office:value="9.83449688864495" calcext:value-type="float">
            <text:p>9.83449688864495</text:p>
          </table:table-cell>
          <table:table-cell table:formula="of:=ABS([.Y128]-10)" office:value-type="float" office:value="0.165503111355045" calcext:value-type="float">
            <text:p>0.165503111355045</text:p>
          </table:table-cell>
          <table:table-cell table:number-columns-repeated="26"/>
        </table:table-row>
        <table:table-row table:style-name="ro1">
          <table:table-cell office:value-type="float" office:value="11989" calcext:value-type="float">
            <text:p>1198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1.364" calcext:value-type="float">
            <text:p>11.3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109" calcext:value-type="float">
            <text:p>19.109</text:p>
          </table:table-cell>
          <table:table-cell office:value-type="float" office:value="294.662" calcext:value-type="float">
            <text:p>294.662</text:p>
          </table:table-cell>
          <table:table-cell office:value-type="float" office:value="0.438" calcext:value-type="float">
            <text:p>0.438</text:p>
          </table:table-cell>
          <table:table-cell office:value-type="float" office:value="24.015" calcext:value-type="float">
            <text:p>24.015</text:p>
          </table:table-cell>
          <table:table-cell office:value-type="string" calcext:value-type="string">
            <text:p>132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782k</text:p>
          </table:table-cell>
          <table:table-cell office:value-type="float" office:value="0.839" calcext:value-type="float">
            <text:p>0.839</text:p>
          </table:table-cell>
          <table:table-cell office:value-type="float" office:value="21039" calcext:value-type="float">
            <text:p>21039</text:p>
          </table:table-cell>
          <table:table-cell table:number-columns-repeated="2" office:value-type="float" office:value="2132.988" calcext:value-type="float">
            <text:p>2132.988</text:p>
          </table:table-cell>
          <table:table-cell/>
          <table:table-cell table:formula="of:=[.U129]/[.W129]" office:value-type="float" office:value="9.86362792477032" calcext:value-type="float">
            <text:p>9.86362792477032</text:p>
          </table:table-cell>
          <table:table-cell table:formula="of:=ABS([.Y129]-10)" office:value-type="float" office:value="0.136372075229676" calcext:value-type="float">
            <text:p>0.136372075229676</text:p>
          </table:table-cell>
          <table:table-cell table:number-columns-repeated="26"/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3.158" calcext:value-type="float">
            <text:p>13.1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36" calcext:value-type="float">
            <text:p>19.36</text:p>
          </table:table-cell>
          <table:table-cell office:value-type="float" office:value="298.841" calcext:value-type="float">
            <text:p>298.841</text:p>
          </table:table-cell>
          <table:table-cell office:value-type="float" office:value="0.441" calcext:value-type="float">
            <text:p>0.441</text:p>
          </table:table-cell>
          <table:table-cell office:value-type="float" office:value="32.937" calcext:value-type="float">
            <text:p>32.937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060k</text:p>
          </table:table-cell>
          <table:table-cell office:value-type="float" office:value="0.843" calcext:value-type="float">
            <text:p>0.843</text:p>
          </table:table-cell>
          <table:table-cell office:value-type="float" office:value="24721" calcext:value-type="float">
            <text:p>24721</text:p>
          </table:table-cell>
          <table:table-cell table:number-columns-repeated="2" office:value-type="float" office:value="2509.655" calcext:value-type="float">
            <text:p>2509.655</text:p>
          </table:table-cell>
          <table:table-cell/>
          <table:table-cell table:formula="of:=[.U130]/[.W130]" office:value-type="float" office:value="9.85035791772176" calcext:value-type="float">
            <text:p>9.85035791772176</text:p>
          </table:table-cell>
          <table:table-cell table:formula="of:=ABS([.Y130]-10)" office:value-type="float" office:value="0.149642082278243" calcext:value-type="float">
            <text:p>0.149642082278243</text:p>
          </table:table-cell>
          <table:table-cell table:number-columns-repeated="26"/>
        </table:table-row>
        <table:table-row table:style-name="ro1">
          <table:table-cell office:value-type="float" office:value="11991" calcext:value-type="float">
            <text:p>1199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0.866" calcext:value-type="float">
            <text:p>30.86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.78</text:p>
          </table:table-cell>
          <table:table-cell office:value-type="float" office:value="204.446" calcext:value-type="float">
            <text:p>204.446</text:p>
          </table:table-cell>
          <table:table-cell office:value-type="float" office:value="0.284" calcext:value-type="float">
            <text:p>0.284</text:p>
          </table:table-cell>
          <table:table-cell office:value-type="float" office:value="84.069" calcext:value-type="float">
            <text:p>84.069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655k</text:p>
          </table:table-cell>
          <table:table-cell office:value-type="float" office:value="0.887" calcext:value-type="float">
            <text:p>0.887</text:p>
          </table:table-cell>
          <table:table-cell office:value-type="float" office:value="27033" calcext:value-type="float">
            <text:p>27033</text:p>
          </table:table-cell>
          <table:table-cell table:number-columns-repeated="2" office:value-type="float" office:value="2733.135" calcext:value-type="float">
            <text:p>2733.135</text:p>
          </table:table-cell>
          <table:table-cell/>
          <table:table-cell table:formula="of:=[.U131]/[.W131]" office:value-type="float" office:value="9.8908396401934" calcext:value-type="float">
            <text:p>9.8908396401934</text:p>
          </table:table-cell>
          <table:table-cell table:formula="of:=ABS([.Y131]-10)" office:value-type="float" office:value="0.109160359806596" calcext:value-type="float">
            <text:p>0.109160359806596</text:p>
          </table:table-cell>
          <table:table-cell table:number-columns-repeated="26"/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964" calcext:value-type="float">
            <text:p>8.9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48" calcext:value-type="float">
            <text:p>28.148</text:p>
          </table:table-cell>
          <table:table-cell office:value-type="float" office:value="397.882" calcext:value-type="float">
            <text:p>397.882</text:p>
          </table:table-cell>
          <table:table-cell office:value-type="float" office:value="0.804" calcext:value-type="float">
            <text:p>0.804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366k</text:p>
          </table:table-cell>
          <table:table-cell office:value-type="string" calcext:value-type="string">
            <text:p>324k</text:p>
          </table:table-cell>
          <table:table-cell office:value-type="string" calcext:value-type="string">
            <text:p>2684k</text:p>
          </table:table-cell>
          <table:table-cell office:value-type="float" office:value="0.833" calcext:value-type="float">
            <text:p>0.833</text:p>
          </table:table-cell>
          <table:table-cell office:value-type="float" office:value="34254" calcext:value-type="float">
            <text:p>34254</text:p>
          </table:table-cell>
          <table:table-cell table:number-columns-repeated="2" office:value-type="float" office:value="3496.834" calcext:value-type="float">
            <text:p>3496.834</text:p>
          </table:table-cell>
          <table:table-cell/>
          <table:table-cell table:formula="of:=[.U132]/[.W132]" office:value-type="float" office:value="9.7957180695452" calcext:value-type="float">
            <text:p>9.7957180695452</text:p>
          </table:table-cell>
          <table:table-cell table:formula="of:=ABS([.Y132]-10)" office:value-type="float" office:value="0.204281930454805" calcext:value-type="float">
            <text:p>0.204281930454805</text:p>
          </table:table-cell>
          <table:table-cell table:number-columns-repeated="26"/>
        </table:table-row>
        <table:table-row table:style-name="ro1">
          <table:table-cell office:value-type="float" office:value="11993" calcext:value-type="float">
            <text:p>1199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545" calcext:value-type="float">
            <text:p>8.54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51" calcext:value-type="float">
            <text:p>28.151</text:p>
          </table:table-cell>
          <table:table-cell office:value-type="float" office:value="397.915" calcext:value-type="float">
            <text:p>397.915</text:p>
          </table:table-cell>
          <table:table-cell office:value-type="float" office:value="0.804" calcext:value-type="float">
            <text:p>0.804</text:p>
          </table:table-cell>
          <table:table-cell office:value-type="float" office:value="20.271" calcext:value-type="float">
            <text:p>20.271</text:p>
          </table:table-cell>
          <table:table-cell office:value-type="string" calcext:value-type="string">
            <text:p>238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1746k</text:p>
          </table:table-cell>
          <table:table-cell office:value-type="float" office:value="0.837" calcext:value-type="float">
            <text:p>0.837</text:p>
          </table:table-cell>
          <table:table-cell office:value-type="float" office:value="23472" calcext:value-type="float">
            <text:p>23472</text:p>
          </table:table-cell>
          <table:table-cell office:value-type="float" office:value="2391.492" calcext:value-type="float">
            <text:p>2391.492</text:p>
          </table:table-cell>
          <table:table-cell office:value-type="float" office:value="2389.491" calcext:value-type="float">
            <text:p>2389.491</text:p>
          </table:table-cell>
          <table:table-cell/>
          <table:table-cell table:formula="of:=[.U133]/[.W133]" office:value-type="float" office:value="9.82301251605468" calcext:value-type="float">
            <text:p>9.82301251605468</text:p>
          </table:table-cell>
          <table:table-cell table:formula="of:=ABS([.Y133]-10)" office:value-type="float" office:value="0.176987483945325" calcext:value-type="float">
            <text:p>0.176987483945325</text:p>
          </table:table-cell>
          <table:table-cell table:number-columns-repeated="26"/>
        </table:table-row>
        <table:table-row table:style-name="ro1">
          <table:table-cell office:value-type="float" office:value="11994" calcext:value-type="float">
            <text:p>1199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355" calcext:value-type="float">
            <text:p>9.35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34" calcext:value-type="float">
            <text:p>28.134</text:p>
          </table:table-cell>
          <table:table-cell office:value-type="float" office:value="397.561" calcext:value-type="float">
            <text:p>397.561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19k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143k</text:p>
          </table:table-cell>
          <table:table-cell office:value-type="float" office:value="0.838" calcext:value-type="float">
            <text:p>0.838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177.37" calcext:value-type="float">
            <text:p>177.37</text:p>
          </table:table-cell>
          <table:table-cell/>
          <table:table-cell table:formula="of:=[.U134]/[.W134]" office:value-type="float" office:value="9.7254327112815" calcext:value-type="float">
            <text:p>9.7254327112815</text:p>
          </table:table-cell>
          <table:table-cell table:formula="of:=ABS([.Y134]-10)" office:value-type="float" office:value="0.274567288718499" calcext:value-type="float">
            <text:p>0.274567288718499</text:p>
          </table:table-cell>
          <table:table-cell table:number-columns-repeated="26"/>
        </table:table-row>
        <table:table-row table:style-name="ro1">
          <table:table-cell office:value-type="float" office:value="11995" calcext:value-type="float">
            <text:p>1199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689" calcext:value-type="float">
            <text:p>8.6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278" calcext:value-type="float">
            <text:p>28.278</text:p>
          </table:table-cell>
          <table:table-cell office:value-type="float" office:value="399.474" calcext:value-type="float">
            <text:p>399.474</text:p>
          </table:table-cell>
          <table:table-cell office:value-type="float" office:value="0.81" calcext:value-type="float">
            <text:p>0.81</text:p>
          </table:table-cell>
          <table:table-cell office:value-type="float" office:value="22.408" calcext:value-type="float">
            <text:p>22.408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233k</text:p>
          </table:table-cell>
          <table:table-cell office:value-type="string" calcext:value-type="string">
            <text:p>1936k</text:p>
          </table:table-cell>
          <table:table-cell office:value-type="float" office:value="0.837" calcext:value-type="float">
            <text:p>0.837</text:p>
          </table:table-cell>
          <table:table-cell office:value-type="float" office:value="25460" calcext:value-type="float">
            <text:p>25460</text:p>
          </table:table-cell>
          <table:table-cell table:number-columns-repeated="2" office:value-type="float" office:value="2594.656" calcext:value-type="float">
            <text:p>2594.656</text:p>
          </table:table-cell>
          <table:table-cell/>
          <table:table-cell table:formula="of:=[.U135]/[.W135]" office:value-type="float" office:value="9.81247610473219" calcext:value-type="float">
            <text:p>9.81247610473219</text:p>
          </table:table-cell>
          <table:table-cell table:formula="of:=ABS([.Y135]-10)" office:value-type="float" office:value="0.187523895267812" calcext:value-type="float">
            <text:p>0.187523895267812</text:p>
          </table:table-cell>
          <table:table-cell table:number-columns-repeated="26"/>
        </table:table-row>
        <table:table-row table:style-name="ro1">
          <table:table-cell office:value-type="float" office:value="11996" calcext:value-type="float">
            <text:p>119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457" calcext:value-type="float">
            <text:p>8.45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34" calcext:value-type="float">
            <text:p>28.34</text:p>
          </table:table-cell>
          <table:table-cell office:value-type="float" office:value="400.017" calcext:value-type="float">
            <text:p>400.017</text:p>
          </table:table-cell>
          <table:table-cell office:value-type="float" office:value="0.813" calcext:value-type="float">
            <text:p>0.813</text:p>
          </table:table-cell>
          <table:table-cell office:value-type="float" office:value="22.83" calcext:value-type="float">
            <text:p>22.83</text:p>
          </table:table-cell>
          <table:table-cell office:value-type="string" calcext:value-type="string">
            <text:p>268k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1976k</text:p>
          </table:table-cell>
          <table:table-cell office:value-type="float" office:value="0.837" calcext:value-type="float">
            <text:p>0.837</text:p>
          </table:table-cell>
          <table:table-cell office:value-type="float" office:value="26656" calcext:value-type="float">
            <text:p>26656</text:p>
          </table:table-cell>
          <table:table-cell table:number-columns-repeated="2" office:value-type="float" office:value="2719.828" calcext:value-type="float">
            <text:p>2719.828</text:p>
          </table:table-cell>
          <table:table-cell/>
          <table:table-cell table:formula="of:=[.U136]/[.W136]" office:value-type="float" office:value="9.80061974507212" calcext:value-type="float">
            <text:p>9.80061974507212</text:p>
          </table:table-cell>
          <table:table-cell table:formula="of:=ABS([.Y136]-10)" office:value-type="float" office:value="0.199380254927885" calcext:value-type="float">
            <text:p>0.199380254927885</text:p>
          </table:table-cell>
          <table:table-cell table:number-columns-repeated="26"/>
        </table:table-row>
        <table:table-row table:style-name="ro1">
          <table:table-cell office:value-type="float" office:value="11997" calcext:value-type="float">
            <text:p>1199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922" calcext:value-type="float">
            <text:p>8.9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267" calcext:value-type="float">
            <text:p>28.267</text:p>
          </table:table-cell>
          <table:table-cell office:value-type="float" office:value="398.735" calcext:value-type="float">
            <text:p>398.735</text:p>
          </table:table-cell>
          <table:table-cell office:value-type="float" office:value="0.81" calcext:value-type="float">
            <text:p>0.81</text:p>
          </table:table-cell>
          <table:table-cell office:value-type="float" office:value="28.968" calcext:value-type="float">
            <text:p>28.968</text:p>
          </table:table-cell>
          <table:table-cell office:value-type="string" calcext:value-type="string">
            <text:p>340k</text:p>
          </table:table-cell>
          <table:table-cell office:value-type="string" calcext:value-type="string">
            <text:p>301k</text:p>
          </table:table-cell>
          <table:table-cell office:value-type="string" calcext:value-type="string">
            <text:p>2507k</text:p>
          </table:table-cell>
          <table:table-cell office:value-type="float" office:value="0.836" calcext:value-type="float">
            <text:p>0.836</text:p>
          </table:table-cell>
          <table:table-cell office:value-type="float" office:value="32009" calcext:value-type="float">
            <text:p>32009</text:p>
          </table:table-cell>
          <table:table-cell table:number-columns-repeated="2" office:value-type="float" office:value="3262.36" calcext:value-type="float">
            <text:p>3262.36</text:p>
          </table:table-cell>
          <table:table-cell/>
          <table:table-cell table:formula="of:=[.U137]/[.W137]" office:value-type="float" office:value="9.81160877401636" calcext:value-type="float">
            <text:p>9.81160877401636</text:p>
          </table:table-cell>
          <table:table-cell table:formula="of:=ABS([.Y137]-10)" office:value-type="float" office:value="0.188391225983644" calcext:value-type="float">
            <text:p>0.188391225983644</text:p>
          </table:table-cell>
          <table:table-cell table:number-columns-repeated="26"/>
        </table:table-row>
        <table:table-row table:style-name="ro1">
          <table:table-cell office:value-type="float" office:value="11998" calcext:value-type="float">
            <text:p>119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243" calcext:value-type="float">
            <text:p>9.2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386" calcext:value-type="float">
            <text:p>28.386</text:p>
          </table:table-cell>
          <table:table-cell office:value-type="float" office:value="399.599" calcext:value-type="float">
            <text:p>399.599</text:p>
          </table:table-cell>
          <table:table-cell office:value-type="float" office:value="0.813" calcext:value-type="float">
            <text:p>0.813</text:p>
          </table:table-cell>
          <table:table-cell office:value-type="float" office:value="33.235" calcext:value-type="float">
            <text:p>33.235</text:p>
          </table:table-cell>
          <table:table-cell office:value-type="string" calcext:value-type="string">
            <text:p>391k</text:p>
          </table:table-cell>
          <table:table-cell office:value-type="string" calcext:value-type="string">
            <text:p>345k</text:p>
          </table:table-cell>
          <table:table-cell office:value-type="string" calcext:value-type="string">
            <text:p>2878k</text:p>
          </table:table-cell>
          <table:table-cell office:value-type="float" office:value="0.834" calcext:value-type="float">
            <text:p>0.834</text:p>
          </table:table-cell>
          <table:table-cell office:value-type="float" office:value="35196" calcext:value-type="float">
            <text:p>35196</text:p>
          </table:table-cell>
          <table:table-cell table:number-columns-repeated="2" office:value-type="float" office:value="3599.977" calcext:value-type="float">
            <text:p>3599.977</text:p>
          </table:table-cell>
          <table:table-cell/>
          <table:table-cell table:formula="of:=[.U138]/[.W138]" office:value-type="float" office:value="9.77672912910277" calcext:value-type="float">
            <text:p>9.77672912910277</text:p>
          </table:table-cell>
          <table:table-cell table:formula="of:=ABS([.Y138]-10)" office:value-type="float" office:value="0.223270870897231" calcext:value-type="float">
            <text:p>0.223270870897231</text:p>
          </table:table-cell>
          <table:table-cell table:number-columns-repeated="26"/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348" calcext:value-type="float">
            <text:p>9.3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398.159" calcext:value-type="float">
            <text:p>398.159</text:p>
          </table:table-cell>
          <table:table-cell office:value-type="float" office:value="0.809" calcext:value-type="float">
            <text:p>0.809</text:p>
          </table:table-cell>
          <table:table-cell office:value-type="float" office:value="18.534" calcext:value-type="float">
            <text:p>18.534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1603k</text:p>
          </table:table-cell>
          <table:table-cell office:value-type="float" office:value="0.837" calcext:value-type="float">
            <text:p>0.837</text:p>
          </table:table-cell>
          <table:table-cell office:value-type="float" office:value="19393" calcext:value-type="float">
            <text:p>19393</text:p>
          </table:table-cell>
          <table:table-cell table:number-columns-repeated="2" office:value-type="float" office:value="1982.713" calcext:value-type="float">
            <text:p>1982.713</text:p>
          </table:table-cell>
          <table:table-cell/>
          <table:table-cell table:formula="of:=[.U139]/[.W139]" office:value-type="float" office:value="9.78104244033302" calcext:value-type="float">
            <text:p>9.78104244033302</text:p>
          </table:table-cell>
          <table:table-cell table:formula="of:=ABS([.Y139]-10)" office:value-type="float" office:value="0.218957559666981" calcext:value-type="float">
            <text:p>0.218957559666981</text:p>
          </table:table-cell>
          <table:table-cell table:number-columns-repeated="2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126" calcext:value-type="float">
            <text:p>6.1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395" calcext:value-type="float">
            <text:p>28.395</text:p>
          </table:table-cell>
          <table:table-cell office:value-type="float" office:value="399.015" calcext:value-type="float">
            <text:p>399.015</text:p>
          </table:table-cell>
          <table:table-cell office:value-type="float" office:value="0.813" calcext:value-type="float">
            <text:p>0.813</text:p>
          </table:table-cell>
          <table:table-cell office:value-type="float" office:value="8.722" calcext:value-type="float">
            <text:p>8.722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763k</text:p>
          </table:table-cell>
          <table:table-cell office:value-type="float" office:value="0.833" calcext:value-type="float">
            <text:p>0.833</text:p>
          </table:table-cell>
          <table:table-cell office:value-type="float" office:value="14538" calcext:value-type="float">
            <text:p>14538</text:p>
          </table:table-cell>
          <table:table-cell table:number-columns-repeated="2" office:value-type="float" office:value="1474.826" calcext:value-type="float">
            <text:p>1474.826</text:p>
          </table:table-cell>
          <table:table-cell/>
          <table:table-cell table:formula="of:=[.U140]/[.W140]" office:value-type="float" office:value="9.85743402950585" calcext:value-type="float">
            <text:p>9.85743402950585</text:p>
          </table:table-cell>
          <table:table-cell table:formula="of:=ABS([.Y140]-10)" office:value-type="float" office:value="0.142565970494147" calcext:value-type="float">
            <text:p>0.142565970494147</text:p>
          </table:table-cell>
          <table:table-cell table:number-columns-repeated="26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274" calcext:value-type="float">
            <text:p>9.27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439" calcext:value-type="float">
            <text:p>28.439</text:p>
          </table:table-cell>
          <table:table-cell office:value-type="float" office:value="399.669" calcext:value-type="float">
            <text:p>399.669</text:p>
          </table:table-cell>
          <table:table-cell office:value-type="float" office:value="0.814" calcext:value-type="float">
            <text:p>0.814</text:p>
          </table:table-cell>
          <table:table-cell office:value-type="float" office:value="24.052" calcext:value-type="float">
            <text:p>24.052</text:p>
          </table:table-cell>
          <table:table-cell office:value-type="string" calcext:value-type="string">
            <text:p>283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2086k</text:p>
          </table:table-cell>
          <table:table-cell office:value-type="float" office:value="0.835" calcext:value-type="float">
            <text:p>0.835</text:p>
          </table:table-cell>
          <table:table-cell office:value-type="float" office:value="25484" calcext:value-type="float">
            <text:p>25484</text:p>
          </table:table-cell>
          <table:table-cell table:number-columns-repeated="2" office:value-type="float" office:value="2596.414" calcext:value-type="float">
            <text:p>2596.414</text:p>
          </table:table-cell>
          <table:table-cell/>
          <table:table-cell table:formula="of:=[.U141]/[.W141]" office:value-type="float" office:value="9.81507571596825" calcext:value-type="float">
            <text:p>9.81507571596825</text:p>
          </table:table-cell>
          <table:table-cell table:formula="of:=ABS([.Y141]-10)" office:value-type="float" office:value="0.184924284031746" calcext:value-type="float">
            <text:p>0.184924284031746</text:p>
          </table:table-cell>
          <table:table-cell table:number-columns-repeated="26"/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329" calcext:value-type="float">
            <text:p>9.32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494" calcext:value-type="float">
            <text:p>28.494</text:p>
          </table:table-cell>
          <table:table-cell office:value-type="float" office:value="400.143" calcext:value-type="float">
            <text:p>400.143</text:p>
          </table:table-cell>
          <table:table-cell office:value-type="float" office:value="0.817" calcext:value-type="float">
            <text:p>0.817</text:p>
          </table:table-cell>
          <table:table-cell office:value-type="float" office:value="24.578" calcext:value-type="float">
            <text:p>24.578</text:p>
          </table:table-cell>
          <table:table-cell office:value-type="string" calcext:value-type="string">
            <text:p>290k</text:p>
          </table:table-cell>
          <table:table-cell office:value-type="string" calcext:value-type="string">
            <text:p>255k</text:p>
          </table:table-cell>
          <table:table-cell office:value-type="string" calcext:value-type="string">
            <text:p>2136k</text:p>
          </table:table-cell>
          <table:table-cell office:value-type="float" office:value="0.832" calcext:value-type="float">
            <text:p>0.832</text:p>
          </table:table-cell>
          <table:table-cell office:value-type="float" office:value="25842" calcext:value-type="float">
            <text:p>25842</text:p>
          </table:table-cell>
          <table:table-cell table:number-columns-repeated="2" office:value-type="float" office:value="2636.014" calcext:value-type="float">
            <text:p>2636.014</text:p>
          </table:table-cell>
          <table:table-cell/>
          <table:table-cell table:formula="of:=[.U142]/[.W142]" office:value-type="float" office:value="9.80343806975228" calcext:value-type="float">
            <text:p>9.80343806975228</text:p>
          </table:table-cell>
          <table:table-cell table:formula="of:=ABS([.Y142]-10)" office:value-type="float" office:value="0.196561930247716" calcext:value-type="float">
            <text:p>0.196561930247716</text:p>
          </table:table-cell>
          <table:table-cell table:number-columns-repeated="26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35" calcext:value-type="float">
            <text:p>9.3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503" calcext:value-type="float">
            <text:p>28.503</text:p>
          </table:table-cell>
          <table:table-cell office:value-type="float" office:value="400.127" calcext:value-type="float">
            <text:p>400.127</text:p>
          </table:table-cell>
          <table:table-cell office:value-type="float" office:value="0.817" calcext:value-type="float">
            <text:p>0.817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307k</text:p>
          </table:table-cell>
          <table:table-cell office:value-type="float" office:value="0.834" calcext:value-type="float">
            <text:p>0.834</text:p>
          </table:table-cell>
          <table:table-cell office:value-type="float" office:value="15744" calcext:value-type="float">
            <text:p>15744</text:p>
          </table:table-cell>
          <table:table-cell table:number-columns-repeated="2" office:value-type="float" office:value="1608.359" calcext:value-type="float">
            <text:p>1608.359</text:p>
          </table:table-cell>
          <table:table-cell/>
          <table:table-cell table:formula="of:=[.U143]/[.W143]" office:value-type="float" office:value="9.78885932804803" calcext:value-type="float">
            <text:p>9.78885932804803</text:p>
          </table:table-cell>
          <table:table-cell table:formula="of:=ABS([.Y143]-10)" office:value-type="float" office:value="0.21114067195197" calcext:value-type="float">
            <text:p>0.21114067195197</text:p>
          </table:table-cell>
          <table:table-cell table:number-columns-repeated="26"/>
        </table:table-row>
        <table:table-row table:style-name="ro1">
          <table:table-cell office:value-type="float" office:value="12017" calcext:value-type="float">
            <text:p>1201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968" calcext:value-type="float">
            <text:p>6.9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065" calcext:value-type="float">
            <text:p>28.065</text:p>
          </table:table-cell>
          <table:table-cell office:value-type="float" office:value="397.189" calcext:value-type="float">
            <text:p>397.189</text:p>
          </table:table-cell>
          <table:table-cell office:value-type="float" office:value="0.802" calcext:value-type="float">
            <text:p>0.802</text:p>
          </table:table-cell>
          <table:table-cell office:value-type="float" office:value="4.732" calcext:value-type="float">
            <text:p>4.732</text:p>
          </table:table-cell>
          <table:table-cell office:value-type="string" calcext:value-type="string">
            <text:p>54k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399k</text:p>
          </table:table-cell>
          <table:table-cell office:value-type="float" office:value="0.986" calcext:value-type="float">
            <text:p>0.986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697.39" calcext:value-type="float">
            <text:p>697.39</text:p>
          </table:table-cell>
          <table:table-cell/>
          <table:table-cell table:formula="of:=[.U144]/[.W144]" office:value-type="float" office:value="9.81516798348127" calcext:value-type="float">
            <text:p>9.81516798348127</text:p>
          </table:table-cell>
          <table:table-cell table:formula="of:=ABS([.Y144]-10)" office:value-type="float" office:value="0.184832016518733" calcext:value-type="float">
            <text:p>0.184832016518733</text:p>
          </table:table-cell>
          <table:table-cell table:number-columns-repeated="26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483" calcext:value-type="float">
            <text:p>8.48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003" calcext:value-type="float">
            <text:p>28.003</text:p>
          </table:table-cell>
          <table:table-cell office:value-type="float" office:value="402.025" calcext:value-type="float">
            <text:p>402.025</text:p>
          </table:table-cell>
          <table:table-cell office:value-type="float" office:value="0.808" calcext:value-type="float">
            <text:p>0.808</text:p>
          </table:table-cell>
          <table:table-cell office:value-type="float" office:value="17.523" calcext:value-type="float">
            <text:p>17.523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488k</text:p>
          </table:table-cell>
          <table:table-cell office:value-type="float" office:value="0.986" calcext:value-type="float">
            <text:p>0.986</text:p>
          </table:table-cell>
          <table:table-cell office:value-type="float" office:value="20464" calcext:value-type="float">
            <text:p>20464</text:p>
          </table:table-cell>
          <table:table-cell table:number-columns-repeated="2" office:value-type="float" office:value="2084.352" calcext:value-type="float">
            <text:p>2084.352</text:p>
          </table:table-cell>
          <table:table-cell/>
          <table:table-cell table:formula="of:=[.U145]/[.W145]" office:value-type="float" office:value="9.81791943011545" calcext:value-type="float">
            <text:p>9.81791943011545</text:p>
          </table:table-cell>
          <table:table-cell table:formula="of:=ABS([.Y145]-10)" office:value-type="float" office:value="0.182080569884549" calcext:value-type="float">
            <text:p>0.182080569884549</text:p>
          </table:table-cell>
          <table:table-cell table:number-columns-repeated="26"/>
        </table:table-row>
        <table:table-row table:style-name="ro1">
          <table:table-cell office:value-type="float" office:value="12019" calcext:value-type="float">
            <text:p>1201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045" calcext:value-type="float">
            <text:p>9.04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58" calcext:value-type="float">
            <text:p>27.58</text:p>
          </table:table-cell>
          <table:table-cell office:value-type="float" office:value="390.611" calcext:value-type="float">
            <text:p>390.611</text:p>
          </table:table-cell>
          <table:table-cell office:value-type="float" office:value="0.775" calcext:value-type="float">
            <text:p>0.775</text:p>
          </table:table-cell>
          <table:table-cell office:value-type="float" office:value="19.458" calcext:value-type="float">
            <text:p>19.458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198k</text:p>
          </table:table-cell>
          <table:table-cell office:value-type="string" calcext:value-type="string">
            <text:p>1609k</text:p>
          </table:table-cell>
          <table:table-cell office:value-type="float" office:value="0.985" calcext:value-type="float">
            <text:p>0.985</text:p>
          </table:table-cell>
          <table:table-cell office:value-type="float" office:value="21126" calcext:value-type="float">
            <text:p>21126</text:p>
          </table:table-cell>
          <table:table-cell table:number-columns-repeated="2" office:value-type="float" office:value="2158.112" calcext:value-type="float">
            <text:p>2158.112</text:p>
          </table:table-cell>
          <table:table-cell/>
          <table:table-cell table:formula="of:=[.U146]/[.W146]" office:value-type="float" office:value="9.78911196453196" calcext:value-type="float">
            <text:p>9.78911196453196</text:p>
          </table:table-cell>
          <table:table-cell table:formula="of:=ABS([.Y146]-10)" office:value-type="float" office:value="0.21088803546804" calcext:value-type="float">
            <text:p>0.21088803546804</text:p>
          </table:table-cell>
          <table:table-cell table:number-columns-repeated="26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5.669" calcext:value-type="float">
            <text:p>5.6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277" calcext:value-type="float">
            <text:p>27.277</text:p>
          </table:table-cell>
          <table:table-cell office:value-type="float" office:value="386.531" calcext:value-type="float">
            <text:p>386.531</text:p>
          </table:table-cell>
          <table:table-cell office:value-type="float" office:value="0.76" calcext:value-type="float">
            <text:p>0.76</text:p>
          </table:table-cell>
          <table:table-cell office:value-type="float" office:value="5.524" calcext:value-type="float">
            <text:p>5.524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458k</text:p>
          </table:table-cell>
          <table:table-cell office:value-type="float" office:value="0.986" calcext:value-type="float">
            <text:p>0.986</text:p>
          </table:table-cell>
          <table:table-cell office:value-type="float" office:value="10079" calcext:value-type="float">
            <text:p>10079</text:p>
          </table:table-cell>
          <table:table-cell table:number-columns-repeated="2" office:value-type="float" office:value="1020.452" calcext:value-type="float">
            <text:p>1020.452</text:p>
          </table:table-cell>
          <table:table-cell/>
          <table:table-cell table:formula="of:=[.U147]/[.W147]" office:value-type="float" office:value="9.8769956842654" calcext:value-type="float">
            <text:p>9.8769956842654</text:p>
          </table:table-cell>
          <table:table-cell table:formula="of:=ABS([.Y147]-10)" office:value-type="float" office:value="0.123004315734596" calcext:value-type="float">
            <text:p>0.123004315734596</text:p>
          </table:table-cell>
          <table:table-cell table:number-columns-repeated="26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272" calcext:value-type="float">
            <text:p>9.2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26" calcext:value-type="float">
            <text:p>27.26</text:p>
          </table:table-cell>
          <table:table-cell office:value-type="float" office:value="386.119" calcext:value-type="float">
            <text:p>386.119</text:p>
          </table:table-cell>
          <table:table-cell office:value-type="float" office:value="0.756" calcext:value-type="float">
            <text:p>0.756</text:p>
          </table:table-cell>
          <table:table-cell office:value-type="float" office:value="8.684" calcext:value-type="float">
            <text:p>8.684</text:p>
          </table:table-cell>
          <table:table-cell office:value-type="string" calcext:value-type="string">
            <text:p>99k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708k</text:p>
          </table:table-cell>
          <table:table-cell office:value-type="float" office:value="0.987" calcext:value-type="float">
            <text:p>0.987</text:p>
          </table:table-cell>
          <table:table-cell office:value-type="float" office:value="9172" calcext:value-type="float">
            <text:p>9172</text:p>
          </table:table-cell>
          <table:table-cell table:number-columns-repeated="2" office:value-type="float" office:value="936.58" calcext:value-type="float">
            <text:p>936.58</text:p>
          </table:table-cell>
          <table:table-cell/>
          <table:table-cell table:formula="of:=[.U148]/[.W148]" office:value-type="float" office:value="9.7930769395033" calcext:value-type="float">
            <text:p>9.7930769395033</text:p>
          </table:table-cell>
          <table:table-cell table:formula="of:=ABS([.Y148]-10)" office:value-type="float" office:value="0.206923060496701" calcext:value-type="float">
            <text:p>0.206923060496701</text:p>
          </table:table-cell>
          <table:table-cell table:number-columns-repeated="26"/>
        </table:table-row>
        <table:table-row table:style-name="ro1">
          <table:table-cell office:value-type="float" office:value="12022" calcext:value-type="float">
            <text:p>1202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648" calcext:value-type="float">
            <text:p>6.6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601" calcext:value-type="float">
            <text:p>23.601</text:p>
          </table:table-cell>
          <table:table-cell office:value-type="float" office:value="805.877" calcext:value-type="float">
            <text:p>805.877</text:p>
          </table:table-cell>
          <table:table-cell office:value-type="float" office:value="1.318" calcext:value-type="float">
            <text:p>1.318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41k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522k</text:p>
          </table:table-cell>
          <table:table-cell office:value-type="float" office:value="0.947" calcext:value-type="float">
            <text:p>0.947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float" office:value="533.626" calcext:value-type="float">
            <text:p>533.626</text:p>
          </table:table-cell>
          <table:table-cell/>
          <table:table-cell table:formula="of:=[.U149]/[.W149]" office:value-type="float" office:value="9.65657595394527" calcext:value-type="float">
            <text:p>9.65657595394527</text:p>
          </table:table-cell>
          <table:table-cell table:formula="of:=ABS([.Y149]-10)" office:value-type="float" office:value="0.343424046054727" calcext:value-type="float">
            <text:p>0.343424046054727</text:p>
          </table:table-cell>
          <table:table-cell table:number-columns-repeated="26"/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37" calcext:value-type="float">
            <text:p>8.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977" calcext:value-type="float">
            <text:p>27.977</text:p>
          </table:table-cell>
          <table:table-cell office:value-type="float" office:value="950.565" calcext:value-type="float">
            <text:p>950.565</text:p>
          </table:table-cell>
          <table:table-cell office:value-type="float" office:value="1.82" calcext:value-type="float">
            <text:p>1.82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111k</text:p>
          </table:table-cell>
          <table:table-cell office:value-type="string" calcext:value-type="string">
            <text:p>1739k</text:p>
          </table:table-cell>
          <table:table-cell office:value-type="float" office:value="0.912" calcext:value-type="float">
            <text:p>0.912</text:p>
          </table:table-cell>
          <table:table-cell office:value-type="float" office:value="21101" calcext:value-type="float">
            <text:p>21101</text:p>
          </table:table-cell>
          <table:table-cell table:number-columns-repeated="2" office:value-type="float" office:value="1104.287" calcext:value-type="float">
            <text:p>1104.287</text:p>
          </table:table-cell>
          <table:table-cell/>
          <table:table-cell table:formula="of:=[.U150]/[.W150]" office:value-type="float" office:value="19.1082571831417" calcext:value-type="float">
            <text:p>19.1082571831417</text:p>
          </table:table-cell>
          <table:table-cell table:formula="of:=ABS([.Y150]-10)" office:value-type="float" office:value="9.1082571831417" calcext:value-type="float">
            <text:p>9.1082571831417</text:p>
          </table:table-cell>
          <table:table-cell table:number-columns-repeated="26"/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539" calcext:value-type="float">
            <text:p>8.53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067" calcext:value-type="float">
            <text:p>28.067</text:p>
          </table:table-cell>
          <table:table-cell office:value-type="float" office:value="953.463" calcext:value-type="float">
            <text:p>953.463</text:p>
          </table:table-cell>
          <table:table-cell office:value-type="float" office:value="1.82" calcext:value-type="float">
            <text:p>1.82</text:p>
          </table:table-cell>
          <table:table-cell office:value-type="float" office:value="16.079" calcext:value-type="float">
            <text:p>16.079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3051k</text:p>
          </table:table-cell>
          <table:table-cell office:value-type="float" office:value="0.932" calcext:value-type="float">
            <text:p>0.932</text:p>
          </table:table-cell>
          <table:table-cell office:value-type="float" office:value="18200" calcext:value-type="float">
            <text:p>18200</text:p>
          </table:table-cell>
          <table:table-cell table:number-columns-repeated="2" office:value-type="float" office:value="1900.616" calcext:value-type="float">
            <text:p>1900.616</text:p>
          </table:table-cell>
          <table:table-cell/>
          <table:table-cell table:formula="of:=[.U151]/[.W151]" office:value-type="float" office:value="9.57584277939363" calcext:value-type="float">
            <text:p>9.57584277939363</text:p>
          </table:table-cell>
          <table:table-cell table:formula="of:=ABS([.Y151]-10)" office:value-type="float" office:value="0.424157220606372" calcext:value-type="float">
            <text:p>0.424157220606372</text:p>
          </table:table-cell>
          <table:table-cell table:number-columns-repeated="26"/>
        </table:table-row>
        <table:table-row table:style-name="ro1">
          <table:table-cell office:value-type="float" office:value="12028" calcext:value-type="float">
            <text:p>120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457" calcext:value-type="float">
            <text:p>9.45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081" calcext:value-type="float">
            <text:p>28.081</text:p>
          </table:table-cell>
          <table:table-cell office:value-type="float" office:value="952.904" calcext:value-type="float">
            <text:p>952.904</text:p>
          </table:table-cell>
          <table:table-cell office:value-type="float" office:value="1.82" calcext:value-type="float">
            <text:p>1.82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173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2888k</text:p>
          </table:table-cell>
          <table:table-cell office:value-type="float" office:value="0.93" calcext:value-type="float">
            <text:p>0.93</text:p>
          </table:table-cell>
          <table:table-cell office:value-type="float" office:value="15331" calcext:value-type="float">
            <text:p>15331</text:p>
          </table:table-cell>
          <table:table-cell table:number-columns-repeated="2" office:value-type="float" office:value="1610.345" calcext:value-type="float">
            <text:p>1610.345</text:p>
          </table:table-cell>
          <table:table-cell/>
          <table:table-cell table:formula="of:=[.U152]/[.W152]" office:value-type="float" office:value="9.52032017983724" calcext:value-type="float">
            <text:p>9.52032017983724</text:p>
          </table:table-cell>
          <table:table-cell table:formula="of:=ABS([.Y152]-10)" office:value-type="float" office:value="0.47967982016276" calcext:value-type="float">
            <text:p>0.47967982016276</text:p>
          </table:table-cell>
          <table:table-cell table:number-columns-repeated="26"/>
        </table:table-row>
        <table:table-row table:style-name="ro1">
          <table:table-cell office:value-type="float" office:value="12029" calcext:value-type="float">
            <text:p>1202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509" calcext:value-type="float">
            <text:p>9.50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08" calcext:value-type="float">
            <text:p>28.108</text:p>
          </table:table-cell>
          <table:table-cell office:value-type="float" office:value="953.546" calcext:value-type="float">
            <text:p>953.546</text:p>
          </table:table-cell>
          <table:table-cell office:value-type="float" office:value="1.825" calcext:value-type="float">
            <text:p>1.825</text:p>
          </table:table-cell>
          <table:table-cell office:value-type="float" office:value="14.115" calcext:value-type="float">
            <text:p>14.115</text:p>
          </table:table-cell>
          <table:table-cell office:value-type="string" calcext:value-type="string">
            <text:p>161k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2690k</text:p>
          </table:table-cell>
          <table:table-cell office:value-type="float" office:value="0.931" calcext:value-type="float">
            <text:p>0.931</text:p>
          </table:table-cell>
          <table:table-cell office:value-type="float" office:value="14127" calcext:value-type="float">
            <text:p>14127</text:p>
          </table:table-cell>
          <table:table-cell table:number-columns-repeated="2" office:value-type="float" office:value="1485.74" calcext:value-type="float">
            <text:p>1485.74</text:p>
          </table:table-cell>
          <table:table-cell/>
          <table:table-cell table:formula="of:=[.U153]/[.W153]" office:value-type="float" office:value="9.50839312396516" calcext:value-type="float">
            <text:p>9.50839312396516</text:p>
          </table:table-cell>
          <table:table-cell table:formula="of:=ABS([.Y153]-10)" office:value-type="float" office:value="0.491606876034838" calcext:value-type="float">
            <text:p>0.491606876034838</text:p>
          </table:table-cell>
          <table:table-cell table:number-columns-repeated="26"/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501" calcext:value-type="float">
            <text:p>9.50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95" calcext:value-type="float">
            <text:p>28.195</text:p>
          </table:table-cell>
          <table:table-cell office:value-type="float" office:value="955.917" calcext:value-type="float">
            <text:p>955.917</text:p>
          </table:table-cell>
          <table:table-cell office:value-type="float" office:value="1.833" calcext:value-type="float">
            <text:p>1.833</text:p>
          </table:table-cell>
          <table:table-cell office:value-type="float" office:value="9.433" calcext:value-type="float">
            <text:p>9.433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1795k</text:p>
          </table:table-cell>
          <table:table-cell office:value-type="float" office:value="0.931" calcext:value-type="float">
            <text:p>0.931</text:p>
          </table:table-cell>
          <table:table-cell office:value-type="float" office:value="9447" calcext:value-type="float">
            <text:p>9447</text:p>
          </table:table-cell>
          <table:table-cell table:number-columns-repeated="2" office:value-type="float" office:value="994.327" calcext:value-type="float">
            <text:p>994.327</text:p>
          </table:table-cell>
          <table:table-cell/>
          <table:table-cell table:formula="of:=[.U154]/[.W154]" office:value-type="float" office:value="9.50089859774501" calcext:value-type="float">
            <text:p>9.50089859774501</text:p>
          </table:table-cell>
          <table:table-cell table:formula="of:=ABS([.Y154]-10)" office:value-type="float" office:value="0.499101402254993" calcext:value-type="float">
            <text:p>0.499101402254993</text:p>
          </table:table-cell>
          <table:table-cell table:number-columns-repeated="26"/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555" calcext:value-type="float">
            <text:p>9.55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036" calcext:value-type="float">
            <text:p>28.036</text:p>
          </table:table-cell>
          <table:table-cell office:value-type="float" office:value="950.745" calcext:value-type="float">
            <text:p>950.745</text:p>
          </table:table-cell>
          <table:table-cell office:value-type="float" office:value="1.814" calcext:value-type="float">
            <text:p>1.8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string" calcext:value-type="string">
            <text:p>15k</text:p>
          </table:table-cell>
          <table:table-cell office:value-type="string" calcext:value-type="string">
            <text:p>241k</text:p>
          </table:table-cell>
          <table:table-cell office:value-type="float" office:value="0.936" calcext:value-type="float">
            <text:p>0.936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32.946" calcext:value-type="float">
            <text:p>132.946</text:p>
          </table:table-cell>
          <table:table-cell/>
          <table:table-cell table:formula="of:=[.U155]/[.W155]" office:value-type="float" office:value="9.29700780768131" calcext:value-type="float">
            <text:p>9.29700780768131</text:p>
          </table:table-cell>
          <table:table-cell table:formula="of:=ABS([.Y155]-10)" office:value-type="float" office:value="0.702992192318686" calcext:value-type="float">
            <text:p>0.702992192318686</text:p>
          </table:table-cell>
          <table:table-cell table:number-columns-repeated="26"/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462" calcext:value-type="float">
            <text:p>9.46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53" calcext:value-type="float">
            <text:p>28.153</text:p>
          </table:table-cell>
          <table:table-cell office:value-type="float" office:value="954.568" calcext:value-type="float">
            <text:p>954.568</text:p>
          </table:table-cell>
          <table:table-cell office:value-type="float" office:value="1.829" calcext:value-type="float">
            <text:p>1.829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826k</text:p>
          </table:table-cell>
          <table:table-cell office:value-type="float" office:value="0.933" calcext:value-type="float">
            <text:p>0.933</text:p>
          </table:table-cell>
          <table:table-cell office:value-type="float" office:value="9627" calcext:value-type="float">
            <text:p>9627</text:p>
          </table:table-cell>
          <table:table-cell table:number-columns-repeated="2" office:value-type="float" office:value="1012.785" calcext:value-type="float">
            <text:p>1012.785</text:p>
          </table:table-cell>
          <table:table-cell/>
          <table:table-cell table:formula="of:=[.U156]/[.W156]" office:value-type="float" office:value="9.50547253365719" calcext:value-type="float">
            <text:p>9.50547253365719</text:p>
          </table:table-cell>
          <table:table-cell table:formula="of:=ABS([.Y156]-10)" office:value-type="float" office:value="0.494527466342808" calcext:value-type="float">
            <text:p>0.494527466342808</text:p>
          </table:table-cell>
          <table:table-cell table:number-columns-repeated="26"/>
        </table:table-row>
        <table:table-row table:style-name="ro1">
          <table:table-cell office:value-type="float" office:value="12034" calcext:value-type="float">
            <text:p>1203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543" calcext:value-type="float">
            <text:p>8.54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.145" calcext:value-type="float">
            <text:p>28.145</text:p>
          </table:table-cell>
          <table:table-cell office:value-type="float" office:value="954.03" calcext:value-type="float">
            <text:p>954.03</text:p>
          </table:table-cell>
          <table:table-cell office:value-type="float" office:value="1.826" calcext:value-type="float">
            <text:p>1.826</text:p>
          </table:table-cell>
          <table:table-cell office:value-type="float" office:value="4.988" calcext:value-type="float">
            <text:p>4.988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949k</text:p>
          </table:table-cell>
          <table:table-cell office:value-type="float" office:value="0.929" calcext:value-type="float">
            <text:p>0.929</text:p>
          </table:table-cell>
          <table:table-cell office:value-type="float" office:value="5623" calcext:value-type="float">
            <text:p>5623</text:p>
          </table:table-cell>
          <table:table-cell table:number-columns-repeated="2" office:value-type="float" office:value="589.679" calcext:value-type="float">
            <text:p>589.679</text:p>
          </table:table-cell>
          <table:table-cell/>
          <table:table-cell table:formula="of:=[.U157]/[.W157]" office:value-type="float" office:value="9.53569653998192" calcext:value-type="float">
            <text:p>9.53569653998192</text:p>
          </table:table-cell>
          <table:table-cell table:formula="of:=ABS([.Y157]-10)" office:value-type="float" office:value="0.464303460018078" calcext:value-type="float">
            <text:p>0.464303460018078</text:p>
          </table:table-cell>
          <table:table-cell table:number-columns-repeated="26"/>
        </table:table-row>
        <table:table-row table:style-name="ro1">
          <table:table-cell office:value-type="float" office:value="12035" calcext:value-type="float">
            <text:p>1203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634" calcext:value-type="float">
            <text:p>8.63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544" calcext:value-type="float">
            <text:p>27.544</text:p>
          </table:table-cell>
          <table:table-cell office:value-type="float" office:value="937.22" calcext:value-type="float">
            <text:p>937.22</text:p>
          </table:table-cell>
          <table:table-cell office:value-type="float" office:value="1.76" calcext:value-type="float">
            <text:p>1.76</text:p>
          </table:table-cell>
          <table:table-cell office:value-type="float" office:value="22.083" calcext:value-type="float">
            <text:p>22.083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266k</text:p>
          </table:table-cell>
          <table:table-cell office:value-type="string" calcext:value-type="string">
            <text:p>4094k</text:p>
          </table:table-cell>
          <table:table-cell office:value-type="float" office:value="0.913" calcext:value-type="float">
            <text:p>0.913</text:p>
          </table:table-cell>
          <table:table-cell office:value-type="float" office:value="24625" calcext:value-type="float">
            <text:p>24625</text:p>
          </table:table-cell>
          <table:table-cell table:number-columns-repeated="2" office:value-type="float" office:value="2581.43" calcext:value-type="float">
            <text:p>2581.43</text:p>
          </table:table-cell>
          <table:table-cell/>
          <table:table-cell table:formula="of:=[.U158]/[.W158]" office:value-type="float" office:value="9.53928636453439" calcext:value-type="float">
            <text:p>9.53928636453439</text:p>
          </table:table-cell>
          <table:table-cell table:formula="of:=ABS([.Y158]-10)" office:value-type="float" office:value="0.460713635465613" calcext:value-type="float">
            <text:p>0.460713635465613</text:p>
          </table:table-cell>
          <table:table-cell table:number-columns-repeated="26"/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8.908" calcext:value-type="float">
            <text:p>8.90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647" calcext:value-type="float">
            <text:p>27.647</text:p>
          </table:table-cell>
          <table:table-cell office:value-type="float" office:value="939.961" calcext:value-type="float">
            <text:p>939.961</text:p>
          </table:table-cell>
          <table:table-cell office:value-type="float" office:value="1.771" calcext:value-type="float">
            <text:p>1.771</text:p>
          </table:table-cell>
          <table:table-cell office:value-type="float" office:value="21.319" calcext:value-type="float">
            <text:p>21.319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3958k</text:p>
          </table:table-cell>
          <table:table-cell office:value-type="float" office:value="0.913" calcext:value-type="float">
            <text:p>0.913</text:p>
          </table:table-cell>
          <table:table-cell office:value-type="float" office:value="22908" calcext:value-type="float">
            <text:p>22908</text:p>
          </table:table-cell>
          <table:table-cell table:number-columns-repeated="2" office:value-type="float" office:value="2409.019" calcext:value-type="float">
            <text:p>2409.019</text:p>
          </table:table-cell>
          <table:table-cell/>
          <table:table-cell table:formula="of:=[.U159]/[.W159]" office:value-type="float" office:value="9.50926497466396" calcext:value-type="float">
            <text:p>9.50926497466396</text:p>
          </table:table-cell>
          <table:table-cell table:formula="of:=ABS([.Y159]-10)" office:value-type="float" office:value="0.490735025336038" calcext:value-type="float">
            <text:p>0.490735025336038</text:p>
          </table:table-cell>
          <table:table-cell table:number-columns-repeated="26"/>
        </table:table-row>
        <table:table-row table:style-name="ro1">
          <table:table-cell office:value-type="float" office:value="12037" calcext:value-type="float">
            <text:p>1203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9.55" calcext:value-type="float">
            <text:p>9.5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668" calcext:value-type="float">
            <text:p>27.668</text:p>
          </table:table-cell>
          <table:table-cell office:value-type="float" office:value="940.443" calcext:value-type="float">
            <text:p>940.443</text:p>
          </table:table-cell>
          <table:table-cell office:value-type="float" office:value="1.769" calcext:value-type="float">
            <text:p>1.769</text:p>
          </table:table-cell>
          <table:table-cell office:value-type="float" office:value="10.554" calcext:value-type="float">
            <text:p>10.554</text:p>
          </table:table-cell>
          <table:table-cell office:value-type="string" calcext:value-type="string">
            <text:p>119k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1955k</text:p>
          </table:table-cell>
          <table:table-cell office:value-type="float" office:value="0.911" calcext:value-type="float">
            <text:p>0.911</text:p>
          </table:table-cell>
          <table:table-cell office:value-type="float" office:value="10557" calcext:value-type="float">
            <text:p>10557</text:p>
          </table:table-cell>
          <table:table-cell table:number-columns-repeated="2" office:value-type="float" office:value="1105.137" calcext:value-type="float">
            <text:p>1105.137</text:p>
          </table:table-cell>
          <table:table-cell/>
          <table:table-cell table:formula="of:=[.U160]/[.W160]" office:value-type="float" office:value="9.55266179668222" calcext:value-type="float">
            <text:p>9.55266179668222</text:p>
          </table:table-cell>
          <table:table-cell table:formula="of:=ABS([.Y160]-10)" office:value-type="float" office:value="0.447338203317779" calcext:value-type="float">
            <text:p>0.447338203317779</text:p>
          </table:table-cell>
          <table:table-cell table:number-columns-repeated="26"/>
        </table:table-row>
        <table:table-row table:style-name="ro1">
          <table:table-cell office:value-type="float" office:value="12038" calcext:value-type="float">
            <text:p>1203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438" calcext:value-type="float">
            <text:p>7.4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06" calcext:value-type="float">
            <text:p>22.206</text:p>
          </table:table-cell>
          <table:table-cell office:value-type="float" office:value="760.541" calcext:value-type="float">
            <text:p>760.541</text:p>
          </table:table-cell>
          <table:table-cell office:value-type="float" office:value="1.157" calcext:value-type="float">
            <text:p>1.157</text:p>
          </table:table-cell>
          <table:table-cell office:value-type="float" office:value="8.263" calcext:value-type="float">
            <text:p>8.263</text:p>
          </table:table-cell>
          <table:table-cell office:value-type="string" calcext:value-type="string">
            <text:p>94k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1255k</text:p>
          </table:table-cell>
          <table:table-cell office:value-type="float" office:value="0.922" calcext:value-type="float">
            <text:p>0.922</text:p>
          </table:table-cell>
          <table:table-cell office:value-type="float" office:value="10693" calcext:value-type="float">
            <text:p>10693</text:p>
          </table:table-cell>
          <table:table-cell table:number-columns-repeated="2" office:value-type="float" office:value="1114.326" calcext:value-type="float">
            <text:p>1114.326</text:p>
          </table:table-cell>
          <table:table-cell/>
          <table:table-cell table:formula="of:=[.U161]/[.W161]" office:value-type="float" office:value="9.59593512131997" calcext:value-type="float">
            <text:p>9.59593512131997</text:p>
          </table:table-cell>
          <table:table-cell table:formula="of:=ABS([.Y161]-10)" office:value-type="float" office:value="0.404064878680028" calcext:value-type="float">
            <text:p>0.404064878680028</text:p>
          </table:table-cell>
          <table:table-cell table:number-columns-repeated="26"/>
        </table:table-row>
        <table:table-row table:style-name="ro1">
          <table:table-cell office:value-type="float" office:value="12039" calcext:value-type="float">
            <text:p>1203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987" calcext:value-type="float">
            <text:p>6.98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26" calcext:value-type="float">
            <text:p>22.226</text:p>
          </table:table-cell>
          <table:table-cell office:value-type="float" office:value="760.372" calcext:value-type="float">
            <text:p>760.372</text:p>
          </table:table-cell>
          <table:table-cell office:value-type="float" office:value="1.158" calcext:value-type="float">
            <text:p>1.158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618k</text:p>
          </table:table-cell>
          <table:table-cell office:value-type="float" office:value="0.922" calcext:value-type="float">
            <text:p>0.922</text:p>
          </table:table-cell>
          <table:table-cell office:value-type="float" office:value="23934" calcext:value-type="float">
            <text:p>23934</text:p>
          </table:table-cell>
          <table:table-cell table:number-columns-repeated="2" office:value-type="float" office:value="2483.805" calcext:value-type="float">
            <text:p>2483.805</text:p>
          </table:table-cell>
          <table:table-cell/>
          <table:table-cell table:formula="of:=[.U162]/[.W162]" office:value-type="float" office:value="9.6360221514974" calcext:value-type="float">
            <text:p>9.6360221514974</text:p>
          </table:table-cell>
          <table:table-cell table:formula="of:=ABS([.Y162]-10)" office:value-type="float" office:value="0.3639778485026" calcext:value-type="float">
            <text:p>0.3639778485026</text:p>
          </table:table-cell>
          <table:table-cell table:number-columns-repeated="26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194" calcext:value-type="float">
            <text:p>7.1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16" calcext:value-type="float">
            <text:p>22.216</text:p>
          </table:table-cell>
          <table:table-cell office:value-type="float" office:value="759.19" calcext:value-type="float">
            <text:p>759.19</text:p>
          </table:table-cell>
          <table:table-cell office:value-type="float" office:value="1.157" calcext:value-type="float">
            <text:p>1.157</text:p>
          </table:table-cell>
          <table:table-cell office:value-type="float" office:value="21.165" calcext:value-type="float">
            <text:p>21.165</text:p>
          </table:table-cell>
          <table:table-cell office:value-type="string" calcext:value-type="string">
            <text:p>241k</text:p>
          </table:table-cell>
          <table:table-cell office:value-type="string" calcext:value-type="string">
            <text:p>258k</text:p>
          </table:table-cell>
          <table:table-cell office:value-type="string" calcext:value-type="string">
            <text:p>3224k</text:p>
          </table:table-cell>
          <table:table-cell office:value-type="float" office:value="0.938" calcext:value-type="float">
            <text:p>0.938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2964.021" calcext:value-type="float">
            <text:p>2964.021</text:p>
          </table:table-cell>
          <table:table-cell/>
          <table:table-cell table:formula="of:=[.U163]/[.W163]" office:value-type="float" office:value="9.62611263550427" calcext:value-type="float">
            <text:p>9.62611263550427</text:p>
          </table:table-cell>
          <table:table-cell table:formula="of:=ABS([.Y163]-10)" office:value-type="float" office:value="0.373887364495731" calcext:value-type="float">
            <text:p>0.373887364495731</text:p>
          </table:table-cell>
          <table:table-cell table:number-columns-repeated="26"/>
        </table:table-row>
        <table:table-row table:style-name="ro1">
          <table:table-cell office:value-type="float" office:value="12041" calcext:value-type="float">
            <text:p>120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904" calcext:value-type="float">
            <text:p>6.9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65" calcext:value-type="float">
            <text:p>22.265</text:p>
          </table:table-cell>
          <table:table-cell office:value-type="float" office:value="761.16" calcext:value-type="float">
            <text:p>761.16</text:p>
          </table:table-cell>
          <table:table-cell office:value-type="float" office:value="1.161" calcext:value-type="float">
            <text:p>1.161</text:p>
          </table:table-cell>
          <table:table-cell office:value-type="float" office:value="13.442" calcext:value-type="float">
            <text:p>13.442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2053k</text:p>
          </table:table-cell>
          <table:table-cell office:value-type="float" office:value="0.922" calcext:value-type="float">
            <text:p>0.922</text:p>
          </table:table-cell>
          <table:table-cell office:value-type="float" office:value="19017" calcext:value-type="float">
            <text:p>19017</text:p>
          </table:table-cell>
          <table:table-cell office:value-type="float" office:value="1968.621" calcext:value-type="float">
            <text:p>1968.621</text:p>
          </table:table-cell>
          <table:table-cell office:value-type="float" office:value="1970.622" calcext:value-type="float">
            <text:p>1970.622</text:p>
          </table:table-cell>
          <table:table-cell/>
          <table:table-cell table:formula="of:=[.U164]/[.W164]" office:value-type="float" office:value="9.65025255985166" calcext:value-type="float">
            <text:p>9.65025255985166</text:p>
          </table:table-cell>
          <table:table-cell table:formula="of:=ABS([.Y164]-10)" office:value-type="float" office:value="0.34974744014834" calcext:value-type="float">
            <text:p>0.34974744014834</text:p>
          </table:table-cell>
          <table:table-cell table:number-columns-repeated="26"/>
        </table:table-row>
        <table:table-row table:style-name="ro1">
          <table:table-cell office:value-type="float" office:value="12042" calcext:value-type="float">
            <text:p>120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172" calcext:value-type="float">
            <text:p>7.1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92" calcext:value-type="float">
            <text:p>22.292</text:p>
          </table:table-cell>
          <table:table-cell office:value-type="float" office:value="761.796" calcext:value-type="float">
            <text:p>761.796</text:p>
          </table:table-cell>
          <table:table-cell office:value-type="float" office:value="1.163" calcext:value-type="float">
            <text:p>1.163</text:p>
          </table:table-cell>
          <table:table-cell office:value-type="float" office:value="11.406" calcext:value-type="float">
            <text:p>11.406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1739k</text:p>
          </table:table-cell>
          <table:table-cell office:value-type="float" office:value="0.921" calcext:value-type="float">
            <text:p>0.921</text:p>
          </table:table-cell>
          <table:table-cell office:value-type="float" office:value="15403" calcext:value-type="float">
            <text:p>15403</text:p>
          </table:table-cell>
          <table:table-cell table:number-columns-repeated="2" office:value-type="float" office:value="1601.912" calcext:value-type="float">
            <text:p>1601.912</text:p>
          </table:table-cell>
          <table:table-cell/>
          <table:table-cell table:formula="of:=[.U165]/[.W165]" office:value-type="float" office:value="9.61538461538462" calcext:value-type="float">
            <text:p>9.61538461538462</text:p>
          </table:table-cell>
          <table:table-cell table:formula="of:=ABS([.Y165]-10)" office:value-type="float" office:value="0.384615384615385" calcext:value-type="float">
            <text:p>0.384615384615385</text:p>
          </table:table-cell>
          <table:table-cell table:number-columns-repeated="26"/>
        </table:table-row>
        <table:table-row table:style-name="ro1">
          <table:table-cell office:value-type="float" office:value="12043" calcext:value-type="float">
            <text:p>120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285" calcext:value-type="float">
            <text:p>7.28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77" calcext:value-type="float">
            <text:p>22.277</text:p>
          </table:table-cell>
          <table:table-cell office:value-type="float" office:value="760.637" calcext:value-type="float">
            <text:p>760.637</text:p>
          </table:table-cell>
          <table:table-cell office:value-type="float" office:value="1.161" calcext:value-type="float">
            <text:p>1.161</text:p>
          </table:table-cell>
          <table:table-cell office:value-type="float" office:value="10.821" calcext:value-type="float">
            <text:p>10.821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132k</text:p>
          </table:table-cell>
          <table:table-cell office:value-type="string" calcext:value-type="string">
            <text:p>1651k</text:p>
          </table:table-cell>
          <table:table-cell office:value-type="float" office:value="0.92" calcext:value-type="float">
            <text:p>0.92</text:p>
          </table:table-cell>
          <table:table-cell office:value-type="float" office:value="14392" calcext:value-type="float">
            <text:p>14392</text:p>
          </table:table-cell>
          <table:table-cell table:number-columns-repeated="2" office:value-type="float" office:value="1492.813" calcext:value-type="float">
            <text:p>1492.813</text:p>
          </table:table-cell>
          <table:table-cell/>
          <table:table-cell table:formula="of:=[.U166]/[.W166]" office:value-type="float" office:value="9.64085923689035" calcext:value-type="float">
            <text:p>9.64085923689035</text:p>
          </table:table-cell>
          <table:table-cell table:formula="of:=ABS([.Y166]-10)" office:value-type="float" office:value="0.359140763109647" calcext:value-type="float">
            <text:p>0.359140763109647</text:p>
          </table:table-cell>
          <table:table-cell table:number-columns-repeated="26"/>
        </table:table-row>
        <table:table-row table:style-name="ro1">
          <table:table-cell office:value-type="float" office:value="12044" calcext:value-type="float">
            <text:p>120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256" calcext:value-type="float">
            <text:p>7.25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349" calcext:value-type="float">
            <text:p>22.349</text:p>
          </table:table-cell>
          <table:table-cell office:value-type="float" office:value="762.376" calcext:value-type="float">
            <text:p>762.376</text:p>
          </table:table-cell>
          <table:table-cell office:value-type="float" office:value="1.167" calcext:value-type="float">
            <text:p>1.167</text:p>
          </table:table-cell>
          <table:table-cell office:value-type="float" office:value="10.263" calcext:value-type="float">
            <text:p>10.263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572k</text:p>
          </table:table-cell>
          <table:table-cell office:value-type="float" office:value="0.92" calcext:value-type="float">
            <text:p>0.92</text:p>
          </table:table-cell>
          <table:table-cell office:value-type="float" office:value="13802" calcext:value-type="float">
            <text:p>13802</text:p>
          </table:table-cell>
          <table:table-cell table:number-columns-repeated="2" office:value-type="float" office:value="1428.595" calcext:value-type="float">
            <text:p>1428.595</text:p>
          </table:table-cell>
          <table:table-cell/>
          <table:table-cell table:formula="of:=[.U167]/[.W167]" office:value-type="float" office:value="9.66124058953027" calcext:value-type="float">
            <text:p>9.66124058953027</text:p>
          </table:table-cell>
          <table:table-cell table:formula="of:=ABS([.Y167]-10)" office:value-type="float" office:value="0.338759410469727" calcext:value-type="float">
            <text:p>0.338759410469727</text:p>
          </table:table-cell>
          <table:table-cell table:number-columns-repeated="26"/>
        </table:table-row>
        <table:table-row table:style-name="ro1">
          <table:table-cell office:value-type="float" office:value="12045" calcext:value-type="float">
            <text:p>1204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6.892" calcext:value-type="float">
            <text:p>6.89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326" calcext:value-type="float">
            <text:p>22.326</text:p>
          </table:table-cell>
          <table:table-cell office:value-type="float" office:value="761.136" calcext:value-type="float">
            <text:p>761.136</text:p>
          </table:table-cell>
          <table:table-cell office:value-type="float" office:value="1.163" calcext:value-type="float">
            <text:p>1.163</text:p>
          </table:table-cell>
          <table:table-cell office:value-type="float" office:value="9.183" calcext:value-type="float">
            <text:p>9.183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112k</text:p>
          </table:table-cell>
          <table:table-cell office:value-type="string" calcext:value-type="string">
            <text:p>1402k</text:p>
          </table:table-cell>
          <table:table-cell office:value-type="float" office:value="0.922" calcext:value-type="float">
            <text:p>0.922</text:p>
          </table:table-cell>
          <table:table-cell office:value-type="float" office:value="12990" calcext:value-type="float">
            <text:p>12990</text:p>
          </table:table-cell>
          <table:table-cell table:number-columns-repeated="2" office:value-type="float" office:value="1348.85" calcext:value-type="float">
            <text:p>1348.85</text:p>
          </table:table-cell>
          <table:table-cell/>
          <table:table-cell table:formula="of:=[.U168]/[.W168]" office:value-type="float" office:value="9.63042591837491" calcext:value-type="float">
            <text:p>9.63042591837491</text:p>
          </table:table-cell>
          <table:table-cell table:formula="of:=ABS([.Y168]-10)" office:value-type="float" office:value="0.369574081625087" calcext:value-type="float">
            <text:p>0.369574081625087</text:p>
          </table:table-cell>
          <table:table-cell table:number-columns-repeated="26"/>
        </table:table-row>
        <table:table-row table:style-name="ro1">
          <table:table-cell office:value-type="float" office:value="12046" calcext:value-type="float">
            <text:p>120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7.683" calcext:value-type="float">
            <text:p>7.68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431" calcext:value-type="float">
            <text:p>22.431</text:p>
          </table:table-cell>
          <table:table-cell office:value-type="float" office:value="765.69" calcext:value-type="float">
            <text:p>765.69</text:p>
          </table:table-cell>
          <table:table-cell office:value-type="float" office:value="1.176" calcext:value-type="float">
            <text:p>1.176</text:p>
          </table:table-cell>
          <table:table-cell office:value-type="float" office:value="1.937" calcext:value-type="float">
            <text:p>1.93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296k</text:p>
          </table:table-cell>
          <table:table-cell office:value-type="float" office:value="0.923" calcext:value-type="float">
            <text:p>0.923</text:p>
          </table:table-cell>
          <table:table-cell office:value-type="float" office:value="2408" calcext:value-type="float">
            <text:p>2408</text:p>
          </table:table-cell>
          <table:table-cell table:number-columns-repeated="2" office:value-type="float" office:value="252.103" calcext:value-type="float">
            <text:p>252.103</text:p>
          </table:table-cell>
          <table:table-cell/>
          <table:table-cell table:formula="of:=[.U169]/[.W169]" office:value-type="float" office:value="9.55165150751875" calcext:value-type="float">
            <text:p>9.55165150751875</text:p>
          </table:table-cell>
          <table:table-cell table:formula="of:=ABS([.Y169]-10)" office:value-type="float" office:value="0.448348492481248" calcext:value-type="float">
            <text:p>0.448348492481248</text:p>
          </table:table-cell>
          <table:table-cell table:number-columns-repeated="26"/>
        </table:table-row>
        <table:table-row table:style-name="ro1">
          <table:table-cell office:value-type="float" office:value="12048" calcext:value-type="float">
            <text:p>120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7.003" calcext:value-type="float">
            <text:p>27.00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.54" calcext:value-type="float">
            <text:p>13.54</text:p>
          </table:table-cell>
          <table:table-cell office:value-type="float" office:value="509.326" calcext:value-type="float">
            <text:p>509.326</text:p>
          </table:table-cell>
          <table:table-cell office:value-type="float" office:value="0.484" calcext:value-type="float">
            <text:p>0.484</text:p>
          </table:table-cell>
          <table:table-cell office:value-type="float" office:value="50.231" calcext:value-type="float">
            <text:p>50.231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842k</text:p>
          </table:table-cell>
          <table:table-cell office:value-type="float" office:value="0.905" calcext:value-type="float">
            <text:p>0.905</text:p>
          </table:table-cell>
          <table:table-cell office:value-type="float" office:value="18225" calcext:value-type="float">
            <text:p>18225</text:p>
          </table:table-cell>
          <table:table-cell table:number-columns-repeated="2" office:value-type="float" office:value="1863.464" calcext:value-type="float">
            <text:p>1863.464</text:p>
          </table:table-cell>
          <table:table-cell/>
          <table:table-cell table:formula="of:=[.U170]/[.W170]" office:value-type="float" office:value="9.78017283940017" calcext:value-type="float">
            <text:p>9.78017283940017</text:p>
          </table:table-cell>
          <table:table-cell table:formula="of:=ABS([.Y170]-10)" office:value-type="float" office:value="0.219827160599829" calcext:value-type="float">
            <text:p>0.219827160599829</text:p>
          </table:table-cell>
          <table:table-cell table:number-columns-repeated="26"/>
        </table:table-row>
        <table:table-row table:style-name="ro1">
          <table:table-cell office:value-type="float" office:value="12049" calcext:value-type="float">
            <text:p>1204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6.255" calcext:value-type="float">
            <text:p>6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6.337" calcext:value-type="float">
            <text:p>26.3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.394" calcext:value-type="float">
            <text:p>13.394</text:p>
          </table:table-cell>
          <table:table-cell office:value-type="float" office:value="504.088" calcext:value-type="float">
            <text:p>504.088</text:p>
          </table:table-cell>
          <table:table-cell office:value-type="float" office:value="0.477" calcext:value-type="float">
            <text:p>0.477</text:p>
          </table:table-cell>
          <table:table-cell office:value-type="float" office:value="33.048" calcext:value-type="float">
            <text:p>33.048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71k</text:p>
          </table:table-cell>
          <table:table-cell office:value-type="string" calcext:value-type="string">
            <text:p>553k</text:p>
          </table:table-cell>
          <table:table-cell office:value-type="float" office:value="0.904" calcext:value-type="float">
            <text:p>0.904</text:p>
          </table:table-cell>
          <table:table-cell office:value-type="float" office:value="12282" calcext:value-type="float">
            <text:p>12282</text:p>
          </table:table-cell>
          <table:table-cell table:number-columns-repeated="2" office:value-type="float" office:value="1257.513" calcext:value-type="float">
            <text:p>1257.513</text:p>
          </table:table-cell>
          <table:table-cell/>
          <table:table-cell table:formula="of:=[.U171]/[.W171]" office:value-type="float" office:value="9.76689704201865" calcext:value-type="float">
            <text:p>9.76689704201865</text:p>
          </table:table-cell>
          <table:table-cell table:formula="of:=ABS([.Y171]-10)" office:value-type="float" office:value="0.233102957981348" calcext:value-type="float">
            <text:p>0.233102957981348</text:p>
          </table:table-cell>
          <table:table-cell table:number-columns-repeated="26"/>
        </table:table-row>
        <table:table-row table:style-name="ro1">
          <table:table-cell office:value-type="float" office:value="12052" calcext:value-type="float">
            <text:p>120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4.327" calcext:value-type="float">
            <text:p>14.3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862" calcext:value-type="float">
            <text:p>41.862</text:p>
          </table:table-cell>
          <table:table-cell office:value-type="float" office:value="452.558" calcext:value-type="float">
            <text:p>452.558</text:p>
          </table:table-cell>
          <table:table-cell office:value-type="float" office:value="1.331" calcext:value-type="float">
            <text:p>1.331</text:p>
          </table:table-cell>
          <table:table-cell office:value-type="float" office:value="25.782" calcext:value-type="float">
            <text:p>25.782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97k</text:p>
          </table:table-cell>
          <table:table-cell office:value-type="string" calcext:value-type="string">
            <text:p>2371k</text:p>
          </table:table-cell>
          <table:table-cell office:value-type="float" office:value="0.946" calcext:value-type="float">
            <text:p>0.946</text:p>
          </table:table-cell>
          <table:table-cell office:value-type="float" office:value="17520" calcext:value-type="float">
            <text:p>17520</text:p>
          </table:table-cell>
          <table:table-cell table:number-columns-repeated="2" office:value-type="float" office:value="1800.433" calcext:value-type="float">
            <text:p>1800.433</text:p>
          </table:table-cell>
          <table:table-cell/>
          <table:table-cell table:formula="of:=[.U172]/[.W172]" office:value-type="float" office:value="9.73099248902903" calcext:value-type="float">
            <text:p>9.73099248902903</text:p>
          </table:table-cell>
          <table:table-cell table:formula="of:=ABS([.Y172]-10)" office:value-type="float" office:value="0.269007510970972" calcext:value-type="float">
            <text:p>0.269007510970972</text:p>
          </table:table-cell>
          <table:table-cell table:number-columns-repeated="26"/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3.04" calcext:value-type="float">
            <text:p>13.0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126" calcext:value-type="float">
            <text:p>41.126</text:p>
          </table:table-cell>
          <table:table-cell office:value-type="float" office:value="444.166" calcext:value-type="float">
            <text:p>444.166</text:p>
          </table:table-cell>
          <table:table-cell office:value-type="float" office:value="1.299" calcext:value-type="float">
            <text:p>1.299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185k</text:p>
          </table:table-cell>
          <table:table-cell office:value-type="float" office:value="0.945" calcext:value-type="float">
            <text:p>0.945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156.117" calcext:value-type="float">
            <text:p>156.117</text:p>
          </table:table-cell>
          <table:table-cell/>
          <table:table-cell table:formula="of:=[.U173]/[.W173]" office:value-type="float" office:value="9.52490760135027" calcext:value-type="float">
            <text:p>9.52490760135027</text:p>
          </table:table-cell>
          <table:table-cell table:formula="of:=ABS([.Y173]-10)" office:value-type="float" office:value="0.47509239864973" calcext:value-type="float">
            <text:p>0.47509239864973</text:p>
          </table:table-cell>
          <table:table-cell table:number-columns-repeated="26"/>
        </table:table-row>
        <table:table-row table:style-name="ro1">
          <table:table-cell office:value-type="float" office:value="12054" calcext:value-type="float">
            <text:p>1205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2.727" calcext:value-type="float">
            <text:p>12.7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651" calcext:value-type="float">
            <text:p>41.651</text:p>
          </table:table-cell>
          <table:table-cell office:value-type="float" office:value="449.943" calcext:value-type="float">
            <text:p>449.943</text:p>
          </table:table-cell>
          <table:table-cell office:value-type="float" office:value="1.321" calcext:value-type="float">
            <text:p>1.321</text:p>
          </table:table-cell>
          <table:table-cell office:value-type="float" office:value="13.621" calcext:value-type="float">
            <text:p>13.621</text:p>
          </table:table-cell>
          <table:table-cell office:value-type="string" calcext:value-type="string">
            <text:p>77k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1251k</text:p>
          </table:table-cell>
          <table:table-cell office:value-type="float" office:value="0.95" calcext:value-type="float">
            <text:p>0.95</text:p>
          </table:table-cell>
          <table:table-cell office:value-type="float" office:value="10566" calcext:value-type="float">
            <text:p>10566</text:p>
          </table:table-cell>
          <table:table-cell table:number-columns-repeated="2" office:value-type="float" office:value="1078.591" calcext:value-type="float">
            <text:p>1078.591</text:p>
          </table:table-cell>
          <table:table-cell/>
          <table:table-cell table:formula="of:=[.U174]/[.W174]" office:value-type="float" office:value="9.79611363343473" calcext:value-type="float">
            <text:p>9.79611363343473</text:p>
          </table:table-cell>
          <table:table-cell table:formula="of:=ABS([.Y174]-10)" office:value-type="float" office:value="0.203886366565268" calcext:value-type="float">
            <text:p>0.203886366565268</text:p>
          </table:table-cell>
          <table:table-cell table:number-columns-repeated="26"/>
        </table:table-row>
        <table:table-row table:style-name="ro1">
          <table:table-cell office:value-type="float" office:value="12055" calcext:value-type="float">
            <text:p>120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2.589" calcext:value-type="float">
            <text:p>12.58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237" calcext:value-type="float">
            <text:p>41.237</text:p>
          </table:table-cell>
          <table:table-cell office:value-type="float" office:value="445.122" calcext:value-type="float">
            <text:p>445.122</text:p>
          </table:table-cell>
          <table:table-cell office:value-type="float" office:value="1.298" calcext:value-type="float">
            <text:p>1.298</text:p>
          </table:table-cell>
          <table:table-cell office:value-type="float" office:value="16.365" calcext:value-type="float">
            <text:p>16.365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492k</text:p>
          </table:table-cell>
          <table:table-cell office:value-type="float" office:value="0.947" calcext:value-type="float">
            <text:p>0.947</text:p>
          </table:table-cell>
          <table:table-cell office:value-type="float" office:value="12802" calcext:value-type="float">
            <text:p>12802</text:p>
          </table:table-cell>
          <table:table-cell table:number-columns-repeated="2" office:value-type="float" office:value="1309.805" calcext:value-type="float">
            <text:p>1309.805</text:p>
          </table:table-cell>
          <table:table-cell/>
          <table:table-cell table:formula="of:=[.U175]/[.W175]" office:value-type="float" office:value="9.77397398849447" calcext:value-type="float">
            <text:p>9.77397398849447</text:p>
          </table:table-cell>
          <table:table-cell table:formula="of:=ABS([.Y175]-10)" office:value-type="float" office:value="0.22602601150553" calcext:value-type="float">
            <text:p>0.22602601150553</text:p>
          </table:table-cell>
          <table:table-cell table:number-columns-repeated="26"/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4.038" calcext:value-type="float">
            <text:p>14.0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756" calcext:value-type="float">
            <text:p>41.756</text:p>
          </table:table-cell>
          <table:table-cell office:value-type="float" office:value="450.236" calcext:value-type="float">
            <text:p>450.236</text:p>
          </table:table-cell>
          <table:table-cell office:value-type="float" office:value="1.325" calcext:value-type="float">
            <text:p>1.325</text:p>
          </table:table-cell>
          <table:table-cell office:value-type="float" office:value="27.788" calcext:value-type="float">
            <text:p>27.788</text:p>
          </table:table-cell>
          <table:table-cell office:value-type="string" calcext:value-type="string">
            <text:p>157k</text:p>
          </table:table-cell>
          <table:table-cell office:value-type="string" calcext:value-type="string">
            <text:p>212k</text:p>
          </table:table-cell>
          <table:table-cell office:value-type="string" calcext:value-type="string">
            <text:p>2552k</text:p>
          </table:table-cell>
          <table:table-cell office:value-type="float" office:value="0.95" calcext:value-type="float">
            <text:p>0.95</text:p>
          </table:table-cell>
          <table:table-cell office:value-type="float" office:value="19344" calcext:value-type="float">
            <text:p>19344</text:p>
          </table:table-cell>
          <table:table-cell table:number-columns-repeated="2" office:value-type="float" office:value="1981.932" calcext:value-type="float">
            <text:p>1981.932</text:p>
          </table:table-cell>
          <table:table-cell/>
          <table:table-cell table:formula="of:=[.U176]/[.W176]" office:value-type="float" office:value="9.76017340655482" calcext:value-type="float">
            <text:p>9.76017340655482</text:p>
          </table:table-cell>
          <table:table-cell table:formula="of:=ABS([.Y176]-10)" office:value-type="float" office:value="0.239826593445184" calcext:value-type="float">
            <text:p>0.239826593445184</text:p>
          </table:table-cell>
          <table:table-cell table:number-columns-repeated="26"/>
        </table:table-row>
        <table:table-row table:style-name="ro1">
          <table:table-cell office:value-type="float" office:value="12057" calcext:value-type="float">
            <text:p>1205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4.206" calcext:value-type="float">
            <text:p>14.20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983" calcext:value-type="float">
            <text:p>41.983</text:p>
          </table:table-cell>
          <table:table-cell office:value-type="float" office:value="452.223" calcext:value-type="float">
            <text:p>452.223</text:p>
          </table:table-cell>
          <table:table-cell office:value-type="float" office:value="1.333" calcext:value-type="float">
            <text:p>1.333</text:p>
          </table:table-cell>
          <table:table-cell office:value-type="float" office:value="28.977" calcext:value-type="float">
            <text:p>28.977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2670k</text:p>
          </table:table-cell>
          <table:table-cell office:value-type="float" office:value="0.951" calcext:value-type="float">
            <text:p>0.951</text:p>
          </table:table-cell>
          <table:table-cell office:value-type="float" office:value="19934" calcext:value-type="float">
            <text:p>19934</text:p>
          </table:table-cell>
          <table:table-cell table:number-columns-repeated="2" office:value-type="float" office:value="2042.49" calcext:value-type="float">
            <text:p>2042.49</text:p>
          </table:table-cell>
          <table:table-cell/>
          <table:table-cell table:formula="of:=[.U177]/[.W177]" office:value-type="float" office:value="9.75965610602745" calcext:value-type="float">
            <text:p>9.75965610602745</text:p>
          </table:table-cell>
          <table:table-cell table:formula="of:=ABS([.Y177]-10)" office:value-type="float" office:value="0.240343893972554" calcext:value-type="float">
            <text:p>0.240343893972554</text:p>
          </table:table-cell>
          <table:table-cell table:number-columns-repeated="26"/>
        </table:table-row>
        <table:table-row table:style-name="ro1">
          <table:table-cell office:value-type="float" office:value="12058" calcext:value-type="float">
            <text:p>120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1.738" calcext:value-type="float">
            <text:p>11.7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825" calcext:value-type="float">
            <text:p>41.825</text:p>
          </table:table-cell>
          <table:table-cell office:value-type="float" office:value="450.565" calcext:value-type="float">
            <text:p>450.565</text:p>
          </table:table-cell>
          <table:table-cell office:value-type="float" office:value="1.328" calcext:value-type="float">
            <text:p>1.328</text:p>
          </table:table-cell>
          <table:table-cell office:value-type="float" office:value="15.412" calcext:value-type="float">
            <text:p>15.412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1423k</text:p>
          </table:table-cell>
          <table:table-cell office:value-type="float" office:value="0.947" calcext:value-type="float">
            <text:p>0.947</text:p>
          </table:table-cell>
          <table:table-cell office:value-type="float" office:value="13008" calcext:value-type="float">
            <text:p>13008</text:p>
          </table:table-cell>
          <table:table-cell table:number-columns-repeated="2" office:value-type="float" office:value="1326.385" calcext:value-type="float">
            <text:p>1326.385</text:p>
          </table:table-cell>
          <table:table-cell/>
          <table:table-cell table:formula="of:=[.U178]/[.W178]" office:value-type="float" office:value="9.80710728785383" calcext:value-type="float">
            <text:p>9.80710728785383</text:p>
          </table:table-cell>
          <table:table-cell table:formula="of:=ABS([.Y178]-10)" office:value-type="float" office:value="0.192892712146172" calcext:value-type="float">
            <text:p>0.192892712146172</text:p>
          </table:table-cell>
          <table:table-cell table:number-columns-repeated="26"/>
        </table:table-row>
        <table:table-row table:style-name="ro1">
          <table:table-cell office:value-type="float" office:value="12062" calcext:value-type="float">
            <text:p>120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0.692" calcext:value-type="float">
            <text:p>10.69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.766" calcext:value-type="float">
            <text:p>40.766</text:p>
          </table:table-cell>
          <table:table-cell office:value-type="float" office:value="444.03" calcext:value-type="float">
            <text:p>444.03</text:p>
          </table:table-cell>
          <table:table-cell office:value-type="float" office:value="1.283" calcext:value-type="float">
            <text:p>1.283</text:p>
          </table:table-cell>
          <table:table-cell office:value-type="float" office:value="30.365" calcext:value-type="float">
            <text:p>30.365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2751k</text:p>
          </table:table-cell>
          <table:table-cell office:value-type="float" office:value="0.951" calcext:value-type="float">
            <text:p>0.951</text:p>
          </table:table-cell>
          <table:table-cell office:value-type="float" office:value="28317" calcext:value-type="float">
            <text:p>28317</text:p>
          </table:table-cell>
          <table:table-cell table:number-columns-repeated="2" office:value-type="float" office:value="2888.633" calcext:value-type="float">
            <text:p>2888.633</text:p>
          </table:table-cell>
          <table:table-cell/>
          <table:table-cell table:formula="of:=[.U179]/[.W179]" office:value-type="float" office:value="9.80290677285761" calcext:value-type="float">
            <text:p>9.80290677285761</text:p>
          </table:table-cell>
          <table:table-cell table:formula="of:=ABS([.Y179]-10)" office:value-type="float" office:value="0.197093227142387" calcext:value-type="float">
            <text:p>0.197093227142387</text:p>
          </table:table-cell>
          <table:table-cell table:number-columns-repeated="26"/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.937" calcext:value-type="float">
            <text:p>1.93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.999" calcext:value-type="float">
            <text:p>40.999</text:p>
          </table:table-cell>
          <table:table-cell office:value-type="float" office:value="446.553" calcext:value-type="float">
            <text:p>446.553</text:p>
          </table:table-cell>
          <table:table-cell office:value-type="float" office:value="1.285" calcext:value-type="float">
            <text:p>1.285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107k</text:p>
          </table:table-cell>
          <table:table-cell office:value-type="float" office:value="0.953" calcext:value-type="float">
            <text:p>0.953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773.339" calcext:value-type="float">
            <text:p>773.339</text:p>
          </table:table-cell>
          <table:table-cell/>
          <table:table-cell table:formula="of:=[.U180]/[.W180]" office:value-type="float" office:value="9.93096171278055" calcext:value-type="float">
            <text:p>9.93096171278055</text:p>
          </table:table-cell>
          <table:table-cell table:formula="of:=ABS([.Y180]-10)" office:value-type="float" office:value="0.0690382872194473" calcext:value-type="float">
            <text:p>0.069038287219447</text:p>
          </table:table-cell>
          <table:table-cell table:number-columns-repeated="26"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2.067" calcext:value-type="float">
            <text:p>12.0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.935" calcext:value-type="float">
            <text:p>40.935</text:p>
          </table:table-cell>
          <table:table-cell office:value-type="float" office:value="446.062" calcext:value-type="float">
            <text:p>446.062</text:p>
          </table:table-cell>
          <table:table-cell office:value-type="float" office:value="1.29" calcext:value-type="float">
            <text:p>1.29</text:p>
          </table:table-cell>
          <table:table-cell office:value-type="float" office:value="23.883" calcext:value-type="float">
            <text:p>23.883</text:p>
          </table:table-cell>
          <table:table-cell office:value-type="string" calcext:value-type="string">
            <text:p>134k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2162k</text:p>
          </table:table-cell>
          <table:table-cell office:value-type="float" office:value="0.95" calcext:value-type="float">
            <text:p>0.95</text:p>
          </table:table-cell>
          <table:table-cell office:value-type="float" office:value="19521" calcext:value-type="float">
            <text:p>19521</text:p>
          </table:table-cell>
          <table:table-cell table:number-columns-repeated="2" office:value-type="float" office:value="1996.324" calcext:value-type="float">
            <text:p>1996.324</text:p>
          </table:table-cell>
          <table:table-cell/>
          <table:table-cell table:formula="of:=[.U181]/[.W181]" office:value-type="float" office:value="9.77847283306718" calcext:value-type="float">
            <text:p>9.77847283306718</text:p>
          </table:table-cell>
          <table:table-cell table:formula="of:=ABS([.Y181]-10)" office:value-type="float" office:value="0.221527166932823" calcext:value-type="float">
            <text:p>0.221527166932823</text:p>
          </table:table-cell>
          <table:table-cell table:number-columns-repeated="26"/>
        </table:table-row>
        <table:table-row table:style-name="ro1">
          <table:table-cell office:value-type="float" office:value="12065" calcext:value-type="float">
            <text:p>120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2.319" calcext:value-type="float">
            <text:p>12.3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071" calcext:value-type="float">
            <text:p>41.071</text:p>
          </table:table-cell>
          <table:table-cell office:value-type="float" office:value="443.306" calcext:value-type="float">
            <text:p>443.306</text:p>
          </table:table-cell>
          <table:table-cell office:value-type="float" office:value="1.293" calcext:value-type="float">
            <text:p>1.293</text:p>
          </table:table-cell>
          <table:table-cell office:value-type="float" office:value="12.183" calcext:value-type="float">
            <text:p>12.183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1109k</text:p>
          </table:table-cell>
          <table:table-cell office:value-type="float" office:value="0.952" calcext:value-type="float">
            <text:p>0.952</text:p>
          </table:table-cell>
          <table:table-cell office:value-type="float" office:value="9749" calcext:value-type="float">
            <text:p>9749</text:p>
          </table:table-cell>
          <table:table-cell table:number-columns-repeated="2" office:value-type="float" office:value="997.031" calcext:value-type="float">
            <text:p>997.031</text:p>
          </table:table-cell>
          <table:table-cell/>
          <table:table-cell table:formula="of:=[.U182]/[.W182]" office:value-type="float" office:value="9.77803097396169" calcext:value-type="float">
            <text:p>9.77803097396169</text:p>
          </table:table-cell>
          <table:table-cell table:formula="of:=ABS([.Y182]-10)" office:value-type="float" office:value="0.221969026038307" calcext:value-type="float">
            <text:p>0.221969026038307</text:p>
          </table:table-cell>
          <table:table-cell table:number-columns-repeated="26"/>
        </table:table-row>
        <table:table-row table:style-name="ro1">
          <table:table-cell office:value-type="float" office:value="12066" calcext:value-type="float">
            <text:p>120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13.248" calcext:value-type="float">
            <text:p>13.2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.645" calcext:value-type="float">
            <text:p>41.645</text:p>
          </table:table-cell>
          <table:table-cell office:value-type="float" office:value="449.185" calcext:value-type="float">
            <text:p>449.185</text:p>
          </table:table-cell>
          <table:table-cell office:value-type="float" office:value="1.318" calcext:value-type="float">
            <text:p>1.318</text:p>
          </table:table-cell>
          <table:table-cell office:value-type="float" office:value="28.465" calcext:value-type="float">
            <text:p>28.465</text:p>
          </table:table-cell>
          <table:table-cell office:value-type="string" calcext:value-type="string">
            <text:p>161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2611k</text:p>
          </table:table-cell>
          <table:table-cell office:value-type="float" office:value="0.95" calcext:value-type="float">
            <text:p>0.95</text:p>
          </table:table-cell>
          <table:table-cell office:value-type="float" office:value="21049" calcext:value-type="float">
            <text:p>21049</text:p>
          </table:table-cell>
          <table:table-cell table:number-columns-repeated="2" office:value-type="float" office:value="2156.281" calcext:value-type="float">
            <text:p>2156.281</text:p>
          </table:table-cell>
          <table:table-cell/>
          <table:table-cell table:formula="of:=[.U183]/[.W183]" office:value-type="float" office:value="9.76171473013026" calcext:value-type="float">
            <text:p>9.76171473013026</text:p>
          </table:table-cell>
          <table:table-cell table:formula="of:=ABS([.Y183]-10)" office:value-type="float" office:value="0.238285269869744" calcext:value-type="float">
            <text:p>0.238285269869744</text:p>
          </table:table-cell>
          <table:table-cell table:number-columns-repeated="26"/>
        </table:table-row>
        <table:table-row table:style-name="ro1">
          <table:table-cell office:value-type="float" office:value="12067" calcext:value-type="float">
            <text:p>120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8.255" calcext:value-type="float">
            <text:p>8.255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9.814" calcext:value-type="float">
            <text:p>29.8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.451" calcext:value-type="float">
            <text:p>15.451</text:p>
          </table:table-cell>
          <table:table-cell office:value-type="float" office:value="176.377" calcext:value-type="float">
            <text:p>176.377</text:p>
          </table:table-cell>
          <table:table-cell office:value-type="float" office:value="0.214" calcext:value-type="float">
            <text:p>0.214</text:p>
          </table:table-cell>
          <table:table-cell office:value-type="float" office:value="61.715" calcext:value-type="float">
            <text:p>61.715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405k</text:p>
          </table:table-cell>
          <table:table-cell office:value-type="float" office:value="0.954" calcext:value-type="float">
            <text:p>0.954</text:p>
          </table:table-cell>
          <table:table-cell office:value-type="float" office:value="20614" calcext:value-type="float">
            <text:p>20614</text:p>
          </table:table-cell>
          <table:table-cell office:value-type="float" office:value="2075.25" calcext:value-type="float">
            <text:p>2075.25</text:p>
          </table:table-cell>
          <table:table-cell office:value-type="float" office:value="2083.267" calcext:value-type="float">
            <text:p>2083.267</text:p>
          </table:table-cell>
          <table:table-cell/>
          <table:table-cell table:formula="of:=[.U184]/[.W184]" office:value-type="float" office:value="9.89503505791624" calcext:value-type="float">
            <text:p>9.89503505791624</text:p>
          </table:table-cell>
          <table:table-cell table:formula="of:=ABS([.Y184]-10)" office:value-type="float" office:value="0.104964942083756" calcext:value-type="float">
            <text:p>0.104964942083756</text:p>
          </table:table-cell>
          <table:table-cell table:number-columns-repeated="26"/>
        </table:table-row>
        <table:table-row table:style-name="ro1">
          <table:table-cell office:value-type="float" office:value="12068" calcext:value-type="float">
            <text:p>120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5.618" calcext:value-type="float">
            <text:p>25.6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.446" calcext:value-type="float">
            <text:p>81.446</text:p>
          </table:table-cell>
          <table:table-cell office:value-type="float" office:value="314.479" calcext:value-type="float">
            <text:p>314.479</text:p>
          </table:table-cell>
          <table:table-cell office:value-type="float" office:value="1.834" calcext:value-type="float">
            <text:p>1.834</text:p>
          </table:table-cell>
          <table:table-cell office:value-type="float" office:value="39.679" calcext:value-type="float">
            <text:p>39.679</text:p>
          </table:table-cell>
          <table:table-cell office:value-type="string" calcext:value-type="string">
            <text:p>111k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2567k</text:p>
          </table:table-cell>
          <table:table-cell office:value-type="float" office:value="0.952" calcext:value-type="float">
            <text:p>0.952</text:p>
          </table:table-cell>
          <table:table-cell office:value-type="float" office:value="15262" calcext:value-type="float">
            <text:p>15262</text:p>
          </table:table-cell>
          <table:table-cell table:number-columns-repeated="2" office:value-type="float" office:value="1552.977" calcext:value-type="float">
            <text:p>1552.977</text:p>
          </table:table-cell>
          <table:table-cell/>
          <table:table-cell table:formula="of:=[.U185]/[.W185]" office:value-type="float" office:value="9.82757632598551" calcext:value-type="float">
            <text:p>9.82757632598551</text:p>
          </table:table-cell>
          <table:table-cell table:formula="of:=ABS([.Y185]-10)" office:value-type="float" office:value="0.172423674014491" calcext:value-type="float">
            <text:p>0.172423674014491</text:p>
          </table:table-cell>
          <table:table-cell table:number-columns-repeated="26"/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7.615" calcext:value-type="float">
            <text:p>27.6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.737" calcext:value-type="float">
            <text:p>82.737</text:p>
          </table:table-cell>
          <table:table-cell office:value-type="float" office:value="319.06" calcext:value-type="float">
            <text:p>319.06</text:p>
          </table:table-cell>
          <table:table-cell office:value-type="float" office:value="1.871" calcext:value-type="float">
            <text:p>1.871</text:p>
          </table:table-cell>
          <table:table-cell office:value-type="float" office:value="40.95" calcext:value-type="float">
            <text:p>40.95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666k</text:p>
          </table:table-cell>
          <table:table-cell office:value-type="float" office:value="0.952" calcext:value-type="float">
            <text:p>0.952</text:p>
          </table:table-cell>
          <table:table-cell office:value-type="float" office:value="14579" calcext:value-type="float">
            <text:p>14579</text:p>
          </table:table-cell>
          <table:table-cell table:number-columns-repeated="2" office:value-type="float" office:value="1484.257" calcext:value-type="float">
            <text:p>1484.257</text:p>
          </table:table-cell>
          <table:table-cell/>
          <table:table-cell table:formula="of:=[.U186]/[.W186]" office:value-type="float" office:value="9.82242293618962" calcext:value-type="float">
            <text:p>9.82242293618962</text:p>
          </table:table-cell>
          <table:table-cell table:formula="of:=ABS([.Y186]-10)" office:value-type="float" office:value="0.177577063810379" calcext:value-type="float">
            <text:p>0.177577063810379</text:p>
          </table:table-cell>
          <table:table-cell table:number-columns-repeated="26"/>
        </table:table-row>
        <table:table-row table:style-name="ro1">
          <table:table-cell office:value-type="float" office:value="12072" calcext:value-type="float">
            <text:p>120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6.321" calcext:value-type="float">
            <text:p>26.3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149" calcext:value-type="float">
            <text:p>83.149</text:p>
          </table:table-cell>
          <table:table-cell office:value-type="float" office:value="320.195" calcext:value-type="float">
            <text:p>320.195</text:p>
          </table:table-cell>
          <table:table-cell office:value-type="float" office:value="1.885" calcext:value-type="float">
            <text:p>1.885</text:p>
          </table:table-cell>
          <table:table-cell office:value-type="float" office:value="45.092" calcext:value-type="float">
            <text:p>45.092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244k</text:p>
          </table:table-cell>
          <table:table-cell office:value-type="string" calcext:value-type="string">
            <text:p>2949k</text:p>
          </table:table-cell>
          <table:table-cell office:value-type="float" office:value="0.951" calcext:value-type="float">
            <text:p>0.951</text:p>
          </table:table-cell>
          <table:table-cell office:value-type="float" office:value="16848" calcext:value-type="float">
            <text:p>16848</text:p>
          </table:table-cell>
          <table:table-cell table:number-columns-repeated="2" office:value-type="float" office:value="1716.348" calcext:value-type="float">
            <text:p>1716.348</text:p>
          </table:table-cell>
          <table:table-cell/>
          <table:table-cell table:formula="of:=[.U187]/[.W187]" office:value-type="float" office:value="9.81619112208014" calcext:value-type="float">
            <text:p>9.81619112208014</text:p>
          </table:table-cell>
          <table:table-cell table:formula="of:=ABS([.Y187]-10)" office:value-type="float" office:value="0.183808877919862" calcext:value-type="float">
            <text:p>0.183808877919862</text:p>
          </table:table-cell>
          <table:table-cell table:number-columns-repeated="26"/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6.57" calcext:value-type="float">
            <text:p>26.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.09" calcext:value-type="float">
            <text:p>82.09</text:p>
          </table:table-cell>
          <table:table-cell office:value-type="float" office:value="315.795" calcext:value-type="float">
            <text:p>315.795</text:p>
          </table:table-cell>
          <table:table-cell office:value-type="float" office:value="1.853" calcext:value-type="float">
            <text:p>1.853</text:p>
          </table:table-cell>
          <table:table-cell office:value-type="float" office:value="42.891" calcext:value-type="float">
            <text:p>42.891</text:p>
          </table:table-cell>
          <table:table-cell office:value-type="string" calcext:value-type="string">
            <text:p>121k</text:p>
          </table:table-cell>
          <table:table-cell office:value-type="string" calcext:value-type="string">
            <text:p>233k</text:p>
          </table:table-cell>
          <table:table-cell office:value-type="string" calcext:value-type="string">
            <text:p>2799k</text:p>
          </table:table-cell>
          <table:table-cell office:value-type="float" office:value="0.951" calcext:value-type="float">
            <text:p>0.951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1617.602" calcext:value-type="float">
            <text:p>1617.602</text:p>
          </table:table-cell>
          <table:table-cell/>
          <table:table-cell table:formula="of:=[.U188]/[.W188]" office:value-type="float" office:value="9.8120551285174" calcext:value-type="float">
            <text:p>9.8120551285174</text:p>
          </table:table-cell>
          <table:table-cell table:formula="of:=ABS([.Y188]-10)" office:value-type="float" office:value="0.187944871482603" calcext:value-type="float">
            <text:p>0.187944871482603</text:p>
          </table:table-cell>
          <table:table-cell table:number-columns-repeated="26"/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1.272" calcext:value-type="float">
            <text:p>21.2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.722" calcext:value-type="float">
            <text:p>80.722</text:p>
          </table:table-cell>
          <table:table-cell office:value-type="float" office:value="309.687" calcext:value-type="float">
            <text:p>309.687</text:p>
          </table:table-cell>
          <table:table-cell office:value-type="float" office:value="1.809" calcext:value-type="float">
            <text:p>1.809</text:p>
          </table:table-cell>
          <table:table-cell office:value-type="float" office:value="40.886" calcext:value-type="float">
            <text:p>40.886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658k</text:p>
          </table:table-cell>
          <table:table-cell office:value-type="float" office:value="0.952" calcext:value-type="float">
            <text:p>0.952</text:p>
          </table:table-cell>
          <table:table-cell office:value-type="float" office:value="19045" calcext:value-type="float">
            <text:p>19045</text:p>
          </table:table-cell>
          <table:table-cell table:number-columns-repeated="2" office:value-type="float" office:value="1935.427" calcext:value-type="float">
            <text:p>1935.427</text:p>
          </table:table-cell>
          <table:table-cell/>
          <table:table-cell table:formula="of:=[.U189]/[.W189]" office:value-type="float" office:value="9.8402058047139" calcext:value-type="float">
            <text:p>9.8402058047139</text:p>
          </table:table-cell>
          <table:table-cell table:formula="of:=ABS([.Y189]-10)" office:value-type="float" office:value="0.159794195286104" calcext:value-type="float">
            <text:p>0.159794195286104</text:p>
          </table:table-cell>
          <table:table-cell table:number-columns-repeated="26"/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9.165" calcext:value-type="float">
            <text:p>29.16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354" calcext:value-type="float">
            <text:p>84.354</text:p>
          </table:table-cell>
          <table:table-cell office:value-type="float" office:value="323.188" calcext:value-type="float">
            <text:p>323.188</text:p>
          </table:table-cell>
          <table:table-cell office:value-type="float" office:value="1.917" calcext:value-type="float">
            <text:p>1.917</text:p>
          </table:table-cell>
          <table:table-cell office:value-type="float" office:value="34.82" calcext:value-type="float">
            <text:p>34.82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2289k</text:p>
          </table:table-cell>
          <table:table-cell office:value-type="float" office:value="0.951" calcext:value-type="float">
            <text:p>0.951</text:p>
          </table:table-cell>
          <table:table-cell office:value-type="float" office:value="11665" calcext:value-type="float">
            <text:p>11665</text:p>
          </table:table-cell>
          <table:table-cell table:number-columns-repeated="2" office:value-type="float" office:value="1193.875" calcext:value-type="float">
            <text:p>1193.875</text:p>
          </table:table-cell>
          <table:table-cell/>
          <table:table-cell table:formula="of:=[.U190]/[.W190]" office:value-type="float" office:value="9.77070463825777" calcext:value-type="float">
            <text:p>9.77070463825777</text:p>
          </table:table-cell>
          <table:table-cell table:formula="of:=ABS([.Y190]-10)" office:value-type="float" office:value="0.229295361742226" calcext:value-type="float">
            <text:p>0.229295361742226</text:p>
          </table:table-cell>
          <table:table-cell table:number-columns-repeated="26"/>
        </table:table-row>
        <table:table-row table:style-name="ro1">
          <table:table-cell office:value-type="float" office:value="12077" calcext:value-type="float">
            <text:p>1207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28.021" calcext:value-type="float">
            <text:p>28.0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977" calcext:value-type="float">
            <text:p>83.977</text:p>
          </table:table-cell>
          <table:table-cell office:value-type="float" office:value="321.115" calcext:value-type="float">
            <text:p>321.115</text:p>
          </table:table-cell>
          <table:table-cell office:value-type="float" office:value="1.905" calcext:value-type="float">
            <text:p>1.905</text:p>
          </table:table-cell>
          <table:table-cell office:value-type="float" office:value="40.696" calcext:value-type="float">
            <text:p>40.696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2679k</text:p>
          </table:table-cell>
          <table:table-cell office:value-type="float" office:value="0.951" calcext:value-type="float">
            <text:p>0.951</text:p>
          </table:table-cell>
          <table:table-cell office:value-type="float" office:value="14242" calcext:value-type="float">
            <text:p>14242</text:p>
          </table:table-cell>
          <table:table-cell table:number-columns-repeated="2" office:value-type="float" office:value="1453.737" calcext:value-type="float">
            <text:p>1453.737</text:p>
          </table:table-cell>
          <table:table-cell/>
          <table:table-cell table:formula="of:=[.U191]/[.W191]" office:value-type="float" office:value="9.7968201951247" calcext:value-type="float">
            <text:p>9.7968201951247</text:p>
          </table:table-cell>
          <table:table-cell table:formula="of:=ABS([.Y191]-10)" office:value-type="float" office:value="0.203179804875298" calcext:value-type="float">
            <text:p>0.203179804875298</text:p>
          </table:table-cell>
          <table:table-cell table:number-columns-repeated="26"/>
        </table:table-row>
        <table:table-row table:style-name="ro1">
          <table:table-cell office:value-type="float" office:value="12078" calcext:value-type="float">
            <text:p>1207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9.173" calcext:value-type="float">
            <text:p>9.173</text:p>
          </table:table-cell>
          <table:table-cell office:value-type="float" office:value="5.422" calcext:value-type="float">
            <text:p>5.422</text:p>
          </table:table-cell>
          <table:table-cell office:value-type="float" office:value="10.26" calcext:value-type="float">
            <text:p>10.26</text:p>
          </table:table-cell>
          <table:table-cell office:value-type="float" office:value="3.738" calcext:value-type="float">
            <text:p>3.738</text:p>
          </table:table-cell>
          <table:table-cell office:value-type="float" office:value="-12.4" calcext:value-type="float">
            <text:p>-12.4</text:p>
          </table:table-cell>
          <table:table-cell office:value-type="float" office:value="31.501" calcext:value-type="float">
            <text:p>31.50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.684</text:p>
          </table:table-cell>
          <table:table-cell office:value-type="float" office:value="71.217" calcext:value-type="float">
            <text:p>71.217</text:p>
          </table:table-cell>
          <table:table-cell office:value-type="float" office:value="0.113" calcext:value-type="float">
            <text:p>0.113</text:p>
          </table:table-cell>
          <table:table-cell office:value-type="float" office:value="28.578" calcext:value-type="float">
            <text:p>28.578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88k</text:p>
          </table:table-cell>
          <table:table-cell office:value-type="float" office:value="0.965" calcext:value-type="float">
            <text:p>0.965</text:p>
          </table:table-cell>
          <table:table-cell office:value-type="float" office:value="9063" calcext:value-type="float">
            <text:p>9063</text:p>
          </table:table-cell>
          <table:table-cell table:number-columns-repeated="2" office:value-type="float" office:value="910.112" calcext:value-type="float">
            <text:p>910.112</text:p>
          </table:table-cell>
          <table:table-cell/>
          <table:table-cell table:formula="of:=[.U192]/[.W192]" office:value-type="float" office:value="9.95811504518125" calcext:value-type="float">
            <text:p>9.95811504518125</text:p>
          </table:table-cell>
          <table:table-cell table:formula="of:=ABS([.Y192]-10)" office:value-type="float" office:value="0.0418849548187481" calcext:value-type="float">
            <text:p>0.041884954818748</text:p>
          </table:table-cell>
          <table:table-cell table:number-columns-repeated="26"/>
        </table:table-row>
      </table:table>
      <table:named-expressions/>
      <table:database-ranges>
        <table:database-range table:name="__Anonymous_Sheet_DB__0" table:target-range-address="edtm_check.AZ65:edtm_check.BA19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05:35:36.9689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1T00:14:27.478284463</dc:date>
    <meta:editing-duration>PT17H59M49S</meta:editing-duration>
    <meta:editing-cycles>9</meta:editing-cycles>
    <meta:generator>LibreOffice/5.3.6.1$Linux_X86_64 LibreOffice_project/30$Build-1</meta:generator>
    <meta:document-statistic meta:table-count="1" meta:cell-count="4801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20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4.755cm" svg:y="0.315cm" chart:style-name="ch2">
          <text:p>EDTM Rate - Prod &amp; Lumi Runs</text:p>
        </chart:title>
        <chart:legend chart:legend-position="end" svg:x="11.904cm" svg:y="4.005cm" style:legend-expansion="high" chart:style-name="ch3"/>
        <chart:plot-area chart:style-name="ch4" table:cell-range-address="edtm_check.U1:edtm_check.V192" svg:x="1.279cm" svg:y="1.248cm" svg:width="10.305cm" svg:height="6.643cm">
          <chartooo:coordinate-region svg:x="2.456cm" svg:y="1.421cm" svg:width="8.756cm" svg:height="5.876cm"/>
          <chart:axis chart:dimension="x" chart:name="primary-x" chart:style-name="ch5">
            <chart:title svg:x="5.62cm" svg:y="8.071cm" chart:style-name="ch6">
              <text:p>Time (sec)</text:p>
            </chart:title>
            <chart:grid chart:style-name="ch7" chart:class="major"/>
          </chart:axis>
          <chart:axis chart:dimension="y" chart:name="primary-y" chart:style-name="ch5">
            <chart:title svg:x="0.451cm" svg:y="6.716cm" chart:style-name="ch8">
              <text:p>EDTM Accepted (# of events)</text:p>
            </chart:title>
            <chart:grid chart:style-name="ch7" chart:class="major"/>
          </chart:axis>
          <chart:series chart:style-name="ch9" chart:values-cell-range-address="edtm_check.U1:edtm_check.U192" chart:class="chart:scatter">
            <chart:domain table:cell-range-address="edtm_check.V1:edtm_check.V192"/>
            <chart:regression-curve chart:style-name="ch10">
              <chart:equation chart:display-equation="true" chart:display-r-square="true"/>
            </chart:regression-curve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dtm_check.V1:edtm_check.V192</svg:desc>
                </draw:g>
              </table:table-cell>
              <table:table-cell office:value-type="float" office:value="NaN">
                <text:p>NaN</text:p>
                <draw:g>
                  <svg:desc>edtm_check.U1:edtm_check.U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.261">
                <text:p>588.261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0.846">
                <text:p>610.846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9.665">
                <text:p>609.665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.676">
                <text:p>599.67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.862">
                <text:p>601.862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.62">
                <text:p>735.62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.012">
                <text:p>600.012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8.304">
                <text:p>618.304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2.527">
                <text:p>662.527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6.337">
                <text:p>666.337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.429">
                <text:p>590.429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.276">
                <text:p>384.276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1.338">
                <text:p>1501.338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9.579">
                <text:p>1479.579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7.628">
                <text:p>1267.628</text:p>
              </table:table-cell>
              <table:table-cell office:value-type="float" office:value="13447">
                <text:p>1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0.846">
                <text:p>1220.846</text:p>
              </table:table-cell>
              <table:table-cell office:value-type="float" office:value="13148">
                <text:p>13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5.722">
                <text:p>1245.722</text:p>
              </table:table-cell>
              <table:table-cell office:value-type="float" office:value="13368">
                <text:p>13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.248">
                <text:p>1312.248</text:p>
              </table:table-cell>
              <table:table-cell office:value-type="float" office:value="13891">
                <text:p>13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9.272">
                <text:p>1309.272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7.177">
                <text:p>1287.177</text:p>
              </table:table-cell>
              <table:table-cell office:value-type="float" office:value="12841">
                <text:p>12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9.958">
                <text:p>1389.958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.362">
                <text:p>619.36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.396">
                <text:p>649.396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3.736">
                <text:p>643.736</text:p>
              </table:table-cell>
              <table:table-cell office:value-type="float" office:value="7685">
                <text:p>7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.521">
                <text:p>580.521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0.615">
                <text:p>650.615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0.344">
                <text:p>620.344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4.481">
                <text:p>654.481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5.275">
                <text:p>605.27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9.033">
                <text:p>629.03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.802">
                <text:p>655.80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3.295">
                <text:p>613.29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8.349">
                <text:p>568.34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4.109">
                <text:p>644.109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0.498">
                <text:p>580.498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.618">
                <text:p>700.618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.146">
                <text:p>575.146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8.827">
                <text:p>1258.827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1.372">
                <text:p>1321.372</text:p>
              </table:table-cell>
              <table:table-cell office:value-type="float" office:value="14779">
                <text:p>14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3.615">
                <text:p>1203.615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4.751">
                <text:p>1204.751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6.118">
                <text:p>1206.118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9.992">
                <text:p>1209.992</text:p>
              </table:table-cell>
              <table:table-cell office:value-type="float" office:value="8832">
                <text:p>8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4.335">
                <text:p>1264.335</text:p>
              </table:table-cell>
              <table:table-cell office:value-type="float" office:value="12618">
                <text:p>12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.995">
                <text:p>816.995</text:p>
              </table:table-cell>
              <table:table-cell office:value-type="float" office:value="9315">
                <text:p>9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6.365">
                <text:p>736.365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6.734">
                <text:p>666.734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.347">
                <text:p>606.347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.784">
                <text:p>640.784</text:p>
              </table:table-cell>
              <table:table-cell office:value-type="float" office:value="14766">
                <text:p>14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.339">
                <text:p>617.339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.51">
                <text:p>600.51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.16">
                <text:p>600.16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3.406">
                <text:p>793.40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9.031">
                <text:p>1859.031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1.416">
                <text:p>1561.416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7.053">
                <text:p>1667.053</text:p>
              </table:table-cell>
              <table:table-cell office:value-type="float" office:value="16379">
                <text:p>163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9.347">
                <text:p>1489.347</text:p>
              </table:table-cell>
              <table:table-cell office:value-type="float" office:value="14665">
                <text:p>14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292">
                <text:p>15.2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.029">
                <text:p>128.02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1.196">
                <text:p>1051.196</text:p>
              </table:table-cell>
              <table:table-cell office:value-type="float" office:value="10353">
                <text:p>10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5.558">
                <text:p>575.558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0.768">
                <text:p>740.768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7.206">
                <text:p>757.206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5.134">
                <text:p>865.134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.986">
                <text:p>640.986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.314">
                <text:p>122.31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1.151">
                <text:p>271.151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2.96">
                <text:p>722.96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3.634">
                <text:p>963.634</text:p>
              </table:table-cell>
              <table:table-cell office:value-type="float" office:value="9490">
                <text:p>94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1.473">
                <text:p>501.473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.815">
                <text:p>159.81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.316">
                <text:p>560.316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9.034">
                <text:p>699.034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18.068">
                <text:p>1318.068</text:p>
              </table:table-cell>
              <table:table-cell office:value-type="float" office:value="13108">
                <text:p>131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1.506">
                <text:p>551.506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8.043">
                <text:p>778.043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753">
                <text:p>127.75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6.528">
                <text:p>576.528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8.367">
                <text:p>1008.367</text:p>
              </table:table-cell>
              <table:table-cell office:value-type="float" office:value="9921">
                <text:p>9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5.734">
                <text:p>665.73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6.968">
                <text:p>736.968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8.818">
                <text:p>858.818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4.35">
                <text:p>2734.35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3.826">
                <text:p>293.826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3.616">
                <text:p>1473.616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.341">
                <text:p>147.34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2.411">
                <text:p>1462.411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0.678">
                <text:p>1510.678</text:p>
              </table:table-cell>
              <table:table-cell office:value-type="float" office:value="14789">
                <text:p>14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1.127">
                <text:p>1461.127</text:p>
              </table:table-cell>
              <table:table-cell office:value-type="float" office:value="14292">
                <text:p>14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2.596">
                <text:p>1622.596</text:p>
              </table:table-cell>
              <table:table-cell office:value-type="float" office:value="15890">
                <text:p>158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6.192">
                <text:p>1466.192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9.309">
                <text:p>1849.309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.561">
                <text:p>104.56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2.42">
                <text:p>1332.42</text:p>
              </table:table-cell>
              <table:table-cell office:value-type="float" office:value="13088">
                <text:p>130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6.226">
                <text:p>1476.226</text:p>
              </table:table-cell>
              <table:table-cell office:value-type="float" office:value="14431">
                <text:p>144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2.332">
                <text:p>1802.332</text:p>
              </table:table-cell>
              <table:table-cell office:value-type="float" office:value="17696">
                <text:p>17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38.864">
                <text:p>1638.864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1.373">
                <text:p>1521.373</text:p>
              </table:table-cell>
              <table:table-cell office:value-type="float" office:value="14925">
                <text:p>149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44.363">
                <text:p>1644.363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18.88">
                <text:p>1618.88</text:p>
              </table:table-cell>
              <table:table-cell office:value-type="float" office:value="15818">
                <text:p>158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2.533">
                <text:p>1662.533</text:p>
              </table:table-cell>
              <table:table-cell office:value-type="float" office:value="16299">
                <text:p>16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6.627">
                <text:p>1516.627</text:p>
              </table:table-cell>
              <table:table-cell office:value-type="float" office:value="14885">
                <text:p>14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8.941">
                <text:p>178.941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1.932">
                <text:p>1821.932</text:p>
              </table:table-cell>
              <table:table-cell office:value-type="float" office:value="18093">
                <text:p>18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1.605">
                <text:p>491.605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79.261">
                <text:p>2979.261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9.852">
                <text:p>159.85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2.539">
                <text:p>3082.539</text:p>
              </table:table-cell>
              <table:table-cell office:value-type="float" office:value="30336">
                <text:p>303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99.969">
                <text:p>2799.969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03.925">
                <text:p>2803.925</text:p>
              </table:table-cell>
              <table:table-cell office:value-type="float" office:value="27583">
                <text:p>27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7.015">
                <text:p>1177.015</text:p>
              </table:table-cell>
              <table:table-cell office:value-type="float" office:value="11604">
                <text:p>11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34.937">
                <text:p>3234.937</text:p>
              </table:table-cell>
              <table:table-cell office:value-type="float" office:value="31804">
                <text:p>31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.551">
                <text:p>146.5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16.161">
                <text:p>3616.161</text:p>
              </table:table-cell>
              <table:table-cell office:value-type="float" office:value="35584">
                <text:p>35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27.324">
                <text:p>1627.324</text:p>
              </table:table-cell>
              <table:table-cell office:value-type="float" office:value="16058">
                <text:p>160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98.369">
                <text:p>3198.369</text:p>
              </table:table-cell>
              <table:table-cell office:value-type="float" office:value="31674">
                <text:p>316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9.676">
                <text:p>669.676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0.693">
                <text:p>1030.693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4.523">
                <text:p>3694.523</text:p>
              </table:table-cell>
              <table:table-cell office:value-type="float" office:value="36427">
                <text:p>36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4.341">
                <text:p>1464.341</text:p>
              </table:table-cell>
              <table:table-cell office:value-type="float" office:value="14506">
                <text:p>14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9.995">
                <text:p>3479.995</text:p>
              </table:table-cell>
              <table:table-cell office:value-type="float" office:value="34224">
                <text:p>34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32.988">
                <text:p>2132.988</text:p>
              </table:table-cell>
              <table:table-cell office:value-type="float" office:value="21039">
                <text:p>21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9.655">
                <text:p>2509.655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33.135">
                <text:p>2733.135</text:p>
              </table:table-cell>
              <table:table-cell office:value-type="float" office:value="27033">
                <text:p>270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6.834">
                <text:p>3496.834</text:p>
              </table:table-cell>
              <table:table-cell office:value-type="float" office:value="34254">
                <text:p>34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91.492">
                <text:p>2391.492</text:p>
              </table:table-cell>
              <table:table-cell office:value-type="float" office:value="23472">
                <text:p>23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7.37">
                <text:p>177.37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94.656">
                <text:p>2594.656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9.828">
                <text:p>2719.828</text:p>
              </table:table-cell>
              <table:table-cell office:value-type="float" office:value="26656">
                <text:p>26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62.36">
                <text:p>3262.36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99.977">
                <text:p>3599.977</text:p>
              </table:table-cell>
              <table:table-cell office:value-type="float" office:value="35196">
                <text:p>35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82.713">
                <text:p>1982.713</text:p>
              </table:table-cell>
              <table:table-cell office:value-type="float" office:value="19393">
                <text:p>193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4.826">
                <text:p>1474.826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96.414">
                <text:p>2596.414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36.014">
                <text:p>2636.014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8.359">
                <text:p>1608.359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7.39">
                <text:p>697.39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84.352">
                <text:p>2084.35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8.112">
                <text:p>2158.112</text:p>
              </table:table-cell>
              <table:table-cell office:value-type="float" office:value="21126">
                <text:p>21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0.452">
                <text:p>1020.452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6.58">
                <text:p>936.58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3.626">
                <text:p>533.626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04.287">
                <text:p>1104.287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0.616">
                <text:p>1900.616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0.345">
                <text:p>1610.345</text:p>
              </table:table-cell>
              <table:table-cell office:value-type="float" office:value="15331">
                <text:p>153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5.74">
                <text:p>1485.74</text:p>
              </table:table-cell>
              <table:table-cell office:value-type="float" office:value="14127">
                <text:p>14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4.327">
                <text:p>994.327</text:p>
              </table:table-cell>
              <table:table-cell office:value-type="float" office:value="9447">
                <text:p>9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2.946">
                <text:p>132.94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2.785">
                <text:p>1012.785</text:p>
              </table:table-cell>
              <table:table-cell office:value-type="float" office:value="9627">
                <text:p>96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9.679">
                <text:p>589.679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81.43">
                <text:p>2581.43</text:p>
              </table:table-cell>
              <table:table-cell office:value-type="float" office:value="24625">
                <text:p>24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9.019">
                <text:p>2409.019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05.137">
                <text:p>1105.137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4.326">
                <text:p>1114.326</text:p>
              </table:table-cell>
              <table:table-cell office:value-type="float" office:value="10693">
                <text:p>106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3.805">
                <text:p>2483.805</text:p>
              </table:table-cell>
              <table:table-cell office:value-type="float" office:value="23934">
                <text:p>23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64.021">
                <text:p>2964.021</text:p>
              </table:table-cell>
              <table:table-cell office:value-type="float" office:value="28532">
                <text:p>28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68.621">
                <text:p>1968.621</text:p>
              </table:table-cell>
              <table:table-cell office:value-type="float" office:value="19017">
                <text:p>190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01.912">
                <text:p>1601.912</text:p>
              </table:table-cell>
              <table:table-cell office:value-type="float" office:value="15403">
                <text:p>154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92.813">
                <text:p>1492.813</text:p>
              </table:table-cell>
              <table:table-cell office:value-type="float" office:value="14392">
                <text:p>143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28.595">
                <text:p>1428.595</text:p>
              </table:table-cell>
              <table:table-cell office:value-type="float" office:value="13802">
                <text:p>13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48.85">
                <text:p>1348.85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.103">
                <text:p>252.10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63.464">
                <text:p>1863.464</text:p>
              </table:table-cell>
              <table:table-cell office:value-type="float" office:value="18225">
                <text:p>18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7.513">
                <text:p>1257.513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0.433">
                <text:p>1800.433</text:p>
              </table:table-cell>
              <table:table-cell office:value-type="float" office:value="17520">
                <text:p>175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6.117">
                <text:p>156.11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8.591">
                <text:p>1078.591</text:p>
              </table:table-cell>
              <table:table-cell office:value-type="float" office:value="10566">
                <text:p>10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09.805">
                <text:p>1309.805</text:p>
              </table:table-cell>
              <table:table-cell office:value-type="float" office:value="12802">
                <text:p>128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1.932">
                <text:p>1981.932</text:p>
              </table:table-cell>
              <table:table-cell office:value-type="float" office:value="19344">
                <text:p>193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2.49">
                <text:p>2042.49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6.385">
                <text:p>1326.385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88.633">
                <text:p>2888.633</text:p>
              </table:table-cell>
              <table:table-cell office:value-type="float" office:value="28317">
                <text:p>283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3.339">
                <text:p>773.339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6.324">
                <text:p>1996.324</text:p>
              </table:table-cell>
              <table:table-cell office:value-type="float" office:value="19521">
                <text:p>19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7.031">
                <text:p>997.031</text:p>
              </table:table-cell>
              <table:table-cell office:value-type="float" office:value="9749">
                <text:p>9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6.281">
                <text:p>2156.281</text:p>
              </table:table-cell>
              <table:table-cell office:value-type="float" office:value="21049">
                <text:p>21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75.25">
                <text:p>2075.25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2.977">
                <text:p>1552.977</text:p>
              </table:table-cell>
              <table:table-cell office:value-type="float" office:value="15262">
                <text:p>152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4.257">
                <text:p>1484.257</text:p>
              </table:table-cell>
              <table:table-cell office:value-type="float" office:value="14579">
                <text:p>145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16.348">
                <text:p>1716.348</text:p>
              </table:table-cell>
              <table:table-cell office:value-type="float" office:value="16848">
                <text:p>168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7.602">
                <text:p>1617.602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5.427">
                <text:p>1935.427</text:p>
              </table:table-cell>
              <table:table-cell office:value-type="float" office:value="19045">
                <text:p>190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3.875">
                <text:p>1193.875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53.737">
                <text:p>1453.737</text:p>
              </table:table-cell>
              <table:table-cell office:value-type="float" office:value="14242">
                <text:p>142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0.112">
                <text:p>910.112</text:p>
              </table:table-cell>
              <table:table-cell office:value-type="float" office:value="9063">
                <text:p>9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5cm" chart:style-name="ch2">
          <text:p>EDTM Rate vs SHMS Rate 12181-12191 (no cut)</text:p>
        </chart:title>
        <chart:legend chart:legend-position="end" svg:x="13.763cm" svg:y="4.227cm" style:legend-expansion="high" chart:style-name="ch3"/>
        <chart:plot-area chart:style-name="ch4" table:cell-range-address="edtm_check.N39:edtm_check.N46 edtm_check.Y39:edtm_check.Y46" svg:x="1.279cm" svg:y="1.248cm" svg:width="12.164cm" svg:height="6.643cm">
          <chartooo:coordinate-region svg:x="1.715cm" svg:y="1.421cm" svg:width="11.263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39:edtm_check.Y46" chart:class="chart:scatter">
            <chart:domain table:cell-range-address="edtm_check.N39:edtm_check.N4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138">
                <text:p>97.138</text:p>
                <draw:g>
                  <svg:desc>edtm_check.N39:edtm_check.N46</svg:desc>
                </draw:g>
              </table:table-cell>
              <table:table-cell office:value-type="float" office:value="5.88978503791559">
                <text:p>5.88978503791559</text:p>
                <draw:g>
                  <svg:desc>edtm_check.Y39:edtm_check.Y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317">
                <text:p>77.317</text:p>
              </table:table-cell>
              <table:table-cell office:value-type="float" office:value="11.1845869293431">
                <text:p>11.184586929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456">
                <text:p>56.456</text:p>
              </table:table-cell>
              <table:table-cell office:value-type="float" office:value="11.3200649709417">
                <text:p>11.3200649709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327">
                <text:p>35.327</text:p>
              </table:table-cell>
              <table:table-cell office:value-type="float" office:value="11.1633026243597">
                <text:p>11.1633026243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26">
                <text:p>25.426</text:p>
              </table:table-cell>
              <table:table-cell office:value-type="float" office:value="10.7242121372321">
                <text:p>10.7242121372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2">
                <text:p>14.12</text:p>
              </table:table-cell>
              <table:table-cell office:value-type="float" office:value="7.29922181303678">
                <text:p>7.29922181303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97994993415511">
                <text:p>9.97994993415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493">
                <text:p>75.493</text:p>
              </table:table-cell>
              <table:table-cell office:value-type="float" office:value="11.4015385651075">
                <text:p>11.40153856510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5cm" chart:style-name="ch2">
          <text:p>EDTM Rate vs HMS Rate 12181-12191 (no cut)</text:p>
        </chart:title>
        <chart:legend chart:legend-position="end" svg:x="13.763cm" svg:y="4.227cm" style:legend-expansion="high" chart:style-name="ch3"/>
        <chart:plot-area chart:style-name="ch4" table:cell-range-address="edtm_check.M39:edtm_check.M46 edtm_check.Y39:edtm_check.Y46" svg:x="1.279cm" svg:y="1.248cm" svg:width="12.164cm" svg:height="6.643cm">
          <chartooo:coordinate-region svg:x="1.715cm" svg:y="1.421cm" svg:width="11.356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39:edtm_check.Y46" chart:class="chart:scatter">
            <chart:domain table:cell-range-address="edtm_check.M39:edtm_check.M4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2">
                <text:p>12.72</text:p>
                <draw:g>
                  <svg:desc>edtm_check.M39:edtm_check.M46</svg:desc>
                </draw:g>
              </table:table-cell>
              <table:table-cell office:value-type="float" office:value="5.88978503791559">
                <text:p>5.88978503791559</text:p>
                <draw:g>
                  <svg:desc>edtm_check.Y39:edtm_check.Y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16">
                <text:p>10.116</text:p>
              </table:table-cell>
              <table:table-cell office:value-type="float" office:value="11.1845869293431">
                <text:p>11.184586929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06">
                <text:p>7.406</text:p>
              </table:table-cell>
              <table:table-cell office:value-type="float" office:value="11.3200649709417">
                <text:p>11.3200649709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21">
                <text:p>4.621</text:p>
              </table:table-cell>
              <table:table-cell office:value-type="float" office:value="11.1633026243597">
                <text:p>11.1633026243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19">
                <text:p>3.319</text:p>
              </table:table-cell>
              <table:table-cell office:value-type="float" office:value="10.7242121372321">
                <text:p>10.7242121372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45">
                <text:p>1.845</text:p>
              </table:table-cell>
              <table:table-cell office:value-type="float" office:value="7.29922181303678">
                <text:p>7.29922181303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97994993415511">
                <text:p>9.97994993415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57">
                <text:p>9.957</text:p>
              </table:table-cell>
              <table:table-cell office:value-type="float" office:value="11.4015385651075">
                <text:p>11.40153856510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5cm" chart:style-name="ch2">
          <text:p>HMS Rate vs Current 12181-12191 (no cut)</text:p>
        </chart:title>
        <chart:legend chart:legend-position="end" svg:x="13.684cm" svg:y="4.227cm" style:legend-expansion="high" chart:style-name="ch3"/>
        <chart:plot-area chart:style-name="ch4" table:cell-range-address="edtm_check.I39:edtm_check.I46 edtm_check.M39:edtm_check.M46" svg:x="1.279cm" svg:y="1.248cm" svg:width="12.085cm" svg:height="6.643cm">
          <chartooo:coordinate-region svg:x="1.715cm" svg:y="1.421cm" svg:width="11.277cm" svg:height="5.876cm"/>
          <chart:axis chart:dimension="x" chart:name="primary-x" chart:style-name="ch5">
            <chart:title svg:x="6.37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79cm" chart:style-name="ch8">
              <text:p>HMS Rate (kHz)</text:p>
            </chart:title>
            <chart:grid chart:style-name="ch7" chart:class="major"/>
          </chart:axis>
          <chart:series chart:style-name="ch9" chart:values-cell-range-address="edtm_check.M39:edtm_check.M46" chart:class="chart:scatter">
            <chart:domain table:cell-range-address="edtm_check.I39:edtm_check.I4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481">
                <text:p>64.481</text:p>
                <draw:g>
                  <svg:desc>edtm_check.I39:edtm_check.I46</svg:desc>
                </draw:g>
              </table:table-cell>
              <table:table-cell office:value-type="float" office:value="12.72">
                <text:p>12.72</text:p>
                <draw:g>
                  <svg:desc>edtm_check.M39:edtm_check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749">
                <text:p>47.749</text:p>
              </table:table-cell>
              <table:table-cell office:value-type="float" office:value="10.116">
                <text:p>1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731">
                <text:p>38.731</text:p>
              </table:table-cell>
              <table:table-cell office:value-type="float" office:value="7.406">
                <text:p>7.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01">
                <text:p>24.201</text:p>
              </table:table-cell>
              <table:table-cell office:value-type="float" office:value="4.621">
                <text:p>4.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356">
                <text:p>17.356</text:p>
              </table:table-cell>
              <table:table-cell office:value-type="float" office:value="3.319">
                <text:p>3.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54">
                <text:p>9.554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08">
                <text:p>4.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63">
                <text:p>25.863</text:p>
              </table:table-cell>
              <table:table-cell office:value-type="float" office:value="9.957">
                <text:p>9.9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5cm" chart:style-name="ch2">
          <text:p>SHMS Rate vs Current 12181-12191 (no cut)</text:p>
        </chart:title>
        <chart:legend chart:legend-position="end" svg:x="13.737cm" svg:y="4.227cm" style:legend-expansion="high" chart:style-name="ch3"/>
        <chart:plot-area chart:style-name="ch4" table:cell-range-address="edtm_check.I39:edtm_check.I46 edtm_check.N39:edtm_check.N46" svg:x="1.279cm" svg:y="1.248cm" svg:width="12.138cm" svg:height="6.643cm">
          <chartooo:coordinate-region svg:x="1.9cm" svg:y="1.421cm" svg:width="11.144cm" svg:height="5.876cm"/>
          <chart:axis chart:dimension="x" chart:name="primary-x" chart:style-name="ch5">
            <chart:title svg:x="6.404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96cm" chart:style-name="ch8">
              <text:p>SHMS Rate (kHz)</text:p>
            </chart:title>
            <chart:grid chart:style-name="ch7" chart:class="major"/>
          </chart:axis>
          <chart:series chart:style-name="ch9" chart:values-cell-range-address="edtm_check.N39:edtm_check.N46" chart:class="chart:scatter">
            <chart:domain table:cell-range-address="edtm_check.I39:edtm_check.I4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481">
                <text:p>64.481</text:p>
                <draw:g>
                  <svg:desc>edtm_check.I39:edtm_check.I46</svg:desc>
                </draw:g>
              </table:table-cell>
              <table:table-cell office:value-type="float" office:value="97.138">
                <text:p>97.138</text:p>
                <draw:g>
                  <svg:desc>edtm_check.N39:edtm_check.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749">
                <text:p>47.749</text:p>
              </table:table-cell>
              <table:table-cell office:value-type="float" office:value="77.317">
                <text:p>77.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731">
                <text:p>38.731</text:p>
              </table:table-cell>
              <table:table-cell office:value-type="float" office:value="56.456">
                <text:p>56.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01">
                <text:p>24.201</text:p>
              </table:table-cell>
              <table:table-cell office:value-type="float" office:value="35.327">
                <text:p>35.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356">
                <text:p>17.356</text:p>
              </table:table-cell>
              <table:table-cell office:value-type="float" office:value="25.426">
                <text:p>25.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54">
                <text:p>9.554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08">
                <text:p>4.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63">
                <text:p>25.863</text:p>
              </table:table-cell>
              <table:table-cell office:value-type="float" office:value="75.493">
                <text:p>75.4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5cm" chart:style-name="ch2">
          <text:p>EDTM Rate vs SHMS Rate 12167-12175 (no cut)</text:p>
        </chart:title>
        <chart:legend chart:legend-position="end" svg:x="13.763cm" svg:y="4.227cm" style:legend-expansion="high" chart:style-name="ch3"/>
        <chart:plot-area chart:style-name="ch4" table:cell-range-address="edtm_check.N31:edtm_check.N36 edtm_check.Y31:edtm_check.Y36" svg:x="1.279cm" svg:y="1.248cm" svg:width="12.164cm" svg:height="6.643cm">
          <chartooo:coordinate-region svg:x="1.715cm" svg:y="1.421cm" svg:width="11.263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31:edtm_check.Y36" chart:class="chart:scatter">
            <chart:domain table:cell-range-address="edtm_check.N31:edtm_check.N3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5.877">
                <text:p>785.877</text:p>
                <draw:g>
                  <svg:desc>edtm_check.N31:edtm_check.N36</svg:desc>
                </draw:g>
              </table:table-cell>
              <table:table-cell office:value-type="float" office:value="1.05558849853664">
                <text:p>1.05558849853664</text:p>
                <draw:g>
                  <svg:desc>edtm_check.Y31:edtm_check.Y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.862">
                <text:p>374.862</text:p>
              </table:table-cell>
              <table:table-cell office:value-type="float" office:value="0.918498746332436">
                <text:p>0.918498746332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708">
                <text:p>153.708</text:p>
              </table:table-cell>
              <table:table-cell office:value-type="float" office:value="0.93918913410349">
                <text:p>0.93918913410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945">
                <text:p>273.945</text:p>
              </table:table-cell>
              <table:table-cell office:value-type="float" office:value="0.994107493811021">
                <text:p>0.994107493811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145">
                <text:p>82.145</text:p>
              </table:table-cell>
              <table:table-cell office:value-type="float" office:value="11.4763184492066">
                <text:p>11.4763184492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.067">
                <text:p>274.067</text:p>
              </table:table-cell>
              <table:table-cell office:value-type="float" office:value="11.8691192734514">
                <text:p>11.86911927345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5cm" chart:style-name="ch2">
          <text:p>EDTM Rate vs HMS Rate 12167-12175 (no cut)</text:p>
        </chart:title>
        <chart:legend chart:legend-position="end" svg:x="13.763cm" svg:y="4.227cm" style:legend-expansion="high" chart:style-name="ch3"/>
        <chart:plot-area chart:style-name="ch4" table:cell-range-address="edtm_check.M31:edtm_check.M36 edtm_check.Y31:edtm_check.Y36" svg:x="1.279cm" svg:y="1.248cm" svg:width="12.164cm" svg:height="6.643cm">
          <chartooo:coordinate-region svg:x="1.715cm" svg:y="1.421cm" svg:width="11.263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31:edtm_check.Y36" chart:class="chart:scatter">
            <chart:domain table:cell-range-address="edtm_check.M31:edtm_check.M3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674">
                <text:p>108.674</text:p>
                <draw:g>
                  <svg:desc>edtm_check.M31:edtm_check.M36</svg:desc>
                </draw:g>
              </table:table-cell>
              <table:table-cell office:value-type="float" office:value="1.05558849853664">
                <text:p>1.05558849853664</text:p>
                <draw:g>
                  <svg:desc>edtm_check.Y31:edtm_check.Y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883">
                <text:p>49.883</text:p>
              </table:table-cell>
              <table:table-cell office:value-type="float" office:value="0.918498746332436">
                <text:p>0.918498746332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47">
                <text:p>20.147</text:p>
              </table:table-cell>
              <table:table-cell office:value-type="float" office:value="0.93918913410349">
                <text:p>0.93918913410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131">
                <text:p>36.131</text:p>
              </table:table-cell>
              <table:table-cell office:value-type="float" office:value="0.994107493811021">
                <text:p>0.994107493811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43">
                <text:p>10.743</text:p>
              </table:table-cell>
              <table:table-cell office:value-type="float" office:value="11.4763184492066">
                <text:p>11.4763184492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375">
                <text:p>36.375</text:p>
              </table:table-cell>
              <table:table-cell office:value-type="float" office:value="11.8691192734514">
                <text:p>11.86911927345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5cm" chart:style-name="ch2">
          <text:p>SHMS Rate vs Current 12167-12175 (no cut)</text:p>
        </chart:title>
        <chart:legend chart:legend-position="end" svg:x="13.737cm" svg:y="4.227cm" style:legend-expansion="high" chart:style-name="ch3"/>
        <chart:plot-area chart:style-name="ch4" table:cell-range-address="edtm_check.I31:edtm_check.I36 edtm_check.N31:edtm_check.N36" svg:x="1.279cm" svg:y="1.248cm" svg:width="12.138cm" svg:height="6.643cm">
          <chartooo:coordinate-region svg:x="2.086cm" svg:y="1.421cm" svg:width="11.144cm" svg:height="5.876cm"/>
          <chart:axis chart:dimension="x" chart:name="primary-x" chart:style-name="ch5">
            <chart:title svg:x="6.404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96cm" chart:style-name="ch8">
              <text:p>SHMS Rate (kHz)</text:p>
            </chart:title>
            <chart:grid chart:style-name="ch7" chart:class="major"/>
          </chart:axis>
          <chart:series chart:style-name="ch9" chart:values-cell-range-address="edtm_check.N31:edtm_check.N36" chart:class="chart:scatter">
            <chart:domain table:cell-range-address="edtm_check.I31:edtm_check.I3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078">
                <text:p>52.078</text:p>
                <draw:g>
                  <svg:desc>edtm_check.I31:edtm_check.I36</svg:desc>
                </draw:g>
              </table:table-cell>
              <table:table-cell office:value-type="float" office:value="785.877">
                <text:p>785.877</text:p>
                <draw:g>
                  <svg:desc>edtm_check.N31:edtm_check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66">
                <text:p>23.366</text:p>
              </table:table-cell>
              <table:table-cell office:value-type="float" office:value="374.862">
                <text:p>374.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4">
                <text:p>9.64</text:p>
              </table:table-cell>
              <table:table-cell office:value-type="float" office:value="153.708">
                <text:p>153.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55">
                <text:p>17.455</text:p>
              </table:table-cell>
              <table:table-cell office:value-type="float" office:value="273.945">
                <text:p>273.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13">
                <text:p>4.413</text:p>
              </table:table-cell>
              <table:table-cell office:value-type="float" office:value="82.145">
                <text:p>82.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473">
                <text:p>17.473</text:p>
              </table:table-cell>
              <table:table-cell office:value-type="float" office:value="274.067">
                <text:p>274.0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5cm" chart:style-name="ch2">
          <text:p>HMS Rate vs Current 12167-12175 (no cut)</text:p>
        </chart:title>
        <chart:legend chart:legend-position="end" svg:x="13.684cm" svg:y="4.227cm" style:legend-expansion="high" chart:style-name="ch3"/>
        <chart:plot-area chart:style-name="ch4" table:cell-range-address="edtm_check.I31:edtm_check.I36 edtm_check.M31:edtm_check.M36" svg:x="1.279cm" svg:y="1.248cm" svg:width="12.085cm" svg:height="6.643cm">
          <chartooo:coordinate-region svg:x="1.9cm" svg:y="1.421cm" svg:width="11.091cm" svg:height="5.876cm"/>
          <chart:axis chart:dimension="x" chart:name="primary-x" chart:style-name="ch5">
            <chart:title svg:x="6.37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79cm" chart:style-name="ch8">
              <text:p>HMS Rate (kHz)</text:p>
            </chart:title>
            <chart:grid chart:style-name="ch7" chart:class="major"/>
          </chart:axis>
          <chart:series chart:style-name="ch9" chart:values-cell-range-address="edtm_check.M31:edtm_check.M36" chart:class="chart:scatter">
            <chart:domain table:cell-range-address="edtm_check.I31:edtm_check.I3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078">
                <text:p>52.078</text:p>
                <draw:g>
                  <svg:desc>edtm_check.I31:edtm_check.I36</svg:desc>
                </draw:g>
              </table:table-cell>
              <table:table-cell office:value-type="float" office:value="108.674">
                <text:p>108.674</text:p>
                <draw:g>
                  <svg:desc>edtm_check.M31:edtm_check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66">
                <text:p>23.366</text:p>
              </table:table-cell>
              <table:table-cell office:value-type="float" office:value="49.883">
                <text:p>49.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4">
                <text:p>9.64</text:p>
              </table:table-cell>
              <table:table-cell office:value-type="float" office:value="20.147">
                <text:p>20.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55">
                <text:p>17.455</text:p>
              </table:table-cell>
              <table:table-cell office:value-type="float" office:value="36.131">
                <text:p>36.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13">
                <text:p>4.413</text:p>
              </table:table-cell>
              <table:table-cell office:value-type="float" office:value="10.743">
                <text:p>10.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473">
                <text:p>17.473</text:p>
              </table:table-cell>
              <table:table-cell office:value-type="float" office:value="36.375">
                <text:p>36.3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5cm" chart:style-name="ch2">
          <text:p>EDTM Rate vs SHMS Rate 12192-12199 (no cut)</text:p>
        </chart:title>
        <chart:legend chart:legend-position="end" svg:x="13.763cm" svg:y="4.227cm" style:legend-expansion="high" chart:style-name="ch3"/>
        <chart:plot-area chart:style-name="ch4" table:cell-range-address="edtm_check.N47:edtm_check.N54 edtm_check.Y47:edtm_check.Y54" svg:x="1.279cm" svg:y="1.248cm" svg:width="12.164cm" svg:height="6.643cm">
          <chartooo:coordinate-region svg:x="1.9cm" svg:y="1.421cm" svg:width="11.263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47:edtm_check.Y54" chart:class="chart:scatter">
            <chart:domain table:cell-range-address="edtm_check.N47:edtm_check.N5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5.501">
                <text:p>465.501</text:p>
                <draw:g>
                  <svg:desc>edtm_check.N47:edtm_check.N54</svg:desc>
                </draw:g>
              </table:table-cell>
              <table:table-cell office:value-type="float" office:value="12.1040516591636">
                <text:p>12.1040516591636</text:p>
                <draw:g>
                  <svg:desc>edtm_check.Y47:edtm_check.Y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.02">
                <text:p>391.02</text:p>
              </table:table-cell>
              <table:table-cell office:value-type="float" office:value="12.2732604006995">
                <text:p>12.2732604006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.869">
                <text:p>303.869</text:p>
              </table:table-cell>
              <table:table-cell office:value-type="float" office:value="23.2540113169522">
                <text:p>23.2540113169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278">
                <text:p>191.278</text:p>
              </table:table-cell>
              <table:table-cell office:value-type="float" office:value="23.0436465329971">
                <text:p>23.043646532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.345">
                <text:p>132.345</text:p>
              </table:table-cell>
              <table:table-cell office:value-type="float" office:value="6.06149943548034">
                <text:p>6.06149943548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028">
                <text:p>77.028</text:p>
              </table:table-cell>
              <table:table-cell office:value-type="float" office:value="11.2887379061131">
                <text:p>11.2887379061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1.2886563583045">
                <text:p>11.288656358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.561">
                <text:p>492.561</text:p>
              </table:table-cell>
              <table:table-cell office:value-type="float" office:value="0.925125345661616">
                <text:p>0.9251253456616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5cm" chart:style-name="ch2">
          <text:p>SHMS Rate vs Current 12192-12199 (no cut)</text:p>
        </chart:title>
        <chart:legend chart:legend-position="end" svg:x="13.737cm" svg:y="4.227cm" style:legend-expansion="high" chart:style-name="ch3"/>
        <chart:plot-area chart:style-name="ch4" table:cell-range-address="edtm_check.I47:edtm_check.I54 edtm_check.N47:edtm_check.N54" svg:x="1.279cm" svg:y="1.248cm" svg:width="12.138cm" svg:height="6.643cm">
          <chartooo:coordinate-region svg:x="2.086cm" svg:y="1.422cm" svg:width="11.144cm" svg:height="5.875cm"/>
          <chart:axis chart:dimension="x" chart:name="primary-x" chart:style-name="ch5">
            <chart:title svg:x="6.404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96cm" chart:style-name="ch8">
              <text:p>SHMS Rate (kHz)</text:p>
            </chart:title>
            <chart:grid chart:style-name="ch7" chart:class="major"/>
          </chart:axis>
          <chart:series chart:style-name="ch9" chart:values-cell-range-address="edtm_check.N47:edtm_check.N54" chart:class="chart:scatter">
            <chart:domain table:cell-range-address="edtm_check.I47:edtm_check.I5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935">
                <text:p>59.935</text:p>
                <draw:g>
                  <svg:desc>edtm_check.I47:edtm_check.I54</svg:desc>
                </draw:g>
              </table:table-cell>
              <table:table-cell office:value-type="float" office:value="465.501">
                <text:p>465.501</text:p>
                <draw:g>
                  <svg:desc>edtm_check.N47:edtm_check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46">
                <text:p>49.046</text:p>
              </table:table-cell>
              <table:table-cell office:value-type="float" office:value="391.02">
                <text:p>39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16">
                <text:p>39.016</text:p>
              </table:table-cell>
              <table:table-cell office:value-type="float" office:value="303.869">
                <text:p>303.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537">
                <text:p>23.537</text:p>
              </table:table-cell>
              <table:table-cell office:value-type="float" office:value="191.278">
                <text:p>191.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9">
                <text:p>11.969</text:p>
              </table:table-cell>
              <table:table-cell office:value-type="float" office:value="132.345">
                <text:p>132.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38">
                <text:p>9.238</text:p>
              </table:table-cell>
              <table:table-cell office:value-type="float" office:value="77.028">
                <text:p>77.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38">
                <text:p>4.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924">
                <text:p>60.924</text:p>
              </table:table-cell>
              <table:table-cell office:value-type="float" office:value="492.561">
                <text:p>492.56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EDTM Rat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20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column-mapping="1 0" chart:style-name="ch1">
        <chart:title svg:x="5.495cm" svg:y="0.314cm" chart:style-name="ch2">
          <text:p>EDTM Rate - Production</text:p>
        </chart:title>
        <chart:legend chart:legend-position="end" svg:x="12.856cm" svg:y="3.993cm" style:legend-expansion="high" chart:style-name="ch3"/>
        <chart:plot-area chart:style-name="ch4" table:cell-range-address="edtm_check.U55:edtm_check.V192" svg:x="1.278cm" svg:y="1.246cm" svg:width="11.259cm" svg:height="6.622cm">
          <chartooo:coordinate-region svg:x="2.455cm" svg:y="1.419cm" svg:width="9.71cm" svg:height="5.855cm"/>
          <chart:axis chart:dimension="x" chart:name="primary-x" chart:style-name="ch5">
            <chart:title svg:x="6.043cm" svg:y="8.047cm" chart:style-name="ch6">
              <text:p>Time (sec))</text:p>
            </chart:title>
          </chart:axis>
          <chart:axis chart:dimension="y" chart:name="primary-y" chart:style-name="ch5">
            <chart:title svg:x="0.451cm" svg:y="6.704cm" chart:style-name="ch7">
              <text:p>EDTM Accepted (# of events)</text:p>
            </chart:title>
            <chart:grid chart:style-name="ch8" chart:class="major"/>
          </chart:axis>
          <chart:series chart:style-name="ch9" chart:values-cell-range-address="edtm_check.U55:edtm_check.U192" chart:class="chart:scatter">
            <chart:domain table:cell-range-address="edtm_check.V55:edtm_check.V192"/>
            <chart:regression-curve chart:style-name="ch10">
              <chart:equation chart:display-equation="true" chart:display-r-square="true"/>
            </chart:regression-curve>
            <chart:data-point chart:repeated="1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59.031">
                <text:p>1859.031</text:p>
                <draw:g>
                  <svg:desc>edtm_check.V55:edtm_check.V192</svg:desc>
                </draw:g>
              </table:table-cell>
              <table:table-cell office:value-type="float" office:value="18292">
                <text:p>18292</text:p>
                <draw:g>
                  <svg:desc>edtm_check.U55:edtm_check.U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1.416">
                <text:p>1561.416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7.053">
                <text:p>1667.053</text:p>
              </table:table-cell>
              <table:table-cell office:value-type="float" office:value="16379">
                <text:p>16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9.347">
                <text:p>1489.347</text:p>
              </table:table-cell>
              <table:table-cell office:value-type="float" office:value="14665">
                <text:p>14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92">
                <text:p>15.2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.029">
                <text:p>128.02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1.196">
                <text:p>1051.196</text:p>
              </table:table-cell>
              <table:table-cell office:value-type="float" office:value="10353">
                <text:p>10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5.558">
                <text:p>575.558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0.768">
                <text:p>740.768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.206">
                <text:p>757.206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5.134">
                <text:p>865.134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.986">
                <text:p>640.986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314">
                <text:p>122.31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.151">
                <text:p>271.151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2.96">
                <text:p>722.96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3.634">
                <text:p>963.634</text:p>
              </table:table-cell>
              <table:table-cell office:value-type="float" office:value="9490">
                <text:p>9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.473">
                <text:p>501.473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.815">
                <text:p>159.81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.316">
                <text:p>560.316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9.034">
                <text:p>699.034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8.068">
                <text:p>1318.068</text:p>
              </table:table-cell>
              <table:table-cell office:value-type="float" office:value="13108">
                <text:p>13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.506">
                <text:p>551.506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8.043">
                <text:p>778.043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.753">
                <text:p>127.75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6.528">
                <text:p>576.528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8.367">
                <text:p>1008.367</text:p>
              </table:table-cell>
              <table:table-cell office:value-type="float" office:value="9921">
                <text:p>9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5.734">
                <text:p>665.73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.968">
                <text:p>736.968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8.818">
                <text:p>858.818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4.35">
                <text:p>2734.35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.826">
                <text:p>293.826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3.616">
                <text:p>1473.616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.341">
                <text:p>147.34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2.411">
                <text:p>1462.411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10.678">
                <text:p>1510.678</text:p>
              </table:table-cell>
              <table:table-cell office:value-type="float" office:value="14789">
                <text:p>14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1.127">
                <text:p>1461.127</text:p>
              </table:table-cell>
              <table:table-cell office:value-type="float" office:value="14292">
                <text:p>14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2.596">
                <text:p>1622.596</text:p>
              </table:table-cell>
              <table:table-cell office:value-type="float" office:value="15890">
                <text:p>158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6.192">
                <text:p>1466.192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.309">
                <text:p>1849.309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.561">
                <text:p>104.56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2.42">
                <text:p>1332.42</text:p>
              </table:table-cell>
              <table:table-cell office:value-type="float" office:value="13088">
                <text:p>13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6.226">
                <text:p>1476.226</text:p>
              </table:table-cell>
              <table:table-cell office:value-type="float" office:value="14431">
                <text:p>144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2.332">
                <text:p>1802.332</text:p>
              </table:table-cell>
              <table:table-cell office:value-type="float" office:value="17696">
                <text:p>17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38.864">
                <text:p>1638.864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21.373">
                <text:p>1521.373</text:p>
              </table:table-cell>
              <table:table-cell office:value-type="float" office:value="14925">
                <text:p>14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4.363">
                <text:p>1644.363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18.88">
                <text:p>1618.88</text:p>
              </table:table-cell>
              <table:table-cell office:value-type="float" office:value="15818">
                <text:p>15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2.533">
                <text:p>1662.533</text:p>
              </table:table-cell>
              <table:table-cell office:value-type="float" office:value="16299">
                <text:p>16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6.627">
                <text:p>1516.627</text:p>
              </table:table-cell>
              <table:table-cell office:value-type="float" office:value="14885">
                <text:p>148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.941">
                <text:p>178.941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1.932">
                <text:p>1821.932</text:p>
              </table:table-cell>
              <table:table-cell office:value-type="float" office:value="18093">
                <text:p>180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.605">
                <text:p>491.605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79.261">
                <text:p>2979.261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.852">
                <text:p>159.85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82.539">
                <text:p>3082.539</text:p>
              </table:table-cell>
              <table:table-cell office:value-type="float" office:value="30336">
                <text:p>30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99.969">
                <text:p>2799.969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03.925">
                <text:p>2803.925</text:p>
              </table:table-cell>
              <table:table-cell office:value-type="float" office:value="27583">
                <text:p>27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7.015">
                <text:p>1177.015</text:p>
              </table:table-cell>
              <table:table-cell office:value-type="float" office:value="11604">
                <text:p>11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34.937">
                <text:p>3234.937</text:p>
              </table:table-cell>
              <table:table-cell office:value-type="float" office:value="31804">
                <text:p>31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.551">
                <text:p>146.5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16.161">
                <text:p>3616.161</text:p>
              </table:table-cell>
              <table:table-cell office:value-type="float" office:value="35584">
                <text:p>35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7.324">
                <text:p>1627.324</text:p>
              </table:table-cell>
              <table:table-cell office:value-type="float" office:value="16058">
                <text:p>16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98.369">
                <text:p>3198.369</text:p>
              </table:table-cell>
              <table:table-cell office:value-type="float" office:value="31674">
                <text:p>31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9.676">
                <text:p>669.676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0.693">
                <text:p>1030.693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4.523">
                <text:p>3694.523</text:p>
              </table:table-cell>
              <table:table-cell office:value-type="float" office:value="36427">
                <text:p>36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4.341">
                <text:p>1464.341</text:p>
              </table:table-cell>
              <table:table-cell office:value-type="float" office:value="14506">
                <text:p>14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79.995">
                <text:p>3479.995</text:p>
              </table:table-cell>
              <table:table-cell office:value-type="float" office:value="34224">
                <text:p>34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32.988">
                <text:p>2132.988</text:p>
              </table:table-cell>
              <table:table-cell office:value-type="float" office:value="21039">
                <text:p>21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9.655">
                <text:p>2509.655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3.135">
                <text:p>2733.135</text:p>
              </table:table-cell>
              <table:table-cell office:value-type="float" office:value="27033">
                <text:p>27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6.834">
                <text:p>3496.834</text:p>
              </table:table-cell>
              <table:table-cell office:value-type="float" office:value="34254">
                <text:p>34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91.492">
                <text:p>2391.492</text:p>
              </table:table-cell>
              <table:table-cell office:value-type="float" office:value="23472">
                <text:p>23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.37">
                <text:p>177.37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94.656">
                <text:p>2594.656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19.828">
                <text:p>2719.828</text:p>
              </table:table-cell>
              <table:table-cell office:value-type="float" office:value="26656">
                <text:p>26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62.36">
                <text:p>3262.36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9.977">
                <text:p>3599.977</text:p>
              </table:table-cell>
              <table:table-cell office:value-type="float" office:value="35196">
                <text:p>35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2.713">
                <text:p>1982.713</text:p>
              </table:table-cell>
              <table:table-cell office:value-type="float" office:value="19393">
                <text:p>19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4.826">
                <text:p>1474.826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6.414">
                <text:p>2596.414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36.014">
                <text:p>2636.014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8.359">
                <text:p>1608.359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7.39">
                <text:p>697.39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84.352">
                <text:p>2084.35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58.112">
                <text:p>2158.112</text:p>
              </table:table-cell>
              <table:table-cell office:value-type="float" office:value="21126">
                <text:p>21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.452">
                <text:p>1020.452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6.58">
                <text:p>936.58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3.626">
                <text:p>533.626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4.287">
                <text:p>1104.287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00.616">
                <text:p>1900.616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0.345">
                <text:p>1610.345</text:p>
              </table:table-cell>
              <table:table-cell office:value-type="float" office:value="15331">
                <text:p>15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5.74">
                <text:p>1485.74</text:p>
              </table:table-cell>
              <table:table-cell office:value-type="float" office:value="14127">
                <text:p>14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4.327">
                <text:p>994.327</text:p>
              </table:table-cell>
              <table:table-cell office:value-type="float" office:value="9447">
                <text:p>94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.946">
                <text:p>132.94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2.785">
                <text:p>1012.785</text:p>
              </table:table-cell>
              <table:table-cell office:value-type="float" office:value="9627">
                <text:p>9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9.679">
                <text:p>589.679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81.43">
                <text:p>2581.43</text:p>
              </table:table-cell>
              <table:table-cell office:value-type="float" office:value="24625">
                <text:p>24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9.019">
                <text:p>2409.019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5.137">
                <text:p>1105.137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4.326">
                <text:p>1114.326</text:p>
              </table:table-cell>
              <table:table-cell office:value-type="float" office:value="10693">
                <text:p>106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83.805">
                <text:p>2483.805</text:p>
              </table:table-cell>
              <table:table-cell office:value-type="float" office:value="23934">
                <text:p>239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64.021">
                <text:p>2964.021</text:p>
              </table:table-cell>
              <table:table-cell office:value-type="float" office:value="28532">
                <text:p>285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8.621">
                <text:p>1968.621</text:p>
              </table:table-cell>
              <table:table-cell office:value-type="float" office:value="19017">
                <text:p>19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1.912">
                <text:p>1601.912</text:p>
              </table:table-cell>
              <table:table-cell office:value-type="float" office:value="15403">
                <text:p>154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2.813">
                <text:p>1492.813</text:p>
              </table:table-cell>
              <table:table-cell office:value-type="float" office:value="14392">
                <text:p>14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8.595">
                <text:p>1428.595</text:p>
              </table:table-cell>
              <table:table-cell office:value-type="float" office:value="13802">
                <text:p>138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8.85">
                <text:p>1348.85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.103">
                <text:p>252.10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63.464">
                <text:p>1863.464</text:p>
              </table:table-cell>
              <table:table-cell office:value-type="float" office:value="18225">
                <text:p>18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7.513">
                <text:p>1257.513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0.433">
                <text:p>1800.433</text:p>
              </table:table-cell>
              <table:table-cell office:value-type="float" office:value="17520">
                <text:p>175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.117">
                <text:p>156.11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8.591">
                <text:p>1078.591</text:p>
              </table:table-cell>
              <table:table-cell office:value-type="float" office:value="10566">
                <text:p>10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9.805">
                <text:p>1309.805</text:p>
              </table:table-cell>
              <table:table-cell office:value-type="float" office:value="12802">
                <text:p>12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81.932">
                <text:p>1981.932</text:p>
              </table:table-cell>
              <table:table-cell office:value-type="float" office:value="19344">
                <text:p>19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2.49">
                <text:p>2042.49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6.385">
                <text:p>1326.385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88.633">
                <text:p>2888.633</text:p>
              </table:table-cell>
              <table:table-cell office:value-type="float" office:value="28317">
                <text:p>283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3.339">
                <text:p>773.339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6.324">
                <text:p>1996.324</text:p>
              </table:table-cell>
              <table:table-cell office:value-type="float" office:value="19521">
                <text:p>195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7.031">
                <text:p>997.031</text:p>
              </table:table-cell>
              <table:table-cell office:value-type="float" office:value="9749">
                <text:p>97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56.281">
                <text:p>2156.281</text:p>
              </table:table-cell>
              <table:table-cell office:value-type="float" office:value="21049">
                <text:p>21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75.25">
                <text:p>2075.25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2.977">
                <text:p>1552.977</text:p>
              </table:table-cell>
              <table:table-cell office:value-type="float" office:value="15262">
                <text:p>15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4.257">
                <text:p>1484.257</text:p>
              </table:table-cell>
              <table:table-cell office:value-type="float" office:value="14579">
                <text:p>145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6.348">
                <text:p>1716.348</text:p>
              </table:table-cell>
              <table:table-cell office:value-type="float" office:value="16848">
                <text:p>168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17.602">
                <text:p>1617.602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35.427">
                <text:p>1935.427</text:p>
              </table:table-cell>
              <table:table-cell office:value-type="float" office:value="19045">
                <text:p>19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3.875">
                <text:p>1193.875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3.737">
                <text:p>1453.737</text:p>
              </table:table-cell>
              <table:table-cell office:value-type="float" office:value="14242">
                <text:p>142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0.112">
                <text:p>910.112</text:p>
              </table:table-cell>
              <table:table-cell office:value-type="float" office:value="9063">
                <text:p>9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5cm" chart:style-name="ch2">
          <text:p>HMS Rate vs Current 12192-12199 (no cut)</text:p>
        </chart:title>
        <chart:legend chart:legend-position="end" svg:x="13.684cm" svg:y="4.227cm" style:legend-expansion="high" chart:style-name="ch3"/>
        <chart:plot-area chart:style-name="ch4" table:cell-range-address="edtm_check.I47:edtm_check.I54 edtm_check.M47:edtm_check.M54" svg:x="1.279cm" svg:y="1.248cm" svg:width="12.085cm" svg:height="6.643cm">
          <chartooo:coordinate-region svg:x="1.9cm" svg:y="1.422cm" svg:width="11.277cm" svg:height="5.875cm"/>
          <chart:axis chart:dimension="x" chart:name="primary-x" chart:style-name="ch5">
            <chart:title svg:x="6.37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79cm" chart:style-name="ch8">
              <text:p>HMS Rate (kHz)</text:p>
            </chart:title>
            <chart:grid chart:style-name="ch7" chart:class="major"/>
          </chart:axis>
          <chart:series chart:style-name="ch9" chart:values-cell-range-address="edtm_check.M47:edtm_check.M54" chart:class="chart:scatter">
            <chart:domain table:cell-range-address="edtm_check.I47:edtm_check.I5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935">
                <text:p>59.935</text:p>
                <draw:g>
                  <svg:desc>edtm_check.I47:edtm_check.I54</svg:desc>
                </draw:g>
              </table:table-cell>
              <table:table-cell office:value-type="float" office:value="61.316">
                <text:p>61.316</text:p>
                <draw:g>
                  <svg:desc>edtm_check.M47:edtm_check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46">
                <text:p>49.046</text:p>
              </table:table-cell>
              <table:table-cell office:value-type="float" office:value="51.042">
                <text:p>51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16">
                <text:p>39.016</text:p>
              </table:table-cell>
              <table:table-cell office:value-type="float" office:value="39.488">
                <text:p>39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537">
                <text:p>23.537</text:p>
              </table:table-cell>
              <table:table-cell office:value-type="float" office:value="24.839">
                <text:p>24.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9">
                <text:p>11.969</text:p>
              </table:table-cell>
              <table:table-cell office:value-type="float" office:value="16.866">
                <text:p>16.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38">
                <text:p>9.238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38">
                <text:p>4.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924">
                <text:p>60.924</text:p>
              </table:table-cell>
              <table:table-cell office:value-type="float" office:value="64.217">
                <text:p>64.21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5cm" chart:style-name="ch2">
          <text:p>EDTM Rate vs HMS Rate 12192-12199 (no cut)</text:p>
        </chart:title>
        <chart:legend chart:legend-position="end" svg:x="13.763cm" svg:y="4.227cm" style:legend-expansion="high" chart:style-name="ch3"/>
        <chart:plot-area chart:style-name="ch4" table:cell-range-address="edtm_check.M47:edtm_check.M54 edtm_check.Y47:edtm_check.Y54" svg:x="1.279cm" svg:y="1.248cm" svg:width="12.164cm" svg:height="6.643cm">
          <chartooo:coordinate-region svg:x="1.9cm" svg:y="1.421cm" svg:width="11.356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47:edtm_check.Y54" chart:class="chart:scatter">
            <chart:domain table:cell-range-address="edtm_check.M47:edtm_check.M5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316">
                <text:p>61.316</text:p>
                <draw:g>
                  <svg:desc>edtm_check.M47:edtm_check.M54</svg:desc>
                </draw:g>
              </table:table-cell>
              <table:table-cell office:value-type="float" office:value="12.1040516591636">
                <text:p>12.1040516591636</text:p>
                <draw:g>
                  <svg:desc>edtm_check.Y47:edtm_check.Y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042">
                <text:p>51.042</text:p>
              </table:table-cell>
              <table:table-cell office:value-type="float" office:value="12.2732604006995">
                <text:p>12.2732604006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488">
                <text:p>39.488</text:p>
              </table:table-cell>
              <table:table-cell office:value-type="float" office:value="23.2540113169522">
                <text:p>23.2540113169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839">
                <text:p>24.839</text:p>
              </table:table-cell>
              <table:table-cell office:value-type="float" office:value="23.0436465329971">
                <text:p>23.043646532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866">
                <text:p>16.866</text:p>
              </table:table-cell>
              <table:table-cell office:value-type="float" office:value="6.06149943548034">
                <text:p>6.06149943548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8">
                <text:p>9.78</text:p>
              </table:table-cell>
              <table:table-cell office:value-type="float" office:value="11.2887379061131">
                <text:p>11.2887379061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1.2886563583045">
                <text:p>11.288656358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217">
                <text:p>64.217</text:p>
              </table:table-cell>
              <table:table-cell office:value-type="float" office:value="0.925125345661616">
                <text:p>0.9251253456616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5cm" chart:style-name="ch2">
          <text:p>EDTM Rate vs HMS Rate 12126-12142 (no cut)</text:p>
        </chart:title>
        <chart:legend chart:legend-position="end" svg:x="13.763cm" svg:y="4.227cm" style:legend-expansion="high" chart:style-name="ch3"/>
        <chart:plot-area chart:style-name="ch4" table:cell-range-address="edtm_check.M2:edtm_check.M13 edtm_check.Y2:edtm_check.Y13" svg:x="1.279cm" svg:y="1.248cm" svg:width="12.164cm" svg:height="6.643cm">
          <chartooo:coordinate-region svg:x="2.191cm" svg:y="1.421cm" svg:width="11.065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2:edtm_check.Y13" chart:class="chart:scatter">
            <chart:domain table:cell-range-address="edtm_check.M2:edtm_check.M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092">
                <text:p>82.092</text:p>
                <draw:g>
                  <svg:desc>edtm_check.M2:edtm_check.M13</svg:desc>
                </draw:g>
              </table:table-cell>
              <table:table-cell office:value-type="float" office:value="11.995371824102">
                <text:p>11.995371824102</text:p>
                <draw:g>
                  <svg:desc>edtm_check.Y2:edtm_check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976">
                <text:p>64.976</text:p>
              </table:table-cell>
              <table:table-cell office:value-type="float" office:value="11.698529580287">
                <text:p>11.698529580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026">
                <text:p>47.026</text:p>
              </table:table-cell>
              <table:table-cell office:value-type="float" office:value="12.4035330878433">
                <text:p>12.4035330878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64">
                <text:p>29.64</text:p>
              </table:table-cell>
              <table:table-cell office:value-type="float" office:value="11.2127215362963">
                <text:p>11.212721536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28">
                <text:p>14.428</text:p>
              </table:table-cell>
              <table:table-cell office:value-type="float" office:value="10.841355659603">
                <text:p>10.841355659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383">
                <text:p>21.383</text:p>
              </table:table-cell>
              <table:table-cell office:value-type="float" office:value="10.765068921454">
                <text:p>10.765068921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42">
                <text:p>9.742</text:p>
              </table:table-cell>
              <table:table-cell office:value-type="float" office:value="10.7681179709739">
                <text:p>10.768117970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11">
                <text:p>6.211</text:p>
              </table:table-cell>
              <table:table-cell office:value-type="float" office:value="11.0463461339406">
                <text:p>11.0463461339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.8222004537174">
                <text:p>10.8222004537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35">
                <text:p>14.335</text:p>
              </table:table-cell>
              <table:table-cell office:value-type="float" office:value="10.6372601251319">
                <text:p>10.6372601251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49">
                <text:p>79.49</text:p>
              </table:table-cell>
              <table:table-cell office:value-type="float" office:value="11.3138074179961">
                <text:p>11.3138074179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6">
                <text:p>81.6</text:p>
              </table:table-cell>
              <table:table-cell office:value-type="float" office:value="11.7113575004587">
                <text:p>11.71135750045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5cm" chart:style-name="ch2">
          <text:p>EDTM Rate vs SHMS Rate 12126-12142 (no cut)</text:p>
        </chart:title>
        <chart:legend chart:legend-position="end" svg:x="13.763cm" svg:y="4.227cm" style:legend-expansion="high" chart:style-name="ch3"/>
        <chart:plot-area chart:style-name="ch4" table:cell-range-address="edtm_check.N2:edtm_check.N13 edtm_check.Y2:edtm_check.Y13" svg:x="1.279cm" svg:y="1.248cm" svg:width="12.164cm" svg:height="6.643cm">
          <chartooo:coordinate-region svg:x="2.191cm" svg:y="1.421cm" svg:width="10.88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2:edtm_check.Y13" chart:class="chart:scatter">
            <chart:domain table:cell-range-address="edtm_check.N2:edtm_check.N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.459">
                <text:p>1094.459</text:p>
                <draw:g>
                  <svg:desc>edtm_check.N2:edtm_check.N13</svg:desc>
                </draw:g>
              </table:table-cell>
              <table:table-cell office:value-type="float" office:value="11.995371824102">
                <text:p>11.995371824102</text:p>
                <draw:g>
                  <svg:desc>edtm_check.Y2:edtm_check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3.492">
                <text:p>883.492</text:p>
              </table:table-cell>
              <table:table-cell office:value-type="float" office:value="11.698529580287">
                <text:p>11.698529580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.633">
                <text:p>651.633</text:p>
              </table:table-cell>
              <table:table-cell office:value-type="float" office:value="12.4035330878433">
                <text:p>12.4035330878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1.044">
                <text:p>421.044</text:p>
              </table:table-cell>
              <table:table-cell office:value-type="float" office:value="11.2127215362963">
                <text:p>11.212721536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685">
                <text:p>206.685</text:p>
              </table:table-cell>
              <table:table-cell office:value-type="float" office:value="10.841355659603">
                <text:p>10.841355659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.936">
                <text:p>305.936</text:p>
              </table:table-cell>
              <table:table-cell office:value-type="float" office:value="10.765068921454">
                <text:p>10.765068921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.953">
                <text:p>138.953</text:p>
              </table:table-cell>
              <table:table-cell office:value-type="float" office:value="10.7681179709739">
                <text:p>10.768117970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953">
                <text:p>91.953</text:p>
              </table:table-cell>
              <table:table-cell office:value-type="float" office:value="11.0463461339406">
                <text:p>11.0463461339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.8222004537174">
                <text:p>10.8222004537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.625">
                <text:p>207.625</text:p>
              </table:table-cell>
              <table:table-cell office:value-type="float" office:value="10.6372601251319">
                <text:p>10.6372601251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1.108">
                <text:p>1061.108</text:p>
              </table:table-cell>
              <table:table-cell office:value-type="float" office:value="11.3138074179961">
                <text:p>11.3138074179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7.852">
                <text:p>1087.852</text:p>
              </table:table-cell>
              <table:table-cell office:value-type="float" office:value="11.7113575004587">
                <text:p>11.711357500458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5cm" chart:style-name="ch2">
          <text:p>SHMS Rate vs Current 12126-12142 (no cut)</text:p>
        </chart:title>
        <chart:legend chart:legend-position="end" svg:x="13.737cm" svg:y="4.227cm" style:legend-expansion="high" chart:style-name="ch3"/>
        <chart:plot-area chart:style-name="ch4" table:cell-range-address="edtm_check.I2:edtm_check.I13 edtm_check.N2:edtm_check.N13" svg:x="1.279cm" svg:y="1.248cm" svg:width="12.138cm" svg:height="6.643cm">
          <chartooo:coordinate-region svg:x="2.086cm" svg:y="1.422cm" svg:width="10.959cm" svg:height="5.875cm"/>
          <chart:axis chart:dimension="x" chart:name="primary-x" chart:style-name="ch5">
            <chart:title svg:x="6.404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96cm" chart:style-name="ch8">
              <text:p>SHMS Rate (kHz)</text:p>
            </chart:title>
            <chart:grid chart:style-name="ch7" chart:class="major"/>
          </chart:axis>
          <chart:series chart:style-name="ch9" chart:values-cell-range-address="edtm_check.N2:edtm_check.N13" chart:class="chart:scatter">
            <chart:domain table:cell-range-address="edtm_check.I2:edtm_check.I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165">
                <text:p>69.165</text:p>
                <draw:g>
                  <svg:desc>edtm_check.I2:edtm_check.I13</svg:desc>
                </draw:g>
              </table:table-cell>
              <table:table-cell office:value-type="float" office:value="1094.459">
                <text:p>1094.459</text:p>
                <draw:g>
                  <svg:desc>edtm_check.N2:edtm_check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198">
                <text:p>54.198</text:p>
              </table:table-cell>
              <table:table-cell office:value-type="float" office:value="883.492">
                <text:p>883.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93">
                <text:p>37.793</text:p>
              </table:table-cell>
              <table:table-cell office:value-type="float" office:value="651.633">
                <text:p>651.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382">
                <text:p>24.382</text:p>
              </table:table-cell>
              <table:table-cell office:value-type="float" office:value="421.044">
                <text:p>421.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02">
                <text:p>11.602</text:p>
              </table:table-cell>
              <table:table-cell office:value-type="float" office:value="206.685">
                <text:p>206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36">
                <text:p>13.936</text:p>
              </table:table-cell>
              <table:table-cell office:value-type="float" office:value="305.936">
                <text:p>305.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85">
                <text:p>7.685</text:p>
              </table:table-cell>
              <table:table-cell office:value-type="float" office:value="138.953">
                <text:p>138.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4">
                <text:p>4.764</text:p>
              </table:table-cell>
              <table:table-cell office:value-type="float" office:value="91.953">
                <text:p>91.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31">
                <text:p>2.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08">
                <text:p>11.608</text:p>
              </table:table-cell>
              <table:table-cell office:value-type="float" office:value="207.625">
                <text:p>207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889">
                <text:p>43.889</text:p>
              </table:table-cell>
              <table:table-cell office:value-type="float" office:value="1061.108">
                <text:p>1061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077">
                <text:p>68.077</text:p>
              </table:table-cell>
              <table:table-cell office:value-type="float" office:value="1087.852">
                <text:p>1087.8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5cm" chart:style-name="ch2">
          <text:p>HMS Rate vs Current 12126-12142 (no cut)</text:p>
        </chart:title>
        <chart:legend chart:legend-position="end" svg:x="13.684cm" svg:y="4.227cm" style:legend-expansion="high" chart:style-name="ch3"/>
        <chart:plot-area chart:style-name="ch4" table:cell-range-address="edtm_check.I2:edtm_check.I13 edtm_check.M2:edtm_check.M13" svg:x="1.279cm" svg:y="1.248cm" svg:width="12.085cm" svg:height="6.643cm">
          <chartooo:coordinate-region svg:x="1.9cm" svg:y="1.421cm" svg:width="11.277cm" svg:height="5.876cm"/>
          <chart:axis chart:dimension="x" chart:name="primary-x" chart:style-name="ch5">
            <chart:title svg:x="6.37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79cm" chart:style-name="ch8">
              <text:p>HMS Rate (kHz)</text:p>
            </chart:title>
            <chart:grid chart:style-name="ch7" chart:class="major"/>
          </chart:axis>
          <chart:series chart:style-name="ch9" chart:values-cell-range-address="edtm_check.M2:edtm_check.M13" chart:class="chart:scatter">
            <chart:domain table:cell-range-address="edtm_check.I2:edtm_check.I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165">
                <text:p>69.165</text:p>
                <draw:g>
                  <svg:desc>edtm_check.I2:edtm_check.I13</svg:desc>
                </draw:g>
              </table:table-cell>
              <table:table-cell office:value-type="float" office:value="82.092">
                <text:p>82.092</text:p>
                <draw:g>
                  <svg:desc>edtm_check.M2:edtm_check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198">
                <text:p>54.198</text:p>
              </table:table-cell>
              <table:table-cell office:value-type="float" office:value="64.976">
                <text:p>64.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93">
                <text:p>37.793</text:p>
              </table:table-cell>
              <table:table-cell office:value-type="float" office:value="47.026">
                <text:p>47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382">
                <text:p>24.38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02">
                <text:p>11.602</text:p>
              </table:table-cell>
              <table:table-cell office:value-type="float" office:value="14.428">
                <text:p>14.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36">
                <text:p>13.936</text:p>
              </table:table-cell>
              <table:table-cell office:value-type="float" office:value="21.383">
                <text:p>21.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85">
                <text:p>7.685</text:p>
              </table:table-cell>
              <table:table-cell office:value-type="float" office:value="9.742">
                <text:p>9.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4">
                <text:p>4.764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31">
                <text:p>2.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08">
                <text:p>11.608</text:p>
              </table:table-cell>
              <table:table-cell office:value-type="float" office:value="14.335">
                <text:p>14.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889">
                <text:p>43.889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077">
                <text:p>68.077</text:p>
              </table:table-cell>
              <table:table-cell office:value-type="float" office:value="81.6">
                <text:p>81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5cm" chart:style-name="ch2">
          <text:p>EDTM Rate vs HMS Rate 12144-12154 (no cut)</text:p>
        </chart:title>
        <chart:legend chart:legend-position="end" svg:x="13.763cm" svg:y="4.227cm" style:legend-expansion="high" chart:style-name="ch3"/>
        <chart:plot-area chart:style-name="ch4" table:cell-range-address="edtm_check.M14:edtm_check.M22 edtm_check.Y14:edtm_check.Y22" svg:x="1.279cm" svg:y="1.248cm" svg:width="12.164cm" svg:height="6.643cm">
          <chartooo:coordinate-region svg:x="2.006cm" svg:y="1.422cm" svg:width="11.065cm" svg:height="5.875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14:edtm_check.Y22" chart:class="chart:scatter">
            <chart:domain table:cell-range-address="edtm_check.M14:edtm_check.M2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29">
                <text:p>15.129</text:p>
                <draw:g>
                  <svg:desc>edtm_check.M14:edtm_check.M22</svg:desc>
                </draw:g>
              </table:table-cell>
              <table:table-cell office:value-type="float" office:value="10.9342466519864">
                <text:p>10.9342466519864</text:p>
                <draw:g>
                  <svg:desc>edtm_check.Y14:edtm_check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88">
                <text:p>12.088</text:p>
              </table:table-cell>
              <table:table-cell office:value-type="float" office:value="10.8524113954037">
                <text:p>10.8524113954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3">
                <text:p>9.003</text:p>
              </table:table-cell>
              <table:table-cell office:value-type="float" office:value="10.6080017165919">
                <text:p>10.6080017165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09">
                <text:p>5.609</text:p>
              </table:table-cell>
              <table:table-cell office:value-type="float" office:value="10.7901831327476">
                <text:p>10.790183132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7">
                <text:p>4.047</text:p>
              </table:table-cell>
              <table:table-cell office:value-type="float" office:value="10.7311262063285">
                <text:p>10.731126206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7">
                <text:p>2.697</text:p>
              </table:table-cell>
              <table:table-cell office:value-type="float" office:value="10.5856514927056">
                <text:p>10.585651492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98">
                <text:p>1.798</text:p>
              </table:table-cell>
              <table:table-cell office:value-type="float" office:value="10.2033801990725">
                <text:p>10.2033801990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97609497372933">
                <text:p>9.97609497372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.99021584226612">
                <text:p>9.9902158422661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5cm" chart:style-name="ch2">
          <text:p>EDTM Rate vs SHMS Rate 12144-12154 (no cut)</text:p>
        </chart:title>
        <chart:legend chart:legend-position="end" svg:x="13.763cm" svg:y="4.227cm" style:legend-expansion="high" chart:style-name="ch3"/>
        <chart:plot-area chart:style-name="ch4" table:cell-range-address="edtm_check.N14:edtm_check.N22 edtm_check.Y14:edtm_check.Y22" svg:x="1.279cm" svg:y="1.248cm" svg:width="12.164cm" svg:height="6.643cm">
          <chartooo:coordinate-region svg:x="2.006cm" svg:y="1.422cm" svg:width="10.972cm" svg:height="5.875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14:edtm_check.Y22" chart:class="chart:scatter">
            <chart:domain table:cell-range-address="edtm_check.N14:edtm_check.N2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.313">
                <text:p>212.313</text:p>
                <draw:g>
                  <svg:desc>edtm_check.N14:edtm_check.N22</svg:desc>
                </draw:g>
              </table:table-cell>
              <table:table-cell office:value-type="float" office:value="10.9342466519864">
                <text:p>10.9342466519864</text:p>
                <draw:g>
                  <svg:desc>edtm_check.Y14:edtm_check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.847">
                <text:p>169.847</text:p>
              </table:table-cell>
              <table:table-cell office:value-type="float" office:value="10.8524113954037">
                <text:p>10.8524113954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.582">
                <text:p>127.582</text:p>
              </table:table-cell>
              <table:table-cell office:value-type="float" office:value="10.6080017165919">
                <text:p>10.6080017165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32">
                <text:p>80.032</text:p>
              </table:table-cell>
              <table:table-cell office:value-type="float" office:value="10.7901831327476">
                <text:p>10.790183132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32">
                <text:p>57.632</text:p>
              </table:table-cell>
              <table:table-cell office:value-type="float" office:value="10.7311262063285">
                <text:p>10.731126206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475">
                <text:p>38.475</text:p>
              </table:table-cell>
              <table:table-cell office:value-type="float" office:value="10.5856514927056">
                <text:p>10.585651492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689">
                <text:p>25.689</text:p>
              </table:table-cell>
              <table:table-cell office:value-type="float" office:value="10.2033801990725">
                <text:p>10.2033801990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97609497372933">
                <text:p>9.97609497372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.99021584226612">
                <text:p>9.9902158422661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5cm" chart:style-name="ch2">
          <text:p>SHMS Rate vs Current 12144-12154 (no cut)</text:p>
        </chart:title>
        <chart:legend chart:legend-position="end" svg:x="13.737cm" svg:y="4.227cm" style:legend-expansion="high" chart:style-name="ch3"/>
        <chart:plot-area chart:style-name="ch4" table:cell-range-address="edtm_check.I14:edtm_check.I22 edtm_check.N14:edtm_check.N22" svg:x="1.279cm" svg:y="1.248cm" svg:width="12.138cm" svg:height="6.643cm">
          <chartooo:coordinate-region svg:x="2.086cm" svg:y="1.422cm" svg:width="11.144cm" svg:height="5.875cm"/>
          <chart:axis chart:dimension="x" chart:name="primary-x" chart:style-name="ch5">
            <chart:title svg:x="6.404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96cm" chart:style-name="ch8">
              <text:p>SHMS Rate (kHz)</text:p>
            </chart:title>
            <chart:grid chart:style-name="ch7" chart:class="major"/>
          </chart:axis>
          <chart:series chart:style-name="ch9" chart:values-cell-range-address="edtm_check.N14:edtm_check.N22" chart:class="chart:scatter">
            <chart:domain table:cell-range-address="edtm_check.I14:edtm_check.I2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285">
                <text:p>56.285</text:p>
                <draw:g>
                  <svg:desc>edtm_check.I14:edtm_check.I22</svg:desc>
                </draw:g>
              </table:table-cell>
              <table:table-cell office:value-type="float" office:value="212.313">
                <text:p>212.313</text:p>
                <draw:g>
                  <svg:desc>edtm_check.N14:edtm_check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701">
                <text:p>44.701</text:p>
              </table:table-cell>
              <table:table-cell office:value-type="float" office:value="169.847">
                <text:p>169.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994">
                <text:p>38.994</text:p>
              </table:table-cell>
              <table:table-cell office:value-type="float" office:value="127.582">
                <text:p>127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36">
                <text:p>24.36</text:p>
              </table:table-cell>
              <table:table-cell office:value-type="float" office:value="80.032">
                <text:p>8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11">
                <text:p>17.411</text:p>
              </table:table-cell>
              <table:table-cell office:value-type="float" office:value="57.632">
                <text:p>57.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79">
                <text:p>11.579</text:p>
              </table:table-cell>
              <table:table-cell office:value-type="float" office:value="38.475">
                <text:p>38.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44">
                <text:p>7.544</text:p>
              </table:table-cell>
              <table:table-cell office:value-type="float" office:value="25.689">
                <text:p>25.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6">
                <text:p>4.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9">
                <text:p>2.5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5cm" chart:style-name="ch2">
          <text:p>HMS Rate vs Current 12144-12154 (no cut)</text:p>
        </chart:title>
        <chart:legend chart:legend-position="end" svg:x="13.684cm" svg:y="4.227cm" style:legend-expansion="high" chart:style-name="ch3"/>
        <chart:plot-area chart:style-name="ch4" table:cell-range-address="edtm_check.I14:edtm_check.I22 edtm_check.M14:edtm_check.M22" svg:x="1.279cm" svg:y="1.248cm" svg:width="12.085cm" svg:height="6.643cm">
          <chartooo:coordinate-region svg:x="1.715cm" svg:y="1.421cm" svg:width="11.277cm" svg:height="5.876cm"/>
          <chart:axis chart:dimension="x" chart:name="primary-x" chart:style-name="ch5">
            <chart:title svg:x="6.37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79cm" chart:style-name="ch8">
              <text:p>HMS Rate (kHz)</text:p>
            </chart:title>
            <chart:grid chart:style-name="ch7" chart:class="major"/>
          </chart:axis>
          <chart:series chart:style-name="ch9" chart:values-cell-range-address="edtm_check.M14:edtm_check.M22" chart:class="chart:scatter">
            <chart:domain table:cell-range-address="edtm_check.I14:edtm_check.I2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285">
                <text:p>56.285</text:p>
                <draw:g>
                  <svg:desc>edtm_check.I14:edtm_check.I22</svg:desc>
                </draw:g>
              </table:table-cell>
              <table:table-cell office:value-type="float" office:value="15.129">
                <text:p>15.129</text:p>
                <draw:g>
                  <svg:desc>edtm_check.M14:edtm_check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701">
                <text:p>44.701</text:p>
              </table:table-cell>
              <table:table-cell office:value-type="float" office:value="12.088">
                <text:p>1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994">
                <text:p>38.994</text:p>
              </table:table-cell>
              <table:table-cell office:value-type="float" office:value="9.003">
                <text:p>9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36">
                <text:p>24.36</text:p>
              </table:table-cell>
              <table:table-cell office:value-type="float" office:value="5.609">
                <text:p>5.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11">
                <text:p>17.411</text:p>
              </table:table-cell>
              <table:table-cell office:value-type="float" office:value="4.047">
                <text:p>4.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79">
                <text:p>11.579</text:p>
              </table:table-cell>
              <table:table-cell office:value-type="float" office:value="2.697">
                <text:p>2.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44">
                <text:p>7.544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6">
                <text:p>4.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9">
                <text:p>2.5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20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5.628cm" svg:y="0.315cm" chart:style-name="ch2">
          <text:p>EDTM Rate Luminosity</text:p>
        </chart:title>
        <chart:legend chart:legend-position="end" svg:x="11.904cm" svg:y="4.005cm" style:legend-expansion="high" chart:style-name="ch3"/>
        <chart:plot-area chart:style-name="ch4" table:cell-range-address="edtm_check.U2:edtm_check.V54" svg:x="1.279cm" svg:y="1.248cm" svg:width="10.305cm" svg:height="6.643cm">
          <chartooo:coordinate-region svg:x="2.272cm" svg:y="1.421cm" svg:width="8.756cm" svg:height="5.876cm"/>
          <chart:axis chart:dimension="x" chart:name="primary-x" chart:style-name="ch5">
            <chart:title svg:x="5.62cm" svg:y="8.071cm" chart:style-name="ch6">
              <text:p>Time (sec)</text:p>
            </chart:title>
          </chart:axis>
          <chart:axis chart:dimension="y" chart:name="primary-y" chart:style-name="ch5">
            <chart:title svg:x="0.451cm" svg:y="6.73cm" chart:style-name="ch7">
              <text:p>EDTM Accepted (# of Events)</text:p>
            </chart:title>
            <chart:grid chart:style-name="ch8" chart:class="major"/>
          </chart:axis>
          <chart:series chart:style-name="ch9" chart:values-cell-range-address="edtm_check.U2:edtm_check.U54" chart:class="chart:scatter">
            <chart:domain table:cell-range-address="edtm_check.V2:edtm_check.V54"/>
            <chart:regression-curve chart:style-name="ch10">
              <chart:equation chart:display-equation="true" chart:display-r-square="true"/>
            </chart:regression-curve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.261">
                <text:p>588.261</text:p>
                <draw:g>
                  <svg:desc>edtm_check.V2:edtm_check.V54</svg:desc>
                </draw:g>
              </table:table-cell>
              <table:table-cell office:value-type="float" office:value="7029">
                <text:p>7029</text:p>
                <draw:g>
                  <svg:desc>edtm_check.U2:edtm_check.U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.846">
                <text:p>610.846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9.665">
                <text:p>609.665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.676">
                <text:p>599.67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.862">
                <text:p>601.862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5.62">
                <text:p>735.62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.012">
                <text:p>600.012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8.304">
                <text:p>618.304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2.527">
                <text:p>662.527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.337">
                <text:p>666.337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0.429">
                <text:p>590.429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.276">
                <text:p>384.276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1.338">
                <text:p>1501.338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9.579">
                <text:p>1479.579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7.628">
                <text:p>1267.628</text:p>
              </table:table-cell>
              <table:table-cell office:value-type="float" office:value="13447">
                <text:p>13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0.846">
                <text:p>1220.846</text:p>
              </table:table-cell>
              <table:table-cell office:value-type="float" office:value="13148">
                <text:p>13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5.722">
                <text:p>1245.722</text:p>
              </table:table-cell>
              <table:table-cell office:value-type="float" office:value="13368">
                <text:p>13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.248">
                <text:p>1312.248</text:p>
              </table:table-cell>
              <table:table-cell office:value-type="float" office:value="13891">
                <text:p>13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9.272">
                <text:p>1309.272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7.177">
                <text:p>1287.177</text:p>
              </table:table-cell>
              <table:table-cell office:value-type="float" office:value="12841">
                <text:p>12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9.958">
                <text:p>1389.958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9.362">
                <text:p>619.36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9.396">
                <text:p>649.396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3.736">
                <text:p>643.736</text:p>
              </table:table-cell>
              <table:table-cell office:value-type="float" office:value="7685">
                <text:p>7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.521">
                <text:p>580.521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.615">
                <text:p>650.615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.344">
                <text:p>620.344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4.481">
                <text:p>654.481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5.275">
                <text:p>605.27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9.033">
                <text:p>629.03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.802">
                <text:p>655.80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3.295">
                <text:p>613.29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8.349">
                <text:p>568.34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4.109">
                <text:p>644.109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0.498">
                <text:p>580.498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.618">
                <text:p>700.618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5.146">
                <text:p>575.146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8.827">
                <text:p>1258.827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1.372">
                <text:p>1321.372</text:p>
              </table:table-cell>
              <table:table-cell office:value-type="float" office:value="14779">
                <text:p>1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3.615">
                <text:p>1203.615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4.751">
                <text:p>1204.751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6.118">
                <text:p>1206.118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9.992">
                <text:p>1209.992</text:p>
              </table:table-cell>
              <table:table-cell office:value-type="float" office:value="8832">
                <text:p>8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4.335">
                <text:p>1264.335</text:p>
              </table:table-cell>
              <table:table-cell office:value-type="float" office:value="12618">
                <text:p>12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6.995">
                <text:p>816.995</text:p>
              </table:table-cell>
              <table:table-cell office:value-type="float" office:value="9315">
                <text:p>9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6.365">
                <text:p>736.365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6.734">
                <text:p>666.734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6.347">
                <text:p>606.347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.784">
                <text:p>640.784</text:p>
              </table:table-cell>
              <table:table-cell office:value-type="float" office:value="14766">
                <text:p>14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7.339">
                <text:p>617.339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.51">
                <text:p>600.51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.16">
                <text:p>600.16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3.406">
                <text:p>793.406</text:p>
              </table:table-cell>
              <table:table-cell office:value-type="float" office:value="734">
                <text:p>7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5cm" chart:style-name="ch2">
          <text:p>EDTM Rate vs HMS Rate 12158-12166 (no cut)</text:p>
        </chart:title>
        <chart:legend chart:legend-position="end" svg:x="13.763cm" svg:y="4.227cm" style:legend-expansion="high" chart:style-name="ch3"/>
        <chart:plot-area chart:style-name="ch4" table:cell-range-address="edtm_check.M24:edtm_check.M30 edtm_check.Y24:edtm_check.Y30" svg:x="1.279cm" svg:y="1.248cm" svg:width="12.164cm" svg:height="6.643cm">
          <chartooo:coordinate-region svg:x="1.9cm" svg:y="1.421cm" svg:width="11.263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24:edtm_check.Y30" chart:class="chart:scatter">
            <chart:domain table:cell-range-address="edtm_check.M24:edtm_check.M3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252">
                <text:p>98.252</text:p>
                <draw:g>
                  <svg:desc>edtm_check.M24:edtm_check.M30</svg:desc>
                </draw:g>
              </table:table-cell>
              <table:table-cell office:value-type="float" office:value="13.3924446716641">
                <text:p>13.3924446716641</text:p>
                <draw:g>
                  <svg:desc>edtm_check.Y24:edtm_check.Y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403">
                <text:p>61.403</text:p>
              </table:table-cell>
              <table:table-cell office:value-type="float" office:value="11.9381237028844">
                <text:p>11.9381237028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041">
                <text:p>44.041</text:p>
              </table:table-cell>
              <table:table-cell office:value-type="float" office:value="11.2140646074819">
                <text:p>11.214064607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604">
                <text:p>29.604</text:p>
              </table:table-cell>
              <table:table-cell office:value-type="float" office:value="11.0848965978344">
                <text:p>11.0848965978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45">
                <text:p>19.845</text:p>
              </table:table-cell>
              <table:table-cell office:value-type="float" office:value="20.9851308306359">
                <text:p>20.9851308306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.5479351268354">
                <text:p>11.547935126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.7389203254719">
                <text:p>10.738920325471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5cm" chart:style-name="ch2">
          <text:p>EDTM Rate vs SHMS Rate 12158-12166 (no cut)</text:p>
        </chart:title>
        <chart:legend chart:legend-position="end" svg:x="13.763cm" svg:y="4.227cm" style:legend-expansion="high" chart:style-name="ch3"/>
        <chart:plot-area chart:style-name="ch4" table:cell-range-address="edtm_check.N24:edtm_check.N30 edtm_check.Y24:edtm_check.Y30" svg:x="1.279cm" svg:y="1.248cm" svg:width="12.164cm" svg:height="6.643cm">
          <chartooo:coordinate-region svg:x="1.9cm" svg:y="1.421cm" svg:width="11.171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24:edtm_check.Y30" chart:class="chart:scatter">
            <chart:domain table:cell-range-address="edtm_check.N24:edtm_check.N3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7.968">
                <text:p>1237.968</text:p>
                <draw:g>
                  <svg:desc>edtm_check.N24:edtm_check.N30</svg:desc>
                </draw:g>
              </table:table-cell>
              <table:table-cell office:value-type="float" office:value="13.3924446716641">
                <text:p>13.3924446716641</text:p>
                <draw:g>
                  <svg:desc>edtm_check.Y24:edtm_check.Y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1.587">
                <text:p>811.587</text:p>
              </table:table-cell>
              <table:table-cell office:value-type="float" office:value="11.9381237028844">
                <text:p>11.9381237028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7.334">
                <text:p>597.334</text:p>
              </table:table-cell>
              <table:table-cell office:value-type="float" office:value="11.2140646074819">
                <text:p>11.214064607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.071">
                <text:p>408.071</text:p>
              </table:table-cell>
              <table:table-cell office:value-type="float" office:value="11.0848965978344">
                <text:p>11.0848965978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.814">
                <text:p>275.814</text:p>
              </table:table-cell>
              <table:table-cell office:value-type="float" office:value="20.9851308306359">
                <text:p>20.9851308306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.5479351268354">
                <text:p>11.547935126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.7389203254719">
                <text:p>10.738920325471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5cm" chart:style-name="ch2">
          <text:p>SHMS Rate vs Current 12158-12166 (no cut)</text:p>
        </chart:title>
        <chart:legend chart:legend-position="end" svg:x="13.737cm" svg:y="4.227cm" style:legend-expansion="high" chart:style-name="ch3"/>
        <chart:plot-area chart:style-name="ch4" table:cell-range-address="edtm_check.I24:edtm_check.I30 edtm_check.N24:edtm_check.N30" svg:x="1.279cm" svg:y="1.248cm" svg:width="12.138cm" svg:height="6.643cm">
          <chartooo:coordinate-region svg:x="2.086cm" svg:y="1.422cm" svg:width="10.959cm" svg:height="5.875cm"/>
          <chart:axis chart:dimension="x" chart:name="primary-x" chart:style-name="ch5">
            <chart:title svg:x="6.404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96cm" chart:style-name="ch8">
              <text:p>SHMS Rate (kHz)</text:p>
            </chart:title>
            <chart:grid chart:style-name="ch7" chart:class="major"/>
          </chart:axis>
          <chart:series chart:style-name="ch9" chart:values-cell-range-address="edtm_check.N24:edtm_check.N30" chart:class="chart:scatter">
            <chart:domain table:cell-range-address="edtm_check.I24:edtm_check.I3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111">
                <text:p>39.111</text:p>
                <draw:g>
                  <svg:desc>edtm_check.I24:edtm_check.I30</svg:desc>
                </draw:g>
              </table:table-cell>
              <table:table-cell office:value-type="float" office:value="1237.968">
                <text:p>1237.968</text:p>
                <draw:g>
                  <svg:desc>edtm_check.N24:edtm_check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385">
                <text:p>24.385</text:p>
              </table:table-cell>
              <table:table-cell office:value-type="float" office:value="811.587">
                <text:p>811.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447">
                <text:p>17.447</text:p>
              </table:table-cell>
              <table:table-cell office:value-type="float" office:value="597.334">
                <text:p>597.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86">
                <text:p>11.586</text:p>
              </table:table-cell>
              <table:table-cell office:value-type="float" office:value="408.071">
                <text:p>408.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55">
                <text:p>7.655</text:p>
              </table:table-cell>
              <table:table-cell office:value-type="float" office:value="275.814">
                <text:p>275.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42">
                <text:p>4.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16">
                <text:p>2.8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5cm" chart:style-name="ch2">
          <text:p>HMS Rate vs Current 12158-12166 (no cut)</text:p>
        </chart:title>
        <chart:legend chart:legend-position="end" svg:x="13.684cm" svg:y="4.227cm" style:legend-expansion="high" chart:style-name="ch3"/>
        <chart:plot-area chart:style-name="ch4" table:cell-range-address="edtm_check.I24:edtm_check.I30 edtm_check.M24:edtm_check.M30" svg:x="1.279cm" svg:y="1.248cm" svg:width="12.085cm" svg:height="6.643cm">
          <chartooo:coordinate-region svg:x="1.9cm" svg:y="1.421cm" svg:width="11.091cm" svg:height="5.876cm"/>
          <chart:axis chart:dimension="x" chart:name="primary-x" chart:style-name="ch5">
            <chart:title svg:x="6.37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79cm" chart:style-name="ch8">
              <text:p>HMS Rate (kHz)</text:p>
            </chart:title>
            <chart:grid chart:style-name="ch7" chart:class="major"/>
          </chart:axis>
          <chart:series chart:style-name="ch9" chart:values-cell-range-address="edtm_check.M24:edtm_check.M30" chart:class="chart:scatter">
            <chart:domain table:cell-range-address="edtm_check.I24:edtm_check.I3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111">
                <text:p>39.111</text:p>
                <draw:g>
                  <svg:desc>edtm_check.I24:edtm_check.I30</svg:desc>
                </draw:g>
              </table:table-cell>
              <table:table-cell office:value-type="float" office:value="98.252">
                <text:p>98.252</text:p>
                <draw:g>
                  <svg:desc>edtm_check.M24:edtm_check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385">
                <text:p>24.385</text:p>
              </table:table-cell>
              <table:table-cell office:value-type="float" office:value="61.403">
                <text:p>61.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447">
                <text:p>17.447</text:p>
              </table:table-cell>
              <table:table-cell office:value-type="float" office:value="44.041">
                <text:p>44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86">
                <text:p>11.586</text:p>
              </table:table-cell>
              <table:table-cell office:value-type="float" office:value="29.604">
                <text:p>29.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55">
                <text:p>7.655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42">
                <text:p>4.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16">
                <text:p>2.8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5cm" chart:style-name="ch2">
          <text:p>EDTM Rate vs SHMS Rate Lumi</text:p>
        </chart:title>
        <chart:legend chart:legend-position="end" svg:x="13.763cm" svg:y="4.227cm" style:legend-expansion="high" chart:style-name="ch3"/>
        <chart:plot-area chart:style-name="ch4" table:cell-range-address="edtm_check.N1:edtm_check.N54 edtm_check.Y1:edtm_check.Y54" svg:x="1.279cm" svg:y="1.248cm" svg:width="12.164cm" svg:height="6.643cm">
          <chartooo:coordinate-region svg:x="1.9cm" svg:y="1.421cm" svg:width="11.171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1:edtm_check.Y54" chart:class="chart:scatter">
            <chart:domain table:cell-range-address="edtm_check.N1:edtm_check.N54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dtm_check.N1:edtm_check.N54</svg:desc>
                </draw:g>
              </table:table-cell>
              <table:table-cell office:value-type="float" office:value="NaN">
                <text:p>NaN</text:p>
                <draw:g>
                  <svg:desc>edtm_check.Y1:edtm_check.Y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4.459">
                <text:p>1094.459</text:p>
              </table:table-cell>
              <table:table-cell office:value-type="float" office:value="11.995371824102">
                <text:p>11.995371824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3.492">
                <text:p>883.492</text:p>
              </table:table-cell>
              <table:table-cell office:value-type="float" office:value="11.698529580287">
                <text:p>11.698529580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1.633">
                <text:p>651.633</text:p>
              </table:table-cell>
              <table:table-cell office:value-type="float" office:value="12.4035330878433">
                <text:p>12.403533087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044">
                <text:p>421.044</text:p>
              </table:table-cell>
              <table:table-cell office:value-type="float" office:value="11.2127215362963">
                <text:p>11.212721536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.685">
                <text:p>206.685</text:p>
              </table:table-cell>
              <table:table-cell office:value-type="float" office:value="10.841355659603">
                <text:p>10.841355659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.936">
                <text:p>305.936</text:p>
              </table:table-cell>
              <table:table-cell office:value-type="float" office:value="10.765068921454">
                <text:p>10.765068921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.953">
                <text:p>138.953</text:p>
              </table:table-cell>
              <table:table-cell office:value-type="float" office:value="10.7681179709739">
                <text:p>10.7681179709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953">
                <text:p>91.953</text:p>
              </table:table-cell>
              <table:table-cell office:value-type="float" office:value="11.0463461339406">
                <text:p>11.0463461339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.8222004537174">
                <text:p>10.8222004537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.625">
                <text:p>207.625</text:p>
              </table:table-cell>
              <table:table-cell office:value-type="float" office:value="10.6372601251319">
                <text:p>10.6372601251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108">
                <text:p>1061.108</text:p>
              </table:table-cell>
              <table:table-cell office:value-type="float" office:value="11.3138074179961">
                <text:p>11.3138074179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.852">
                <text:p>1087.852</text:p>
              </table:table-cell>
              <table:table-cell office:value-type="float" office:value="11.7113575004587">
                <text:p>11.7113575004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.313">
                <text:p>212.313</text:p>
              </table:table-cell>
              <table:table-cell office:value-type="float" office:value="10.9342466519864">
                <text:p>10.9342466519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847">
                <text:p>169.847</text:p>
              </table:table-cell>
              <table:table-cell office:value-type="float" office:value="10.8524113954037">
                <text:p>10.8524113954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82">
                <text:p>127.582</text:p>
              </table:table-cell>
              <table:table-cell office:value-type="float" office:value="10.6080017165919">
                <text:p>10.6080017165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032">
                <text:p>80.032</text:p>
              </table:table-cell>
              <table:table-cell office:value-type="float" office:value="10.7901831327476">
                <text:p>10.790183132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632">
                <text:p>57.632</text:p>
              </table:table-cell>
              <table:table-cell office:value-type="float" office:value="10.7311262063285">
                <text:p>10.7311262063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475">
                <text:p>38.475</text:p>
              </table:table-cell>
              <table:table-cell office:value-type="float" office:value="10.5856514927056">
                <text:p>10.5856514927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689">
                <text:p>25.689</text:p>
              </table:table-cell>
              <table:table-cell office:value-type="float" office:value="10.2033801990725">
                <text:p>10.2033801990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7609497372933">
                <text:p>9.97609497372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.99021584226612">
                <text:p>9.9902158422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.902">
                <text:p>250.902</text:p>
              </table:table-cell>
              <table:table-cell office:value-type="float" office:value="0.629262812981805">
                <text:p>0.629262812981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7.968">
                <text:p>1237.968</text:p>
              </table:table-cell>
              <table:table-cell office:value-type="float" office:value="13.3924446716641">
                <text:p>13.392444671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1.587">
                <text:p>811.587</text:p>
              </table:table-cell>
              <table:table-cell office:value-type="float" office:value="11.9381237028844">
                <text:p>11.9381237028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7.334">
                <text:p>597.334</text:p>
              </table:table-cell>
              <table:table-cell office:value-type="float" office:value="11.2140646074819">
                <text:p>11.2140646074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.071">
                <text:p>408.071</text:p>
              </table:table-cell>
              <table:table-cell office:value-type="float" office:value="11.0848965978344">
                <text:p>11.0848965978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.814">
                <text:p>275.814</text:p>
              </table:table-cell>
              <table:table-cell office:value-type="float" office:value="20.9851308306359">
                <text:p>20.9851308306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1.5479351268354">
                <text:p>11.5479351268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.7389203254719">
                <text:p>10.7389203254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5.877">
                <text:p>785.877</text:p>
              </table:table-cell>
              <table:table-cell office:value-type="float" office:value="1.05558849853664">
                <text:p>1.05558849853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.862">
                <text:p>374.862</text:p>
              </table:table-cell>
              <table:table-cell office:value-type="float" office:value="0.918498746332436">
                <text:p>0.918498746332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.708">
                <text:p>153.708</text:p>
              </table:table-cell>
              <table:table-cell office:value-type="float" office:value="0.93918913410349">
                <text:p>0.93918913410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.945">
                <text:p>273.945</text:p>
              </table:table-cell>
              <table:table-cell office:value-type="float" office:value="0.994107493811021">
                <text:p>0.994107493811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.145">
                <text:p>82.145</text:p>
              </table:table-cell>
              <table:table-cell office:value-type="float" office:value="11.4763184492066">
                <text:p>11.4763184492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.067">
                <text:p>274.067</text:p>
              </table:table-cell>
              <table:table-cell office:value-type="float" office:value="11.8691192734514">
                <text:p>11.8691192734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184">
                <text:p>111.184</text:p>
              </table:table-cell>
              <table:table-cell office:value-type="float" office:value="11.5298208153373">
                <text:p>11.529820815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.62">
                <text:p>112.62</text:p>
              </table:table-cell>
              <table:table-cell office:value-type="float" office:value="11.6619703565415">
                <text:p>11.661970356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138">
                <text:p>97.138</text:p>
              </table:table-cell>
              <table:table-cell office:value-type="float" office:value="5.88978503791559">
                <text:p>5.88978503791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317">
                <text:p>77.317</text:p>
              </table:table-cell>
              <table:table-cell office:value-type="float" office:value="11.1845869293431">
                <text:p>11.1845869293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456">
                <text:p>56.456</text:p>
              </table:table-cell>
              <table:table-cell office:value-type="float" office:value="11.3200649709417">
                <text:p>11.3200649709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327">
                <text:p>35.327</text:p>
              </table:table-cell>
              <table:table-cell office:value-type="float" office:value="11.1633026243597">
                <text:p>11.1633026243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426">
                <text:p>25.426</text:p>
              </table:table-cell>
              <table:table-cell office:value-type="float" office:value="10.7242121372321">
                <text:p>10.7242121372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2">
                <text:p>14.12</text:p>
              </table:table-cell>
              <table:table-cell office:value-type="float" office:value="7.29922181303678">
                <text:p>7.29922181303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.97994993415511">
                <text:p>9.97994993415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493">
                <text:p>75.493</text:p>
              </table:table-cell>
              <table:table-cell office:value-type="float" office:value="11.4015385651075">
                <text:p>11.4015385651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5.501">
                <text:p>465.501</text:p>
              </table:table-cell>
              <table:table-cell office:value-type="float" office:value="12.1040516591636">
                <text:p>12.1040516591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1.02">
                <text:p>391.02</text:p>
              </table:table-cell>
              <table:table-cell office:value-type="float" office:value="12.2732604006995">
                <text:p>12.2732604006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.869">
                <text:p>303.869</text:p>
              </table:table-cell>
              <table:table-cell office:value-type="float" office:value="23.2540113169522">
                <text:p>23.2540113169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1.278">
                <text:p>191.278</text:p>
              </table:table-cell>
              <table:table-cell office:value-type="float" office:value="23.0436465329971">
                <text:p>23.0436465329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.345">
                <text:p>132.345</text:p>
              </table:table-cell>
              <table:table-cell office:value-type="float" office:value="6.06149943548034">
                <text:p>6.06149943548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028">
                <text:p>77.028</text:p>
              </table:table-cell>
              <table:table-cell office:value-type="float" office:value="11.2887379061131">
                <text:p>11.2887379061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1.2886563583045">
                <text:p>11.2886563583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2.561">
                <text:p>492.561</text:p>
              </table:table-cell>
              <table:table-cell office:value-type="float" office:value="0.925125345661616">
                <text:p>0.9251253456616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5cm" chart:style-name="ch2">
          <text:p>EDTM Rate vs HMS Rate Prod</text:p>
        </chart:title>
        <chart:legend chart:legend-position="end" svg:x="13.763cm" svg:y="4.227cm" style:legend-expansion="high" chart:style-name="ch3"/>
        <chart:plot-area chart:style-name="ch4" table:cell-range-address="edtm_check.M55:edtm_check.M192 edtm_check.Y55:edtm_check.Y192" svg:x="1.279cm" svg:y="1.248cm" svg:width="12.164cm" svg:height="6.643cm">
          <chartooo:coordinate-region svg:x="1.9cm" svg:y="1.421cm" svg:width="11.263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55:edtm_check.Y192" chart:class="chart:scatter">
            <chart:domain table:cell-range-address="edtm_check.M55:edtm_check.M192"/>
            <chart:data-point chart:repeated="1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13">
                <text:p>85.13</text:p>
                <draw:g>
                  <svg:desc>edtm_check.M55:edtm_check.M192</svg:desc>
                </draw:g>
              </table:table-cell>
              <table:table-cell office:value-type="float" office:value="9.83953468231568">
                <text:p>9.83953468231568</text:p>
                <draw:g>
                  <svg:desc>edtm_check.Y55:edtm_check.Y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14">
                <text:p>88.14</text:p>
              </table:table-cell>
              <table:table-cell office:value-type="float" office:value="9.8327415627866">
                <text:p>9.8327415627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.83">
                <text:p>86.83</text:p>
              </table:table-cell>
              <table:table-cell office:value-type="float" office:value="9.82512253659602">
                <text:p>9.8251225365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821">
                <text:p>87.821</text:p>
              </table:table-cell>
              <table:table-cell office:value-type="float" office:value="9.84659719998093">
                <text:p>9.84659719998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.0052314935914">
                <text:p>10.0052314935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255">
                <text:p>89.255</text:p>
              </table:table-cell>
              <table:table-cell office:value-type="float" office:value="8.51369611572378">
                <text:p>8.5136961157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718">
                <text:p>80.718</text:p>
              </table:table-cell>
              <table:table-cell office:value-type="float" office:value="9.84878176857598">
                <text:p>9.84878176857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663">
                <text:p>84.663</text:p>
              </table:table-cell>
              <table:table-cell office:value-type="float" office:value="9.85825928924626">
                <text:p>9.85825928924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765">
                <text:p>86.765</text:p>
              </table:table-cell>
              <table:table-cell office:value-type="float" office:value="9.82898829323081">
                <text:p>9.8289882932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406">
                <text:p>86.406</text:p>
              </table:table-cell>
              <table:table-cell office:value-type="float" office:value="9.81767180925666">
                <text:p>9.81767180925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955">
                <text:p>84.955</text:p>
              </table:table-cell>
              <table:table-cell office:value-type="float" office:value="9.85512070962417">
                <text:p>9.85512070962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99">
                <text:p>66.99</text:p>
              </table:table-cell>
              <table:table-cell office:value-type="float" office:value="9.88633137073197">
                <text:p>9.88633137073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217">
                <text:p>42.217</text:p>
              </table:table-cell>
              <table:table-cell office:value-type="float" office:value="9.94980133100054">
                <text:p>9.94980133100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.64">
                <text:p>84.64</text:p>
              </table:table-cell>
              <table:table-cell office:value-type="float" office:value="9.85428783224108">
                <text:p>9.85428783224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38">
                <text:p>89.38</text:p>
              </table:table-cell>
              <table:table-cell office:value-type="float" office:value="9.84148500608609">
                <text:p>9.84148500608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855">
                <text:p>81.855</text:p>
              </table:table-cell>
              <table:table-cell office:value-type="float" office:value="9.84812714357615">
                <text:p>9.84812714357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.042">
                <text:p>87.042</text:p>
              </table:table-cell>
              <table:table-cell office:value-type="float" office:value="9.84300251459201">
                <text:p>9.84300251459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4">
                <text:p>88.4</text:p>
              </table:table-cell>
              <table:table-cell office:value-type="float" office:value="9.91765530359914">
                <text:p>9.91765530359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561">
                <text:p>87.561</text:p>
              </table:table-cell>
              <table:table-cell office:value-type="float" office:value="9.81945901955325">
                <text:p>9.81945901955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053">
                <text:p>18.053</text:p>
              </table:table-cell>
              <table:table-cell office:value-type="float" office:value="9.94801397356924">
                <text:p>9.94801397356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77">
                <text:p>18.077</text:p>
              </table:table-cell>
              <table:table-cell office:value-type="float" office:value="9.94485868710871">
                <text:p>9.94485868710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.714">
                <text:p>188.714</text:p>
              </table:table-cell>
              <table:table-cell office:value-type="float" office:value="9.57015880153616">
                <text:p>9.57015880153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.535">
                <text:p>181.535</text:p>
              </table:table-cell>
              <table:table-cell office:value-type="float" office:value="9.73210992194519">
                <text:p>9.73210992194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9.789">
                <text:p>189.789</text:p>
              </table:table-cell>
              <table:table-cell office:value-type="float" office:value="9.72971280517874">
                <text:p>9.72971280517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.539">
                <text:p>189.539</text:p>
              </table:table-cell>
              <table:table-cell office:value-type="float" office:value="9.59363638886576">
                <text:p>9.59363638886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.392">
                <text:p>183.392</text:p>
              </table:table-cell>
              <table:table-cell office:value-type="float" office:value="9.83867976639458">
                <text:p>9.83867976639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.903">
                <text:p>180.903</text:p>
              </table:table-cell>
              <table:table-cell office:value-type="float" office:value="9.89404600100623">
                <text:p>9.89404600100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.445">
                <text:p>182.445</text:p>
              </table:table-cell>
              <table:table-cell office:value-type="float" office:value="9.63259369016944">
                <text:p>9.63259369016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.865">
                <text:p>186.865</text:p>
              </table:table-cell>
              <table:table-cell office:value-type="float" office:value="9.77273415321989">
                <text:p>9.7727341532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858">
                <text:p>82.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.361">
                <text:p>83.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168">
                <text:p>78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.319">
                <text:p>97.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366">
                <text:p>98.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937">
                <text:p>100.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.613">
                <text:p>96.613</text:p>
              </table:table-cell>
              <table:table-cell office:value-type="float" office:value="9.81183827966427">
                <text:p>9.81183827966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163">
                <text:p>98.163</text:p>
              </table:table-cell>
              <table:table-cell office:value-type="float" office:value="9.5430629011728">
                <text:p>9.5430629011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49">
                <text:p>64.49</text:p>
              </table:table-cell>
              <table:table-cell office:value-type="float" office:value="9.75423719612165">
                <text:p>9.75423719612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.454">
                <text:p>64.454</text:p>
              </table:table-cell>
              <table:table-cell office:value-type="float" office:value="7.37744416014551">
                <text:p>7.37744416014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426">
                <text:p>64.426</text:p>
              </table:table-cell>
              <table:table-cell office:value-type="float" office:value="9.7407637114327">
                <text:p>9.7407637114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.077">
                <text:p>64.077</text:p>
              </table:table-cell>
              <table:table-cell office:value-type="float" office:value="9.78964412005735">
                <text:p>9.78964412005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406">
                <text:p>64.406</text:p>
              </table:table-cell>
              <table:table-cell office:value-type="float" office:value="9.78149058911375">
                <text:p>9.78149058911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.991">
                <text:p>63.991</text:p>
              </table:table-cell>
              <table:table-cell office:value-type="float" office:value="9.7929490766648">
                <text:p>9.7929490766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.561">
                <text:p>64.561</text:p>
              </table:table-cell>
              <table:table-cell office:value-type="float" office:value="9.78248414941563">
                <text:p>9.78248414941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.29">
                <text:p>64.29</text:p>
              </table:table-cell>
              <table:table-cell office:value-type="float" office:value="9.79771363249733">
                <text:p>9.79771363249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.484">
                <text:p>64.484</text:p>
              </table:table-cell>
              <table:table-cell office:value-type="float" office:value="9.21949866585056">
                <text:p>9.21949866585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887">
                <text:p>63.887</text:p>
              </table:table-cell>
              <table:table-cell office:value-type="float" office:value="9.82272119697903">
                <text:p>9.82272119697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.717">
                <text:p>64.717</text:p>
              </table:table-cell>
              <table:table-cell office:value-type="float" office:value="9.77560346451018">
                <text:p>9.77560346451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126">
                <text:p>64.126</text:p>
              </table:table-cell>
              <table:table-cell office:value-type="float" office:value="9.81810757308099">
                <text:p>9.81810757308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.21">
                <text:p>64.21</text:p>
              </table:table-cell>
              <table:table-cell office:value-type="float" office:value="9.801301389255">
                <text:p>9.801301389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.18">
                <text:p>64.18</text:p>
              </table:table-cell>
              <table:table-cell office:value-type="float" office:value="9.81021748118311">
                <text:p>9.81021748118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.031">
                <text:p>64.031</text:p>
              </table:table-cell>
              <table:table-cell office:value-type="float" office:value="9.77338945232896">
                <text:p>9.7733894523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.095">
                <text:p>64.095</text:p>
              </table:table-cell>
              <table:table-cell office:value-type="float" office:value="9.77095275746195">
                <text:p>9.7709527574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063">
                <text:p>64.063</text:p>
              </table:table-cell>
              <table:table-cell office:value-type="float" office:value="9.80359134199551">
                <text:p>9.80359134199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.33">
                <text:p>64.33</text:p>
              </table:table-cell>
              <table:table-cell office:value-type="float" office:value="9.81416061069991">
                <text:p>9.81416061069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45">
                <text:p>17.545</text:p>
              </table:table-cell>
              <table:table-cell office:value-type="float" office:value="9.91388222933816">
                <text:p>9.91388222933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69">
                <text:p>17.569</text:p>
              </table:table-cell>
              <table:table-cell office:value-type="float" office:value="9.93066700623294">
                <text:p>9.93066700623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516">
                <text:p>56.516</text:p>
              </table:table-cell>
              <table:table-cell office:value-type="float" office:value="9.78834633496405">
                <text:p>9.78834633496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.35">
                <text:p>42.35</text:p>
              </table:table-cell>
              <table:table-cell office:value-type="float" office:value="9.8282762067506">
                <text:p>9.8282762067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162">
                <text:p>39.162</text:p>
              </table:table-cell>
              <table:table-cell office:value-type="float" office:value="9.86537547231189">
                <text:p>9.86537547231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982">
                <text:p>41.982</text:p>
              </table:table-cell>
              <table:table-cell office:value-type="float" office:value="9.84123801839977">
                <text:p>9.84123801839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682">
                <text:p>42.682</text:p>
              </table:table-cell>
              <table:table-cell office:value-type="float" office:value="9.83082312697033">
                <text:p>9.830823126970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.697">
                <text:p>42.697</text:p>
              </table:table-cell>
              <table:table-cell office:value-type="float" office:value="9.83728166766229">
                <text:p>9.83728166766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674">
                <text:p>42.674</text:p>
              </table:table-cell>
              <table:table-cell office:value-type="float" office:value="9.8588378227975">
                <text:p>9.8588378227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05">
                <text:p>20.05</text:p>
              </table:table-cell>
              <table:table-cell office:value-type="float" office:value="9.83141248191232">
                <text:p>9.83141248191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141">
                <text:p>20.141</text:p>
              </table:table-cell>
              <table:table-cell office:value-type="float" office:value="9.8385038924178">
                <text:p>9.83850389241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18">
                <text:p>20.018</text:p>
              </table:table-cell>
              <table:table-cell office:value-type="float" office:value="9.8402698331186">
                <text:p>9.8402698331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025">
                <text:p>20.025</text:p>
              </table:table-cell>
              <table:table-cell office:value-type="float" office:value="9.86773377643297">
                <text:p>9.86773377643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052">
                <text:p>19.052</text:p>
              </table:table-cell>
              <table:table-cell office:value-type="float" office:value="9.90313536755002">
                <text:p>9.90313536755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922">
                <text:p>19.922</text:p>
              </table:table-cell>
              <table:table-cell office:value-type="float" office:value="9.83012680759054">
                <text:p>9.83012680759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09">
                <text:p>19.409</text:p>
              </table:table-cell>
              <table:table-cell office:value-type="float" office:value="9.84580277541421">
                <text:p>9.84580277541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581">
                <text:p>19.581</text:p>
              </table:table-cell>
              <table:table-cell office:value-type="float" office:value="9.85973020062401">
                <text:p>9.85973020062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862">
                <text:p>19.862</text:p>
              </table:table-cell>
              <table:table-cell office:value-type="float" office:value="9.9060340353465">
                <text:p>9.9060340353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743">
                <text:p>19.743</text:p>
              </table:table-cell>
              <table:table-cell office:value-type="float" office:value="9.83449688864495">
                <text:p>9.83449688864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109">
                <text:p>19.109</text:p>
              </table:table-cell>
              <table:table-cell office:value-type="float" office:value="9.86362792477032">
                <text:p>9.86362792477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6">
                <text:p>19.36</text:p>
              </table:table-cell>
              <table:table-cell office:value-type="float" office:value="9.85035791772176">
                <text:p>9.8503579177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78">
                <text:p>17.78</text:p>
              </table:table-cell>
              <table:table-cell office:value-type="float" office:value="9.8908396401934">
                <text:p>9.8908396401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148">
                <text:p>28.148</text:p>
              </table:table-cell>
              <table:table-cell office:value-type="float" office:value="9.7957180695452">
                <text:p>9.7957180695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151">
                <text:p>28.151</text:p>
              </table:table-cell>
              <table:table-cell office:value-type="float" office:value="9.82301251605468">
                <text:p>9.82301251605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134">
                <text:p>28.134</text:p>
              </table:table-cell>
              <table:table-cell office:value-type="float" office:value="9.7254327112815">
                <text:p>9.7254327112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278">
                <text:p>28.278</text:p>
              </table:table-cell>
              <table:table-cell office:value-type="float" office:value="9.81247610473219">
                <text:p>9.81247610473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34">
                <text:p>28.34</text:p>
              </table:table-cell>
              <table:table-cell office:value-type="float" office:value="9.80061974507212">
                <text:p>9.80061974507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267">
                <text:p>28.267</text:p>
              </table:table-cell>
              <table:table-cell office:value-type="float" office:value="9.81160877401636">
                <text:p>9.811608774016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386">
                <text:p>28.386</text:p>
              </table:table-cell>
              <table:table-cell office:value-type="float" office:value="9.77672912910277">
                <text:p>9.77672912910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3">
                <text:p>28.3</text:p>
              </table:table-cell>
              <table:table-cell office:value-type="float" office:value="9.78104244033302">
                <text:p>9.78104244033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395">
                <text:p>28.395</text:p>
              </table:table-cell>
              <table:table-cell office:value-type="float" office:value="9.85743402950585">
                <text:p>9.85743402950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439">
                <text:p>28.439</text:p>
              </table:table-cell>
              <table:table-cell office:value-type="float" office:value="9.81507571596825">
                <text:p>9.81507571596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494">
                <text:p>28.494</text:p>
              </table:table-cell>
              <table:table-cell office:value-type="float" office:value="9.80343806975228">
                <text:p>9.80343806975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503">
                <text:p>28.503</text:p>
              </table:table-cell>
              <table:table-cell office:value-type="float" office:value="9.78885932804803">
                <text:p>9.78885932804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065">
                <text:p>28.065</text:p>
              </table:table-cell>
              <table:table-cell office:value-type="float" office:value="9.81516798348127">
                <text:p>9.81516798348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003">
                <text:p>28.003</text:p>
              </table:table-cell>
              <table:table-cell office:value-type="float" office:value="9.81791943011545">
                <text:p>9.81791943011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58">
                <text:p>27.58</text:p>
              </table:table-cell>
              <table:table-cell office:value-type="float" office:value="9.78911196453196">
                <text:p>9.78911196453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277">
                <text:p>27.277</text:p>
              </table:table-cell>
              <table:table-cell office:value-type="float" office:value="9.8769956842654">
                <text:p>9.8769956842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26">
                <text:p>27.26</text:p>
              </table:table-cell>
              <table:table-cell office:value-type="float" office:value="9.7930769395033">
                <text:p>9.79307693950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601">
                <text:p>23.601</text:p>
              </table:table-cell>
              <table:table-cell office:value-type="float" office:value="9.65657595394527">
                <text:p>9.65657595394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977">
                <text:p>27.977</text:p>
              </table:table-cell>
              <table:table-cell office:value-type="float" office:value="19.1082571831417">
                <text:p>19.1082571831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067">
                <text:p>28.067</text:p>
              </table:table-cell>
              <table:table-cell office:value-type="float" office:value="9.57584277939363">
                <text:p>9.57584277939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081">
                <text:p>28.081</text:p>
              </table:table-cell>
              <table:table-cell office:value-type="float" office:value="9.52032017983724">
                <text:p>9.52032017983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108">
                <text:p>28.108</text:p>
              </table:table-cell>
              <table:table-cell office:value-type="float" office:value="9.50839312396516">
                <text:p>9.50839312396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195">
                <text:p>28.195</text:p>
              </table:table-cell>
              <table:table-cell office:value-type="float" office:value="9.50089859774501">
                <text:p>9.500898597745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036">
                <text:p>28.036</text:p>
              </table:table-cell>
              <table:table-cell office:value-type="float" office:value="9.29700780768131">
                <text:p>9.29700780768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153">
                <text:p>28.153</text:p>
              </table:table-cell>
              <table:table-cell office:value-type="float" office:value="9.50547253365719">
                <text:p>9.50547253365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145">
                <text:p>28.145</text:p>
              </table:table-cell>
              <table:table-cell office:value-type="float" office:value="9.53569653998192">
                <text:p>9.535696539981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544">
                <text:p>27.544</text:p>
              </table:table-cell>
              <table:table-cell office:value-type="float" office:value="9.53928636453439">
                <text:p>9.53928636453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647">
                <text:p>27.647</text:p>
              </table:table-cell>
              <table:table-cell office:value-type="float" office:value="9.50926497466396">
                <text:p>9.50926497466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68">
                <text:p>27.668</text:p>
              </table:table-cell>
              <table:table-cell office:value-type="float" office:value="9.55266179668222">
                <text:p>9.55266179668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06">
                <text:p>22.206</text:p>
              </table:table-cell>
              <table:table-cell office:value-type="float" office:value="9.59593512131997">
                <text:p>9.59593512131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26">
                <text:p>22.226</text:p>
              </table:table-cell>
              <table:table-cell office:value-type="float" office:value="9.6360221514974">
                <text:p>9.6360221514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16">
                <text:p>22.216</text:p>
              </table:table-cell>
              <table:table-cell office:value-type="float" office:value="9.62611263550427">
                <text:p>9.62611263550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265">
                <text:p>22.265</text:p>
              </table:table-cell>
              <table:table-cell office:value-type="float" office:value="9.65025255985166">
                <text:p>9.65025255985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92">
                <text:p>22.292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77">
                <text:p>22.277</text:p>
              </table:table-cell>
              <table:table-cell office:value-type="float" office:value="9.64085923689035">
                <text:p>9.64085923689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349">
                <text:p>22.349</text:p>
              </table:table-cell>
              <table:table-cell office:value-type="float" office:value="9.66124058953027">
                <text:p>9.66124058953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26">
                <text:p>22.326</text:p>
              </table:table-cell>
              <table:table-cell office:value-type="float" office:value="9.63042591837491">
                <text:p>9.63042591837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31">
                <text:p>22.431</text:p>
              </table:table-cell>
              <table:table-cell office:value-type="float" office:value="9.55165150751875">
                <text:p>9.5516515075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54">
                <text:p>13.54</text:p>
              </table:table-cell>
              <table:table-cell office:value-type="float" office:value="9.78017283940017">
                <text:p>9.78017283940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94">
                <text:p>13.394</text:p>
              </table:table-cell>
              <table:table-cell office:value-type="float" office:value="9.76689704201865">
                <text:p>9.766897042018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.862">
                <text:p>41.862</text:p>
              </table:table-cell>
              <table:table-cell office:value-type="float" office:value="9.73099248902903">
                <text:p>9.73099248902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.126">
                <text:p>41.126</text:p>
              </table:table-cell>
              <table:table-cell office:value-type="float" office:value="9.52490760135027">
                <text:p>9.52490760135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.651">
                <text:p>41.651</text:p>
              </table:table-cell>
              <table:table-cell office:value-type="float" office:value="9.79611363343473">
                <text:p>9.79611363343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.237">
                <text:p>41.237</text:p>
              </table:table-cell>
              <table:table-cell office:value-type="float" office:value="9.77397398849447">
                <text:p>9.77397398849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756">
                <text:p>41.756</text:p>
              </table:table-cell>
              <table:table-cell office:value-type="float" office:value="9.76017340655482">
                <text:p>9.76017340655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.983">
                <text:p>41.983</text:p>
              </table:table-cell>
              <table:table-cell office:value-type="float" office:value="9.75965610602745">
                <text:p>9.75965610602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.825">
                <text:p>41.825</text:p>
              </table:table-cell>
              <table:table-cell office:value-type="float" office:value="9.80710728785383">
                <text:p>9.807107287853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.766">
                <text:p>40.766</text:p>
              </table:table-cell>
              <table:table-cell office:value-type="float" office:value="9.80290677285761">
                <text:p>9.80290677285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.999">
                <text:p>40.999</text:p>
              </table:table-cell>
              <table:table-cell office:value-type="float" office:value="9.93096171278055">
                <text:p>9.93096171278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.935">
                <text:p>40.935</text:p>
              </table:table-cell>
              <table:table-cell office:value-type="float" office:value="9.77847283306718">
                <text:p>9.77847283306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.071">
                <text:p>41.071</text:p>
              </table:table-cell>
              <table:table-cell office:value-type="float" office:value="9.77803097396169">
                <text:p>9.77803097396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.645">
                <text:p>41.645</text:p>
              </table:table-cell>
              <table:table-cell office:value-type="float" office:value="9.76171473013026">
                <text:p>9.76171473013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451">
                <text:p>15.451</text:p>
              </table:table-cell>
              <table:table-cell office:value-type="float" office:value="9.89503505791624">
                <text:p>9.89503505791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.446">
                <text:p>81.446</text:p>
              </table:table-cell>
              <table:table-cell office:value-type="float" office:value="9.82757632598551">
                <text:p>9.82757632598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737">
                <text:p>82.737</text:p>
              </table:table-cell>
              <table:table-cell office:value-type="float" office:value="9.82242293618962">
                <text:p>9.82242293618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149">
                <text:p>83.149</text:p>
              </table:table-cell>
              <table:table-cell office:value-type="float" office:value="9.81619112208014">
                <text:p>9.81619112208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.09">
                <text:p>82.09</text:p>
              </table:table-cell>
              <table:table-cell office:value-type="float" office:value="9.8120551285174">
                <text:p>9.8120551285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.722">
                <text:p>80.722</text:p>
              </table:table-cell>
              <table:table-cell office:value-type="float" office:value="9.8402058047139">
                <text:p>9.8402058047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.354">
                <text:p>84.354</text:p>
              </table:table-cell>
              <table:table-cell office:value-type="float" office:value="9.77070463825777">
                <text:p>9.770704638257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.977">
                <text:p>83.977</text:p>
              </table:table-cell>
              <table:table-cell office:value-type="float" office:value="9.7968201951247">
                <text:p>9.79682019512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684">
                <text:p>17.684</text:p>
              </table:table-cell>
              <table:table-cell office:value-type="float" office:value="9.95811504518125">
                <text:p>9.9581150451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5cm" chart:style-name="ch2">
          <text:p>EDTM Rate vs Current Prod</text:p>
        </chart:title>
        <chart:legend chart:legend-position="end" svg:x="13.763cm" svg:y="4.227cm" style:legend-expansion="high" chart:style-name="ch3"/>
        <chart:plot-area chart:style-name="ch4" table:cell-range-address="edtm_check.I55:edtm_check.I192 edtm_check.Y55:edtm_check.Y192" svg:x="1.279cm" svg:y="1.248cm" svg:width="12.164cm" svg:height="6.643cm">
          <chartooo:coordinate-region svg:x="1.9cm" svg:y="1.421cm" svg:width="11.356cm" svg:height="5.876cm"/>
          <chart:axis chart:dimension="x" chart:name="primary-x" chart:style-name="ch5">
            <chart:title svg:x="6.41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55:edtm_check.Y192" chart:class="chart:scatter">
            <chart:domain table:cell-range-address="edtm_check.I55:edtm_check.I192"/>
            <chart:data-point chart:repeated="1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03">
                <text:p>53.703</text:p>
                <draw:g>
                  <svg:desc>edtm_check.I55:edtm_check.I192</svg:desc>
                </draw:g>
              </table:table-cell>
              <table:table-cell office:value-type="float" office:value="9.83953468231568">
                <text:p>9.83953468231568</text:p>
                <draw:g>
                  <svg:desc>edtm_check.Y55:edtm_check.Y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559">
                <text:p>64.559</text:p>
              </table:table-cell>
              <table:table-cell office:value-type="float" office:value="9.8327415627866">
                <text:p>9.8327415627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937">
                <text:p>59.937</text:p>
              </table:table-cell>
              <table:table-cell office:value-type="float" office:value="9.82512253659602">
                <text:p>9.8251225365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69">
                <text:p>51.669</text:p>
              </table:table-cell>
              <table:table-cell office:value-type="float" office:value="9.84659719998093">
                <text:p>9.84659719998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10.0052314935914">
                <text:p>10.0052314935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91">
                <text:p>67.391</text:p>
              </table:table-cell>
              <table:table-cell office:value-type="float" office:value="8.51369611572378">
                <text:p>8.5136961157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276">
                <text:p>42.276</text:p>
              </table:table-cell>
              <table:table-cell office:value-type="float" office:value="9.84878176857598">
                <text:p>9.84878176857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843">
                <text:p>58.843</text:p>
              </table:table-cell>
              <table:table-cell office:value-type="float" office:value="9.85825928924626">
                <text:p>9.85825928924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49">
                <text:p>54.749</text:p>
              </table:table-cell>
              <table:table-cell office:value-type="float" office:value="9.82898829323081">
                <text:p>9.8289882932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846">
                <text:p>59.846</text:p>
              </table:table-cell>
              <table:table-cell office:value-type="float" office:value="9.81767180925666">
                <text:p>9.81767180925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14">
                <text:p>57.14</text:p>
              </table:table-cell>
              <table:table-cell office:value-type="float" office:value="9.85512070962417">
                <text:p>9.85512070962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012">
                <text:p>26.012</text:p>
              </table:table-cell>
              <table:table-cell office:value-type="float" office:value="9.88633137073197">
                <text:p>9.88633137073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69">
                <text:p>7.669</text:p>
              </table:table-cell>
              <table:table-cell office:value-type="float" office:value="9.94980133100054">
                <text:p>9.94980133100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431">
                <text:p>63.431</text:p>
              </table:table-cell>
              <table:table-cell office:value-type="float" office:value="9.85428783224108">
                <text:p>9.85428783224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005">
                <text:p>67.005</text:p>
              </table:table-cell>
              <table:table-cell office:value-type="float" office:value="9.84148500608609">
                <text:p>9.84148500608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935">
                <text:p>51.935</text:p>
              </table:table-cell>
              <table:table-cell office:value-type="float" office:value="9.84812714357615">
                <text:p>9.84812714357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726">
                <text:p>53.726</text:p>
              </table:table-cell>
              <table:table-cell office:value-type="float" office:value="9.84300251459201">
                <text:p>9.84300251459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26">
                <text:p>18.226</text:p>
              </table:table-cell>
              <table:table-cell office:value-type="float" office:value="9.91765530359914">
                <text:p>9.91765530359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096">
                <text:p>61.096</text:p>
              </table:table-cell>
              <table:table-cell office:value-type="float" office:value="9.81945901955325">
                <text:p>9.81945901955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192">
                <text:p>38.192</text:p>
              </table:table-cell>
              <table:table-cell office:value-type="float" office:value="9.94801397356924">
                <text:p>9.94801397356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22">
                <text:p>38.22</text:p>
              </table:table-cell>
              <table:table-cell office:value-type="float" office:value="9.94485868710871">
                <text:p>9.94485868710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644">
                <text:p>66.644</text:p>
              </table:table-cell>
              <table:table-cell office:value-type="float" office:value="9.57015880153616">
                <text:p>9.57015880153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829">
                <text:p>48.829</text:p>
              </table:table-cell>
              <table:table-cell office:value-type="float" office:value="9.73210992194519">
                <text:p>9.73210992194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.88">
                <text:p>66.88</text:p>
              </table:table-cell>
              <table:table-cell office:value-type="float" office:value="9.72971280517874">
                <text:p>9.72971280517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686">
                <text:p>66.686</text:p>
              </table:table-cell>
              <table:table-cell office:value-type="float" office:value="9.59363638886576">
                <text:p>9.59363638886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553">
                <text:p>38.553</text:p>
              </table:table-cell>
              <table:table-cell office:value-type="float" office:value="9.83867976639458">
                <text:p>9.83867976639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197">
                <text:p>56.197</text:p>
              </table:table-cell>
              <table:table-cell office:value-type="float" office:value="9.89404600100623">
                <text:p>9.89404600100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622">
                <text:p>53.622</text:p>
              </table:table-cell>
              <table:table-cell office:value-type="float" office:value="9.63259369016944">
                <text:p>9.63259369016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329">
                <text:p>43.329</text:p>
              </table:table-cell>
              <table:table-cell office:value-type="float" office:value="9.77273415321989">
                <text:p>9.7727341532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29">
                <text:p>24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09">
                <text:p>26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282">
                <text:p>25.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482">
                <text:p>25.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002">
                <text:p>31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567">
                <text:p>33.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888">
                <text:p>30.888</text:p>
              </table:table-cell>
              <table:table-cell office:value-type="float" office:value="9.81183827966427">
                <text:p>9.81183827966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02">
                <text:p>33.502</text:p>
              </table:table-cell>
              <table:table-cell office:value-type="float" office:value="9.5430629011728">
                <text:p>9.5430629011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929">
                <text:p>21.929</text:p>
              </table:table-cell>
              <table:table-cell office:value-type="float" office:value="9.75423719612165">
                <text:p>9.75423719612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893">
                <text:p>21.893</text:p>
              </table:table-cell>
              <table:table-cell office:value-type="float" office:value="7.37744416014551">
                <text:p>7.37744416014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673">
                <text:p>21.673</text:p>
              </table:table-cell>
              <table:table-cell office:value-type="float" office:value="9.7407637114327">
                <text:p>9.7407637114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703">
                <text:p>19.703</text:p>
              </table:table-cell>
              <table:table-cell office:value-type="float" office:value="9.78964412005735">
                <text:p>9.78964412005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799">
                <text:p>21.799</text:p>
              </table:table-cell>
              <table:table-cell office:value-type="float" office:value="9.78149058911375">
                <text:p>9.78149058911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925">
                <text:p>19.925</text:p>
              </table:table-cell>
              <table:table-cell office:value-type="float" office:value="9.7929490766648">
                <text:p>9.7929490766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832">
                <text:p>21.832</text:p>
              </table:table-cell>
              <table:table-cell office:value-type="float" office:value="9.78248414941563">
                <text:p>9.78248414941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378">
                <text:p>21.378</text:p>
              </table:table-cell>
              <table:table-cell office:value-type="float" office:value="9.79771363249733">
                <text:p>9.79771363249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668">
                <text:p>21.668</text:p>
              </table:table-cell>
              <table:table-cell office:value-type="float" office:value="9.21949866585056">
                <text:p>9.21949866585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749">
                <text:p>19.749</text:p>
              </table:table-cell>
              <table:table-cell office:value-type="float" office:value="9.82272119697903">
                <text:p>9.82272119697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724">
                <text:p>21.724</text:p>
              </table:table-cell>
              <table:table-cell office:value-type="float" office:value="9.77560346451018">
                <text:p>9.77560346451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19">
                <text:p>18.19</text:p>
              </table:table-cell>
              <table:table-cell office:value-type="float" office:value="9.81810757308099">
                <text:p>9.81810757308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716">
                <text:p>19.716</text:p>
              </table:table-cell>
              <table:table-cell office:value-type="float" office:value="9.801301389255">
                <text:p>9.801301389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11">
                <text:p>16.411</text:p>
              </table:table-cell>
              <table:table-cell office:value-type="float" office:value="9.81021748118311">
                <text:p>9.81021748118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436">
                <text:p>20.436</text:p>
              </table:table-cell>
              <table:table-cell office:value-type="float" office:value="9.77338945232896">
                <text:p>9.7733894523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756">
                <text:p>20.756</text:p>
              </table:table-cell>
              <table:table-cell office:value-type="float" office:value="9.77095275746195">
                <text:p>9.7709527574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422">
                <text:p>19.422</text:p>
              </table:table-cell>
              <table:table-cell office:value-type="float" office:value="9.80359134199551">
                <text:p>9.80359134199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119">
                <text:p>21.119</text:p>
              </table:table-cell>
              <table:table-cell office:value-type="float" office:value="9.81416061069991">
                <text:p>9.81416061069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636">
                <text:p>25.636</text:p>
              </table:table-cell>
              <table:table-cell office:value-type="float" office:value="9.91388222933816">
                <text:p>9.91388222933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.686">
                <text:p>31.686</text:p>
              </table:table-cell>
              <table:table-cell office:value-type="float" office:value="9.93066700623294">
                <text:p>9.93066700623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608">
                <text:p>40.608</text:p>
              </table:table-cell>
              <table:table-cell office:value-type="float" office:value="9.78834633496405">
                <text:p>9.78834633496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873">
                <text:p>27.873</text:p>
              </table:table-cell>
              <table:table-cell office:value-type="float" office:value="9.8282762067506">
                <text:p>9.8282762067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035">
                <text:p>21.035</text:p>
              </table:table-cell>
              <table:table-cell office:value-type="float" office:value="9.86537547231189">
                <text:p>9.86537547231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391">
                <text:p>27.391</text:p>
              </table:table-cell>
              <table:table-cell office:value-type="float" office:value="9.84123801839977">
                <text:p>9.84123801839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96">
                <text:p>29.96</text:p>
              </table:table-cell>
              <table:table-cell office:value-type="float" office:value="9.83082312697033">
                <text:p>9.830823126970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.931">
                <text:p>29.931</text:p>
              </table:table-cell>
              <table:table-cell office:value-type="float" office:value="9.83728166766229">
                <text:p>9.83728166766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776">
                <text:p>26.776</text:p>
              </table:table-cell>
              <table:table-cell office:value-type="float" office:value="9.8588378227975">
                <text:p>9.8588378227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644">
                <text:p>13.644</text:p>
              </table:table-cell>
              <table:table-cell office:value-type="float" office:value="9.83141248191232">
                <text:p>9.83141248191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214">
                <text:p>14.214</text:p>
              </table:table-cell>
              <table:table-cell office:value-type="float" office:value="9.8385038924178">
                <text:p>9.83850389241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944">
                <text:p>12.944</text:p>
              </table:table-cell>
              <table:table-cell office:value-type="float" office:value="9.8402698331186">
                <text:p>9.8402698331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095">
                <text:p>10.095</text:p>
              </table:table-cell>
              <table:table-cell office:value-type="float" office:value="9.86773377643297">
                <text:p>9.86773377643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48">
                <text:p>6.748</text:p>
              </table:table-cell>
              <table:table-cell office:value-type="float" office:value="9.90313536755002">
                <text:p>9.90313536755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48">
                <text:p>13.848</text:p>
              </table:table-cell>
              <table:table-cell office:value-type="float" office:value="9.83012680759054">
                <text:p>9.83012680759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218">
                <text:p>12.218</text:p>
              </table:table-cell>
              <table:table-cell office:value-type="float" office:value="9.84580277541421">
                <text:p>9.84580277541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15">
                <text:p>10.615</text:p>
              </table:table-cell>
              <table:table-cell office:value-type="float" office:value="9.85973020062401">
                <text:p>9.85973020062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544">
                <text:p>6.544</text:p>
              </table:table-cell>
              <table:table-cell office:value-type="float" office:value="9.9060340353465">
                <text:p>9.9060340353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075">
                <text:p>13.075</text:p>
              </table:table-cell>
              <table:table-cell office:value-type="float" office:value="9.83449688864495">
                <text:p>9.83449688864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364">
                <text:p>11.364</text:p>
              </table:table-cell>
              <table:table-cell office:value-type="float" office:value="9.86362792477032">
                <text:p>9.86362792477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158">
                <text:p>13.158</text:p>
              </table:table-cell>
              <table:table-cell office:value-type="float" office:value="9.85035791772176">
                <text:p>9.8503579177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866">
                <text:p>30.866</text:p>
              </table:table-cell>
              <table:table-cell office:value-type="float" office:value="9.8908396401934">
                <text:p>9.8908396401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64">
                <text:p>8.964</text:p>
              </table:table-cell>
              <table:table-cell office:value-type="float" office:value="9.7957180695452">
                <text:p>9.7957180695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45">
                <text:p>8.545</text:p>
              </table:table-cell>
              <table:table-cell office:value-type="float" office:value="9.82301251605468">
                <text:p>9.82301251605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55">
                <text:p>9.355</text:p>
              </table:table-cell>
              <table:table-cell office:value-type="float" office:value="9.7254327112815">
                <text:p>9.7254327112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689">
                <text:p>8.689</text:p>
              </table:table-cell>
              <table:table-cell office:value-type="float" office:value="9.81247610473219">
                <text:p>9.81247610473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457">
                <text:p>8.457</text:p>
              </table:table-cell>
              <table:table-cell office:value-type="float" office:value="9.80061974507212">
                <text:p>9.80061974507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22">
                <text:p>8.922</text:p>
              </table:table-cell>
              <table:table-cell office:value-type="float" office:value="9.81160877401636">
                <text:p>9.811608774016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43">
                <text:p>9.243</text:p>
              </table:table-cell>
              <table:table-cell office:value-type="float" office:value="9.77672912910277">
                <text:p>9.77672912910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348">
                <text:p>9.348</text:p>
              </table:table-cell>
              <table:table-cell office:value-type="float" office:value="9.78104244033302">
                <text:p>9.78104244033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26">
                <text:p>6.126</text:p>
              </table:table-cell>
              <table:table-cell office:value-type="float" office:value="9.85743402950585">
                <text:p>9.85743402950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274">
                <text:p>9.274</text:p>
              </table:table-cell>
              <table:table-cell office:value-type="float" office:value="9.81507571596825">
                <text:p>9.81507571596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329">
                <text:p>9.329</text:p>
              </table:table-cell>
              <table:table-cell office:value-type="float" office:value="9.80343806975228">
                <text:p>9.80343806975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5">
                <text:p>9.35</text:p>
              </table:table-cell>
              <table:table-cell office:value-type="float" office:value="9.78885932804803">
                <text:p>9.78885932804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968">
                <text:p>6.968</text:p>
              </table:table-cell>
              <table:table-cell office:value-type="float" office:value="9.81516798348127">
                <text:p>9.81516798348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483">
                <text:p>8.483</text:p>
              </table:table-cell>
              <table:table-cell office:value-type="float" office:value="9.81791943011545">
                <text:p>9.81791943011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45">
                <text:p>9.045</text:p>
              </table:table-cell>
              <table:table-cell office:value-type="float" office:value="9.78911196453196">
                <text:p>9.78911196453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69">
                <text:p>5.669</text:p>
              </table:table-cell>
              <table:table-cell office:value-type="float" office:value="9.8769956842654">
                <text:p>9.8769956842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72">
                <text:p>9.272</text:p>
              </table:table-cell>
              <table:table-cell office:value-type="float" office:value="9.7930769395033">
                <text:p>9.79307693950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648">
                <text:p>6.648</text:p>
              </table:table-cell>
              <table:table-cell office:value-type="float" office:value="9.65657595394527">
                <text:p>9.65657595394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37">
                <text:p>8.37</text:p>
              </table:table-cell>
              <table:table-cell office:value-type="float" office:value="19.1082571831417">
                <text:p>19.1082571831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39">
                <text:p>8.539</text:p>
              </table:table-cell>
              <table:table-cell office:value-type="float" office:value="9.57584277939363">
                <text:p>9.57584277939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57">
                <text:p>9.457</text:p>
              </table:table-cell>
              <table:table-cell office:value-type="float" office:value="9.52032017983724">
                <text:p>9.52032017983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09">
                <text:p>9.509</text:p>
              </table:table-cell>
              <table:table-cell office:value-type="float" office:value="9.50839312396516">
                <text:p>9.50839312396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501">
                <text:p>9.501</text:p>
              </table:table-cell>
              <table:table-cell office:value-type="float" office:value="9.50089859774501">
                <text:p>9.500898597745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555">
                <text:p>9.555</text:p>
              </table:table-cell>
              <table:table-cell office:value-type="float" office:value="9.29700780768131">
                <text:p>9.29700780768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462">
                <text:p>9.462</text:p>
              </table:table-cell>
              <table:table-cell office:value-type="float" office:value="9.50547253365719">
                <text:p>9.50547253365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543">
                <text:p>8.543</text:p>
              </table:table-cell>
              <table:table-cell office:value-type="float" office:value="9.53569653998192">
                <text:p>9.535696539981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634">
                <text:p>8.634</text:p>
              </table:table-cell>
              <table:table-cell office:value-type="float" office:value="9.53928636453439">
                <text:p>9.53928636453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08">
                <text:p>8.908</text:p>
              </table:table-cell>
              <table:table-cell office:value-type="float" office:value="9.50926497466396">
                <text:p>9.50926497466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55">
                <text:p>9.55</text:p>
              </table:table-cell>
              <table:table-cell office:value-type="float" office:value="9.55266179668222">
                <text:p>9.55266179668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438">
                <text:p>7.438</text:p>
              </table:table-cell>
              <table:table-cell office:value-type="float" office:value="9.59593512131997">
                <text:p>9.59593512131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987">
                <text:p>6.987</text:p>
              </table:table-cell>
              <table:table-cell office:value-type="float" office:value="9.6360221514974">
                <text:p>9.6360221514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194">
                <text:p>7.194</text:p>
              </table:table-cell>
              <table:table-cell office:value-type="float" office:value="9.62611263550427">
                <text:p>9.62611263550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904">
                <text:p>6.904</text:p>
              </table:table-cell>
              <table:table-cell office:value-type="float" office:value="9.65025255985166">
                <text:p>9.65025255985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172">
                <text:p>7.172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285">
                <text:p>7.285</text:p>
              </table:table-cell>
              <table:table-cell office:value-type="float" office:value="9.64085923689035">
                <text:p>9.64085923689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256">
                <text:p>7.256</text:p>
              </table:table-cell>
              <table:table-cell office:value-type="float" office:value="9.66124058953027">
                <text:p>9.66124058953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892">
                <text:p>6.892</text:p>
              </table:table-cell>
              <table:table-cell office:value-type="float" office:value="9.63042591837491">
                <text:p>9.63042591837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683">
                <text:p>7.683</text:p>
              </table:table-cell>
              <table:table-cell office:value-type="float" office:value="9.55165150751875">
                <text:p>9.5516515075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003">
                <text:p>27.003</text:p>
              </table:table-cell>
              <table:table-cell office:value-type="float" office:value="9.78017283940017">
                <text:p>9.78017283940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337">
                <text:p>26.337</text:p>
              </table:table-cell>
              <table:table-cell office:value-type="float" office:value="9.76689704201865">
                <text:p>9.766897042018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327">
                <text:p>14.327</text:p>
              </table:table-cell>
              <table:table-cell office:value-type="float" office:value="9.73099248902903">
                <text:p>9.73099248902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04">
                <text:p>13.04</text:p>
              </table:table-cell>
              <table:table-cell office:value-type="float" office:value="9.52490760135027">
                <text:p>9.52490760135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27">
                <text:p>12.727</text:p>
              </table:table-cell>
              <table:table-cell office:value-type="float" office:value="9.79611363343473">
                <text:p>9.79611363343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589">
                <text:p>12.589</text:p>
              </table:table-cell>
              <table:table-cell office:value-type="float" office:value="9.77397398849447">
                <text:p>9.77397398849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038">
                <text:p>14.038</text:p>
              </table:table-cell>
              <table:table-cell office:value-type="float" office:value="9.76017340655482">
                <text:p>9.76017340655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206">
                <text:p>14.206</text:p>
              </table:table-cell>
              <table:table-cell office:value-type="float" office:value="9.75965610602745">
                <text:p>9.75965610602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738">
                <text:p>11.738</text:p>
              </table:table-cell>
              <table:table-cell office:value-type="float" office:value="9.80710728785383">
                <text:p>9.807107287853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692">
                <text:p>10.692</text:p>
              </table:table-cell>
              <table:table-cell office:value-type="float" office:value="9.80290677285761">
                <text:p>9.80290677285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7">
                <text:p>1.937</text:p>
              </table:table-cell>
              <table:table-cell office:value-type="float" office:value="9.93096171278055">
                <text:p>9.93096171278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067">
                <text:p>12.067</text:p>
              </table:table-cell>
              <table:table-cell office:value-type="float" office:value="9.77847283306718">
                <text:p>9.77847283306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319">
                <text:p>12.319</text:p>
              </table:table-cell>
              <table:table-cell office:value-type="float" office:value="9.77803097396169">
                <text:p>9.77803097396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248">
                <text:p>13.248</text:p>
              </table:table-cell>
              <table:table-cell office:value-type="float" office:value="9.76171473013026">
                <text:p>9.76171473013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814">
                <text:p>29.814</text:p>
              </table:table-cell>
              <table:table-cell office:value-type="float" office:value="9.89503505791624">
                <text:p>9.89503505791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618">
                <text:p>25.618</text:p>
              </table:table-cell>
              <table:table-cell office:value-type="float" office:value="9.82757632598551">
                <text:p>9.82757632598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615">
                <text:p>27.615</text:p>
              </table:table-cell>
              <table:table-cell office:value-type="float" office:value="9.82242293618962">
                <text:p>9.82242293618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321">
                <text:p>26.321</text:p>
              </table:table-cell>
              <table:table-cell office:value-type="float" office:value="9.81619112208014">
                <text:p>9.81619112208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57">
                <text:p>26.57</text:p>
              </table:table-cell>
              <table:table-cell office:value-type="float" office:value="9.8120551285174">
                <text:p>9.8120551285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272">
                <text:p>21.272</text:p>
              </table:table-cell>
              <table:table-cell office:value-type="float" office:value="9.8402058047139">
                <text:p>9.8402058047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165">
                <text:p>29.165</text:p>
              </table:table-cell>
              <table:table-cell office:value-type="float" office:value="9.77070463825777">
                <text:p>9.770704638257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021">
                <text:p>28.021</text:p>
              </table:table-cell>
              <table:table-cell office:value-type="float" office:value="9.7968201951247">
                <text:p>9.79682019512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.501">
                <text:p>31.501</text:p>
              </table:table-cell>
              <table:table-cell office:value-type="float" office:value="9.95811504518125">
                <text:p>9.9581150451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5cm" chart:style-name="ch2">
          <text:p>EDTM Rate vs SHMS Rate Prod</text:p>
        </chart:title>
        <chart:legend chart:legend-position="end" svg:x="13.763cm" svg:y="4.227cm" style:legend-expansion="high" chart:style-name="ch3"/>
        <chart:plot-area chart:style-name="ch4" table:cell-range-address="edtm_check.N55:edtm_check.N192 edtm_check.Y55:edtm_check.Y192" svg:x="1.279cm" svg:y="1.248cm" svg:width="12.164cm" svg:height="6.643cm">
          <chartooo:coordinate-region svg:x="1.9cm" svg:y="1.421cm" svg:width="11.171cm" svg:height="5.876cm"/>
          <chart:axis chart:dimension="x" chart:name="primary-x" chart:style-name="ch5">
            <chart:title svg:x="6.034cm" svg:y="8.071cm" chart:style-name="ch6">
              <text:p>S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55:edtm_check.Y192" chart:class="chart:scatter">
            <chart:domain table:cell-range-address="edtm_check.N55:edtm_check.N192"/>
            <chart:data-point chart:repeated="1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.821">
                <text:p>262.821</text:p>
                <draw:g>
                  <svg:desc>edtm_check.N55:edtm_check.N192</svg:desc>
                </draw:g>
              </table:table-cell>
              <table:table-cell office:value-type="float" office:value="9.83953468231568">
                <text:p>9.83953468231568</text:p>
                <draw:g>
                  <svg:desc>edtm_check.Y55:edtm_check.Y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.801">
                <text:p>270.801</text:p>
              </table:table-cell>
              <table:table-cell office:value-type="float" office:value="9.8327415627866">
                <text:p>9.8327415627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5.645">
                <text:p>265.645</text:p>
              </table:table-cell>
              <table:table-cell office:value-type="float" office:value="9.82512253659602">
                <text:p>9.8251225365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.21">
                <text:p>268.21</text:p>
              </table:table-cell>
              <table:table-cell office:value-type="float" office:value="9.84659719998093">
                <text:p>9.84659719998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.0052314935914">
                <text:p>10.0052314935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.632">
                <text:p>272.632</text:p>
              </table:table-cell>
              <table:table-cell office:value-type="float" office:value="8.51369611572378">
                <text:p>8.5136961157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.411">
                <text:p>245.411</text:p>
              </table:table-cell>
              <table:table-cell office:value-type="float" office:value="9.84878176857598">
                <text:p>9.84878176857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.308">
                <text:p>257.308</text:p>
              </table:table-cell>
              <table:table-cell office:value-type="float" office:value="9.85825928924626">
                <text:p>9.85825928924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.455">
                <text:p>263.455</text:p>
              </table:table-cell>
              <table:table-cell office:value-type="float" office:value="9.82898829323081">
                <text:p>9.8289882932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.031">
                <text:p>262.031</text:p>
              </table:table-cell>
              <table:table-cell office:value-type="float" office:value="9.81767180925666">
                <text:p>9.81767180925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.108">
                <text:p>257.108</text:p>
              </table:table-cell>
              <table:table-cell office:value-type="float" office:value="9.85512070962417">
                <text:p>9.85512070962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.358">
                <text:p>200.358</text:p>
              </table:table-cell>
              <table:table-cell office:value-type="float" office:value="9.88633137073197">
                <text:p>9.88633137073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.99">
                <text:p>121.99</text:p>
              </table:table-cell>
              <table:table-cell office:value-type="float" office:value="9.94980133100054">
                <text:p>9.94980133100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.087">
                <text:p>255.087</text:p>
              </table:table-cell>
              <table:table-cell office:value-type="float" office:value="9.85428783224108">
                <text:p>9.85428783224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.222">
                <text:p>270.222</text:p>
              </table:table-cell>
              <table:table-cell office:value-type="float" office:value="9.84148500608609">
                <text:p>9.84148500608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.373">
                <text:p>246.373</text:p>
              </table:table-cell>
              <table:table-cell office:value-type="float" office:value="9.84812714357615">
                <text:p>9.84812714357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.414">
                <text:p>262.414</text:p>
              </table:table-cell>
              <table:table-cell office:value-type="float" office:value="9.84300251459201">
                <text:p>9.84300251459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.902">
                <text:p>266.902</text:p>
              </table:table-cell>
              <table:table-cell office:value-type="float" office:value="9.91765530359914">
                <text:p>9.91765530359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.842">
                <text:p>263.842</text:p>
              </table:table-cell>
              <table:table-cell office:value-type="float" office:value="9.81945901955325">
                <text:p>9.81945901955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193">
                <text:p>36.193</text:p>
              </table:table-cell>
              <table:table-cell office:value-type="float" office:value="9.94801397356924">
                <text:p>9.94801397356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278">
                <text:p>36.278</text:p>
              </table:table-cell>
              <table:table-cell office:value-type="float" office:value="9.94485868710871">
                <text:p>9.94485868710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7.8">
                <text:p>517.8</text:p>
              </table:table-cell>
              <table:table-cell office:value-type="float" office:value="9.57015880153616">
                <text:p>9.57015880153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6.879">
                <text:p>496.879</text:p>
              </table:table-cell>
              <table:table-cell office:value-type="float" office:value="9.73210992194519">
                <text:p>9.73210992194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9.241">
                <text:p>519.241</text:p>
              </table:table-cell>
              <table:table-cell office:value-type="float" office:value="9.72971280517874">
                <text:p>9.72971280517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8.309">
                <text:p>518.309</text:p>
              </table:table-cell>
              <table:table-cell office:value-type="float" office:value="9.59363638886576">
                <text:p>9.59363638886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9.048">
                <text:p>499.048</text:p>
              </table:table-cell>
              <table:table-cell office:value-type="float" office:value="9.83867976639458">
                <text:p>9.83867976639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.03">
                <text:p>492.03</text:p>
              </table:table-cell>
              <table:table-cell office:value-type="float" office:value="9.89404600100623">
                <text:p>9.89404600100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5.629">
                <text:p>495.629</text:p>
              </table:table-cell>
              <table:table-cell office:value-type="float" office:value="9.63259369016944">
                <text:p>9.63259369016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7.092">
                <text:p>507.092</text:p>
              </table:table-cell>
              <table:table-cell office:value-type="float" office:value="9.77273415321989">
                <text:p>9.7727341532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.744">
                <text:p>211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.598">
                <text:p>212.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.695">
                <text:p>201.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876">
                <text:p>246.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.421">
                <text:p>249.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.725">
                <text:p>255.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8.528">
                <text:p>248.528</text:p>
              </table:table-cell>
              <table:table-cell office:value-type="float" office:value="9.81183827966427">
                <text:p>9.81183827966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.319">
                <text:p>252.319</text:p>
              </table:table-cell>
              <table:table-cell office:value-type="float" office:value="9.5430629011728">
                <text:p>9.5430629011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1.704">
                <text:p>391.704</text:p>
              </table:table-cell>
              <table:table-cell office:value-type="float" office:value="9.75423719612165">
                <text:p>9.75423719612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.605">
                <text:p>391.605</text:p>
              </table:table-cell>
              <table:table-cell office:value-type="float" office:value="7.37744416014551">
                <text:p>7.37744416014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.514">
                <text:p>391.514</text:p>
              </table:table-cell>
              <table:table-cell office:value-type="float" office:value="9.7407637114327">
                <text:p>9.7407637114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.838">
                <text:p>389.838</text:p>
              </table:table-cell>
              <table:table-cell office:value-type="float" office:value="9.78964412005735">
                <text:p>9.78964412005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1.03">
                <text:p>391.03</text:p>
              </table:table-cell>
              <table:table-cell office:value-type="float" office:value="9.78149058911375">
                <text:p>9.78149058911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8.497">
                <text:p>388.497</text:p>
              </table:table-cell>
              <table:table-cell office:value-type="float" office:value="9.7929490766648">
                <text:p>9.7929490766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1.362">
                <text:p>391.362</text:p>
              </table:table-cell>
              <table:table-cell office:value-type="float" office:value="9.78248414941563">
                <text:p>9.78248414941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.557">
                <text:p>389.557</text:p>
              </table:table-cell>
              <table:table-cell office:value-type="float" office:value="9.79771363249733">
                <text:p>9.79771363249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9.488">
                <text:p>389.488</text:p>
              </table:table-cell>
              <table:table-cell office:value-type="float" office:value="9.21949866585056">
                <text:p>9.21949866585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6.655">
                <text:p>386.655</text:p>
              </table:table-cell>
              <table:table-cell office:value-type="float" office:value="9.82272119697903">
                <text:p>9.82272119697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0.898">
                <text:p>390.898</text:p>
              </table:table-cell>
              <table:table-cell office:value-type="float" office:value="9.77560346451018">
                <text:p>9.77560346451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6.623">
                <text:p>386.623</text:p>
              </table:table-cell>
              <table:table-cell office:value-type="float" office:value="9.81810757308099">
                <text:p>9.81810757308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7.018">
                <text:p>387.018</text:p>
              </table:table-cell>
              <table:table-cell office:value-type="float" office:value="9.801301389255">
                <text:p>9.801301389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6.704">
                <text:p>386.704</text:p>
              </table:table-cell>
              <table:table-cell office:value-type="float" office:value="9.81021748118311">
                <text:p>9.81021748118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7.788">
                <text:p>387.788</text:p>
              </table:table-cell>
              <table:table-cell office:value-type="float" office:value="9.77338945232896">
                <text:p>9.7733894523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7.889">
                <text:p>387.889</text:p>
              </table:table-cell>
              <table:table-cell office:value-type="float" office:value="9.77095275746195">
                <text:p>9.7709527574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7.508">
                <text:p>387.508</text:p>
              </table:table-cell>
              <table:table-cell office:value-type="float" office:value="9.80359134199551">
                <text:p>9.80359134199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8.431">
                <text:p>388.431</text:p>
              </table:table-cell>
              <table:table-cell office:value-type="float" office:value="9.81416061069991">
                <text:p>9.81416061069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507">
                <text:p>77.507</text:p>
              </table:table-cell>
              <table:table-cell office:value-type="float" office:value="9.91388222933816">
                <text:p>9.91388222933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659">
                <text:p>77.659</text:p>
              </table:table-cell>
              <table:table-cell office:value-type="float" office:value="9.93066700623294">
                <text:p>9.93066700623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5.733">
                <text:p>385.733</text:p>
              </table:table-cell>
              <table:table-cell office:value-type="float" office:value="9.78834633496405">
                <text:p>9.78834633496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.478">
                <text:p>283.478</text:p>
              </table:table-cell>
              <table:table-cell office:value-type="float" office:value="9.8282762067506">
                <text:p>9.8282762067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.211">
                <text:p>261.211</text:p>
              </table:table-cell>
              <table:table-cell office:value-type="float" office:value="9.86537547231189">
                <text:p>9.86537547231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0.509">
                <text:p>280.509</text:p>
              </table:table-cell>
              <table:table-cell office:value-type="float" office:value="9.84123801839977">
                <text:p>9.84123801839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.04">
                <text:p>285.04</text:p>
              </table:table-cell>
              <table:table-cell office:value-type="float" office:value="9.83082312697033">
                <text:p>9.830823126970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.9">
                <text:p>284.9</text:p>
              </table:table-cell>
              <table:table-cell office:value-type="float" office:value="9.83728166766229">
                <text:p>9.83728166766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.547">
                <text:p>284.547</text:p>
              </table:table-cell>
              <table:table-cell office:value-type="float" office:value="9.8588378227975">
                <text:p>9.8588378227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8.257">
                <text:p>308.257</text:p>
              </table:table-cell>
              <table:table-cell office:value-type="float" office:value="9.83141248191232">
                <text:p>9.83141248191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9.947">
                <text:p>309.947</text:p>
              </table:table-cell>
              <table:table-cell office:value-type="float" office:value="9.8385038924178">
                <text:p>9.83850389241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7.813">
                <text:p>307.813</text:p>
              </table:table-cell>
              <table:table-cell office:value-type="float" office:value="9.8402698331186">
                <text:p>9.8402698331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8.028">
                <text:p>308.028</text:p>
              </table:table-cell>
              <table:table-cell office:value-type="float" office:value="9.86773377643297">
                <text:p>9.86773377643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3.459">
                <text:p>293.459</text:p>
              </table:table-cell>
              <table:table-cell office:value-type="float" office:value="9.90313536755002">
                <text:p>9.90313536755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.291">
                <text:p>307.291</text:p>
              </table:table-cell>
              <table:table-cell office:value-type="float" office:value="9.83012680759054">
                <text:p>9.83012680759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.353">
                <text:p>299.353</text:p>
              </table:table-cell>
              <table:table-cell office:value-type="float" office:value="9.84580277541421">
                <text:p>9.84580277541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.18">
                <text:p>302.18</text:p>
              </table:table-cell>
              <table:table-cell office:value-type="float" office:value="9.85973020062401">
                <text:p>9.85973020062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6.816">
                <text:p>306.816</text:p>
              </table:table-cell>
              <table:table-cell office:value-type="float" office:value="9.9060340353465">
                <text:p>9.9060340353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4.521">
                <text:p>304.521</text:p>
              </table:table-cell>
              <table:table-cell office:value-type="float" office:value="9.83449688864495">
                <text:p>9.83449688864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4.662">
                <text:p>294.662</text:p>
              </table:table-cell>
              <table:table-cell office:value-type="float" office:value="9.86362792477032">
                <text:p>9.86362792477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8.841">
                <text:p>298.841</text:p>
              </table:table-cell>
              <table:table-cell office:value-type="float" office:value="9.85035791772176">
                <text:p>9.8503579177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.446">
                <text:p>204.446</text:p>
              </table:table-cell>
              <table:table-cell office:value-type="float" office:value="9.8908396401934">
                <text:p>9.8908396401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7.882">
                <text:p>397.882</text:p>
              </table:table-cell>
              <table:table-cell office:value-type="float" office:value="9.7957180695452">
                <text:p>9.7957180695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7.915">
                <text:p>397.915</text:p>
              </table:table-cell>
              <table:table-cell office:value-type="float" office:value="9.82301251605468">
                <text:p>9.82301251605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7.561">
                <text:p>397.561</text:p>
              </table:table-cell>
              <table:table-cell office:value-type="float" office:value="9.7254327112815">
                <text:p>9.7254327112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.474">
                <text:p>399.474</text:p>
              </table:table-cell>
              <table:table-cell office:value-type="float" office:value="9.81247610473219">
                <text:p>9.81247610473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.017">
                <text:p>400.017</text:p>
              </table:table-cell>
              <table:table-cell office:value-type="float" office:value="9.80061974507212">
                <text:p>9.80061974507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8.735">
                <text:p>398.735</text:p>
              </table:table-cell>
              <table:table-cell office:value-type="float" office:value="9.81160877401636">
                <text:p>9.811608774016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.599">
                <text:p>399.599</text:p>
              </table:table-cell>
              <table:table-cell office:value-type="float" office:value="9.77672912910277">
                <text:p>9.77672912910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.159">
                <text:p>398.159</text:p>
              </table:table-cell>
              <table:table-cell office:value-type="float" office:value="9.78104244033302">
                <text:p>9.78104244033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.015">
                <text:p>399.015</text:p>
              </table:table-cell>
              <table:table-cell office:value-type="float" office:value="9.85743402950585">
                <text:p>9.85743402950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.669">
                <text:p>399.669</text:p>
              </table:table-cell>
              <table:table-cell office:value-type="float" office:value="9.81507571596825">
                <text:p>9.81507571596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.143">
                <text:p>400.143</text:p>
              </table:table-cell>
              <table:table-cell office:value-type="float" office:value="9.80343806975228">
                <text:p>9.80343806975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.127">
                <text:p>400.127</text:p>
              </table:table-cell>
              <table:table-cell office:value-type="float" office:value="9.78885932804803">
                <text:p>9.78885932804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7.189">
                <text:p>397.189</text:p>
              </table:table-cell>
              <table:table-cell office:value-type="float" office:value="9.81516798348127">
                <text:p>9.81516798348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2.025">
                <text:p>402.025</text:p>
              </table:table-cell>
              <table:table-cell office:value-type="float" office:value="9.81791943011545">
                <text:p>9.81791943011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.611">
                <text:p>390.611</text:p>
              </table:table-cell>
              <table:table-cell office:value-type="float" office:value="9.78911196453196">
                <text:p>9.78911196453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6.531">
                <text:p>386.531</text:p>
              </table:table-cell>
              <table:table-cell office:value-type="float" office:value="9.8769956842654">
                <text:p>9.8769956842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6.119">
                <text:p>386.119</text:p>
              </table:table-cell>
              <table:table-cell office:value-type="float" office:value="9.7930769395033">
                <text:p>9.79307693950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5.877">
                <text:p>805.877</text:p>
              </table:table-cell>
              <table:table-cell office:value-type="float" office:value="9.65657595394527">
                <text:p>9.65657595394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565">
                <text:p>950.565</text:p>
              </table:table-cell>
              <table:table-cell office:value-type="float" office:value="19.1082571831417">
                <text:p>19.1082571831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3.463">
                <text:p>953.463</text:p>
              </table:table-cell>
              <table:table-cell office:value-type="float" office:value="9.57584277939363">
                <text:p>9.57584277939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2.904">
                <text:p>952.904</text:p>
              </table:table-cell>
              <table:table-cell office:value-type="float" office:value="9.52032017983724">
                <text:p>9.52032017983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3.546">
                <text:p>953.546</text:p>
              </table:table-cell>
              <table:table-cell office:value-type="float" office:value="9.50839312396516">
                <text:p>9.50839312396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5.917">
                <text:p>955.917</text:p>
              </table:table-cell>
              <table:table-cell office:value-type="float" office:value="9.50089859774501">
                <text:p>9.500898597745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0.745">
                <text:p>950.745</text:p>
              </table:table-cell>
              <table:table-cell office:value-type="float" office:value="9.29700780768131">
                <text:p>9.29700780768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4.568">
                <text:p>954.568</text:p>
              </table:table-cell>
              <table:table-cell office:value-type="float" office:value="9.50547253365719">
                <text:p>9.50547253365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4.03">
                <text:p>954.03</text:p>
              </table:table-cell>
              <table:table-cell office:value-type="float" office:value="9.53569653998192">
                <text:p>9.535696539981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7.22">
                <text:p>937.22</text:p>
              </table:table-cell>
              <table:table-cell office:value-type="float" office:value="9.53928636453439">
                <text:p>9.53928636453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9.961">
                <text:p>939.961</text:p>
              </table:table-cell>
              <table:table-cell office:value-type="float" office:value="9.50926497466396">
                <text:p>9.50926497466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0.443">
                <text:p>940.443</text:p>
              </table:table-cell>
              <table:table-cell office:value-type="float" office:value="9.55266179668222">
                <text:p>9.55266179668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0.541">
                <text:p>760.541</text:p>
              </table:table-cell>
              <table:table-cell office:value-type="float" office:value="9.59593512131997">
                <text:p>9.59593512131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0.372">
                <text:p>760.372</text:p>
              </table:table-cell>
              <table:table-cell office:value-type="float" office:value="9.6360221514974">
                <text:p>9.6360221514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9.19">
                <text:p>759.19</text:p>
              </table:table-cell>
              <table:table-cell office:value-type="float" office:value="9.62611263550427">
                <text:p>9.62611263550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1.16">
                <text:p>761.16</text:p>
              </table:table-cell>
              <table:table-cell office:value-type="float" office:value="9.65025255985166">
                <text:p>9.65025255985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1.796">
                <text:p>761.796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0.637">
                <text:p>760.637</text:p>
              </table:table-cell>
              <table:table-cell office:value-type="float" office:value="9.64085923689035">
                <text:p>9.64085923689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2.376">
                <text:p>762.376</text:p>
              </table:table-cell>
              <table:table-cell office:value-type="float" office:value="9.66124058953027">
                <text:p>9.66124058953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1.136">
                <text:p>761.136</text:p>
              </table:table-cell>
              <table:table-cell office:value-type="float" office:value="9.63042591837491">
                <text:p>9.63042591837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5.69">
                <text:p>765.69</text:p>
              </table:table-cell>
              <table:table-cell office:value-type="float" office:value="9.55165150751875">
                <text:p>9.5516515075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9.326">
                <text:p>509.326</text:p>
              </table:table-cell>
              <table:table-cell office:value-type="float" office:value="9.78017283940017">
                <text:p>9.78017283940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4.088">
                <text:p>504.088</text:p>
              </table:table-cell>
              <table:table-cell office:value-type="float" office:value="9.76689704201865">
                <text:p>9.766897042018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2.558">
                <text:p>452.558</text:p>
              </table:table-cell>
              <table:table-cell office:value-type="float" office:value="9.73099248902903">
                <text:p>9.73099248902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4.166">
                <text:p>444.166</text:p>
              </table:table-cell>
              <table:table-cell office:value-type="float" office:value="9.52490760135027">
                <text:p>9.52490760135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9.943">
                <text:p>449.943</text:p>
              </table:table-cell>
              <table:table-cell office:value-type="float" office:value="9.79611363343473">
                <text:p>9.79611363343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5.122">
                <text:p>445.122</text:p>
              </table:table-cell>
              <table:table-cell office:value-type="float" office:value="9.77397398849447">
                <text:p>9.77397398849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0.236">
                <text:p>450.236</text:p>
              </table:table-cell>
              <table:table-cell office:value-type="float" office:value="9.76017340655482">
                <text:p>9.76017340655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2.223">
                <text:p>452.223</text:p>
              </table:table-cell>
              <table:table-cell office:value-type="float" office:value="9.75965610602745">
                <text:p>9.75965610602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0.565">
                <text:p>450.565</text:p>
              </table:table-cell>
              <table:table-cell office:value-type="float" office:value="9.80710728785383">
                <text:p>9.807107287853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4.03">
                <text:p>444.03</text:p>
              </table:table-cell>
              <table:table-cell office:value-type="float" office:value="9.80290677285761">
                <text:p>9.80290677285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.553">
                <text:p>446.553</text:p>
              </table:table-cell>
              <table:table-cell office:value-type="float" office:value="9.93096171278055">
                <text:p>9.93096171278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.062">
                <text:p>446.062</text:p>
              </table:table-cell>
              <table:table-cell office:value-type="float" office:value="9.77847283306718">
                <text:p>9.77847283306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3.306">
                <text:p>443.306</text:p>
              </table:table-cell>
              <table:table-cell office:value-type="float" office:value="9.77803097396169">
                <text:p>9.77803097396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.185">
                <text:p>449.185</text:p>
              </table:table-cell>
              <table:table-cell office:value-type="float" office:value="9.76171473013026">
                <text:p>9.76171473013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6.377">
                <text:p>176.377</text:p>
              </table:table-cell>
              <table:table-cell office:value-type="float" office:value="9.89503505791624">
                <text:p>9.89503505791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4.479">
                <text:p>314.479</text:p>
              </table:table-cell>
              <table:table-cell office:value-type="float" office:value="9.82757632598551">
                <text:p>9.82757632598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9.06">
                <text:p>319.06</text:p>
              </table:table-cell>
              <table:table-cell office:value-type="float" office:value="9.82242293618962">
                <text:p>9.82242293618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.195">
                <text:p>320.195</text:p>
              </table:table-cell>
              <table:table-cell office:value-type="float" office:value="9.81619112208014">
                <text:p>9.81619112208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5.795">
                <text:p>315.795</text:p>
              </table:table-cell>
              <table:table-cell office:value-type="float" office:value="9.8120551285174">
                <text:p>9.8120551285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9.687">
                <text:p>309.687</text:p>
              </table:table-cell>
              <table:table-cell office:value-type="float" office:value="9.8402058047139">
                <text:p>9.8402058047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3.188">
                <text:p>323.188</text:p>
              </table:table-cell>
              <table:table-cell office:value-type="float" office:value="9.77070463825777">
                <text:p>9.770704638257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1.115">
                <text:p>321.115</text:p>
              </table:table-cell>
              <table:table-cell office:value-type="float" office:value="9.7968201951247">
                <text:p>9.79682019512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.217">
                <text:p>71.217</text:p>
              </table:table-cell>
              <table:table-cell office:value-type="float" office:value="9.95811504518125">
                <text:p>9.95811504518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34cm" svg:y="0.315cm" chart:style-name="ch2">
          <text:p>EDTM Rate vs HMS Rate Lumi</text:p>
        </chart:title>
        <chart:legend chart:legend-position="end" svg:x="13.763cm" svg:y="4.227cm" style:legend-expansion="high" chart:style-name="ch3"/>
        <chart:plot-area chart:style-name="ch4" table:cell-range-address="edtm_check.M1:edtm_check.M54 edtm_check.Y1:edtm_check.Y54" svg:x="1.279cm" svg:y="1.248cm" svg:width="12.164cm" svg:height="6.643cm">
          <chartooo:coordinate-region svg:x="1.9cm" svg:y="1.421cm" svg:width="11.263cm" svg:height="5.876cm"/>
          <chart:axis chart:dimension="x" chart:name="primary-x" chart:style-name="ch5">
            <chart:title svg:x="6.14cm" svg:y="8.071cm" chart:style-name="ch6">
              <text:p>HMS Rate (kHz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1:edtm_check.Y54" chart:class="chart:scatter">
            <chart:domain table:cell-range-address="edtm_check.M1:edtm_check.M54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dtm_check.M1:edtm_check.M54</svg:desc>
                </draw:g>
              </table:table-cell>
              <table:table-cell office:value-type="float" office:value="NaN">
                <text:p>NaN</text:p>
                <draw:g>
                  <svg:desc>edtm_check.Y1:edtm_check.Y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092">
                <text:p>82.092</text:p>
              </table:table-cell>
              <table:table-cell office:value-type="float" office:value="11.995371824102">
                <text:p>11.995371824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976">
                <text:p>64.976</text:p>
              </table:table-cell>
              <table:table-cell office:value-type="float" office:value="11.698529580287">
                <text:p>11.698529580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026">
                <text:p>47.026</text:p>
              </table:table-cell>
              <table:table-cell office:value-type="float" office:value="12.4035330878433">
                <text:p>12.403533087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64">
                <text:p>29.64</text:p>
              </table:table-cell>
              <table:table-cell office:value-type="float" office:value="11.2127215362963">
                <text:p>11.212721536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28">
                <text:p>14.428</text:p>
              </table:table-cell>
              <table:table-cell office:value-type="float" office:value="10.841355659603">
                <text:p>10.841355659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83">
                <text:p>21.383</text:p>
              </table:table-cell>
              <table:table-cell office:value-type="float" office:value="10.765068921454">
                <text:p>10.765068921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42">
                <text:p>9.742</text:p>
              </table:table-cell>
              <table:table-cell office:value-type="float" office:value="10.7681179709739">
                <text:p>10.7681179709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11">
                <text:p>6.211</text:p>
              </table:table-cell>
              <table:table-cell office:value-type="float" office:value="11.0463461339406">
                <text:p>11.0463461339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.8222004537174">
                <text:p>10.8222004537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35">
                <text:p>14.335</text:p>
              </table:table-cell>
              <table:table-cell office:value-type="float" office:value="10.6372601251319">
                <text:p>10.6372601251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49">
                <text:p>79.49</text:p>
              </table:table-cell>
              <table:table-cell office:value-type="float" office:value="11.3138074179961">
                <text:p>11.3138074179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6">
                <text:p>81.6</text:p>
              </table:table-cell>
              <table:table-cell office:value-type="float" office:value="11.7113575004587">
                <text:p>11.7113575004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129">
                <text:p>15.129</text:p>
              </table:table-cell>
              <table:table-cell office:value-type="float" office:value="10.9342466519864">
                <text:p>10.9342466519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88">
                <text:p>12.088</text:p>
              </table:table-cell>
              <table:table-cell office:value-type="float" office:value="10.8524113954037">
                <text:p>10.8524113954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03">
                <text:p>9.003</text:p>
              </table:table-cell>
              <table:table-cell office:value-type="float" office:value="10.6080017165919">
                <text:p>10.6080017165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09">
                <text:p>5.609</text:p>
              </table:table-cell>
              <table:table-cell office:value-type="float" office:value="10.7901831327476">
                <text:p>10.790183132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47">
                <text:p>4.047</text:p>
              </table:table-cell>
              <table:table-cell office:value-type="float" office:value="10.7311262063285">
                <text:p>10.7311262063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97">
                <text:p>2.697</text:p>
              </table:table-cell>
              <table:table-cell office:value-type="float" office:value="10.5856514927056">
                <text:p>10.5856514927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98">
                <text:p>1.798</text:p>
              </table:table-cell>
              <table:table-cell office:value-type="float" office:value="10.2033801990725">
                <text:p>10.2033801990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7609497372933">
                <text:p>9.97609497372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.99021584226612">
                <text:p>9.9902158422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14">
                <text:p>16.714</text:p>
              </table:table-cell>
              <table:table-cell office:value-type="float" office:value="0.629262812981805">
                <text:p>0.629262812981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252">
                <text:p>98.252</text:p>
              </table:table-cell>
              <table:table-cell office:value-type="float" office:value="13.3924446716641">
                <text:p>13.392444671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403">
                <text:p>61.403</text:p>
              </table:table-cell>
              <table:table-cell office:value-type="float" office:value="11.9381237028844">
                <text:p>11.9381237028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041">
                <text:p>44.041</text:p>
              </table:table-cell>
              <table:table-cell office:value-type="float" office:value="11.2140646074819">
                <text:p>11.2140646074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04">
                <text:p>29.604</text:p>
              </table:table-cell>
              <table:table-cell office:value-type="float" office:value="11.0848965978344">
                <text:p>11.0848965978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845">
                <text:p>19.845</text:p>
              </table:table-cell>
              <table:table-cell office:value-type="float" office:value="20.9851308306359">
                <text:p>20.9851308306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1.5479351268354">
                <text:p>11.5479351268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.7389203254719">
                <text:p>10.7389203254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.674">
                <text:p>108.674</text:p>
              </table:table-cell>
              <table:table-cell office:value-type="float" office:value="1.05558849853664">
                <text:p>1.05558849853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883">
                <text:p>49.883</text:p>
              </table:table-cell>
              <table:table-cell office:value-type="float" office:value="0.918498746332436">
                <text:p>0.918498746332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147">
                <text:p>20.147</text:p>
              </table:table-cell>
              <table:table-cell office:value-type="float" office:value="0.93918913410349">
                <text:p>0.93918913410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131">
                <text:p>36.131</text:p>
              </table:table-cell>
              <table:table-cell office:value-type="float" office:value="0.994107493811021">
                <text:p>0.994107493811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43">
                <text:p>10.743</text:p>
              </table:table-cell>
              <table:table-cell office:value-type="float" office:value="11.4763184492066">
                <text:p>11.4763184492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375">
                <text:p>36.375</text:p>
              </table:table-cell>
              <table:table-cell office:value-type="float" office:value="11.8691192734514">
                <text:p>11.8691192734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75">
                <text:p>13.875</text:p>
              </table:table-cell>
              <table:table-cell office:value-type="float" office:value="11.5298208153373">
                <text:p>11.529820815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042">
                <text:p>14.042</text:p>
              </table:table-cell>
              <table:table-cell office:value-type="float" office:value="11.6619703565415">
                <text:p>11.661970356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72">
                <text:p>12.72</text:p>
              </table:table-cell>
              <table:table-cell office:value-type="float" office:value="5.88978503791559">
                <text:p>5.88978503791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116">
                <text:p>10.116</text:p>
              </table:table-cell>
              <table:table-cell office:value-type="float" office:value="11.1845869293431">
                <text:p>11.1845869293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06">
                <text:p>7.406</text:p>
              </table:table-cell>
              <table:table-cell office:value-type="float" office:value="11.3200649709417">
                <text:p>11.3200649709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21">
                <text:p>4.621</text:p>
              </table:table-cell>
              <table:table-cell office:value-type="float" office:value="11.1633026243597">
                <text:p>11.1633026243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9">
                <text:p>3.319</text:p>
              </table:table-cell>
              <table:table-cell office:value-type="float" office:value="10.7242121372321">
                <text:p>10.7242121372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5">
                <text:p>1.845</text:p>
              </table:table-cell>
              <table:table-cell office:value-type="float" office:value="7.29922181303678">
                <text:p>7.29922181303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.97994993415511">
                <text:p>9.97994993415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957">
                <text:p>9.957</text:p>
              </table:table-cell>
              <table:table-cell office:value-type="float" office:value="11.4015385651075">
                <text:p>11.4015385651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316">
                <text:p>61.316</text:p>
              </table:table-cell>
              <table:table-cell office:value-type="float" office:value="12.1040516591636">
                <text:p>12.1040516591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042">
                <text:p>51.042</text:p>
              </table:table-cell>
              <table:table-cell office:value-type="float" office:value="12.2732604006995">
                <text:p>12.2732604006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.488">
                <text:p>39.488</text:p>
              </table:table-cell>
              <table:table-cell office:value-type="float" office:value="23.2540113169522">
                <text:p>23.2540113169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839">
                <text:p>24.839</text:p>
              </table:table-cell>
              <table:table-cell office:value-type="float" office:value="23.0436465329971">
                <text:p>23.0436465329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866">
                <text:p>16.866</text:p>
              </table:table-cell>
              <table:table-cell office:value-type="float" office:value="6.06149943548034">
                <text:p>6.06149943548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78">
                <text:p>9.78</text:p>
              </table:table-cell>
              <table:table-cell office:value-type="float" office:value="11.2887379061131">
                <text:p>11.2887379061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1.2886563583045">
                <text:p>11.2886563583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217">
                <text:p>64.217</text:p>
              </table:table-cell>
              <table:table-cell office:value-type="float" office:value="0.925125345661616">
                <text:p>0.9251253456616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5cm" chart:style-name="ch2">
          <text:p>EDTM Rate vs Current Lumi</text:p>
        </chart:title>
        <chart:legend chart:legend-position="end" svg:x="13.763cm" svg:y="4.227cm" style:legend-expansion="high" chart:style-name="ch3"/>
        <chart:plot-area chart:style-name="ch4" table:cell-range-address="edtm_check.I1:edtm_check.I54 edtm_check.Y1:edtm_check.Y54" svg:x="1.279cm" svg:y="1.248cm" svg:width="12.164cm" svg:height="6.643cm">
          <chartooo:coordinate-region svg:x="1.9cm" svg:y="1.421cm" svg:width="11.356cm" svg:height="5.876cm"/>
          <chart:axis chart:dimension="x" chart:name="primary-x" chart:style-name="ch5">
            <chart:title svg:x="6.417cm" svg:y="8.071cm" chart:style-name="ch6">
              <text:p>Current (uA)</text:p>
            </chart:title>
            <chart:grid chart:style-name="ch7" chart:class="major"/>
          </chart:axis>
          <chart:axis chart:dimension="y" chart:name="primary-y" chart:style-name="ch5">
            <chart:title svg:x="0.451cm" svg:y="5.804cm" chart:style-name="ch8">
              <text:p>EDTM Rate (Hz)</text:p>
            </chart:title>
            <chart:grid chart:style-name="ch7" chart:class="major"/>
          </chart:axis>
          <chart:series chart:style-name="ch9" chart:values-cell-range-address="edtm_check.Y1:edtm_check.Y54" chart:class="chart:scatter">
            <chart:domain table:cell-range-address="edtm_check.I1:edtm_check.I54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dtm_check.I1:edtm_check.I54</svg:desc>
                </draw:g>
              </table:table-cell>
              <table:table-cell office:value-type="float" office:value="NaN">
                <text:p>NaN</text:p>
                <draw:g>
                  <svg:desc>edtm_check.Y1:edtm_check.Y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165">
                <text:p>69.165</text:p>
              </table:table-cell>
              <table:table-cell office:value-type="float" office:value="11.995371824102">
                <text:p>11.995371824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198">
                <text:p>54.198</text:p>
              </table:table-cell>
              <table:table-cell office:value-type="float" office:value="11.698529580287">
                <text:p>11.698529580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793">
                <text:p>37.793</text:p>
              </table:table-cell>
              <table:table-cell office:value-type="float" office:value="12.4035330878433">
                <text:p>12.403533087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382">
                <text:p>24.382</text:p>
              </table:table-cell>
              <table:table-cell office:value-type="float" office:value="11.2127215362963">
                <text:p>11.212721536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02">
                <text:p>11.602</text:p>
              </table:table-cell>
              <table:table-cell office:value-type="float" office:value="10.841355659603">
                <text:p>10.841355659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936">
                <text:p>13.936</text:p>
              </table:table-cell>
              <table:table-cell office:value-type="float" office:value="10.765068921454">
                <text:p>10.765068921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85">
                <text:p>7.685</text:p>
              </table:table-cell>
              <table:table-cell office:value-type="float" office:value="10.7681179709739">
                <text:p>10.7681179709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64">
                <text:p>4.764</text:p>
              </table:table-cell>
              <table:table-cell office:value-type="float" office:value="11.0463461339406">
                <text:p>11.0463461339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31">
                <text:p>2.831</text:p>
              </table:table-cell>
              <table:table-cell office:value-type="float" office:value="10.8222004537174">
                <text:p>10.8222004537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08">
                <text:p>11.608</text:p>
              </table:table-cell>
              <table:table-cell office:value-type="float" office:value="10.6372601251319">
                <text:p>10.6372601251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889">
                <text:p>43.889</text:p>
              </table:table-cell>
              <table:table-cell office:value-type="float" office:value="11.3138074179961">
                <text:p>11.3138074179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077">
                <text:p>68.077</text:p>
              </table:table-cell>
              <table:table-cell office:value-type="float" office:value="11.7113575004587">
                <text:p>11.7113575004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285">
                <text:p>56.285</text:p>
              </table:table-cell>
              <table:table-cell office:value-type="float" office:value="10.9342466519864">
                <text:p>10.9342466519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701">
                <text:p>44.701</text:p>
              </table:table-cell>
              <table:table-cell office:value-type="float" office:value="10.8524113954037">
                <text:p>10.8524113954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994">
                <text:p>38.994</text:p>
              </table:table-cell>
              <table:table-cell office:value-type="float" office:value="10.6080017165919">
                <text:p>10.6080017165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36">
                <text:p>24.36</text:p>
              </table:table-cell>
              <table:table-cell office:value-type="float" office:value="10.7901831327476">
                <text:p>10.790183132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411">
                <text:p>17.411</text:p>
              </table:table-cell>
              <table:table-cell office:value-type="float" office:value="10.7311262063285">
                <text:p>10.7311262063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79">
                <text:p>11.579</text:p>
              </table:table-cell>
              <table:table-cell office:value-type="float" office:value="10.5856514927056">
                <text:p>10.5856514927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44">
                <text:p>7.544</text:p>
              </table:table-cell>
              <table:table-cell office:value-type="float" office:value="10.2033801990725">
                <text:p>10.2033801990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46">
                <text:p>4.746</text:p>
              </table:table-cell>
              <table:table-cell office:value-type="float" office:value="9.97609497372933">
                <text:p>9.97609497372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39">
                <text:p>2.539</text:p>
              </table:table-cell>
              <table:table-cell office:value-type="float" office:value="9.99021584226612">
                <text:p>9.9902158422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239">
                <text:p>39.239</text:p>
              </table:table-cell>
              <table:table-cell office:value-type="float" office:value="0.629262812981805">
                <text:p>0.629262812981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111">
                <text:p>39.111</text:p>
              </table:table-cell>
              <table:table-cell office:value-type="float" office:value="13.3924446716641">
                <text:p>13.392444671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385">
                <text:p>24.385</text:p>
              </table:table-cell>
              <table:table-cell office:value-type="float" office:value="11.9381237028844">
                <text:p>11.9381237028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47">
                <text:p>17.447</text:p>
              </table:table-cell>
              <table:table-cell office:value-type="float" office:value="11.2140646074819">
                <text:p>11.2140646074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586">
                <text:p>11.586</text:p>
              </table:table-cell>
              <table:table-cell office:value-type="float" office:value="11.0848965978344">
                <text:p>11.0848965978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55">
                <text:p>7.655</text:p>
              </table:table-cell>
              <table:table-cell office:value-type="float" office:value="20.9851308306359">
                <text:p>20.9851308306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42">
                <text:p>4.742</text:p>
              </table:table-cell>
              <table:table-cell office:value-type="float" office:value="11.5479351268354">
                <text:p>11.5479351268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16">
                <text:p>2.816</text:p>
              </table:table-cell>
              <table:table-cell office:value-type="float" office:value="10.7389203254719">
                <text:p>10.7389203254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078">
                <text:p>52.078</text:p>
              </table:table-cell>
              <table:table-cell office:value-type="float" office:value="1.05558849853664">
                <text:p>1.05558849853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366">
                <text:p>23.366</text:p>
              </table:table-cell>
              <table:table-cell office:value-type="float" office:value="0.918498746332436">
                <text:p>0.918498746332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">
                <text:p>9.64</text:p>
              </table:table-cell>
              <table:table-cell office:value-type="float" office:value="0.93918913410349">
                <text:p>0.93918913410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455">
                <text:p>17.455</text:p>
              </table:table-cell>
              <table:table-cell office:value-type="float" office:value="0.994107493811021">
                <text:p>0.994107493811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13">
                <text:p>4.413</text:p>
              </table:table-cell>
              <table:table-cell office:value-type="float" office:value="11.4763184492066">
                <text:p>11.4763184492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473">
                <text:p>17.473</text:p>
              </table:table-cell>
              <table:table-cell office:value-type="float" office:value="11.8691192734514">
                <text:p>11.8691192734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614">
                <text:p>36.614</text:p>
              </table:table-cell>
              <table:table-cell office:value-type="float" office:value="11.5298208153373">
                <text:p>11.529820815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273">
                <text:p>39.273</text:p>
              </table:table-cell>
              <table:table-cell office:value-type="float" office:value="11.6619703565415">
                <text:p>11.661970356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.481">
                <text:p>64.481</text:p>
              </table:table-cell>
              <table:table-cell office:value-type="float" office:value="5.88978503791559">
                <text:p>5.88978503791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749">
                <text:p>47.749</text:p>
              </table:table-cell>
              <table:table-cell office:value-type="float" office:value="11.1845869293431">
                <text:p>11.1845869293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731">
                <text:p>38.731</text:p>
              </table:table-cell>
              <table:table-cell office:value-type="float" office:value="11.3200649709417">
                <text:p>11.3200649709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201">
                <text:p>24.201</text:p>
              </table:table-cell>
              <table:table-cell office:value-type="float" office:value="11.1633026243597">
                <text:p>11.1633026243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356">
                <text:p>17.356</text:p>
              </table:table-cell>
              <table:table-cell office:value-type="float" office:value="10.7242121372321">
                <text:p>10.7242121372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554">
                <text:p>9.554</text:p>
              </table:table-cell>
              <table:table-cell office:value-type="float" office:value="7.29922181303678">
                <text:p>7.29922181303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08">
                <text:p>4.508</text:p>
              </table:table-cell>
              <table:table-cell office:value-type="float" office:value="9.97994993415511">
                <text:p>9.97994993415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863">
                <text:p>25.863</text:p>
              </table:table-cell>
              <table:table-cell office:value-type="float" office:value="11.4015385651075">
                <text:p>11.4015385651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935">
                <text:p>59.935</text:p>
              </table:table-cell>
              <table:table-cell office:value-type="float" office:value="12.1040516591636">
                <text:p>12.1040516591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046">
                <text:p>49.046</text:p>
              </table:table-cell>
              <table:table-cell office:value-type="float" office:value="12.2732604006995">
                <text:p>12.2732604006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.016">
                <text:p>39.016</text:p>
              </table:table-cell>
              <table:table-cell office:value-type="float" office:value="23.2540113169522">
                <text:p>23.2540113169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537">
                <text:p>23.537</text:p>
              </table:table-cell>
              <table:table-cell office:value-type="float" office:value="23.0436465329971">
                <text:p>23.0436465329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969">
                <text:p>11.969</text:p>
              </table:table-cell>
              <table:table-cell office:value-type="float" office:value="6.06149943548034">
                <text:p>6.06149943548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238">
                <text:p>9.238</text:p>
              </table:table-cell>
              <table:table-cell office:value-type="float" office:value="11.2887379061131">
                <text:p>11.2887379061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38">
                <text:p>4.738</text:p>
              </table:table-cell>
              <table:table-cell office:value-type="float" office:value="11.2886563583045">
                <text:p>11.2886563583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924">
                <text:p>60.924</text:p>
              </table:table-cell>
              <table:table-cell office:value-type="float" office:value="0.925125345661616">
                <text:p>0.9251253456616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